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5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79pt"/>
    </style:style>
    <style:style style:name="co4" style:family="table-column">
      <style:table-column-properties fo:break-before="auto" style:column-width="174.3pt"/>
    </style:style>
    <style:style style:name="co5" style:family="table-column">
      <style:table-column-properties fo:break-before="auto" style:column-width="162.45pt"/>
    </style:style>
    <style:style style:name="co6" style:family="table-column">
      <style:table-column-properties fo:break-before="auto" style:column-width="158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23"/>
    <style:style style:name="ce4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125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matrix-vector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2" table:number-columns-repeated="2" table:default-cell-style-name="ce4"/>
        <table:table-column table:style-name="co2" table:default-cell-style-name="Default"/>
        <table:table-column table:style-name="co2" table:number-columns-repeated="8" table:default-cell-style-name="ce7"/>
        <table:table-column table:style-name="co3" table:default-cell-style-name="ce7"/>
        <table:table-column table:style-name="co2" table:number-columns-repeated="5" table:default-cell-style-name="ce7"/>
        <table:table-row table:style-name="ro1">
          <table:table-cell office:value-type="string" calcext:value-type="string">
            <text:p>#N=447, 80 threads, 6400 matrices, MKL reference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975" calcext:value-type="float">
            <text:p>975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8.832" calcext:value-type="float">
            <text:p>038.8320</text:p>
          </table:table-cell>
          <table:table-cell office:value-type="float" office:value="38.5411" calcext:value-type="float">
            <text:p>038.5411</text:p>
          </table:table-cell>
          <table:table-cell office:value-type="float" office:value="39.5366" calcext:value-type="float">
            <text:p>039.5366</text:p>
          </table:table-cell>
          <table:table-cell office:value-type="float" office:value="39.3482" calcext:value-type="float">
            <text:p>039.3482</text:p>
          </table:table-cell>
          <table:table-cell office:value-type="float" office:value="39.3605" calcext:value-type="float">
            <text:p>039.3605</text:p>
          </table:table-cell>
          <table:table-cell office:value-type="float" office:value="39.6113" calcext:value-type="float">
            <text:p>039.6113</text:p>
          </table:table-cell>
          <table:table-cell table:formula="of:=AVERAGE([.B5:.G5])" office:value-type="float" office:value="39.20495" calcext:value-type="float">
            <text:p>039.2050</text:p>
          </table:table-cell>
          <table:table-cell table:formula="of:=STDEV([.B5:.G5])/SQRT(5)" office:value-type="float" office:value="0.189696276716229" calcext:value-type="float">
            <text:p>000.1897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3" table:number-columns-repeated="2"/>
          <table:table-cell/>
          <table:table-cell office:value-type="string" calcext:value-type="string">
            <text:p>GAINS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447, 80 threads, 6400 matrices, FP64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N=447, 80 threads, 6400 matric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975" calcext:value-type="float">
            <text:p>975.0000</text:p>
          </table:table-cell>
          <table:table-cell table:number-columns-repeated="5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s = 8</text:p>
          </table:table-cell>
          <table:table-cell/>
          <table:table-cell office:value-type="string" calcext:value-type="string">
            <text:p>bs = 16</text:p>
          </table:table-cell>
          <table:table-cell/>
          <table:table-cell office:value-type="string" calcext:value-type="string">
            <text:p>bs = 32</text:p>
          </table:table-cell>
          <table:table-cell/>
          <table:table-cell office:value-type="string" calcext:value-type="string">
            <text:p>bs = 64</text:p>
          </table:table-cell>
          <table:table-cell/>
          <table:table-cell office:value-type="string" calcext:value-type="string">
            <text:p>bs = 128</text:p>
          </table:table-cell>
          <table:table-cell/>
          <table:table-cell office:value-type="string" calcext:value-type="string">
            <text:p>bs = 2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1.1692" calcext:value-type="float">
            <text:p>041.1692</text:p>
          </table:table-cell>
          <table:table-cell office:value-type="float" office:value="41.6619" calcext:value-type="float">
            <text:p>041.6619</text:p>
          </table:table-cell>
          <table:table-cell office:value-type="float" office:value="41.1501" calcext:value-type="float">
            <text:p>041.1501</text:p>
          </table:table-cell>
          <table:table-cell office:value-type="float" office:value="41.2601" calcext:value-type="float">
            <text:p>041.2601</text:p>
          </table:table-cell>
          <table:table-cell office:value-type="float" office:value="41.3541" calcext:value-type="float">
            <text:p>041.3541</text:p>
          </table:table-cell>
          <table:table-cell office:value-type="float" office:value="41.2399" calcext:value-type="float">
            <text:p>041.2399</text:p>
          </table:table-cell>
          <table:table-cell table:formula="of:=AVERAGE([.B12:.G12])" office:value-type="float" office:value="41.3058833333333" calcext:value-type="float">
            <text:p>041.3059</text:p>
          </table:table-cell>
          <table:table-cell table:formula="of:=STDEV([.B12:.G12])/SQRT(5)" office:value-type="float" office:value="0.0844922264668967" calcext:value-type="float">
            <text:p>000.0845</text:p>
          </table:table-cell>
          <table:table-cell/>
          <table:table-cell office:value-type="string" calcext:value-type="string">
            <text:p>64bit float</text:p>
          </table:table-cell>
          <table:table-cell table:formula="of:=[.H12]/[.$H$5]" office:value-type="float" office:value="1.0535884711837" calcext:value-type="float">
            <text:p>1.05359</text:p>
          </table:table-cell>
          <table:table-cell table:formula="of:=SQRT(([.I12]/[.$H$5])^2+([.H12]/[.$H$5]^2*[.$I$5]^2))" office:value-type="float" office:value="0.0311719736521559" calcext:value-type="float">
            <text:p>0.03117</text:p>
          </table:table-cell>
          <table:table-cell table:formula="of:=[.H13]/[.$H$5]" office:value-type="float" office:value="1.10444684493497" calcext:value-type="float">
            <text:p>1.10445</text:p>
          </table:table-cell>
          <table:table-cell table:formula="of:=SQRT(([.I13]/[.$H$5])^2+([.H13]/[.$H$5]^2*[.$I$5]^2))" office:value-type="float" office:value="0.0322033854877481" calcext:value-type="float">
            <text:p>0.03220</text:p>
          </table:table-cell>
          <table:table-cell table:formula="of:=[.H14]/[.$H$5]" office:value-type="float" office:value="1.1059751383435" calcext:value-type="float">
            <text:p>1.10598</text:p>
          </table:table-cell>
          <table:table-cell table:formula="of:=SQRT(([.I14]/[.$H$5])^2+([.H14]/[.$H$5]^2*[.$I$5]^2))" office:value-type="float" office:value="0.0320853254264935" calcext:value-type="float">
            <text:p>0.03209</text:p>
          </table:table-cell>
          <table:table-cell table:formula="of:=[.H15]/[.$H$5]" office:value-type="float" office:value="1.10449828401771" calcext:value-type="float">
            <text:p>1.10450</text:p>
          </table:table-cell>
          <table:table-cell table:formula="of:=SQRT(([.I15]/[.$H$5])^2+([.H15]/[.$H$5]^2*[.$I$5]^2))" office:value-type="float" office:value="0.0319826588098758" calcext:value-type="float">
            <text:p>0.03198</text:p>
          </table:table-cell>
          <table:table-cell table:formula="of:=[.H16]/[.$H$5]" office:value-type="float" office:value="1.09828095686897" calcext:value-type="float">
            <text:p>1.09828</text:p>
          </table:table-cell>
          <table:table-cell table:formula="of:=SQRT(([.I16]/[.$H$5])^2+([.H16]/[.$H$5]^2*[.$I$5]^2))" office:value-type="float" office:value="0.0320099923884841" calcext:value-type="float">
            <text:p>0.03201</text:p>
          </table:table-cell>
          <table:table-cell table:formula="of:=[.H17]/[.$H$5]" office:value-type="float" office:value="0.905760199498617" calcext:value-type="float">
            <text:p>0.90576</text:p>
          </table:table-cell>
          <table:table-cell table:formula="of:=SQRT(([.I17]/[.$H$5])^2+([.H17]/[.$H$5]^2*[.$I$5]^2))" office:value-type="float" office:value="0.0345298092000241" calcext:value-type="float">
            <text:p>0.03453</text:p>
          </table:table-cell>
          <table:table-cell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43.3505" calcext:value-type="float">
            <text:p>043.3505</text:p>
          </table:table-cell>
          <table:table-cell office:value-type="float" office:value="43.3963" calcext:value-type="float">
            <text:p>043.3963</text:p>
          </table:table-cell>
          <table:table-cell office:value-type="float" office:value="43.0188" calcext:value-type="float">
            <text:p>043.0188</text:p>
          </table:table-cell>
          <table:table-cell office:value-type="float" office:value="43.6799" calcext:value-type="float">
            <text:p>043.6799</text:p>
          </table:table-cell>
          <table:table-cell office:value-type="float" office:value="42.615" calcext:value-type="float">
            <text:p>042.6150</text:p>
          </table:table-cell>
          <table:table-cell office:value-type="float" office:value="43.7382" calcext:value-type="float">
            <text:p>043.7382</text:p>
          </table:table-cell>
          <table:table-cell table:formula="of:=AVERAGE([.B13:.G13])" office:value-type="float" office:value="43.2997833333333" calcext:value-type="float">
            <text:p>043.2998</text:p>
          </table:table-cell>
          <table:table-cell table:formula="of:=STDEV([.B13:.G13])/SQRT(5)" office:value-type="float" office:value="0.189363708068186" calcext:value-type="float">
            <text:p>000.1894</text:p>
          </table:table-cell>
          <table:table-cell/>
          <table:table-cell office:value-type="string" calcext:value-type="string">
            <text:p>32bit float</text:p>
          </table:table-cell>
          <table:table-cell table:formula="of:=[.H24]/[.$H$5]" office:value-type="float" office:value="1.19492904169839" calcext:value-type="float">
            <text:p>1.19493</text:p>
          </table:table-cell>
          <table:table-cell table:formula="of:=SQRT(([.I24]/[.$H$5])^2+([.H24]/[.$H$5]^2*[.$I$5]^2))" office:value-type="float" office:value="0.0336872699145736" calcext:value-type="float">
            <text:p>0.03369</text:p>
          </table:table-cell>
          <table:table-cell table:formula="of:=[.H25]/[.$H$5]" office:value-type="float" office:value="2.06385503191136" calcext:value-type="float">
            <text:p>2.06386</text:p>
          </table:table-cell>
          <table:table-cell table:formula="of:=SQRT(([.I25]/[.$H$5])^2+([.H25]/[.$H$5]^2*[.$I$5]^2))" office:value-type="float" office:value="0.0441403744166504" calcext:value-type="float">
            <text:p>0.04414</text:p>
          </table:table-cell>
          <table:table-cell table:formula="of:=[.H26]/[.$H$5]" office:value-type="float" office:value="2.07548239019137" calcext:value-type="float">
            <text:p>2.07548</text:p>
          </table:table-cell>
          <table:table-cell table:formula="of:=SQRT(([.I26]/[.$H$5])^2+([.H26]/[.$H$5]^2*[.$I$5]^2))" office:value-type="float" office:value="0.0440132074657574" calcext:value-type="float">
            <text:p>0.04401</text:p>
          </table:table-cell>
          <table:table-cell table:formula="of:=[.H27]/[.$H$5]" office:value-type="float" office:value="2.06505598570249" calcext:value-type="float">
            <text:p>2.06506</text:p>
          </table:table-cell>
          <table:table-cell table:formula="of:=SQRT(([.I27]/[.$H$5])^2+([.H27]/[.$H$5]^2*[.$I$5]^2))" office:value-type="float" office:value="0.0440800922589055" calcext:value-type="float">
            <text:p>0.04408</text:p>
          </table:table-cell>
          <table:table-cell table:formula="of:=[.H28]/[.$H$5]" office:value-type="float" office:value="2.07229954380761" calcext:value-type="float">
            <text:p>2.07230</text:p>
          </table:table-cell>
          <table:table-cell table:formula="of:=SQRT(([.I28]/[.$H$5])^2+([.H28]/[.$H$5]^2*[.$I$5]^2))" office:value-type="float" office:value="0.0444178642945815" calcext:value-type="float">
            <text:p>0.04442</text:p>
          </table:table-cell>
          <table:table-cell table:formula="of:=[.H29]/[.$H$5]" office:value-type="float" office:value="1.751788570916" calcext:value-type="float">
            <text:p>1.75179</text:p>
          </table:table-cell>
          <table:table-cell table:formula="of:=SQRT(([.I29]/[.$H$5])^2+([.H29]/[.$H$5]^2*[.$I$5]^2))" office:value-type="float" office:value="0.0414095917786716" calcext:value-type="float">
            <text:p>0.04141</text:p>
          </table:table-cell>
          <table:table-cell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43.3221" calcext:value-type="float">
            <text:p>043.3221</text:p>
          </table:table-cell>
          <table:table-cell office:value-type="float" office:value="43.6316" calcext:value-type="float">
            <text:p>043.6316</text:p>
          </table:table-cell>
          <table:table-cell office:value-type="float" office:value="43.2713" calcext:value-type="float">
            <text:p>043.2713</text:p>
          </table:table-cell>
          <table:table-cell office:value-type="float" office:value="42.7615" calcext:value-type="float">
            <text:p>042.7615</text:p>
          </table:table-cell>
          <table:table-cell office:value-type="float" office:value="43.6476" calcext:value-type="float">
            <text:p>043.6476</text:p>
          </table:table-cell>
          <table:table-cell office:value-type="float" office:value="43.5241" calcext:value-type="float">
            <text:p>043.5241</text:p>
          </table:table-cell>
          <table:table-cell table:formula="of:=AVERAGE([.B14:.G14])" office:value-type="float" office:value="43.3597" calcext:value-type="float">
            <text:p>043.3597</text:p>
          </table:table-cell>
          <table:table-cell table:formula="of:=STDEV([.B14:.G14])/SQRT(5)" office:value-type="float" office:value="0.148447288961436" calcext:value-type="float">
            <text:p>000.1484</text:p>
          </table:table-cell>
          <table:table-cell/>
          <table:table-cell office:value-type="string" calcext:value-type="string">
            <text:p>16bit float</text:p>
          </table:table-cell>
          <table:table-cell table:formula="of:=[.H36]/[.$H$5]" office:value-type="float" office:value="1.19312484775519" calcext:value-type="float">
            <text:p>1.19312</text:p>
          </table:table-cell>
          <table:table-cell table:formula="of:=SQRT(([.I36]/[.$H$5])^2+([.H36]/[.$H$5]^2*[.$I$5]^2))" office:value-type="float" office:value="0.033470703028493" calcext:value-type="float">
            <text:p>0.03347</text:p>
          </table:table-cell>
          <table:table-cell table:formula="of:=[.H37]/[.$H$5]" office:value-type="float" office:value="3.05551552376251" calcext:value-type="float">
            <text:p>3.05552</text:p>
          </table:table-cell>
          <table:table-cell table:formula="of:=SQRT(([.I37]/[.$H$5])^2+([.H37]/[.$H$5]^2*[.$I$5]^2))" office:value-type="float" office:value="0.053259839946738" calcext:value-type="float">
            <text:p>0.05326</text:p>
          </table:table-cell>
          <table:table-cell table:formula="of:=[.H38]/[.$H$5]" office:value-type="float" office:value="4.10113603851894" calcext:value-type="float">
            <text:p>4.10114</text:p>
          </table:table-cell>
          <table:table-cell table:formula="of:=SQRT(([.I38]/[.$H$5])^2+([.H38]/[.$H$5]^2*[.$I$5]^2))" office:value-type="float" office:value="0.0826230217974931" calcext:value-type="float">
            <text:p>0.08262</text:p>
          </table:table-cell>
          <table:table-cell table:formula="of:=[.H39]/[.$H$5]" office:value-type="float" office:value="3.9303200233644" calcext:value-type="float">
            <text:p>3.93032</text:p>
          </table:table-cell>
          <table:table-cell table:formula="of:=SQRT(([.I39]/[.$H$5])^2+([.H39]/[.$H$5]^2*[.$I$5]^2))" office:value-type="float" office:value="0.0618787758562253" calcext:value-type="float">
            <text:p>0.06188</text:p>
          </table:table-cell>
          <table:table-cell table:formula="of:=[.H40]/[.$H$5]" office:value-type="float" office:value="4.03865668323344" calcext:value-type="float">
            <text:p>4.03866</text:p>
          </table:table-cell>
          <table:table-cell table:formula="of:=SQRT(([.I40]/[.$H$5])^2+([.H40]/[.$H$5]^2*[.$I$5]^2))" office:value-type="float" office:value="0.0679363795547618" calcext:value-type="float">
            <text:p>0.06794</text:p>
          </table:table-cell>
          <table:table-cell table:formula="of:=[.H41]/[.$H$5]" office:value-type="float" office:value="3.2219655936304" calcext:value-type="float">
            <text:p>3.22197</text:p>
          </table:table-cell>
          <table:table-cell table:formula="of:=SQRT(([.I41]/[.$H$5])^2+([.H41]/[.$H$5]^2*[.$I$5]^2))" office:value-type="float" office:value="0.0605815455544606" calcext:value-type="float">
            <text:p>0.06058</text:p>
          </table:table-cell>
          <table:table-cell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43.4028" calcext:value-type="float">
            <text:p>043.4028</text:p>
          </table:table-cell>
          <table:table-cell office:value-type="float" office:value="42.8565" calcext:value-type="float">
            <text:p>042.8565</text:p>
          </table:table-cell>
          <table:table-cell office:value-type="float" office:value="43.1756" calcext:value-type="float">
            <text:p>043.1756</text:p>
          </table:table-cell>
          <table:table-cell office:value-type="float" office:value="43.5047" calcext:value-type="float">
            <text:p>043.5047</text:p>
          </table:table-cell>
          <table:table-cell office:value-type="float" office:value="43.5919" calcext:value-type="float">
            <text:p>043.5919</text:p>
          </table:table-cell>
          <table:table-cell office:value-type="float" office:value="43.2793" calcext:value-type="float">
            <text:p>043.2793</text:p>
          </table:table-cell>
          <table:table-cell table:formula="of:=AVERAGE([.B15:.G15])" office:value-type="float" office:value="43.3018" calcext:value-type="float">
            <text:p>043.3018</text:p>
          </table:table-cell>
          <table:table-cell table:formula="of:=STDEV([.B15:.G15])/SQRT(5)" office:value-type="float" office:value="0.118364217565952" calcext:value-type="float">
            <text:p>000.1184</text:p>
          </table:table-cell>
          <table:table-cell/>
          <table:table-cell office:value-type="string" calcext:value-type="string">
            <text:p>16bit fixed</text:p>
          </table:table-cell>
          <table:table-cell table:formula="of:=[.H48]/[.$H$5]" office:value-type="float" office:value="1.41289471525067" calcext:value-type="float">
            <text:p>1.41289</text:p>
          </table:table-cell>
          <table:table-cell table:formula="of:=SQRT(([.I48]/[.$H$5])^2+([.H48]/[.$H$5]^2*[.$I$5]^2))" office:value-type="float" office:value="0.0443669537928541" calcext:value-type="float">
            <text:p>0.04437</text:p>
          </table:table-cell>
          <table:table-cell table:formula="of:=[.H49]/[.$H$5]" office:value-type="float" office:value="1.70191689229719" calcext:value-type="float">
            <text:p>1.70192</text:p>
          </table:table-cell>
          <table:table-cell table:formula="of:=SQRT(([.I49]/[.$H$5])^2+([.H49]/[.$H$5]^2*[.$I$5]^2))" office:value-type="float" office:value="0.0395274631866935" calcext:value-type="float">
            <text:p>0.03953</text:p>
          </table:table-cell>
          <table:table-cell table:formula="of:=[.H50]/[.$H$5]" office:value-type="float" office:value="4.19376039675263" calcext:value-type="float">
            <text:p>4.19376</text:p>
          </table:table-cell>
          <table:table-cell table:formula="of:=SQRT(([.I50]/[.$H$5])^2+([.H50]/[.$H$5]^2*[.$I$5]^2))" office:value-type="float" office:value="0.0751945657629205" calcext:value-type="float">
            <text:p>0.07519</text:p>
          </table:table-cell>
          <table:table-cell table:formula="of:=[.H51]/[.$H$5]" office:value-type="float" office:value="4.226617642245" calcext:value-type="float">
            <text:p>4.22662</text:p>
          </table:table-cell>
          <table:table-cell table:formula="of:=SQRT(([.I51]/[.$H$5])^2+([.H51]/[.$H$5]^2*[.$I$5]^2))" office:value-type="float" office:value="0.0925703891806542" calcext:value-type="float">
            <text:p>0.09257</text:p>
          </table:table-cell>
          <table:table-cell table:formula="of:=[.H52]/[.$H$5]" office:value-type="float" office:value="4.35008844546416" calcext:value-type="float">
            <text:p>4.35009</text:p>
          </table:table-cell>
          <table:table-cell table:formula="of:=SQRT(([.I52]/[.$H$5])^2+([.H52]/[.$H$5]^2*[.$I$5]^2))" office:value-type="float" office:value="0.0756237909724261" calcext:value-type="float">
            <text:p>0.07562</text:p>
          </table:table-cell>
          <table:table-cell table:formula="of:=[.H53]/[.$H$5]" office:value-type="float" office:value="4.23196135522002" calcext:value-type="float">
            <text:p>4.23196</text:p>
          </table:table-cell>
          <table:table-cell table:formula="of:=SQRT(([.I53]/[.$H$5])^2+([.H53]/[.$H$5]^2*[.$I$5]^2))" office:value-type="float" office:value="0.0800745313110187" calcext:value-type="float">
            <text:p>0.08007</text:p>
          </table:table-cell>
          <table:table-cell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42.4729" calcext:value-type="float">
            <text:p>042.4729</text:p>
          </table:table-cell>
          <table:table-cell office:value-type="float" office:value="42.8722" calcext:value-type="float">
            <text:p>042.8722</text:p>
          </table:table-cell>
          <table:table-cell office:value-type="float" office:value="43.3675" calcext:value-type="float">
            <text:p>043.3675</text:p>
          </table:table-cell>
          <table:table-cell office:value-type="float" office:value="43.4325" calcext:value-type="float">
            <text:p>043.4325</text:p>
          </table:table-cell>
          <table:table-cell office:value-type="float" office:value="43.2017" calcext:value-type="float">
            <text:p>043.2017</text:p>
          </table:table-cell>
          <table:table-cell office:value-type="float" office:value="43.0015" calcext:value-type="float">
            <text:p>043.0015</text:p>
          </table:table-cell>
          <table:table-cell table:formula="of:=AVERAGE([.B16:.G16])" office:value-type="float" office:value="43.05805" calcext:value-type="float">
            <text:p>043.0581</text:p>
          </table:table-cell>
          <table:table-cell table:formula="of:=STDEV([.B16:.G16])/SQRT(5)" office:value-type="float" office:value="0.159592741062994" calcext:value-type="float">
            <text:p>000.1596</text:p>
          </table:table-cell>
          <table:table-cell/>
          <table:table-cell office:value-type="string" calcext:value-type="string">
            <text:p>8bit fixed</text:p>
          </table:table-cell>
          <table:table-cell table:formula="of:=[.H60]/[.$H$5]" office:value-type="float" office:value="1.23680002992819" calcext:value-type="float">
            <text:p>1.23680</text:p>
          </table:table-cell>
          <table:table-cell table:formula="of:=SQRT(([.I60]/[.$H$5])^2+([.H60]/[.$H$5]^2*[.$I$5]^2))" office:value-type="float" office:value="0.0336933801754105" calcext:value-type="float">
            <text:p>0.03369</text:p>
          </table:table-cell>
          <table:table-cell table:formula="of:=[.H61]/[.$H$5]" office:value-type="float" office:value="1.49262359302418" calcext:value-type="float">
            <text:p>1.49262</text:p>
          </table:table-cell>
          <table:table-cell table:formula="of:=SQRT(([.I61]/[.$H$5])^2+([.H61]/[.$H$5]^2*[.$I$5]^2))" office:value-type="float" office:value="0.0370144008904654" calcext:value-type="float">
            <text:p>0.03701</text:p>
          </table:table-cell>
          <table:table-cell table:formula="of:=[.H62]/[.$H$5]" office:value-type="float" office:value="5.11726622956201" calcext:value-type="float">
            <text:p>5.11727</text:p>
          </table:table-cell>
          <table:table-cell table:formula="of:=SQRT(([.I62]/[.$H$5])^2+([.H62]/[.$H$5]^2*[.$I$5]^2))" office:value-type="float" office:value="0.0695402180043913" calcext:value-type="float">
            <text:p>0.06954</text:p>
          </table:table-cell>
          <table:table-cell table:formula="of:=[.H63]/[.$H$5]" office:value-type="float" office:value="5.87462807630159" calcext:value-type="float">
            <text:p>5.87463</text:p>
          </table:table-cell>
          <table:table-cell table:formula="of:=SQRT(([.I63]/[.$H$5])^2+([.H63]/[.$H$5]^2*[.$I$5]^2))" office:value-type="float" office:value="0.0742729535128433" calcext:value-type="float">
            <text:p>0.07427</text:p>
          </table:table-cell>
          <table:table-cell table:formula="of:=[.H64]/[.$H$5]" office:value-type="float" office:value="6.19672175749917" calcext:value-type="float">
            <text:p>6.19672</text:p>
          </table:table-cell>
          <table:table-cell table:formula="of:=SQRT(([.I64]/[.$H$5])^2+([.H64]/[.$H$5]^2*[.$I$5]^2))" office:value-type="float" office:value="0.0773425700119829" calcext:value-type="float">
            <text:p>0.07734</text:p>
          </table:table-cell>
          <table:table-cell table:formula="of:=[.H65]/[.$H$5]" office:value-type="float" office:value="6.35123455924145" calcext:value-type="float">
            <text:p>6.35123</text:p>
          </table:table-cell>
          <table:table-cell table:formula="of:=SQRT(([.I65]/[.$H$5])^2+([.H65]/[.$H$5]^2*[.$I$5]^2))" office:value-type="float" office:value="0.0792857918984301" calcext:value-type="float">
            <text:p>0.07929</text:p>
          </table:table-cell>
          <table:table-cell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38.0373" calcext:value-type="float">
            <text:p>038.0373</text:p>
          </table:table-cell>
          <table:table-cell office:value-type="float" office:value="33.371" calcext:value-type="float">
            <text:p>033.3710</text:p>
          </table:table-cell>
          <table:table-cell office:value-type="float" office:value="36.691" calcext:value-type="float">
            <text:p>036.6910</text:p>
          </table:table-cell>
          <table:table-cell office:value-type="float" office:value="35.6558" calcext:value-type="float">
            <text:p>035.6558</text:p>
          </table:table-cell>
          <table:table-cell office:value-type="float" office:value="34.7609" calcext:value-type="float">
            <text:p>034.7609</text:p>
          </table:table-cell>
          <table:table-cell office:value-type="float" office:value="34.5457" calcext:value-type="float">
            <text:p>034.5457</text:p>
          </table:table-cell>
          <table:table-cell table:formula="of:=AVERAGE([.B17:.G17])" office:value-type="float" office:value="35.5102833333333" calcext:value-type="float">
            <text:p>035.5103</text:p>
          </table:table-cell>
          <table:table-cell table:formula="of:=STDEV([.B17:.G17])/SQRT(5)" office:value-type="float" office:value="0.744838499228748" calcext:value-type="float">
            <text:p>000.7448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447, 80 threads, 6400 matrices, FP32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7" calcext:value-type="float">
            <text:p>487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6.298" calcext:value-type="float">
            <text:p>046.2980</text:p>
          </table:table-cell>
          <table:table-cell office:value-type="float" office:value="47.6707" calcext:value-type="float">
            <text:p>047.6707</text:p>
          </table:table-cell>
          <table:table-cell office:value-type="float" office:value="46.6838" calcext:value-type="float">
            <text:p>046.6838</text:p>
          </table:table-cell>
          <table:table-cell office:value-type="float" office:value="46.7597" calcext:value-type="float">
            <text:p>046.7597</text:p>
          </table:table-cell>
          <table:table-cell office:value-type="float" office:value="46.3621" calcext:value-type="float">
            <text:p>046.3621</text:p>
          </table:table-cell>
          <table:table-cell office:value-type="float" office:value="47.3085" calcext:value-type="float">
            <text:p>047.3085</text:p>
          </table:table-cell>
          <table:table-cell table:formula="of:=AVERAGE([.B24:.G24])" office:value-type="float" office:value="46.8471333333333" calcext:value-type="float">
            <text:p>046.8471</text:p>
          </table:table-cell>
          <table:table-cell table:formula="of:=STDEV([.B24:.G24])/SQRT(5)" office:value-type="float" office:value="0.241846924589363" calcext:value-type="float">
            <text:p>000.2418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81.8865" calcext:value-type="float">
            <text:p>081.8865</text:p>
          </table:table-cell>
          <table:table-cell office:value-type="float" office:value="80.0942" calcext:value-type="float">
            <text:p>080.0942</text:p>
          </table:table-cell>
          <table:table-cell office:value-type="float" office:value="80.6328" calcext:value-type="float">
            <text:p>080.6328</text:p>
          </table:table-cell>
          <table:table-cell office:value-type="float" office:value="81.3789" calcext:value-type="float">
            <text:p>081.3789</text:p>
          </table:table-cell>
          <table:table-cell office:value-type="float" office:value="80.9736" calcext:value-type="float">
            <text:p>080.9736</text:p>
          </table:table-cell>
          <table:table-cell office:value-type="float" office:value="80.514" calcext:value-type="float">
            <text:p>080.5140</text:p>
          </table:table-cell>
          <table:table-cell table:formula="of:=AVERAGE([.B25:.G25])" office:value-type="float" office:value="80.9133333333334" calcext:value-type="float">
            <text:p>080.9133</text:p>
          </table:table-cell>
          <table:table-cell table:formula="of:=STDEV([.B25:.G25])/SQRT(5)" office:value-type="float" office:value="0.288207094522902" calcext:value-type="float">
            <text:p>000.2882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81.3138" calcext:value-type="float">
            <text:p>081.3138</text:p>
          </table:table-cell>
          <table:table-cell office:value-type="float" office:value="81.2666" calcext:value-type="float">
            <text:p>081.2666</text:p>
          </table:table-cell>
          <table:table-cell office:value-type="float" office:value="81.3173" calcext:value-type="float">
            <text:p>081.3173</text:p>
          </table:table-cell>
          <table:table-cell office:value-type="float" office:value="81.5215" calcext:value-type="float">
            <text:p>081.5215</text:p>
          </table:table-cell>
          <table:table-cell office:value-type="float" office:value="80.6251" calcext:value-type="float">
            <text:p>080.6251</text:p>
          </table:table-cell>
          <table:table-cell office:value-type="float" office:value="82.1708" calcext:value-type="float">
            <text:p>082.1708</text:p>
          </table:table-cell>
          <table:table-cell table:formula="of:=AVERAGE([.B26:.G26])" office:value-type="float" office:value="81.3691833333333" calcext:value-type="float">
            <text:p>081.3692</text:p>
          </table:table-cell>
          <table:table-cell table:formula="of:=STDEV([.B26:.G26])/SQRT(5)" office:value-type="float" office:value="0.222326983367591" calcext:value-type="float">
            <text:p>000.2223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80.683" calcext:value-type="float">
            <text:p>080.6830</text:p>
          </table:table-cell>
          <table:table-cell office:value-type="float" office:value="80.1521" calcext:value-type="float">
            <text:p>080.1521</text:p>
          </table:table-cell>
          <table:table-cell office:value-type="float" office:value="80.9289" calcext:value-type="float">
            <text:p>080.9289</text:p>
          </table:table-cell>
          <table:table-cell office:value-type="float" office:value="81.9497" calcext:value-type="float">
            <text:p>081.9497</text:p>
          </table:table-cell>
          <table:table-cell office:value-type="float" office:value="81.2607" calcext:value-type="float">
            <text:p>081.2607</text:p>
          </table:table-cell>
          <table:table-cell office:value-type="float" office:value="80.7881" calcext:value-type="float">
            <text:p>080.7881</text:p>
          </table:table-cell>
          <table:table-cell table:formula="of:=AVERAGE([.B27:.G27])" office:value-type="float" office:value="80.9604166666667" calcext:value-type="float">
            <text:p>080.9604</text:p>
          </table:table-cell>
          <table:table-cell table:formula="of:=STDEV([.B27:.G27])/SQRT(5)" office:value-type="float" office:value="0.270545653695145" calcext:value-type="float">
            <text:p>000.2705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81.6798" calcext:value-type="float">
            <text:p>081.6798</text:p>
          </table:table-cell>
          <table:table-cell office:value-type="float" office:value="81.1179" calcext:value-type="float">
            <text:p>081.1179</text:p>
          </table:table-cell>
          <table:table-cell office:value-type="float" office:value="79.8617" calcext:value-type="float">
            <text:p>079.8617</text:p>
          </table:table-cell>
          <table:table-cell office:value-type="float" office:value="81.9691" calcext:value-type="float">
            <text:p>081.9691</text:p>
          </table:table-cell>
          <table:table-cell office:value-type="float" office:value="81.5176" calcext:value-type="float">
            <text:p>081.5176</text:p>
          </table:table-cell>
          <table:table-cell office:value-type="float" office:value="81.3203" calcext:value-type="float">
            <text:p>081.3203</text:p>
          </table:table-cell>
          <table:table-cell table:formula="of:=AVERAGE([.B28:.G28])" office:value-type="float" office:value="81.2444" calcext:value-type="float">
            <text:p>081.2444</text:p>
          </table:table-cell>
          <table:table-cell table:formula="of:=STDEV([.B28:.G28])/SQRT(5)" office:value-type="float" office:value="0.330031746351771" calcext:value-type="float">
            <text:p>000.3300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69.6281" calcext:value-type="float">
            <text:p>069.6281</text:p>
          </table:table-cell>
          <table:table-cell office:value-type="float" office:value="69.8163" calcext:value-type="float">
            <text:p>069.8163</text:p>
          </table:table-cell>
          <table:table-cell office:value-type="float" office:value="68.5393" calcext:value-type="float">
            <text:p>068.5393</text:p>
          </table:table-cell>
          <table:table-cell office:value-type="float" office:value="68.542" calcext:value-type="float">
            <text:p>068.5420</text:p>
          </table:table-cell>
          <table:table-cell office:value-type="float" office:value="67.4317" calcext:value-type="float">
            <text:p>067.4317</text:p>
          </table:table-cell>
          <table:table-cell office:value-type="float" office:value="68.1153" calcext:value-type="float">
            <text:p>068.1153</text:p>
          </table:table-cell>
          <table:table-cell table:formula="of:=AVERAGE([.B29:.G29])" office:value-type="float" office:value="68.6787833333333" calcext:value-type="float">
            <text:p>068.6788</text:p>
          </table:table-cell>
          <table:table-cell table:formula="of:=STDEV([.B29:.G29])/SQRT(5)" office:value-type="float" office:value="0.405267412375252" calcext:value-type="float">
            <text:p>000.4053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447, 80 threads, 6400 matrices, BFLOAT16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43" calcext:value-type="float">
            <text:p>243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6.5483" calcext:value-type="float">
            <text:p>046.5483</text:p>
          </table:table-cell>
          <table:table-cell office:value-type="float" office:value="46.2149" calcext:value-type="float">
            <text:p>046.2149</text:p>
          </table:table-cell>
          <table:table-cell office:value-type="float" office:value="46.7443" calcext:value-type="float">
            <text:p>046.7443</text:p>
          </table:table-cell>
          <table:table-cell office:value-type="float" office:value="47.5481" calcext:value-type="float">
            <text:p>047.5481</text:p>
          </table:table-cell>
          <table:table-cell office:value-type="float" office:value="46.8322" calcext:value-type="float">
            <text:p>046.8322</text:p>
          </table:table-cell>
          <table:table-cell office:value-type="float" office:value="46.7706" calcext:value-type="float">
            <text:p>046.7706</text:p>
          </table:table-cell>
          <table:table-cell table:formula="of:=AVERAGE([.B36:.G36])" office:value-type="float" office:value="46.7764" calcext:value-type="float">
            <text:p>046.7764</text:p>
          </table:table-cell>
          <table:table-cell table:formula="of:=STDEV([.B36:.G36])/SQRT(5)" office:value-type="float" office:value="0.196673377964584" calcext:value-type="float">
            <text:p>000.1967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120.135" calcext:value-type="float">
            <text:p>120.1350</text:p>
          </table:table-cell>
          <table:table-cell office:value-type="float" office:value="118.893" calcext:value-type="float">
            <text:p>118.8930</text:p>
          </table:table-cell>
          <table:table-cell office:value-type="float" office:value="119.887" calcext:value-type="float">
            <text:p>119.8870</text:p>
          </table:table-cell>
          <table:table-cell office:value-type="float" office:value="120.08" calcext:value-type="float">
            <text:p>120.0800</text:p>
          </table:table-cell>
          <table:table-cell office:value-type="float" office:value="119.56" calcext:value-type="float">
            <text:p>119.5600</text:p>
          </table:table-cell>
          <table:table-cell office:value-type="float" office:value="120.193" calcext:value-type="float">
            <text:p>120.1930</text:p>
          </table:table-cell>
          <table:table-cell table:formula="of:=AVERAGE([.B37:.G37])" office:value-type="float" office:value="119.791333333333" calcext:value-type="float">
            <text:p>119.7913</text:p>
          </table:table-cell>
          <table:table-cell table:formula="of:=STDEV([.B37:.G37])/SQRT(5)" office:value-type="float" office:value="0.222030748621296" calcext:value-type="float">
            <text:p>000.2220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59.614" calcext:value-type="float">
            <text:p>159.6140</text:p>
          </table:table-cell>
          <table:table-cell office:value-type="float" office:value="167.455" calcext:value-type="float">
            <text:p>167.4550</text:p>
          </table:table-cell>
          <table:table-cell office:value-type="float" office:value="154.255" calcext:value-type="float">
            <text:p>154.2550</text:p>
          </table:table-cell>
          <table:table-cell office:value-type="float" office:value="157.727" calcext:value-type="float">
            <text:p>157.7270</text:p>
          </table:table-cell>
          <table:table-cell office:value-type="float" office:value="160.435" calcext:value-type="float">
            <text:p>160.4350</text:p>
          </table:table-cell>
          <table:table-cell office:value-type="float" office:value="165.223" calcext:value-type="float">
            <text:p>165.2230</text:p>
          </table:table-cell>
          <table:table-cell table:formula="of:=AVERAGE([.B38:.G38])" office:value-type="float" office:value="160.784833333333" calcext:value-type="float">
            <text:p>160.7848</text:p>
          </table:table-cell>
          <table:table-cell table:formula="of:=STDEV([.B38:.G38])/SQRT(5)" office:value-type="float" office:value="2.16952297829116" calcext:value-type="float">
            <text:p>002.1695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54.102" calcext:value-type="float">
            <text:p>154.1020</text:p>
          </table:table-cell>
          <table:table-cell office:value-type="float" office:value="152.735" calcext:value-type="float">
            <text:p>152.7350</text:p>
          </table:table-cell>
          <table:table-cell office:value-type="float" office:value="154.921" calcext:value-type="float">
            <text:p>154.9210</text:p>
          </table:table-cell>
          <table:table-cell office:value-type="float" office:value="155.657" calcext:value-type="float">
            <text:p>155.6570</text:p>
          </table:table-cell>
          <table:table-cell office:value-type="float" office:value="154.773" calcext:value-type="float">
            <text:p>154.7730</text:p>
          </table:table-cell>
          <table:table-cell table:formula="of:=AVERAGE([.B39:.G39])" office:value-type="float" office:value="154.088" calcext:value-type="float">
            <text:p>154.0880</text:p>
          </table:table-cell>
          <table:table-cell table:formula="of:=STDEV([.B39:.G39])/SQRT(5)" office:value-type="float" office:value="0.583478671418244" calcext:value-type="float">
            <text:p>000.5835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59.862" calcext:value-type="float">
            <text:p>159.8620</text:p>
          </table:table-cell>
          <table:table-cell office:value-type="float" office:value="155.687" calcext:value-type="float">
            <text:p>155.6870</text:p>
          </table:table-cell>
          <table:table-cell office:value-type="float" office:value="158.508" calcext:value-type="float">
            <text:p>158.5080</text:p>
          </table:table-cell>
          <table:table-cell office:value-type="float" office:value="157.886" calcext:value-type="float">
            <text:p>157.8860</text:p>
          </table:table-cell>
          <table:table-cell office:value-type="float" office:value="162.524" calcext:value-type="float">
            <text:p>162.5240</text:p>
          </table:table-cell>
          <table:table-cell office:value-type="float" office:value="155.545" calcext:value-type="float">
            <text:p>155.5450</text:p>
          </table:table-cell>
          <table:table-cell table:formula="of:=AVERAGE([.B40:.G40])" office:value-type="float" office:value="158.335333333333" calcext:value-type="float">
            <text:p>158.3353</text:p>
          </table:table-cell>
          <table:table-cell table:formula="of:=STDEV([.B40:.G40])/SQRT(5)" office:value-type="float" office:value="1.18164264197486" calcext:value-type="float">
            <text:p>001.1816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24.72" calcext:value-type="float">
            <text:p>124.7200</text:p>
          </table:table-cell>
          <table:table-cell office:value-type="float" office:value="129.208" calcext:value-type="float">
            <text:p>129.2080</text:p>
          </table:table-cell>
          <table:table-cell office:value-type="float" office:value="123.422" calcext:value-type="float">
            <text:p>123.4220</text:p>
          </table:table-cell>
          <table:table-cell office:value-type="float" office:value="126.277" calcext:value-type="float">
            <text:p>126.2770</text:p>
          </table:table-cell>
          <table:table-cell office:value-type="float" office:value="125.3" calcext:value-type="float">
            <text:p>125.3000</text:p>
          </table:table-cell>
          <table:table-cell office:value-type="float" office:value="128.975" calcext:value-type="float">
            <text:p>128.9750</text:p>
          </table:table-cell>
          <table:table-cell table:formula="of:=AVERAGE([.B41:.G41])" office:value-type="float" office:value="126.317" calcext:value-type="float">
            <text:p>126.3170</text:p>
          </table:table-cell>
          <table:table-cell table:formula="of:=STDEV([.B41:.G41])/SQRT(5)" office:value-type="float" office:value="1.04671233870629" calcext:value-type="float">
            <text:p>001.0467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447, 80 threads, 6400 matrices, Fixed16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59" calcext:value-type="float">
            <text:p>259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50.7555" calcext:value-type="float">
            <text:p>050.7555</text:p>
          </table:table-cell>
          <table:table-cell office:value-type="float" office:value="56.3522" calcext:value-type="float">
            <text:p>056.3522</text:p>
          </table:table-cell>
          <table:table-cell office:value-type="float" office:value="56.3526" calcext:value-type="float">
            <text:p>056.3526</text:p>
          </table:table-cell>
          <table:table-cell office:value-type="float" office:value="56.2748" calcext:value-type="float">
            <text:p>056.2748</text:p>
          </table:table-cell>
          <table:table-cell office:value-type="float" office:value="56.3038" calcext:value-type="float">
            <text:p>056.3038</text:p>
          </table:table-cell>
          <table:table-cell office:value-type="float" office:value="56.3159" calcext:value-type="float">
            <text:p>056.3159</text:p>
          </table:table-cell>
          <table:table-cell table:formula="of:=AVERAGE([.B48:.G48])" office:value-type="float" office:value="55.3924666666667" calcext:value-type="float">
            <text:p>055.3925</text:p>
          </table:table-cell>
          <table:table-cell table:formula="of:=STDEV([.B48:.G48])/SQRT(5)" office:value-type="float" office:value="1.01599554395348" calcext:value-type="float">
            <text:p>001.0160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66.7672" calcext:value-type="float">
            <text:p>066.7672</text:p>
          </table:table-cell>
          <table:table-cell office:value-type="float" office:value="66.7411" calcext:value-type="float">
            <text:p>066.7411</text:p>
          </table:table-cell>
          <table:table-cell office:value-type="float" office:value="66.6329" calcext:value-type="float">
            <text:p>066.6329</text:p>
          </table:table-cell>
          <table:table-cell office:value-type="float" office:value="66.7118" calcext:value-type="float">
            <text:p>066.7118</text:p>
          </table:table-cell>
          <table:table-cell office:value-type="float" office:value="66.7479" calcext:value-type="float">
            <text:p>066.7479</text:p>
          </table:table-cell>
          <table:table-cell office:value-type="float" office:value="66.7405" calcext:value-type="float">
            <text:p>066.7405</text:p>
          </table:table-cell>
          <table:table-cell table:formula="of:=AVERAGE([.B49:.G49])" office:value-type="float" office:value="66.7235666666667" calcext:value-type="float">
            <text:p>066.7236</text:p>
          </table:table-cell>
          <table:table-cell table:formula="of:=STDEV([.B49:.G49])/SQRT(5)" office:value-type="float" office:value="0.0214000311526246" calcext:value-type="float">
            <text:p>000.0214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69.18" calcext:value-type="float">
            <text:p>169.1800</text:p>
          </table:table-cell>
          <table:table-cell office:value-type="float" office:value="160.16" calcext:value-type="float">
            <text:p>160.1600</text:p>
          </table:table-cell>
          <table:table-cell office:value-type="float" office:value="162.341" calcext:value-type="float">
            <text:p>162.3410</text:p>
          </table:table-cell>
          <table:table-cell office:value-type="float" office:value="165.444" calcext:value-type="float">
            <text:p>165.4440</text:p>
          </table:table-cell>
          <table:table-cell office:value-type="float" office:value="168.08" calcext:value-type="float">
            <text:p>168.0800</text:p>
          </table:table-cell>
          <table:table-cell office:value-type="float" office:value="161.292" calcext:value-type="float">
            <text:p>161.2920</text:p>
          </table:table-cell>
          <table:table-cell table:formula="of:=AVERAGE([.B50:.G50])" office:value-type="float" office:value="164.416166666667" calcext:value-type="float">
            <text:p>164.4162</text:p>
          </table:table-cell>
          <table:table-cell table:formula="of:=STDEV([.B50:.G50])/SQRT(5)" office:value-type="float" office:value="1.66560394852238" calcext:value-type="float">
            <text:p>001.6656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66.001" calcext:value-type="float">
            <text:p>166.0010</text:p>
          </table:table-cell>
          <table:table-cell office:value-type="float" office:value="167.322" calcext:value-type="float">
            <text:p>167.3220</text:p>
          </table:table-cell>
          <table:table-cell office:value-type="float" office:value="165.231" calcext:value-type="float">
            <text:p>165.2310</text:p>
          </table:table-cell>
          <table:table-cell office:value-type="float" office:value="163.453" calcext:value-type="float">
            <text:p>163.4530</text:p>
          </table:table-cell>
          <table:table-cell office:value-type="float" office:value="175.38" calcext:value-type="float">
            <text:p>175.3800</text:p>
          </table:table-cell>
          <table:table-cell office:value-type="float" office:value="156.839" calcext:value-type="float">
            <text:p>156.8390</text:p>
          </table:table-cell>
          <table:table-cell table:formula="of:=AVERAGE([.B51:.G51])" office:value-type="float" office:value="165.704333333333" calcext:value-type="float">
            <text:p>165.7043</text:p>
          </table:table-cell>
          <table:table-cell table:formula="of:=STDEV([.B51:.G51])/SQRT(5)" office:value-type="float" office:value="2.68484683610319" calcext:value-type="float">
            <text:p>002.6848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76.466" calcext:value-type="float">
            <text:p>176.4660</text:p>
          </table:table-cell>
          <table:table-cell office:value-type="float" office:value="166.959" calcext:value-type="float">
            <text:p>166.9590</text:p>
          </table:table-cell>
          <table:table-cell office:value-type="float" office:value="170.345" calcext:value-type="float">
            <text:p>170.3450</text:p>
          </table:table-cell>
          <table:table-cell office:value-type="float" office:value="166.502" calcext:value-type="float">
            <text:p>166.5020</text:p>
          </table:table-cell>
          <table:table-cell office:value-type="float" office:value="171.178" calcext:value-type="float">
            <text:p>171.1780</text:p>
          </table:table-cell>
          <table:table-cell office:value-type="float" office:value="171.82" calcext:value-type="float">
            <text:p>171.8200</text:p>
          </table:table-cell>
          <table:table-cell table:formula="of:=AVERAGE([.B52:.G52])" office:value-type="float" office:value="170.545" calcext:value-type="float">
            <text:p>170.5450</text:p>
          </table:table-cell>
          <table:table-cell table:formula="of:=STDEV([.B52:.G52])/SQRT(5)" office:value-type="float" office:value="1.62886217955971" calcext:value-type="float">
            <text:p>001.6289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66.57" calcext:value-type="float">
            <text:p>166.5700</text:p>
          </table:table-cell>
          <table:table-cell office:value-type="float" office:value="165.734" calcext:value-type="float">
            <text:p>165.7340</text:p>
          </table:table-cell>
          <table:table-cell office:value-type="float" office:value="162.335" calcext:value-type="float">
            <text:p>162.3350</text:p>
          </table:table-cell>
          <table:table-cell office:value-type="float" office:value="168.963" calcext:value-type="float">
            <text:p>168.9630</text:p>
          </table:table-cell>
          <table:table-cell office:value-type="float" office:value="159.835" calcext:value-type="float">
            <text:p>159.8350</text:p>
          </table:table-cell>
          <table:table-cell office:value-type="float" office:value="172.046" calcext:value-type="float">
            <text:p>172.0460</text:p>
          </table:table-cell>
          <table:table-cell table:formula="of:=AVERAGE([.B53:.G53])" office:value-type="float" office:value="165.913833333333" calcext:value-type="float">
            <text:p>165.9138</text:p>
          </table:table-cell>
          <table:table-cell table:formula="of:=STDEV([.B53:.G53])/SQRT(5)" office:value-type="float" office:value="1.97103062211964" calcext:value-type="float">
            <text:p>001.9710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447, 80 threads, 6400 matrices, Fixed8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37" calcext:value-type="float">
            <text:p>137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8.4976" calcext:value-type="float">
            <text:p>048.4976</text:p>
          </table:table-cell>
          <table:table-cell office:value-type="float" office:value="48.47" calcext:value-type="float">
            <text:p>048.4700</text:p>
          </table:table-cell>
          <table:table-cell office:value-type="float" office:value="48.468" calcext:value-type="float">
            <text:p>048.4680</text:p>
          </table:table-cell>
          <table:table-cell office:value-type="float" office:value="48.5013" calcext:value-type="float">
            <text:p>048.5013</text:p>
          </table:table-cell>
          <table:table-cell office:value-type="float" office:value="48.5056" calcext:value-type="float">
            <text:p>048.5056</text:p>
          </table:table-cell>
          <table:table-cell office:value-type="float" office:value="48.4896" calcext:value-type="float">
            <text:p>048.4896</text:p>
          </table:table-cell>
          <table:table-cell table:formula="of:=AVERAGE([.B60:.G60])" office:value-type="float" office:value="48.4886833333333" calcext:value-type="float">
            <text:p>048.4887</text:p>
          </table:table-cell>
          <table:table-cell table:formula="of:=STDEV([.B60:.G60])/SQRT(5)" office:value-type="float" office:value="0.00721822231116017" calcext:value-type="float">
            <text:p>000.0072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8.5099" calcext:value-type="float">
            <text:p>058.5099</text:p>
          </table:table-cell>
          <table:table-cell office:value-type="float" office:value="58.5056" calcext:value-type="float">
            <text:p>058.5056</text:p>
          </table:table-cell>
          <table:table-cell office:value-type="float" office:value="58.5058" calcext:value-type="float">
            <text:p>058.5058</text:p>
          </table:table-cell>
          <table:table-cell office:value-type="float" office:value="58.507" calcext:value-type="float">
            <text:p>058.5070</text:p>
          </table:table-cell>
          <table:table-cell office:value-type="float" office:value="58.5295" calcext:value-type="float">
            <text:p>058.5295</text:p>
          </table:table-cell>
          <table:table-cell office:value-type="float" office:value="58.5516" calcext:value-type="float">
            <text:p>058.5516</text:p>
          </table:table-cell>
          <table:table-cell table:formula="of:=AVERAGE([.B61:.G61])" office:value-type="float" office:value="58.5182333333333" calcext:value-type="float">
            <text:p>058.5182</text:p>
          </table:table-cell>
          <table:table-cell table:formula="of:=STDEV([.B61:.G61])/SQRT(5)" office:value-type="float" office:value="0.0083668233717064" calcext:value-type="float">
            <text:p>000.0084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99.29" calcext:value-type="float">
            <text:p>199.2900</text:p>
          </table:table-cell>
          <table:table-cell office:value-type="float" office:value="201.512" calcext:value-type="float">
            <text:p>201.5120</text:p>
          </table:table-cell>
          <table:table-cell office:value-type="float" office:value="200.656" calcext:value-type="float">
            <text:p>200.6560</text:p>
          </table:table-cell>
          <table:table-cell office:value-type="float" office:value="200.862" calcext:value-type="float">
            <text:p>200.8620</text:p>
          </table:table-cell>
          <table:table-cell office:value-type="float" office:value="199.545" calcext:value-type="float">
            <text:p>199.5450</text:p>
          </table:table-cell>
          <table:table-cell office:value-type="float" office:value="201.868" calcext:value-type="float">
            <text:p>201.8680</text:p>
          </table:table-cell>
          <table:table-cell table:formula="of:=AVERAGE([.B62:.G62])" office:value-type="float" office:value="200.622166666667" calcext:value-type="float">
            <text:p>200.6222</text:p>
          </table:table-cell>
          <table:table-cell table:formula="of:=STDEV([.B62:.G62])/SQRT(5)" office:value-type="float" office:value="0.462061676979746" calcext:value-type="float">
            <text:p>000.4621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231.69" calcext:value-type="float">
            <text:p>231.6900</text:p>
          </table:table-cell>
          <table:table-cell office:value-type="float" office:value="228.905" calcext:value-type="float">
            <text:p>228.9050</text:p>
          </table:table-cell>
          <table:table-cell office:value-type="float" office:value="230.565" calcext:value-type="float">
            <text:p>230.5650</text:p>
          </table:table-cell>
          <table:table-cell office:value-type="float" office:value="230.66" calcext:value-type="float">
            <text:p>230.6600</text:p>
          </table:table-cell>
          <table:table-cell office:value-type="float" office:value="229.504" calcext:value-type="float">
            <text:p>229.5040</text:p>
          </table:table-cell>
          <table:table-cell office:value-type="float" office:value="230.563" calcext:value-type="float">
            <text:p>230.5630</text:p>
          </table:table-cell>
          <table:table-cell table:formula="of:=AVERAGE([.B63:.G63])" office:value-type="float" office:value="230.3145" calcext:value-type="float">
            <text:p>230.3145</text:p>
          </table:table-cell>
          <table:table-cell table:formula="of:=STDEV([.B63:.G63])/SQRT(5)" office:value-type="float" office:value="0.437240139968873" calcext:value-type="float">
            <text:p>000.4372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245.074" calcext:value-type="float">
            <text:p>245.0740</text:p>
          </table:table-cell>
          <table:table-cell office:value-type="float" office:value="242.659" calcext:value-type="float">
            <text:p>242.6590</text:p>
          </table:table-cell>
          <table:table-cell office:value-type="float" office:value="240.861" calcext:value-type="float">
            <text:p>240.8610</text:p>
          </table:table-cell>
          <table:table-cell office:value-type="float" office:value="243.916" calcext:value-type="float">
            <text:p>243.9160</text:p>
          </table:table-cell>
          <table:table-cell office:value-type="float" office:value="241.822" calcext:value-type="float">
            <text:p>241.8220</text:p>
          </table:table-cell>
          <table:table-cell office:value-type="float" office:value="243.321" calcext:value-type="float">
            <text:p>243.3210</text:p>
          </table:table-cell>
          <table:table-cell table:formula="of:=AVERAGE([.B64:.G64])" office:value-type="float" office:value="242.942166666667" calcext:value-type="float">
            <text:p>242.9422</text:p>
          </table:table-cell>
          <table:table-cell table:formula="of:=STDEV([.B64:.G64])/SQRT(5)" office:value-type="float" office:value="0.6723924697179" calcext:value-type="float">
            <text:p>000.6724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246.014" calcext:value-type="float">
            <text:p>246.0140</text:p>
          </table:table-cell>
          <table:table-cell office:value-type="float" office:value="251.335" calcext:value-type="float">
            <text:p>251.3350</text:p>
          </table:table-cell>
          <table:table-cell office:value-type="float" office:value="249.34" calcext:value-type="float">
            <text:p>249.3400</text:p>
          </table:table-cell>
          <table:table-cell office:value-type="float" office:value="249.283" calcext:value-type="float">
            <text:p>249.2830</text:p>
          </table:table-cell>
          <table:table-cell office:value-type="float" office:value="247.792" calcext:value-type="float">
            <text:p>247.7920</text:p>
          </table:table-cell>
          <table:table-cell office:value-type="float" office:value="250.235" calcext:value-type="float">
            <text:p>250.2350</text:p>
          </table:table-cell>
          <table:table-cell table:formula="of:=AVERAGE([.B65:.G65])" office:value-type="float" office:value="248.999833333333" calcext:value-type="float">
            <text:p>248.9998</text:p>
          </table:table-cell>
          <table:table-cell table:formula="of:=STDEV([.B65:.G65])/SQRT(5)" office:value-type="float" office:value="0.837820955415495" calcext:value-type="float">
            <text:p>000.8378</text:p>
          </table:table-cell>
          <table:table-cell table:number-columns-repeated="15"/>
        </table:table-row>
        <table:table-row table:style-name="ro1" table:number-rows-repeated="4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2048, 80 threads, 640 matrices, MKL reference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0480" calcext:value-type="float">
            <text:p>20480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0.1977" calcext:value-type="float">
            <text:p>040.1977</text:p>
          </table:table-cell>
          <table:table-cell office:value-type="float" office:value="38.1656" calcext:value-type="float">
            <text:p>038.1656</text:p>
          </table:table-cell>
          <table:table-cell office:value-type="float" office:value="38.7505" calcext:value-type="float">
            <text:p>038.7505</text:p>
          </table:table-cell>
          <table:table-cell office:value-type="float" office:value="39.0659" calcext:value-type="float">
            <text:p>039.0659</text:p>
          </table:table-cell>
          <table:table-cell office:value-type="float" office:value="39.6868" calcext:value-type="float">
            <text:p>039.6868</text:p>
          </table:table-cell>
          <table:table-cell office:value-type="float" office:value="39.3966" calcext:value-type="float">
            <text:p>039.3966</text:p>
          </table:table-cell>
          <table:table-cell table:formula="of:=AVERAGE([.B74:.G74])" office:value-type="float" office:value="39.2105166666667" calcext:value-type="float">
            <text:p>039.2105</text:p>
          </table:table-cell>
          <table:table-cell table:formula="of:=STDEV([.B74:.G74])/SQRT(5)" office:value-type="float" office:value="0.32002399337133" calcext:value-type="float">
            <text:p>000.3200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2048, 80 threads, 640 matrices, FP64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N=2048, 80 threads, 640 matric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0480" calcext:value-type="float">
            <text:p>20480.0000</text:p>
          </table:table-cell>
          <table:table-cell table:number-columns-repeated="5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s = 8</text:p>
          </table:table-cell>
          <table:table-cell/>
          <table:table-cell office:value-type="string" calcext:value-type="string">
            <text:p>bs = 16</text:p>
          </table:table-cell>
          <table:table-cell/>
          <table:table-cell office:value-type="string" calcext:value-type="string">
            <text:p>bs = 32</text:p>
          </table:table-cell>
          <table:table-cell/>
          <table:table-cell office:value-type="string" calcext:value-type="string">
            <text:p>bs = 64</text:p>
          </table:table-cell>
          <table:table-cell/>
          <table:table-cell office:value-type="string" calcext:value-type="string">
            <text:p>bs = 128</text:p>
          </table:table-cell>
          <table:table-cell/>
          <table:table-cell office:value-type="string" calcext:value-type="string">
            <text:p>bs = 2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3.9922" calcext:value-type="float">
            <text:p>043.9922</text:p>
          </table:table-cell>
          <table:table-cell office:value-type="float" office:value="43.8445" calcext:value-type="float">
            <text:p>043.8445</text:p>
          </table:table-cell>
          <table:table-cell office:value-type="float" office:value="43.621" calcext:value-type="float">
            <text:p>043.6210</text:p>
          </table:table-cell>
          <table:table-cell office:value-type="float" office:value="43.1166" calcext:value-type="float">
            <text:p>043.1166</text:p>
          </table:table-cell>
          <table:table-cell office:value-type="float" office:value="43.991" calcext:value-type="float">
            <text:p>043.9910</text:p>
          </table:table-cell>
          <table:table-cell office:value-type="float" office:value="44.1116" calcext:value-type="float">
            <text:p>044.1116</text:p>
          </table:table-cell>
          <table:table-cell table:formula="of:=AVERAGE([.B81:.G81])" office:value-type="float" office:value="43.7794833333333" calcext:value-type="float">
            <text:p>043.7795</text:p>
          </table:table-cell>
          <table:table-cell table:formula="of:=STDEV([.B81:.G81])/SQRT(5)" office:value-type="float" office:value="0.163590660898883" calcext:value-type="float">
            <text:p>000.1636</text:p>
          </table:table-cell>
          <table:table-cell/>
          <table:table-cell office:value-type="string" calcext:value-type="string">
            <text:p>64bit float</text:p>
          </table:table-cell>
          <table:table-cell table:formula="of:=[.H81]/[.$H$74]" office:value-type="float" office:value="1.11652401077772" calcext:value-type="float">
            <text:p>1.11652</text:p>
          </table:table-cell>
          <table:table-cell table:formula="of:=SQRT(([.I81]/[.$H$74])^2+([.H81]/[.$H$74]^2*[.$I$74]^2))" office:value-type="float" office:value="0.0541636009669628" calcext:value-type="float">
            <text:p>0.05416</text:p>
          </table:table-cell>
          <table:table-cell table:formula="of:=[.H82]/[.$H$74]" office:value-type="float" office:value="1.39450088007852" calcext:value-type="float">
            <text:p>1.39450</text:p>
          </table:table-cell>
          <table:table-cell table:formula="of:=SQRT(([.I82]/[.$H$74])^2+([.H82]/[.$H$74]^2*[.$I$74]^2))" office:value-type="float" office:value="0.0603586256157899" calcext:value-type="float">
            <text:p>0.06036</text:p>
          </table:table-cell>
          <table:table-cell table:formula="of:=[.H83]/[.$H$74]" office:value-type="float" office:value="1.38720479327187" calcext:value-type="float">
            <text:p>1.38720</text:p>
          </table:table-cell>
          <table:table-cell table:formula="of:=SQRT(([.I83]/[.$H$74])^2+([.H83]/[.$H$74]^2*[.$I$74]^2))" office:value-type="float" office:value="0.0601954166097344" calcext:value-type="float">
            <text:p>0.06020</text:p>
          </table:table-cell>
          <table:table-cell table:formula="of:=[.H84]/[.$H$74]" office:value-type="float" office:value="1.38132754350342" calcext:value-type="float">
            <text:p>1.38133</text:p>
          </table:table-cell>
          <table:table-cell table:formula="of:=SQRT(([.I84]/[.$H$74])^2+([.H84]/[.$H$74]^2*[.$I$74]^2))" office:value-type="float" office:value="0.0600707224209901" calcext:value-type="float">
            <text:p>0.06007</text:p>
          </table:table-cell>
          <table:table-cell table:formula="of:=[.H85]/[.$H$74]" office:value-type="float" office:value="1.38270302482625" calcext:value-type="float">
            <text:p>1.38270</text:p>
          </table:table-cell>
          <table:table-cell table:formula="of:=SQRT(([.I85]/[.$H$74])^2+([.H85]/[.$H$74]^2*[.$I$74]^2))" office:value-type="float" office:value="0.0600973307193961" calcext:value-type="float">
            <text:p>0.06010</text:p>
          </table:table-cell>
          <table:table-cell table:formula="of:=[.H86]/[.$H$74]" office:value-type="float" office:value="0.940605645339196" calcext:value-type="float">
            <text:p>0.94061</text:p>
          </table:table-cell>
          <table:table-cell table:formula="of:=SQRT(([.I86]/[.$H$74])^2+([.H86]/[.$H$74]^2*[.$I$74]^2))" office:value-type="float" office:value="0.0496314525750389" calcext:value-type="float">
            <text:p>0.04963</text:p>
          </table:table-cell>
          <table:table-cell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4.6268" calcext:value-type="float">
            <text:p>054.6268</text:p>
          </table:table-cell>
          <table:table-cell office:value-type="float" office:value="54.6456" calcext:value-type="float">
            <text:p>054.6456</text:p>
          </table:table-cell>
          <table:table-cell office:value-type="float" office:value="54.6124" calcext:value-type="float">
            <text:p>054.6124</text:p>
          </table:table-cell>
          <table:table-cell office:value-type="float" office:value="54.6477" calcext:value-type="float">
            <text:p>054.6477</text:p>
          </table:table-cell>
          <table:table-cell office:value-type="float" office:value="54.7201" calcext:value-type="float">
            <text:p>054.7201</text:p>
          </table:table-cell>
          <table:table-cell office:value-type="float" office:value="54.822" calcext:value-type="float">
            <text:p>054.8220</text:p>
          </table:table-cell>
          <table:table-cell table:formula="of:=AVERAGE([.B82:.G82])" office:value-type="float" office:value="54.6791" calcext:value-type="float">
            <text:p>054.6791</text:p>
          </table:table-cell>
          <table:table-cell table:formula="of:=STDEV([.B82:.G82])/SQRT(5)" office:value-type="float" office:value="0.0354365912581898" calcext:value-type="float">
            <text:p>000.0354</text:p>
          </table:table-cell>
          <table:table-cell/>
          <table:table-cell office:value-type="string" calcext:value-type="string">
            <text:p>32bit float</text:p>
          </table:table-cell>
          <table:table-cell table:formula="of:=[.H93]/[.$H$74]" office:value-type="float" office:value="1.17731722484317" calcext:value-type="float">
            <text:p>1.17732</text:p>
          </table:table-cell>
          <table:table-cell table:formula="of:=SQRT(([.I93]/[.$H$74])^2+([.H93]/[.$H$74]^2*[.$I$74]^2))" office:value-type="float" office:value="0.0561594447066291" calcext:value-type="float">
            <text:p>0.05616</text:p>
          </table:table-cell>
          <table:table-cell table:formula="of:=[.H94]/[.$H$74]" office:value-type="float" office:value="2.60590802382524" calcext:value-type="float">
            <text:p>2.60591</text:p>
          </table:table-cell>
          <table:table-cell table:formula="of:=SQRT(([.I94]/[.$H$74])^2+([.H94]/[.$H$74]^2*[.$I$74]^2))" office:value-type="float" office:value="0.0826753051205991" calcext:value-type="float">
            <text:p>0.08268</text:p>
          </table:table-cell>
          <table:table-cell table:formula="of:=[.H95]/[.$H$74]" office:value-type="float" office:value="2.74131387370139" calcext:value-type="float">
            <text:p>2.74131</text:p>
          </table:table-cell>
          <table:table-cell table:formula="of:=SQRT(([.I95]/[.$H$74])^2+([.H95]/[.$H$74]^2*[.$I$74]^2))" office:value-type="float" office:value="0.0846607475187276" calcext:value-type="float">
            <text:p>0.08466</text:p>
          </table:table-cell>
          <table:table-cell table:formula="of:=[.H96]/[.$H$74]" office:value-type="float" office:value="2.71786778292048" calcext:value-type="float">
            <text:p>2.71787</text:p>
          </table:table-cell>
          <table:table-cell table:formula="of:=SQRT(([.I96]/[.$H$74])^2+([.H96]/[.$H$74]^2*[.$I$74]^2))" office:value-type="float" office:value="0.0842659890625992" calcext:value-type="float">
            <text:p>0.08427</text:p>
          </table:table-cell>
          <table:table-cell table:formula="of:=[.H97]/[.$H$74]" office:value-type="float" office:value="2.71518142879186" calcext:value-type="float">
            <text:p>2.71518</text:p>
          </table:table-cell>
          <table:table-cell table:formula="of:=SQRT(([.I97]/[.$H$74])^2+([.H97]/[.$H$74]^2*[.$I$74]^2))" office:value-type="float" office:value="0.0842254067988964" calcext:value-type="float">
            <text:p>0.08423</text:p>
          </table:table-cell>
          <table:table-cell table:formula="of:=[.H98]/[.$H$74]" office:value-type="float" office:value="1.52016954635045" calcext:value-type="float">
            <text:p>1.52017</text:p>
          </table:table-cell>
          <table:table-cell table:formula="of:=SQRT(([.I98]/[.$H$74])^2+([.H98]/[.$H$74]^2*[.$I$74]^2))" office:value-type="float" office:value="0.0630751667056277" calcext:value-type="float">
            <text:p>0.06308</text:p>
          </table:table-cell>
          <table:table-cell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54.4272" calcext:value-type="float">
            <text:p>054.4272</text:p>
          </table:table-cell>
          <table:table-cell office:value-type="float" office:value="54.3988" calcext:value-type="float">
            <text:p>054.3988</text:p>
          </table:table-cell>
          <table:table-cell office:value-type="float" office:value="54.3723" calcext:value-type="float">
            <text:p>054.3723</text:p>
          </table:table-cell>
          <table:table-cell office:value-type="float" office:value="54.4296" calcext:value-type="float">
            <text:p>054.4296</text:p>
          </table:table-cell>
          <table:table-cell office:value-type="float" office:value="54.4044" calcext:value-type="float">
            <text:p>054.4044</text:p>
          </table:table-cell>
          <table:table-cell office:value-type="float" office:value="54.3258" calcext:value-type="float">
            <text:p>054.3258</text:p>
          </table:table-cell>
          <table:table-cell table:formula="of:=AVERAGE([.B83:.G83])" office:value-type="float" office:value="54.3930166666667" calcext:value-type="float">
            <text:p>054.3930</text:p>
          </table:table-cell>
          <table:table-cell table:formula="of:=STDEV([.B83:.G83])/SQRT(5)" office:value-type="float" office:value="0.0174552322623712" calcext:value-type="float">
            <text:p>000.0175</text:p>
          </table:table-cell>
          <table:table-cell/>
          <table:table-cell office:value-type="string" calcext:value-type="string">
            <text:p>16bit float</text:p>
          </table:table-cell>
          <table:table-cell table:formula="of:=[.H105]/[.$H$74]" office:value-type="float" office:value="1.17986756104124" calcext:value-type="float">
            <text:p>1.17987</text:p>
          </table:table-cell>
          <table:table-cell table:formula="of:=SQRT(([.I105]/[.$H$74])^2+([.H105]/[.$H$74]^2*[.$I$74]^2))" office:value-type="float" office:value="0.0560400391923967" calcext:value-type="float">
            <text:p>0.05604</text:p>
          </table:table-cell>
          <table:table-cell table:formula="of:=[.H106]/[.$H$74]" office:value-type="float" office:value="3.19581778868" calcext:value-type="float">
            <text:p>3.19582</text:p>
          </table:table-cell>
          <table:table-cell table:formula="of:=SQRT(([.I106]/[.$H$74])^2+([.H106]/[.$H$74]^2*[.$I$74]^2))" office:value-type="float" office:value="0.0914180078662471" calcext:value-type="float">
            <text:p>0.09142</text:p>
          </table:table-cell>
          <table:table-cell table:formula="of:=[.H107]/[.$H$74]" office:value-type="float" office:value="5.02881242319768" calcext:value-type="float">
            <text:p>5.02881</text:p>
          </table:table-cell>
          <table:table-cell table:formula="of:=SQRT(([.I107]/[.$H$74])^2+([.H107]/[.$H$74]^2*[.$I$74]^2))" office:value-type="float" office:value="0.114700883786471" calcext:value-type="float">
            <text:p>0.11470</text:p>
          </table:table-cell>
          <table:table-cell table:formula="of:=[.H108]/[.$H$74]" office:value-type="float" office:value="4.41857222828399" calcext:value-type="float">
            <text:p>4.41857</text:p>
          </table:table-cell>
          <table:table-cell table:formula="of:=SQRT(([.I108]/[.$H$74])^2+([.H108]/[.$H$74]^2*[.$I$74]^2))" office:value-type="float" office:value="0.107436162811811" calcext:value-type="float">
            <text:p>0.10744</text:p>
          </table:table-cell>
          <table:table-cell table:formula="of:=[.H109]/[.$H$74]" office:value-type="float" office:value="4.66976334155249" calcext:value-type="float">
            <text:p>4.66976</text:p>
          </table:table-cell>
          <table:table-cell table:formula="of:=SQRT(([.I109]/[.$H$74])^2+([.H109]/[.$H$74]^2*[.$I$74]^2))" office:value-type="float" office:value="0.110525475888743" calcext:value-type="float">
            <text:p>0.11053</text:p>
          </table:table-cell>
          <table:table-cell table:formula="of:=[.H110]/[.$H$74]" office:value-type="float" office:value="2.32223752896225" calcext:value-type="float">
            <text:p>2.32224</text:p>
          </table:table-cell>
          <table:table-cell table:formula="of:=SQRT(([.I110]/[.$H$74])^2+([.H110]/[.$H$74]^2*[.$I$74]^2))" office:value-type="float" office:value="0.0788604231838366" calcext:value-type="float">
            <text:p>0.07886</text:p>
          </table:table-cell>
          <table:table-cell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54.1996" calcext:value-type="float">
            <text:p>054.1996</text:p>
          </table:table-cell>
          <table:table-cell office:value-type="float" office:value="54.2536" calcext:value-type="float">
            <text:p>054.2536</text:p>
          </table:table-cell>
          <table:table-cell office:value-type="float" office:value="54.0561" calcext:value-type="float">
            <text:p>054.0561</text:p>
          </table:table-cell>
          <table:table-cell office:value-type="float" office:value="54.1483" calcext:value-type="float">
            <text:p>054.1483</text:p>
          </table:table-cell>
          <table:table-cell office:value-type="float" office:value="54.1558" calcext:value-type="float">
            <text:p>054.1558</text:p>
          </table:table-cell>
          <table:table-cell office:value-type="float" office:value="54.162" calcext:value-type="float">
            <text:p>054.1620</text:p>
          </table:table-cell>
          <table:table-cell table:formula="of:=AVERAGE([.B84:.G84])" office:value-type="float" office:value="54.1625666666667" calcext:value-type="float">
            <text:p>054.1626</text:p>
          </table:table-cell>
          <table:table-cell table:formula="of:=STDEV([.B84:.G84])/SQRT(5)" office:value-type="float" office:value="0.0291501858198762" calcext:value-type="float">
            <text:p>000.0292</text:p>
          </table:table-cell>
          <table:table-cell/>
          <table:table-cell office:value-type="string" calcext:value-type="string">
            <text:p>16bit fixed</text:p>
          </table:table-cell>
          <table:table-cell table:formula="of:=[.H117]/[.$H$74]" office:value-type="float" office:value="1.42337706168116" calcext:value-type="float">
            <text:p>1.42338</text:p>
          </table:table-cell>
          <table:table-cell table:formula="of:=SQRT(([.I117]/[.$H$74])^2+([.H117]/[.$H$74]^2*[.$I$74]^2))" office:value-type="float" office:value="0.067300226150844" calcext:value-type="float">
            <text:p>0.06730</text:p>
          </table:table-cell>
          <table:table-cell table:formula="of:=[.H118]/[.$H$74]" office:value-type="float" office:value="1.71750436001226" calcext:value-type="float">
            <text:p>1.71750</text:p>
          </table:table-cell>
          <table:table-cell table:formula="of:=SQRT(([.I118]/[.$H$74])^2+([.H118]/[.$H$74]^2*[.$I$74]^2))" office:value-type="float" office:value="0.066983491699473" calcext:value-type="float">
            <text:p>0.06698</text:p>
          </table:table-cell>
          <table:table-cell table:formula="of:=[.H119]/[.$H$74]" office:value-type="float" office:value="5.36862346878877" calcext:value-type="float">
            <text:p>5.36862</text:p>
          </table:table-cell>
          <table:table-cell table:formula="of:=SQRT(([.I119]/[.$H$74])^2+([.H119]/[.$H$74]^2*[.$I$74]^2))" office:value-type="float" office:value="0.118695785349443" calcext:value-type="float">
            <text:p>0.11870</text:p>
          </table:table-cell>
          <table:table-cell table:formula="of:=[.H120]/[.$H$74]" office:value-type="float" office:value="4.86888084021675" calcext:value-type="float">
            <text:p>4.86888</text:p>
          </table:table-cell>
          <table:table-cell table:formula="of:=SQRT(([.I120]/[.$H$74])^2+([.H120]/[.$H$74]^2*[.$I$74]^2))" office:value-type="float" office:value="0.240173500427468" calcext:value-type="float">
            <text:p>0.24017</text:p>
          </table:table-cell>
          <table:table-cell table:formula="of:=[.H121]/[.$H$74]" office:value-type="float" office:value="4.98177572258463" calcext:value-type="float">
            <text:p>4.98178</text:p>
          </table:table-cell>
          <table:table-cell table:formula="of:=SQRT(([.I121]/[.$H$74])^2+([.H121]/[.$H$74]^2*[.$I$74]^2))" office:value-type="float" office:value="0.2759082082284" calcext:value-type="float">
            <text:p>0.27591</text:p>
          </table:table-cell>
          <table:table-cell table:formula="of:=[.H122]/[.$H$74]" office:value-type="float" office:value="5.18163706930667" calcext:value-type="float">
            <text:p>5.18164</text:p>
          </table:table-cell>
          <table:table-cell table:formula="of:=SQRT(([.I122]/[.$H$74])^2+([.H122]/[.$H$74]^2*[.$I$74]^2))" office:value-type="float" office:value="0.184523019324202" calcext:value-type="float">
            <text:p>0.18452</text:p>
          </table:table-cell>
          <table:table-cell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54.1901" calcext:value-type="float">
            <text:p>054.1901</text:p>
          </table:table-cell>
          <table:table-cell office:value-type="float" office:value="54.2464" calcext:value-type="float">
            <text:p>054.2464</text:p>
          </table:table-cell>
          <table:table-cell office:value-type="float" office:value="54.1906" calcext:value-type="float">
            <text:p>054.1906</text:p>
          </table:table-cell>
          <table:table-cell office:value-type="float" office:value="54.2728" calcext:value-type="float">
            <text:p>054.2728</text:p>
          </table:table-cell>
          <table:table-cell office:value-type="float" office:value="54.1947" calcext:value-type="float">
            <text:p>054.1947</text:p>
          </table:table-cell>
          <table:table-cell office:value-type="float" office:value="54.2044" calcext:value-type="float">
            <text:p>054.2044</text:p>
          </table:table-cell>
          <table:table-cell table:formula="of:=AVERAGE([.B85:.G85])" office:value-type="float" office:value="54.2165" calcext:value-type="float">
            <text:p>054.2165</text:p>
          </table:table-cell>
          <table:table-cell table:formula="of:=STDEV([.B85:.G85])/SQRT(5)" office:value-type="float" office:value="0.0155603598930096" calcext:value-type="float">
            <text:p>000.0156</text:p>
          </table:table-cell>
          <table:table-cell/>
          <table:table-cell office:value-type="string" calcext:value-type="string">
            <text:p>8bit fixed</text:p>
          </table:table-cell>
          <table:table-cell table:formula="of:=[.H129]/[.$H$74]" office:value-type="float" office:value="1.25193453627024" calcext:value-type="float">
            <text:p>1.25193</text:p>
          </table:table-cell>
          <table:table-cell table:formula="of:=SQRT(([.I129]/[.$H$74])^2+([.H129]/[.$H$74]^2*[.$I$74]^2))" office:value-type="float" office:value="0.057183820370223" calcext:value-type="float">
            <text:p>0.05718</text:p>
          </table:table-cell>
          <table:table-cell table:formula="of:=[.H130]/[.$H$74]" office:value-type="float" office:value="1.50771540458321" calcext:value-type="float">
            <text:p>1.50772</text:p>
          </table:table-cell>
          <table:table-cell table:formula="of:=SQRT(([.I130]/[.$H$74])^2+([.H130]/[.$H$74]^2*[.$I$74]^2))" office:value-type="float" office:value="0.062754022885373" calcext:value-type="float">
            <text:p>0.06275</text:p>
          </table:table-cell>
          <table:table-cell table:formula="of:=[.H131]/[.$H$74]" office:value-type="float" office:value="6.62917814140849" calcext:value-type="float">
            <text:p>6.62918</text:p>
          </table:table-cell>
          <table:table-cell table:formula="of:=SQRT(([.I131]/[.$H$74])^2+([.H131]/[.$H$74]^2*[.$I$74]^2))" office:value-type="float" office:value="0.131606899385975" calcext:value-type="float">
            <text:p>0.13161</text:p>
          </table:table-cell>
          <table:table-cell table:formula="of:=[.H132]/[.$H$74]" office:value-type="float" office:value="7.84622832904949" calcext:value-type="float">
            <text:p>7.84623</text:p>
          </table:table-cell>
          <table:table-cell table:formula="of:=SQRT(([.I132]/[.$H$74])^2+([.H132]/[.$H$74]^2*[.$I$74]^2))" office:value-type="float" office:value="0.143241300200948" calcext:value-type="float">
            <text:p>0.14324</text:p>
          </table:table-cell>
          <table:table-cell table:formula="of:=[.H133]/[.$H$74]" office:value-type="float" office:value="8.50049157730219" calcext:value-type="float">
            <text:p>8.50049</text:p>
          </table:table-cell>
          <table:table-cell table:formula="of:=SQRT(([.I133]/[.$H$74])^2+([.H133]/[.$H$74]^2*[.$I$74]^2))" office:value-type="float" office:value="0.150656934096019" calcext:value-type="float">
            <text:p>0.15066</text:p>
          </table:table-cell>
          <table:table-cell table:formula="of:=[.H134]/[.$H$74]" office:value-type="float" office:value="8.71998626218902" calcext:value-type="float">
            <text:p>8.71999</text:p>
          </table:table-cell>
          <table:table-cell table:formula="of:=SQRT(([.I134]/[.$H$74])^2+([.H134]/[.$H$74]^2*[.$I$74]^2))" office:value-type="float" office:value="0.15113148512304" calcext:value-type="float">
            <text:p>0.15113</text:p>
          </table:table-cell>
          <table:table-cell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36.735" calcext:value-type="float">
            <text:p>036.7350</text:p>
          </table:table-cell>
          <table:table-cell office:value-type="float" office:value="36.5712" calcext:value-type="float">
            <text:p>036.5712</text:p>
          </table:table-cell>
          <table:table-cell office:value-type="float" office:value="37.0996" calcext:value-type="float">
            <text:p>037.0996</text:p>
          </table:table-cell>
          <table:table-cell office:value-type="float" office:value="36.7539" calcext:value-type="float">
            <text:p>036.7539</text:p>
          </table:table-cell>
          <table:table-cell office:value-type="float" office:value="37.0709" calcext:value-type="float">
            <text:p>037.0709</text:p>
          </table:table-cell>
          <table:table-cell office:value-type="float" office:value="37.0592" calcext:value-type="float">
            <text:p>037.0592</text:p>
          </table:table-cell>
          <table:table-cell table:formula="of:=AVERAGE([.B86:.G86])" office:value-type="float" office:value="36.8816333333333" calcext:value-type="float">
            <text:p>036.8816</text:p>
          </table:table-cell>
          <table:table-cell table:formula="of:=STDEV([.B86:.G86])/SQRT(5)" office:value-type="float" office:value="0.0998092687746655" calcext:value-type="float">
            <text:p>000.0998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2048, 80 threads, 640 matrices, FP32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0" calcext:value-type="float">
            <text:p>10240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5.3274" calcext:value-type="float">
            <text:p>045.3274</text:p>
          </table:table-cell>
          <table:table-cell office:value-type="float" office:value="46.025" calcext:value-type="float">
            <text:p>046.0250</text:p>
          </table:table-cell>
          <table:table-cell office:value-type="float" office:value="47.3752" calcext:value-type="float">
            <text:p>047.3752</text:p>
          </table:table-cell>
          <table:table-cell office:value-type="float" office:value="45.3457" calcext:value-type="float">
            <text:p>045.3457</text:p>
          </table:table-cell>
          <table:table-cell office:value-type="float" office:value="46.5085" calcext:value-type="float">
            <text:p>046.5085</text:p>
          </table:table-cell>
          <table:table-cell office:value-type="float" office:value="46.3975" calcext:value-type="float">
            <text:p>046.3975</text:p>
          </table:table-cell>
          <table:table-cell table:formula="of:=AVERAGE([.B93:.G93])" office:value-type="float" office:value="46.1632166666667" calcext:value-type="float">
            <text:p>046.1632</text:p>
          </table:table-cell>
          <table:table-cell table:formula="of:=STDEV([.B93:.G93])/SQRT(5)" office:value-type="float" office:value="0.34808273202406" calcext:value-type="float">
            <text:p>000.3481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102.291" calcext:value-type="float">
            <text:p>102.2910</text:p>
          </table:table-cell>
          <table:table-cell office:value-type="float" office:value="102.168" calcext:value-type="float">
            <text:p>102.1680</text:p>
          </table:table-cell>
          <table:table-cell office:value-type="float" office:value="101.268" calcext:value-type="float">
            <text:p>101.2680</text:p>
          </table:table-cell>
          <table:table-cell office:value-type="float" office:value="102.437" calcext:value-type="float">
            <text:p>102.4370</text:p>
          </table:table-cell>
          <table:table-cell office:value-type="float" office:value="102.602" calcext:value-type="float">
            <text:p>102.6020</text:p>
          </table:table-cell>
          <table:table-cell office:value-type="float" office:value="102.308" calcext:value-type="float">
            <text:p>102.3080</text:p>
          </table:table-cell>
          <table:table-cell table:formula="of:=AVERAGE([.B94:.G94])" office:value-type="float" office:value="102.179" calcext:value-type="float">
            <text:p>102.1790</text:p>
          </table:table-cell>
          <table:table-cell table:formula="of:=STDEV([.B94:.G94])/SQRT(5)" office:value-type="float" office:value="0.210211322245021" calcext:value-type="float">
            <text:p>000.2102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07.58" calcext:value-type="float">
            <text:p>107.5800</text:p>
          </table:table-cell>
          <table:table-cell office:value-type="float" office:value="107.908" calcext:value-type="float">
            <text:p>107.9080</text:p>
          </table:table-cell>
          <table:table-cell office:value-type="float" office:value="107.504" calcext:value-type="float">
            <text:p>107.5040</text:p>
          </table:table-cell>
          <table:table-cell office:value-type="float" office:value="107.358" calcext:value-type="float">
            <text:p>107.3580</text:p>
          </table:table-cell>
          <table:table-cell office:value-type="float" office:value="107.304" calcext:value-type="float">
            <text:p>107.3040</text:p>
          </table:table-cell>
          <table:table-cell office:value-type="float" office:value="107.276" calcext:value-type="float">
            <text:p>107.2760</text:p>
          </table:table-cell>
          <table:table-cell table:formula="of:=AVERAGE([.B95:.G95])" office:value-type="float" office:value="107.488333333333" calcext:value-type="float">
            <text:p>107.4883</text:p>
          </table:table-cell>
          <table:table-cell table:formula="of:=STDEV([.B95:.G95])/SQRT(5)" office:value-type="float" office:value="0.105984778781358" calcext:value-type="float">
            <text:p>000.1060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06.573" calcext:value-type="float">
            <text:p>106.5730</text:p>
          </table:table-cell>
          <table:table-cell office:value-type="float" office:value="106.49" calcext:value-type="float">
            <text:p>106.4900</text:p>
          </table:table-cell>
          <table:table-cell office:value-type="float" office:value="106.447" calcext:value-type="float">
            <text:p>106.4470</text:p>
          </table:table-cell>
          <table:table-cell office:value-type="float" office:value="106.705" calcext:value-type="float">
            <text:p>106.7050</text:p>
          </table:table-cell>
          <table:table-cell office:value-type="float" office:value="106.722" calcext:value-type="float">
            <text:p>106.7220</text:p>
          </table:table-cell>
          <table:table-cell office:value-type="float" office:value="106.477" calcext:value-type="float">
            <text:p>106.4770</text:p>
          </table:table-cell>
          <table:table-cell table:formula="of:=AVERAGE([.B96:.G96])" office:value-type="float" office:value="106.569" calcext:value-type="float">
            <text:p>106.5690</text:p>
          </table:table-cell>
          <table:table-cell table:formula="of:=STDEV([.B96:.G96])/SQRT(5)" office:value-type="float" office:value="0.05348270748569" calcext:value-type="float">
            <text:p>000.0535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06.617" calcext:value-type="float">
            <text:p>106.6170</text:p>
          </table:table-cell>
          <table:table-cell office:value-type="float" office:value="106.361" calcext:value-type="float">
            <text:p>106.3610</text:p>
          </table:table-cell>
          <table:table-cell office:value-type="float" office:value="106.353" calcext:value-type="float">
            <text:p>106.3530</text:p>
          </table:table-cell>
          <table:table-cell office:value-type="float" office:value="106.344" calcext:value-type="float">
            <text:p>106.3440</text:p>
          </table:table-cell>
          <table:table-cell office:value-type="float" office:value="106.525" calcext:value-type="float">
            <text:p>106.5250</text:p>
          </table:table-cell>
          <table:table-cell office:value-type="float" office:value="106.582" calcext:value-type="float">
            <text:p>106.5820</text:p>
          </table:table-cell>
          <table:table-cell table:formula="of:=AVERAGE([.B97:.G97])" office:value-type="float" office:value="106.463666666667" calcext:value-type="float">
            <text:p>106.4637</text:p>
          </table:table-cell>
          <table:table-cell table:formula="of:=STDEV([.B97:.G97])/SQRT(5)" office:value-type="float" office:value="0.0559940473026681" calcext:value-type="float">
            <text:p>000.0560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59.3111" calcext:value-type="float">
            <text:p>059.3111</text:p>
          </table:table-cell>
          <table:table-cell office:value-type="float" office:value="59.7526" calcext:value-type="float">
            <text:p>059.7526</text:p>
          </table:table-cell>
          <table:table-cell office:value-type="float" office:value="59.284" calcext:value-type="float">
            <text:p>059.2840</text:p>
          </table:table-cell>
          <table:table-cell office:value-type="float" office:value="59.8674" calcext:value-type="float">
            <text:p>059.8674</text:p>
          </table:table-cell>
          <table:table-cell office:value-type="float" office:value="59.7018" calcext:value-type="float">
            <text:p>059.7018</text:p>
          </table:table-cell>
          <table:table-cell office:value-type="float" office:value="59.7229" calcext:value-type="float">
            <text:p>059.7229</text:p>
          </table:table-cell>
          <table:table-cell table:formula="of:=AVERAGE([.B98:.G98])" office:value-type="float" office:value="59.6066333333333" calcext:value-type="float">
            <text:p>059.6066</text:p>
          </table:table-cell>
          <table:table-cell table:formula="of:=STDEV([.B98:.G98])/SQRT(5)" office:value-type="float" office:value="0.110147605209253" calcext:value-type="float">
            <text:p>000.1101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2048, 80 threads, 640 matrices, BFLOAT16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120" calcext:value-type="float">
            <text:p>5120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5.9079" calcext:value-type="float">
            <text:p>045.9079</text:p>
          </table:table-cell>
          <table:table-cell office:value-type="float" office:value="45.5646" calcext:value-type="float">
            <text:p>045.5646</text:p>
          </table:table-cell>
          <table:table-cell office:value-type="float" office:value="47.3843" calcext:value-type="float">
            <text:p>047.3843</text:p>
          </table:table-cell>
          <table:table-cell office:value-type="float" office:value="45.7342" calcext:value-type="float">
            <text:p>045.7342</text:p>
          </table:table-cell>
          <table:table-cell office:value-type="float" office:value="46.5082" calcext:value-type="float">
            <text:p>046.5082</text:p>
          </table:table-cell>
          <table:table-cell office:value-type="float" office:value="46.4801" calcext:value-type="float">
            <text:p>046.4801</text:p>
          </table:table-cell>
          <table:table-cell table:formula="of:=AVERAGE([.B105:.G105])" office:value-type="float" office:value="46.2632166666667" calcext:value-type="float">
            <text:p>046.2632</text:p>
          </table:table-cell>
          <table:table-cell table:formula="of:=STDEV([.B105:.G105])/SQRT(5)" office:value-type="float" office:value="0.300536644576554" calcext:value-type="float">
            <text:p>000.3005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125.232" calcext:value-type="float">
            <text:p>125.2320</text:p>
          </table:table-cell>
          <table:table-cell office:value-type="float" office:value="125.041" calcext:value-type="float">
            <text:p>125.0410</text:p>
          </table:table-cell>
          <table:table-cell office:value-type="float" office:value="125.604" calcext:value-type="float">
            <text:p>125.6040</text:p>
          </table:table-cell>
          <table:table-cell office:value-type="float" office:value="125.145" calcext:value-type="float">
            <text:p>125.1450</text:p>
          </table:table-cell>
          <table:table-cell office:value-type="float" office:value="125.128" calcext:value-type="float">
            <text:p>125.1280</text:p>
          </table:table-cell>
          <table:table-cell office:value-type="float" office:value="125.708" calcext:value-type="float">
            <text:p>125.7080</text:p>
          </table:table-cell>
          <table:table-cell table:formula="of:=AVERAGE([.B106:.G106])" office:value-type="float" office:value="125.309666666667" calcext:value-type="float">
            <text:p>125.3097</text:p>
          </table:table-cell>
          <table:table-cell table:formula="of:=STDEV([.B106:.G106])/SQRT(5)" office:value-type="float" office:value="0.123876282368068" calcext:value-type="float">
            <text:p>000.1239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97.185" calcext:value-type="float">
            <text:p>197.1850</text:p>
          </table:table-cell>
          <table:table-cell office:value-type="float" office:value="196.841" calcext:value-type="float">
            <text:p>196.8410</text:p>
          </table:table-cell>
          <table:table-cell office:value-type="float" office:value="197.696" calcext:value-type="float">
            <text:p>197.6960</text:p>
          </table:table-cell>
          <table:table-cell office:value-type="float" office:value="196.616" calcext:value-type="float">
            <text:p>196.6160</text:p>
          </table:table-cell>
          <table:table-cell office:value-type="float" office:value="197.231" calcext:value-type="float">
            <text:p>197.2310</text:p>
          </table:table-cell>
          <table:table-cell office:value-type="float" office:value="197.525" calcext:value-type="float">
            <text:p>197.5250</text:p>
          </table:table-cell>
          <table:table-cell table:formula="of:=AVERAGE([.B107:.G107])" office:value-type="float" office:value="197.182333333333" calcext:value-type="float">
            <text:p>197.1823</text:p>
          </table:table-cell>
          <table:table-cell table:formula="of:=STDEV([.B107:.G107])/SQRT(5)" office:value-type="float" office:value="0.18120610732901" calcext:value-type="float">
            <text:p>000.1812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73.191" calcext:value-type="float">
            <text:p>173.1910</text:p>
          </table:table-cell>
          <table:table-cell office:value-type="float" office:value="173.118" calcext:value-type="float">
            <text:p>173.1180</text:p>
          </table:table-cell>
          <table:table-cell office:value-type="float" office:value="173.41" calcext:value-type="float">
            <text:p>173.4100</text:p>
          </table:table-cell>
          <table:table-cell office:value-type="float" office:value="173.26" calcext:value-type="float">
            <text:p>173.2600</text:p>
          </table:table-cell>
          <table:table-cell office:value-type="float" office:value="173.345" calcext:value-type="float">
            <text:p>173.3450</text:p>
          </table:table-cell>
          <table:table-cell office:value-type="float" office:value="173.203" calcext:value-type="float">
            <text:p>173.2030</text:p>
          </table:table-cell>
          <table:table-cell table:formula="of:=AVERAGE([.B108:.G108])" office:value-type="float" office:value="173.2545" calcext:value-type="float">
            <text:p>173.2545</text:p>
          </table:table-cell>
          <table:table-cell table:formula="of:=STDEV([.B108:.G108])/SQRT(5)" office:value-type="float" office:value="0.048048933390867" calcext:value-type="float">
            <text:p>000.0480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82.481" calcext:value-type="float">
            <text:p>182.4810</text:p>
          </table:table-cell>
          <table:table-cell office:value-type="float" office:value="182.815" calcext:value-type="float">
            <text:p>182.8150</text:p>
          </table:table-cell>
          <table:table-cell office:value-type="float" office:value="183.499" calcext:value-type="float">
            <text:p>183.4990</text:p>
          </table:table-cell>
          <table:table-cell office:value-type="float" office:value="183.221" calcext:value-type="float">
            <text:p>183.2210</text:p>
          </table:table-cell>
          <table:table-cell office:value-type="float" office:value="183.299" calcext:value-type="float">
            <text:p>183.2990</text:p>
          </table:table-cell>
          <table:table-cell office:value-type="float" office:value="183.308" calcext:value-type="float">
            <text:p>183.3080</text:p>
          </table:table-cell>
          <table:table-cell table:formula="of:=AVERAGE([.B109:.G109])" office:value-type="float" office:value="183.103833333333" calcext:value-type="float">
            <text:p>183.1038</text:p>
          </table:table-cell>
          <table:table-cell table:formula="of:=STDEV([.B109:.G109])/SQRT(5)" office:value-type="float" office:value="0.169824006940519" calcext:value-type="float">
            <text:p>000.1698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89.987" calcext:value-type="float">
            <text:p>089.9870</text:p>
          </table:table-cell>
          <table:table-cell office:value-type="float" office:value="91.4021" calcext:value-type="float">
            <text:p>091.4021</text:p>
          </table:table-cell>
          <table:table-cell office:value-type="float" office:value="92.3782" calcext:value-type="float">
            <text:p>092.3782</text:p>
          </table:table-cell>
          <table:table-cell office:value-type="float" office:value="92.0362" calcext:value-type="float">
            <text:p>092.0362</text:p>
          </table:table-cell>
          <table:table-cell office:value-type="float" office:value="89.6837" calcext:value-type="float">
            <text:p>089.6837</text:p>
          </table:table-cell>
          <table:table-cell office:value-type="float" office:value="90.8496" calcext:value-type="float">
            <text:p>090.8496</text:p>
          </table:table-cell>
          <table:table-cell table:formula="of:=AVERAGE([.B110:.G110])" office:value-type="float" office:value="91.0561333333333" calcext:value-type="float">
            <text:p>091.0561</text:p>
          </table:table-cell>
          <table:table-cell table:formula="of:=STDEV([.B110:.G110])/SQRT(5)" office:value-type="float" office:value="0.48568958124849" calcext:value-type="float">
            <text:p>000.4857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2048, 80 threads, 640 matrices, Fixed16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440" calcext:value-type="float">
            <text:p>5440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56.8385" calcext:value-type="float">
            <text:p>056.8385</text:p>
          </table:table-cell>
          <table:table-cell office:value-type="float" office:value="50.7133" calcext:value-type="float">
            <text:p>050.7133</text:p>
          </table:table-cell>
          <table:table-cell office:value-type="float" office:value="56.8335" calcext:value-type="float">
            <text:p>056.8335</text:p>
          </table:table-cell>
          <table:table-cell office:value-type="float" office:value="56.8578" calcext:value-type="float">
            <text:p>056.8578</text:p>
          </table:table-cell>
          <table:table-cell office:value-type="float" office:value="56.8553" calcext:value-type="float">
            <text:p>056.8553</text:p>
          </table:table-cell>
          <table:table-cell office:value-type="float" office:value="56.7697" calcext:value-type="float">
            <text:p>056.7697</text:p>
          </table:table-cell>
          <table:table-cell table:formula="of:=AVERAGE([.B117:.G117])" office:value-type="float" office:value="55.81135" calcext:value-type="float">
            <text:p>055.8114</text:p>
          </table:table-cell>
          <table:table-cell table:formula="of:=STDEV([.B117:.G117])/SQRT(5)" office:value-type="float" office:value="1.11701862965664" calcext:value-type="float">
            <text:p>001.1170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67.406" calcext:value-type="float">
            <text:p>067.4060</text:p>
          </table:table-cell>
          <table:table-cell office:value-type="float" office:value="67.4004" calcext:value-type="float">
            <text:p>067.4004</text:p>
          </table:table-cell>
          <table:table-cell office:value-type="float" office:value="67.3793" calcext:value-type="float">
            <text:p>067.3793</text:p>
          </table:table-cell>
          <table:table-cell office:value-type="float" office:value="67.3726" calcext:value-type="float">
            <text:p>067.3726</text:p>
          </table:table-cell>
          <table:table-cell office:value-type="float" office:value="67.3005" calcext:value-type="float">
            <text:p>067.3005</text:p>
          </table:table-cell>
          <table:table-cell office:value-type="float" office:value="67.2066" calcext:value-type="float">
            <text:p>067.2066</text:p>
          </table:table-cell>
          <table:table-cell table:formula="of:=AVERAGE([.B118:.G118])" office:value-type="float" office:value="67.3442333333333" calcext:value-type="float">
            <text:p>067.3442</text:p>
          </table:table-cell>
          <table:table-cell table:formula="of:=STDEV([.B118:.G118])/SQRT(5)" office:value-type="float" office:value="0.0345599151233544" calcext:value-type="float">
            <text:p>000.0346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210.502" calcext:value-type="float">
            <text:p>210.5020</text:p>
          </table:table-cell>
          <table:table-cell office:value-type="float" office:value="210.992" calcext:value-type="float">
            <text:p>210.9920</text:p>
          </table:table-cell>
          <table:table-cell office:value-type="float" office:value="209.306" calcext:value-type="float">
            <text:p>209.3060</text:p>
          </table:table-cell>
          <table:table-cell office:value-type="float" office:value="211.074" calcext:value-type="float">
            <text:p>211.0740</text:p>
          </table:table-cell>
          <table:table-cell office:value-type="float" office:value="211.099" calcext:value-type="float">
            <text:p>211.0990</text:p>
          </table:table-cell>
          <table:table-cell office:value-type="float" office:value="210.066" calcext:value-type="float">
            <text:p>210.0660</text:p>
          </table:table-cell>
          <table:table-cell table:formula="of:=AVERAGE([.B119:.G119])" office:value-type="float" office:value="210.5065" calcext:value-type="float">
            <text:p>210.5065</text:p>
          </table:table-cell>
          <table:table-cell table:formula="of:=STDEV([.B119:.G119])/SQRT(5)" office:value-type="float" office:value="0.319003667690512" calcext:value-type="float">
            <text:p>000.3190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211.693" calcext:value-type="float">
            <text:p>211.6930</text:p>
          </table:table-cell>
          <table:table-cell office:value-type="float" office:value="211.427" calcext:value-type="float">
            <text:p>211.4270</text:p>
          </table:table-cell>
          <table:table-cell office:value-type="float" office:value="169.316" calcext:value-type="float">
            <text:p>169.3160</text:p>
          </table:table-cell>
          <table:table-cell office:value-type="float" office:value="178.291" calcext:value-type="float">
            <text:p>178.2910</text:p>
          </table:table-cell>
          <table:table-cell office:value-type="float" office:value="176.767" calcext:value-type="float">
            <text:p>176.7670</text:p>
          </table:table-cell>
          <table:table-cell office:value-type="float" office:value="197.974" calcext:value-type="float">
            <text:p>197.9740</text:p>
          </table:table-cell>
          <table:table-cell table:formula="of:=AVERAGE([.B120:.G120])" office:value-type="float" office:value="190.911333333333" calcext:value-type="float">
            <text:p>190.9113</text:p>
          </table:table-cell>
          <table:table-cell table:formula="of:=STDEV([.B120:.G120])/SQRT(5)" office:value-type="float" office:value="8.31467355783336" calcext:value-type="float">
            <text:p>008.3147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94.201" calcext:value-type="float">
            <text:p>194.2010</text:p>
          </table:table-cell>
          <table:table-cell office:value-type="float" office:value="154.152" calcext:value-type="float">
            <text:p>154.1520</text:p>
          </table:table-cell>
          <table:table-cell office:value-type="float" office:value="210.727" calcext:value-type="float">
            <text:p>210.7270</text:p>
          </table:table-cell>
          <table:table-cell office:value-type="float" office:value="209" calcext:value-type="float">
            <text:p>209.0000</text:p>
          </table:table-cell>
          <table:table-cell office:value-type="float" office:value="191.564" calcext:value-type="float">
            <text:p>191.5640</text:p>
          </table:table-cell>
          <table:table-cell office:value-type="float" office:value="212.384" calcext:value-type="float">
            <text:p>212.3840</text:p>
          </table:table-cell>
          <table:table-cell table:formula="of:=AVERAGE([.B121:.G121])" office:value-type="float" office:value="195.338" calcext:value-type="float">
            <text:p>195.3380</text:p>
          </table:table-cell>
          <table:table-cell table:formula="of:=STDEV([.B121:.G121])/SQRT(5)" office:value-type="float" office:value="9.85060429009307" calcext:value-type="float">
            <text:p>009.8506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210.979" calcext:value-type="float">
            <text:p>210.9790</text:p>
          </table:table-cell>
          <table:table-cell office:value-type="float" office:value="204.849" calcext:value-type="float">
            <text:p>204.8490</text:p>
          </table:table-cell>
          <table:table-cell office:value-type="float" office:value="204.229" calcext:value-type="float">
            <text:p>204.2290</text:p>
          </table:table-cell>
          <table:table-cell office:value-type="float" office:value="178.302" calcext:value-type="float">
            <text:p>178.3020</text:p>
          </table:table-cell>
          <table:table-cell office:value-type="float" office:value="209.289" calcext:value-type="float">
            <text:p>209.2890</text:p>
          </table:table-cell>
          <table:table-cell office:value-type="float" office:value="211.4" calcext:value-type="float">
            <text:p>211.4000</text:p>
          </table:table-cell>
          <table:table-cell table:formula="of:=AVERAGE([.B122:.G122])" office:value-type="float" office:value="203.174666666667" calcext:value-type="float">
            <text:p>203.1747</text:p>
          </table:table-cell>
          <table:table-cell table:formula="of:=STDEV([.B122:.G122])/SQRT(5)" office:value-type="float" office:value="5.61609600107881" calcext:value-type="float">
            <text:p>005.6161</text:p>
          </table:table-cell>
          <table:table-cell/>
          <table:table-cell table:style-name="Default"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#N=2048, 80 threads, 640 matrices, Fixed8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880" calcext:value-type="float">
            <text:p>2880.0000</text:p>
          </table:table-cell>
          <table:table-cell table:number-columns-repeated="5"/>
          <table:table-cell table:style-name="ce3" table:number-columns-repeated="2"/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9.0899" calcext:value-type="float">
            <text:p>049.0899</text:p>
          </table:table-cell>
          <table:table-cell office:value-type="float" office:value="49.1092" calcext:value-type="float">
            <text:p>049.1092</text:p>
          </table:table-cell>
          <table:table-cell office:value-type="float" office:value="49.0763" calcext:value-type="float">
            <text:p>049.0763</text:p>
          </table:table-cell>
          <table:table-cell office:value-type="float" office:value="49.0908" calcext:value-type="float">
            <text:p>049.0908</text:p>
          </table:table-cell>
          <table:table-cell office:value-type="float" office:value="49.0862" calcext:value-type="float">
            <text:p>049.0862</text:p>
          </table:table-cell>
          <table:table-cell office:value-type="float" office:value="49.0816" calcext:value-type="float">
            <text:p>049.0816</text:p>
          </table:table-cell>
          <table:table-cell table:formula="of:=AVERAGE([.B129:.G129])" office:value-type="float" office:value="49.089" calcext:value-type="float">
            <text:p>049.0890</text:p>
          </table:table-cell>
          <table:table-cell table:formula="of:=STDEV([.B129:.G129])/SQRT(5)" office:value-type="float" office:value="0.00504372877938518" calcext:value-type="float">
            <text:p>000.0050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9.1171" calcext:value-type="float">
            <text:p>059.1171</text:p>
          </table:table-cell>
          <table:table-cell office:value-type="float" office:value="59.1042" calcext:value-type="float">
            <text:p>059.1042</text:p>
          </table:table-cell>
          <table:table-cell office:value-type="float" office:value="59.1277" calcext:value-type="float">
            <text:p>059.1277</text:p>
          </table:table-cell>
          <table:table-cell office:value-type="float" office:value="59.1254" calcext:value-type="float">
            <text:p>059.1254</text:p>
          </table:table-cell>
          <table:table-cell office:value-type="float" office:value="59.1247" calcext:value-type="float">
            <text:p>059.1247</text:p>
          </table:table-cell>
          <table:table-cell office:value-type="float" office:value="59.1107" calcext:value-type="float">
            <text:p>059.1107</text:p>
          </table:table-cell>
          <table:table-cell table:formula="of:=AVERAGE([.B130:.G130])" office:value-type="float" office:value="59.1183" calcext:value-type="float">
            <text:p>059.1183</text:p>
          </table:table-cell>
          <table:table-cell table:formula="of:=STDEV([.B130:.G130])/SQRT(5)" office:value-type="float" office:value="0.00418444739481768" calcext:value-type="float">
            <text:p>000.0042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259.826" calcext:value-type="float">
            <text:p>259.8260</text:p>
          </table:table-cell>
          <table:table-cell office:value-type="float" office:value="260.046" calcext:value-type="float">
            <text:p>260.0460</text:p>
          </table:table-cell>
          <table:table-cell office:value-type="float" office:value="259.77" calcext:value-type="float">
            <text:p>259.7700</text:p>
          </table:table-cell>
          <table:table-cell office:value-type="float" office:value="260.042" calcext:value-type="float">
            <text:p>260.0420</text:p>
          </table:table-cell>
          <table:table-cell office:value-type="float" office:value="259.691" calcext:value-type="float">
            <text:p>259.6910</text:p>
          </table:table-cell>
          <table:table-cell office:value-type="float" office:value="260.226" calcext:value-type="float">
            <text:p>260.2260</text:p>
          </table:table-cell>
          <table:table-cell table:formula="of:=AVERAGE([.B131:.G131])" office:value-type="float" office:value="259.9335" calcext:value-type="float">
            <text:p>259.9335</text:p>
          </table:table-cell>
          <table:table-cell table:formula="of:=STDEV([.B131:.G131])/SQRT(5)" office:value-type="float" office:value="0.0910119772337698" calcext:value-type="float">
            <text:p>000.0910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307.957" calcext:value-type="float">
            <text:p>307.9570</text:p>
          </table:table-cell>
          <table:table-cell office:value-type="float" office:value="306.98" calcext:value-type="float">
            <text:p>306.9800</text:p>
          </table:table-cell>
          <table:table-cell office:value-type="float" office:value="307.754" calcext:value-type="float">
            <text:p>307.7540</text:p>
          </table:table-cell>
          <table:table-cell office:value-type="float" office:value="307.906" calcext:value-type="float">
            <text:p>307.9060</text:p>
          </table:table-cell>
          <table:table-cell office:value-type="float" office:value="307.271" calcext:value-type="float">
            <text:p>307.2710</text:p>
          </table:table-cell>
          <table:table-cell office:value-type="float" office:value="308.06" calcext:value-type="float">
            <text:p>308.0600</text:p>
          </table:table-cell>
          <table:table-cell table:formula="of:=AVERAGE([.B132:.G132])" office:value-type="float" office:value="307.654666666667" calcext:value-type="float">
            <text:p>307.6547</text:p>
          </table:table-cell>
          <table:table-cell table:formula="of:=STDEV([.B132:.G132])/SQRT(5)" office:value-type="float" office:value="0.192988220711348" calcext:value-type="float">
            <text:p>000.1930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334.881" calcext:value-type="float">
            <text:p>334.8810</text:p>
          </table:table-cell>
          <table:table-cell office:value-type="float" office:value="332.165" calcext:value-type="float">
            <text:p>332.1650</text:p>
          </table:table-cell>
          <table:table-cell office:value-type="float" office:value="330.613" calcext:value-type="float">
            <text:p>330.6130</text:p>
          </table:table-cell>
          <table:table-cell office:value-type="float" office:value="332.356" calcext:value-type="float">
            <text:p>332.3560</text:p>
          </table:table-cell>
          <table:table-cell office:value-type="float" office:value="335.888" calcext:value-type="float">
            <text:p>335.8880</text:p>
          </table:table-cell>
          <table:table-cell office:value-type="float" office:value="333.949" calcext:value-type="float">
            <text:p>333.9490</text:p>
          </table:table-cell>
          <table:table-cell table:formula="of:=AVERAGE([.B133:.G133])" office:value-type="float" office:value="333.308666666667" calcext:value-type="float">
            <text:p>333.3087</text:p>
          </table:table-cell>
          <table:table-cell table:formula="of:=STDEV([.B133:.G133])/SQRT(5)" office:value-type="float" office:value="0.872178544412395" calcext:value-type="float">
            <text:p>000.8722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341.754" calcext:value-type="float">
            <text:p>341.7540</text:p>
          </table:table-cell>
          <table:table-cell office:value-type="float" office:value="342.269" calcext:value-type="float">
            <text:p>342.2690</text:p>
          </table:table-cell>
          <table:table-cell office:value-type="float" office:value="341.988" calcext:value-type="float">
            <text:p>341.9880</text:p>
          </table:table-cell>
          <table:table-cell office:value-type="float" office:value="341.359" calcext:value-type="float">
            <text:p>341.3590</text:p>
          </table:table-cell>
          <table:table-cell office:value-type="float" office:value="341.066" calcext:value-type="float">
            <text:p>341.0660</text:p>
          </table:table-cell>
          <table:table-cell office:value-type="float" office:value="343.055" calcext:value-type="float">
            <text:p>343.0550</text:p>
          </table:table-cell>
          <table:table-cell table:formula="of:=AVERAGE([.B134:.G134])" office:value-type="float" office:value="341.915166666667" calcext:value-type="float">
            <text:p>341.9152</text:p>
          </table:table-cell>
          <table:table-cell table:formula="of:=STDEV([.B134:.G134])/SQRT(5)" office:value-type="float" office:value="0.315347607146997" calcext:value-type="float">
            <text:p>000.3153</text:p>
          </table:table-cell>
          <table:table-cell/>
          <table:table-cell table:style-name="Default" table:number-columns-repeated="14"/>
        </table:table-row>
      </table:table>
      <table:table table:name="triangular_matrix-vector" table:style-name="ta1">
        <table:table-column table:style-name="co4" table:default-cell-style-name="ce3"/>
        <table:table-column table:style-name="co2" table:number-columns-repeated="6" table:default-cell-style-name="ce3"/>
        <table:table-column table:style-name="co2" table:number-columns-repeated="2" table:default-cell-style-name="ce4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#N=447, 80 threads, 6400 matrices, MKL reference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1.8792" calcext:value-type="float">
            <text:p>041.8792</text:p>
          </table:table-cell>
          <table:table-cell office:value-type="float" office:value="42.0444" calcext:value-type="float">
            <text:p>042.0444</text:p>
          </table:table-cell>
          <table:table-cell office:value-type="float" office:value="40.8126" calcext:value-type="float">
            <text:p>040.8126</text:p>
          </table:table-cell>
          <table:table-cell office:value-type="float" office:value="41.1949" calcext:value-type="float">
            <text:p>041.1949</text:p>
          </table:table-cell>
          <table:table-cell office:value-type="float" office:value="39.9873" calcext:value-type="float">
            <text:p>039.9873</text:p>
          </table:table-cell>
          <table:table-cell office:value-type="float" office:value="39.7679" calcext:value-type="float">
            <text:p>039.7679</text:p>
          </table:table-cell>
          <table:table-cell table:formula="of:=AVERAGE([.B5:.G5])" office:value-type="float" office:value="40.9477166666667" calcext:value-type="float">
            <text:p>040.9477</text:p>
          </table:table-cell>
          <table:table-cell table:formula="of:=STDEV([.B5:.G5])/SQRT(5)" office:value-type="float" office:value="0.422568299252717" calcext:value-type="float">
            <text:p>000.4226</text:p>
          </table:table-cell>
          <table:table-cell table:number-columns-repeated="14"/>
        </table:table-row>
        <table:table-row table:style-name="ro1">
          <table:table-cell table:number-columns-repeated="7"/>
          <table:table-cell table:style-name="ce3" table:number-columns-repeated="2"/>
          <table:table-cell/>
          <table:table-cell office:value-type="string" calcext:value-type="string">
            <text:p>GAINS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P64</text:p>
          </table:table-cell>
          <table:table-cell table:number-columns-repeated="6"/>
          <table:table-cell table:style-name="ce3" table:number-columns-repeated="2"/>
          <table:table-cell/>
          <table:table-cell table:style-name="ce7" office:value-type="string" calcext:value-type="string">
            <text:p>#N=447, 80 threads, 6400 matrices</text:p>
          </table:table-cell>
          <table:table-cell table:style-name="ce7" table:number-columns-repeated="1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ce7" office:value-type="string" calcext:value-type="string">
            <text:p>#</text:p>
          </table:table-cell>
          <table:table-cell table:style-name="ce7" table:number-columns-repeated="1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  <table:table-cell/>
          <table:table-cell table:style-name="ce7" office:value-type="string" calcext:value-type="string">
            <text:p>#</text:p>
          </table:table-cell>
          <table:table-cell table:style-name="ce7" table:number-columns-repeated="1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bs = 8</text:p>
          </table:table-cell>
          <table:table-cell table:style-name="ce7"/>
          <table:table-cell table:style-name="ce7" office:value-type="string" calcext:value-type="string">
            <text:p>bs = 16</text:p>
          </table:table-cell>
          <table:table-cell table:style-name="ce7"/>
          <table:table-cell table:style-name="ce7" office:value-type="string" calcext:value-type="string">
            <text:p>bs = 32</text:p>
          </table:table-cell>
          <table:table-cell table:style-name="ce7"/>
          <table:table-cell table:style-name="ce7" office:value-type="string" calcext:value-type="string">
            <text:p>bs = 64</text:p>
          </table:table-cell>
          <table:table-cell table:style-name="ce7"/>
          <table:table-cell table:style-name="ce7" office:value-type="string" calcext:value-type="string">
            <text:p>bs = 128</text:p>
          </table:table-cell>
          <table:table-cell table:style-name="ce7"/>
          <table:table-cell table:style-name="ce7" office:value-type="string" calcext:value-type="string">
            <text:p>bs = 256</text:p>
          </table:table-cell>
          <table:table-cell table:style-name="ce7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5.2993" calcext:value-type="float">
            <text:p>035.2993</text:p>
          </table:table-cell>
          <table:table-cell office:value-type="float" office:value="34.9382" calcext:value-type="float">
            <text:p>034.9382</text:p>
          </table:table-cell>
          <table:table-cell office:value-type="float" office:value="35.299" calcext:value-type="float">
            <text:p>035.2990</text:p>
          </table:table-cell>
          <table:table-cell office:value-type="float" office:value="35.2099" calcext:value-type="float">
            <text:p>035.2099</text:p>
          </table:table-cell>
          <table:table-cell office:value-type="float" office:value="35.4829" calcext:value-type="float">
            <text:p>035.4829</text:p>
          </table:table-cell>
          <table:table-cell office:value-type="float" office:value="35.4692" calcext:value-type="float">
            <text:p>035.4692</text:p>
          </table:table-cell>
          <table:table-cell table:formula="of:=AVERAGE([.B12:.G12])" office:value-type="float" office:value="35.2830833333333" calcext:value-type="float">
            <text:p>035.2831</text:p>
          </table:table-cell>
          <table:table-cell table:formula="of:=STDEV([.B12:.G12])/SQRT(5)" office:value-type="float" office:value="0.0893045907741216" calcext:value-type="float">
            <text:p>000.0893</text:p>
          </table:table-cell>
          <table:table-cell/>
          <table:table-cell table:style-name="ce7" office:value-type="string" calcext:value-type="string">
            <text:p>64bit float</text:p>
          </table:table-cell>
          <table:table-cell table:style-name="ce7" table:formula="of:=[.H12]/[.$H$5]" office:value-type="float" office:value="0.861661802062223" calcext:value-type="float">
            <text:p>0.86166</text:p>
          </table:table-cell>
          <table:table-cell table:style-name="ce7" table:formula="of:=SQRT(([.I12]/[.$H$5])^2+([.H12]/[.$H$5]^2*[.$I$5]^2))" office:value-type="float" office:value="0.0613373761799736" calcext:value-type="float">
            <text:p>0.06134</text:p>
          </table:table-cell>
          <table:table-cell table:style-name="ce7" table:formula="of:=[.H13]/[.$H$5]" office:value-type="float" office:value="0.982905843752786" calcext:value-type="float">
            <text:p>0.98291</text:p>
          </table:table-cell>
          <table:table-cell table:style-name="ce7" table:formula="of:=SQRT(([.I13]/[.$H$5])^2+([.H13]/[.$H$5]^2*[.$I$5]^2))" office:value-type="float" office:value="0.0657384891876242" calcext:value-type="float">
            <text:p>0.06574</text:p>
          </table:table-cell>
          <table:table-cell table:style-name="ce7" table:formula="of:=[.H14]/[.$H$5]" office:value-type="float" office:value="0.979676115436636" calcext:value-type="float">
            <text:p>0.97968</text:p>
          </table:table-cell>
          <table:table-cell table:style-name="ce7" table:formula="of:=SQRT(([.I14]/[.$H$5])^2+([.H14]/[.$H$5]^2*[.$I$5]^2))" office:value-type="float" office:value="0.0655926884737049" calcext:value-type="float">
            <text:p>0.06559</text:p>
          </table:table-cell>
          <table:table-cell table:style-name="ce7" table:formula="of:=[.H15]/[.$H$5]" office:value-type="float" office:value="0.974091351451017" calcext:value-type="float">
            <text:p>0.97409</text:p>
          </table:table-cell>
          <table:table-cell table:style-name="ce7" table:formula="of:=SQRT(([.I15]/[.$H$5])^2+([.H15]/[.$H$5]^2*[.$I$5]^2))" office:value-type="float" office:value="0.0654089478154801" calcext:value-type="float">
            <text:p>0.06541</text:p>
          </table:table-cell>
          <table:table-cell table:style-name="ce7" table:formula="of:=[.H16]/[.$H$5]" office:value-type="float" office:value="0.973998957206812" calcext:value-type="float">
            <text:p>0.97400</text:p>
          </table:table-cell>
          <table:table-cell table:style-name="ce7" table:formula="of:=SQRT(([.I16]/[.$H$5])^2+([.H16]/[.$H$5]^2*[.$I$5]^2))" office:value-type="float" office:value="0.0654362896427662" calcext:value-type="float">
            <text:p>0.06544</text:p>
          </table:table-cell>
          <table:table-cell table:style-name="ce7" table:formula="of:=[.H17]/[.$H$5]" office:value-type="float" office:value="0.92031586620825" calcext:value-type="float">
            <text:p>0.92032</text:p>
          </table:table-cell>
          <table:table-cell table:style-name="ce7" table:formula="of:=SQRT(([.I17]/[.$H$5])^2+([.H17]/[.$H$5]^2*[.$I$5]^2))" office:value-type="float" office:value="0.0635880680502934" calcext:value-type="float">
            <text:p>0.06359</text:p>
          </table:table-cell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40.9134" calcext:value-type="float">
            <text:p>040.9134</text:p>
          </table:table-cell>
          <table:table-cell office:value-type="float" office:value="40.4442" calcext:value-type="float">
            <text:p>040.4442</text:p>
          </table:table-cell>
          <table:table-cell office:value-type="float" office:value="39.5702" calcext:value-type="float">
            <text:p>039.5702</text:p>
          </table:table-cell>
          <table:table-cell office:value-type="float" office:value="39.6176" calcext:value-type="float">
            <text:p>039.6176</text:p>
          </table:table-cell>
          <table:table-cell office:value-type="float" office:value="40.6174" calcext:value-type="float">
            <text:p>040.6174</text:p>
          </table:table-cell>
          <table:table-cell office:value-type="float" office:value="40.3237" calcext:value-type="float">
            <text:p>040.3237</text:p>
          </table:table-cell>
          <table:table-cell table:formula="of:=AVERAGE([.B13:.G13])" office:value-type="float" office:value="40.24775" calcext:value-type="float">
            <text:p>040.2478</text:p>
          </table:table-cell>
          <table:table-cell table:formula="of:=STDEV([.B13:.G13])/SQRT(5)" office:value-type="float" office:value="0.243331467344444" calcext:value-type="float">
            <text:p>000.2433</text:p>
          </table:table-cell>
          <table:table-cell/>
          <table:table-cell table:style-name="ce7" office:value-type="string" calcext:value-type="string">
            <text:p>32bit float</text:p>
          </table:table-cell>
          <table:table-cell table:style-name="ce7" table:formula="of:=[.H24]/[.$H$5]" office:value-type="float" office:value="0.921137238828539" calcext:value-type="float">
            <text:p>0.92114</text:p>
          </table:table-cell>
          <table:table-cell table:style-name="ce7" table:formula="of:=SQRT(([.I24]/[.$H$5])^2+([.H24]/[.$H$5]^2*[.$I$5]^2))" office:value-type="float" office:value="0.063379484429193" calcext:value-type="float">
            <text:p>0.06338</text:p>
          </table:table-cell>
          <table:table-cell table:style-name="ce7" table:formula="of:=[.H25]/[.$H$5]" office:value-type="float" office:value="1.90022561290556" calcext:value-type="float">
            <text:p>1.90023</text:p>
          </table:table-cell>
          <table:table-cell table:style-name="ce7" table:formula="of:=SQRT(([.I25]/[.$H$5])^2+([.H25]/[.$H$5]^2*[.$I$5]^2))" office:value-type="float" office:value="0.0956627944339325" calcext:value-type="float">
            <text:p>0.09566</text:p>
          </table:table-cell>
          <table:table-cell table:style-name="ce7" table:formula="of:=[.H26]/[.$H$5]" office:value-type="float" office:value="1.97299401716742" calcext:value-type="float">
            <text:p>1.97299</text:p>
          </table:table-cell>
          <table:table-cell table:style-name="ce7" table:formula="of:=SQRT(([.I26]/[.$H$5])^2+([.H26]/[.$H$5]^2*[.$I$5]^2))" office:value-type="float" office:value="0.0981641222292289" calcext:value-type="float">
            <text:p>0.09816</text:p>
          </table:table-cell>
          <table:table-cell table:style-name="ce7" table:formula="of:=[.H27]/[.$H$5]" office:value-type="float" office:value="1.96613120064082" calcext:value-type="float">
            <text:p>1.96613</text:p>
          </table:table-cell>
          <table:table-cell table:style-name="ce7" table:formula="of:=SQRT(([.I27]/[.$H$5])^2+([.H27]/[.$H$5]^2*[.$I$5]^2))" office:value-type="float" office:value="0.0982362238007708" calcext:value-type="float">
            <text:p>0.09824</text:p>
          </table:table-cell>
          <table:table-cell table:style-name="ce7" table:formula="of:=[.H28]/[.$H$5]" office:value-type="float" office:value="1.91496798966813" calcext:value-type="float">
            <text:p>1.91497</text:p>
          </table:table-cell>
          <table:table-cell table:style-name="ce7" table:formula="of:=SQRT(([.I28]/[.$H$5])^2+([.H28]/[.$H$5]^2*[.$I$5]^2))" office:value-type="float" office:value="0.101118913197688" calcext:value-type="float">
            <text:p>0.10112</text:p>
          </table:table-cell>
          <table:table-cell table:style-name="ce7" table:formula="of:=[.H29]/[.$H$5]" office:value-type="float" office:value="1.85225671923913" calcext:value-type="float">
            <text:p>1.85226</text:p>
          </table:table-cell>
          <table:table-cell table:style-name="ce7" table:formula="of:=SQRT(([.I29]/[.$H$5])^2+([.H29]/[.$H$5]^2*[.$I$5]^2))" office:value-type="float" office:value="0.0964108509450375" calcext:value-type="float">
            <text:p>0.09641</text:p>
          </table:table-cell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39.9373" calcext:value-type="float">
            <text:p>039.9373</text:p>
          </table:table-cell>
          <table:table-cell office:value-type="float" office:value="39.4015" calcext:value-type="float">
            <text:p>039.4015</text:p>
          </table:table-cell>
          <table:table-cell office:value-type="float" office:value="39.8039" calcext:value-type="float">
            <text:p>039.8039</text:p>
          </table:table-cell>
          <table:table-cell office:value-type="float" office:value="40.4629" calcext:value-type="float">
            <text:p>040.4629</text:p>
          </table:table-cell>
          <table:table-cell office:value-type="float" office:value="40.8101" calcext:value-type="float">
            <text:p>040.8101</text:p>
          </table:table-cell>
          <table:table-cell office:value-type="float" office:value="40.2773" calcext:value-type="float">
            <text:p>040.2773</text:p>
          </table:table-cell>
          <table:table-cell table:formula="of:=AVERAGE([.B14:.G14])" office:value-type="float" office:value="40.1155" calcext:value-type="float">
            <text:p>040.1155</text:p>
          </table:table-cell>
          <table:table-cell table:formula="of:=STDEV([.B14:.G14])/SQRT(5)" office:value-type="float" office:value="0.225209321299097" calcext:value-type="float">
            <text:p>000.2252</text:p>
          </table:table-cell>
          <table:table-cell/>
          <table:table-cell table:style-name="ce7" office:value-type="string" calcext:value-type="string">
            <text:p>16bit float</text:p>
          </table:table-cell>
          <table:table-cell table:style-name="ce7" table:formula="of:=[.H36]/[.$H$5]" office:value-type="float" office:value="0.898814463810151" calcext:value-type="float">
            <text:p>0.89881</text:p>
          </table:table-cell>
          <table:table-cell table:style-name="ce7" table:formula="of:=SQRT(([.I36]/[.$H$5])^2+([.H36]/[.$H$5]^2*[.$I$5]^2))" office:value-type="float" office:value="0.0626073377882426" calcext:value-type="float">
            <text:p>0.06261</text:p>
          </table:table-cell>
          <table:table-cell table:style-name="ce7" table:formula="of:=[.H37]/[.$H$5]" office:value-type="float" office:value="2.44329740811759" calcext:value-type="float">
            <text:p>2.44330</text:p>
          </table:table-cell>
          <table:table-cell table:style-name="ce7" table:formula="of:=SQRT(([.I37]/[.$H$5])^2+([.H37]/[.$H$5]^2*[.$I$5]^2))" office:value-type="float" office:value="0.103310561571511" calcext:value-type="float">
            <text:p>0.10331</text:p>
          </table:table-cell>
          <table:table-cell table:style-name="ce7" table:formula="of:=[.H38]/[.$H$5]" office:value-type="float" office:value="3.65320736239668" calcext:value-type="float">
            <text:p>3.65321</text:p>
          </table:table-cell>
          <table:table-cell table:style-name="ce7" table:formula="of:=SQRT(([.I38]/[.$H$5])^2+([.H38]/[.$H$5]^2*[.$I$5]^2))" office:value-type="float" office:value="0.129715856565772" calcext:value-type="float">
            <text:p>0.12972</text:p>
          </table:table-cell>
          <table:table-cell table:style-name="ce7" table:formula="of:=[.H39]/[.$H$5]" office:value-type="float" office:value="3.52417289852955" calcext:value-type="float">
            <text:p>3.52417</text:p>
          </table:table-cell>
          <table:table-cell table:style-name="ce7" table:formula="of:=SQRT(([.I39]/[.$H$5])^2+([.H39]/[.$H$5]^2*[.$I$5]^2))" office:value-type="float" office:value="0.127739658651648" calcext:value-type="float">
            <text:p>0.12774</text:p>
          </table:table-cell>
          <table:table-cell table:style-name="ce7" table:formula="of:=[.H40]/[.$H$5]" office:value-type="float" office:value="3.6216997040535" calcext:value-type="float">
            <text:p>3.62170</text:p>
          </table:table-cell>
          <table:table-cell table:style-name="ce7" table:formula="of:=SQRT(([.I40]/[.$H$5])^2+([.H40]/[.$H$5]^2*[.$I$5]^2))" office:value-type="float" office:value="0.130164401745038" calcext:value-type="float">
            <text:p>0.13016</text:p>
          </table:table-cell>
          <table:table-cell table:style-name="ce7" table:formula="of:=[.H41]/[.$H$5]" office:value-type="float" office:value="3.29345999349577" calcext:value-type="float">
            <text:p>3.29346</text:p>
          </table:table-cell>
          <table:table-cell table:style-name="ce7" table:formula="of:=SQRT(([.I41]/[.$H$5])^2+([.H41]/[.$H$5]^2*[.$I$5]^2))" office:value-type="float" office:value="0.122688805490715" calcext:value-type="float">
            <text:p>0.12269</text:p>
          </table:table-cell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39.9418" calcext:value-type="float">
            <text:p>039.9418</text:p>
          </table:table-cell>
          <table:table-cell office:value-type="float" office:value="39.3009" calcext:value-type="float">
            <text:p>039.3009</text:p>
          </table:table-cell>
          <table:table-cell office:value-type="float" office:value="40.3216" calcext:value-type="float">
            <text:p>040.3216</text:p>
          </table:table-cell>
          <table:table-cell office:value-type="float" office:value="40.2213" calcext:value-type="float">
            <text:p>040.2213</text:p>
          </table:table-cell>
          <table:table-cell office:value-type="float" office:value="39.218" calcext:value-type="float">
            <text:p>039.2180</text:p>
          </table:table-cell>
          <table:table-cell office:value-type="float" office:value="40.3173" calcext:value-type="float">
            <text:p>040.3173</text:p>
          </table:table-cell>
          <table:table-cell table:formula="of:=AVERAGE([.B15:.G15])" office:value-type="float" office:value="39.8868166666667" calcext:value-type="float">
            <text:p>039.8868</text:p>
          </table:table-cell>
          <table:table-cell table:formula="of:=STDEV([.B15:.G15])/SQRT(5)" office:value-type="float" office:value="0.226262572100056" calcext:value-type="float">
            <text:p>000.2263</text:p>
          </table:table-cell>
          <table:table-cell/>
          <table:table-cell table:style-name="ce7" office:value-type="string" calcext:value-type="string">
            <text:p>16bit fixed</text:p>
          </table:table-cell>
          <table:table-cell table:style-name="ce7" table:formula="of:=[.H48]/[.$H$5]" office:value-type="float" office:value="1.28909344965511" calcext:value-type="float">
            <text:p>1.28909</text:p>
          </table:table-cell>
          <table:table-cell table:style-name="ce7" table:formula="of:=SQRT(([.I48]/[.$H$5])^2+([.H48]/[.$H$5]^2*[.$I$5]^2))" office:value-type="float" office:value="0.0749770750477952" calcext:value-type="float">
            <text:p>0.07498</text:p>
          </table:table-cell>
          <table:table-cell table:style-name="ce7" table:formula="of:=[.H49]/[.$H$5]" office:value-type="float" office:value="1.3232569337403" calcext:value-type="float">
            <text:p>1.32326</text:p>
          </table:table-cell>
          <table:table-cell table:style-name="ce7" table:formula="of:=SQRT(([.I49]/[.$H$5])^2+([.H49]/[.$H$5]^2*[.$I$5]^2))" office:value-type="float" office:value="0.0759642068983919" calcext:value-type="float">
            <text:p>0.07596</text:p>
          </table:table-cell>
          <table:table-cell table:style-name="ce7" table:formula="of:=[.H50]/[.$H$5]" office:value-type="float" office:value="3.40794745168941" calcext:value-type="float">
            <text:p>3.40795</text:p>
          </table:table-cell>
          <table:table-cell table:style-name="ce7" table:formula="of:=SQRT(([.I50]/[.$H$5])^2+([.H50]/[.$H$5]^2*[.$I$5]^2))" office:value-type="float" office:value="0.127330441887367" calcext:value-type="float">
            <text:p>0.12733</text:p>
          </table:table-cell>
          <table:table-cell table:style-name="ce7" table:formula="of:=[.H51]/[.$H$5]" office:value-type="float" office:value="3.56548981363633" calcext:value-type="float">
            <text:p>3.56549</text:p>
          </table:table-cell>
          <table:table-cell table:style-name="ce7" table:formula="of:=SQRT(([.I51]/[.$H$5])^2+([.H51]/[.$H$5]^2*[.$I$5]^2))" office:value-type="float" office:value="0.135863090674757" calcext:value-type="float">
            <text:p>0.13586</text:p>
          </table:table-cell>
          <table:table-cell table:style-name="ce7" table:formula="of:=[.H52]/[.$H$5]" office:value-type="float" office:value="3.59860928346432" calcext:value-type="float">
            <text:p>3.59861</text:p>
          </table:table-cell>
          <table:table-cell table:style-name="ce7" table:formula="of:=SQRT(([.I52]/[.$H$5])^2+([.H52]/[.$H$5]^2*[.$I$5]^2))" office:value-type="float" office:value="0.125922994964112" calcext:value-type="float">
            <text:p>0.12592</text:p>
          </table:table-cell>
          <table:table-cell table:style-name="ce7" table:formula="of:=[.H53]/[.$H$5]" office:value-type="float" office:value="3.52240234803487" calcext:value-type="float">
            <text:p>3.52240</text:p>
          </table:table-cell>
          <table:table-cell table:style-name="ce7" table:formula="of:=SQRT(([.I53]/[.$H$5])^2+([.H53]/[.$H$5]^2*[.$I$5]^2))" office:value-type="float" office:value="0.126381364370716" calcext:value-type="float">
            <text:p>0.12638</text:p>
          </table:table-cell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39.576" calcext:value-type="float">
            <text:p>039.5760</text:p>
          </table:table-cell>
          <table:table-cell office:value-type="float" office:value="39.4495" calcext:value-type="float">
            <text:p>039.4495</text:p>
          </table:table-cell>
          <table:table-cell office:value-type="float" office:value="40.1996" calcext:value-type="float">
            <text:p>040.1996</text:p>
          </table:table-cell>
          <table:table-cell office:value-type="float" office:value="40.4139" calcext:value-type="float">
            <text:p>040.4139</text:p>
          </table:table-cell>
          <table:table-cell office:value-type="float" office:value="39.2064" calcext:value-type="float">
            <text:p>039.2064</text:p>
          </table:table-cell>
          <table:table-cell office:value-type="float" office:value="40.4528" calcext:value-type="float">
            <text:p>040.4528</text:p>
          </table:table-cell>
          <table:table-cell table:formula="of:=AVERAGE([.B16:.G16])" office:value-type="float" office:value="39.8830333333333" calcext:value-type="float">
            <text:p>039.8830</text:p>
          </table:table-cell>
          <table:table-cell table:formula="of:=STDEV([.B16:.G16])/SQRT(5)" office:value-type="float" office:value="0.240559449062665" calcext:value-type="float">
            <text:p>000.2406</text:p>
          </table:table-cell>
          <table:table-cell/>
          <table:table-cell table:style-name="ce7" office:value-type="string" calcext:value-type="string">
            <text:p>8bit fixed</text:p>
          </table:table-cell>
          <table:table-cell table:style-name="ce7" table:formula="of:=[.H60]/[.$H$5]" office:value-type="float" office:value="0.960069812602494" calcext:value-type="float">
            <text:p>0.96007</text:p>
          </table:table-cell>
          <table:table-cell table:style-name="ce7" table:formula="of:=SQRT(([.I60]/[.$H$5])^2+([.H60]/[.$H$5]^2*[.$I$5]^2))" office:value-type="float" office:value="0.0647063827215325" calcext:value-type="float">
            <text:p>0.06471</text:p>
          </table:table-cell>
          <table:table-cell table:style-name="ce7" table:formula="of:=[.H61]/[.$H$5]" office:value-type="float" office:value="1.25824761087615" calcext:value-type="float">
            <text:p>1.25825</text:p>
          </table:table-cell>
          <table:table-cell table:style-name="ce7" table:formula="of:=SQRT(([.I61]/[.$H$5])^2+([.H61]/[.$H$5]^2*[.$I$5]^2))" office:value-type="float" office:value="0.0740758704964626" calcext:value-type="float">
            <text:p>0.07408</text:p>
          </table:table-cell>
          <table:table-cell table:style-name="ce7" table:formula="of:=[.H62]/[.$H$5]" office:value-type="float" office:value="3.43967490250779" calcext:value-type="float">
            <text:p>3.43967</text:p>
          </table:table-cell>
          <table:table-cell table:style-name="ce7" table:formula="of:=SQRT(([.I62]/[.$H$5])^2+([.H62]/[.$H$5]^2*[.$I$5]^2))" office:value-type="float" office:value="0.122489123425651" calcext:value-type="float">
            <text:p>0.12249</text:p>
          </table:table-cell>
          <table:table-cell table:style-name="ce7" table:formula="of:=[.H63]/[.$H$5]" office:value-type="float" office:value="3.9351848271556" calcext:value-type="float">
            <text:p>3.93518</text:p>
          </table:table-cell>
          <table:table-cell table:style-name="ce7" table:formula="of:=SQRT(([.I63]/[.$H$5])^2+([.H63]/[.$H$5]^2*[.$I$5]^2))" office:value-type="float" office:value="0.131015605577051" calcext:value-type="float">
            <text:p>0.13102</text:p>
          </table:table-cell>
          <table:table-cell table:style-name="ce7" table:formula="of:=[.H64]/[.$H$5]" office:value-type="float" office:value="3.74911421597378" calcext:value-type="float">
            <text:p>3.74911</text:p>
          </table:table-cell>
          <table:table-cell table:style-name="ce7" table:formula="of:=SQRT(([.I64]/[.$H$5])^2+([.H64]/[.$H$5]^2*[.$I$5]^2))" office:value-type="float" office:value="0.12796681397376" calcext:value-type="float">
            <text:p>0.12797</text:p>
          </table:table-cell>
          <table:table-cell table:style-name="ce7" table:formula="of:=[.H65]/[.$H$5]" office:value-type="float" office:value="3.89602920472163" calcext:value-type="float">
            <text:p>3.89603</text:p>
          </table:table-cell>
          <table:table-cell table:style-name="ce7" table:formula="of:=SQRT(([.I65]/[.$H$5])^2+([.H65]/[.$H$5]^2*[.$I$5]^2))" office:value-type="float" office:value="0.130357746829612" calcext:value-type="float">
            <text:p>0.13036</text:p>
          </table:table-cell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37.0275" calcext:value-type="float">
            <text:p>037.0275</text:p>
          </table:table-cell>
          <table:table-cell office:value-type="float" office:value="38.4371" calcext:value-type="float">
            <text:p>038.4371</text:p>
          </table:table-cell>
          <table:table-cell office:value-type="float" office:value="37.9486" calcext:value-type="float">
            <text:p>037.9486</text:p>
          </table:table-cell>
          <table:table-cell office:value-type="float" office:value="37.252" calcext:value-type="float">
            <text:p>037.2520</text:p>
          </table:table-cell>
          <table:table-cell office:value-type="float" office:value="37.777" calcext:value-type="float">
            <text:p>037.7770</text:p>
          </table:table-cell>
          <table:table-cell office:value-type="float" office:value="37.6668" calcext:value-type="float">
            <text:p>037.6668</text:p>
          </table:table-cell>
          <table:table-cell table:formula="of:=AVERAGE([.B17:.G17])" office:value-type="float" office:value="37.6848333333333" calcext:value-type="float">
            <text:p>037.6848</text:p>
          </table:table-cell>
          <table:table-cell table:formula="of:=STDEV([.B17:.G17])/SQRT(5)" office:value-type="float" office:value="0.224831465176325" calcext:value-type="float">
            <text:p>000.2248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P32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44" calcext:value-type="float">
            <text:p>244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7.6894" calcext:value-type="float">
            <text:p>037.6894</text:p>
          </table:table-cell>
          <table:table-cell office:value-type="float" office:value="37.7623" calcext:value-type="float">
            <text:p>037.7623</text:p>
          </table:table-cell>
          <table:table-cell office:value-type="float" office:value="37.7142" calcext:value-type="float">
            <text:p>037.7142</text:p>
          </table:table-cell>
          <table:table-cell office:value-type="float" office:value="37.7346" calcext:value-type="float">
            <text:p>037.7346</text:p>
          </table:table-cell>
          <table:table-cell office:value-type="float" office:value="37.6996" calcext:value-type="float">
            <text:p>037.6996</text:p>
          </table:table-cell>
          <table:table-cell office:value-type="float" office:value="37.7107" calcext:value-type="float">
            <text:p>037.7107</text:p>
          </table:table-cell>
          <table:table-cell table:formula="of:=AVERAGE([.B24:.G24])" office:value-type="float" office:value="37.7184666666667" calcext:value-type="float">
            <text:p>037.7185</text:p>
          </table:table-cell>
          <table:table-cell table:formula="of:=STDEV([.B24:.G24])/SQRT(5)" office:value-type="float" office:value="0.0117660415320256" calcext:value-type="float">
            <text:p>000.0118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75.3984" calcext:value-type="float">
            <text:p>075.3984</text:p>
          </table:table-cell>
          <table:table-cell office:value-type="float" office:value="74.6681" calcext:value-type="float">
            <text:p>074.6681</text:p>
          </table:table-cell>
          <table:table-cell office:value-type="float" office:value="80.2556" calcext:value-type="float">
            <text:p>080.2556</text:p>
          </table:table-cell>
          <table:table-cell office:value-type="float" office:value="76.1345" calcext:value-type="float">
            <text:p>076.1345</text:p>
          </table:table-cell>
          <table:table-cell office:value-type="float" office:value="79.788" calcext:value-type="float">
            <text:p>079.7880</text:p>
          </table:table-cell>
          <table:table-cell office:value-type="float" office:value="80.6148" calcext:value-type="float">
            <text:p>080.6148</text:p>
          </table:table-cell>
          <table:table-cell table:formula="of:=AVERAGE([.B25:.G25])" office:value-type="float" office:value="77.8099" calcext:value-type="float">
            <text:p>077.8099</text:p>
          </table:table-cell>
          <table:table-cell table:formula="of:=STDEV([.B25:.G25])/SQRT(5)" office:value-type="float" office:value="1.20424244668588" calcext:value-type="float">
            <text:p>001.2042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76.6927" calcext:value-type="float">
            <text:p>076.6927</text:p>
          </table:table-cell>
          <table:table-cell office:value-type="float" office:value="80.8182" calcext:value-type="float">
            <text:p>080.8182</text:p>
          </table:table-cell>
          <table:table-cell office:value-type="float" office:value="84.6497" calcext:value-type="float">
            <text:p>084.6497</text:p>
          </table:table-cell>
          <table:table-cell office:value-type="float" office:value="80.1509" calcext:value-type="float">
            <text:p>080.1509</text:p>
          </table:table-cell>
          <table:table-cell office:value-type="float" office:value="83.5394" calcext:value-type="float">
            <text:p>083.5394</text:p>
          </table:table-cell>
          <table:table-cell office:value-type="float" office:value="78.8867" calcext:value-type="float">
            <text:p>078.8867</text:p>
          </table:table-cell>
          <table:table-cell table:formula="of:=AVERAGE([.B26:.G26])" office:value-type="float" office:value="80.7896" calcext:value-type="float">
            <text:p>080.7896</text:p>
          </table:table-cell>
          <table:table-cell table:formula="of:=STDEV([.B26:.G26])/SQRT(5)" office:value-type="float" office:value="1.31569214818665" calcext:value-type="float">
            <text:p>001.3157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81.2345" calcext:value-type="float">
            <text:p>081.2345</text:p>
          </table:table-cell>
          <table:table-cell office:value-type="float" office:value="82.5092" calcext:value-type="float">
            <text:p>082.5092</text:p>
          </table:table-cell>
          <table:table-cell office:value-type="float" office:value="82.3516" calcext:value-type="float">
            <text:p>082.3516</text:p>
          </table:table-cell>
          <table:table-cell office:value-type="float" office:value="82.2775" calcext:value-type="float">
            <text:p>082.2775</text:p>
          </table:table-cell>
          <table:table-cell office:value-type="float" office:value="79.9833" calcext:value-type="float">
            <text:p>079.9833</text:p>
          </table:table-cell>
          <table:table-cell office:value-type="float" office:value="74.6954" calcext:value-type="float">
            <text:p>074.6954</text:p>
          </table:table-cell>
          <table:table-cell table:formula="of:=AVERAGE([.B27:.G27])" office:value-type="float" office:value="80.5085833333333" calcext:value-type="float">
            <text:p>080.5086</text:p>
          </table:table-cell>
          <table:table-cell table:formula="of:=STDEV([.B27:.G27])/SQRT(5)" office:value-type="float" office:value="1.34349129819785" calcext:value-type="float">
            <text:p>001.3435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76.4012" calcext:value-type="float">
            <text:p>076.4012</text:p>
          </table:table-cell>
          <table:table-cell office:value-type="float" office:value="83.9034" calcext:value-type="float">
            <text:p>083.9034</text:p>
          </table:table-cell>
          <table:table-cell office:value-type="float" office:value="77.1674" calcext:value-type="float">
            <text:p>077.1674</text:p>
          </table:table-cell>
          <table:table-cell office:value-type="float" office:value="78.7408" calcext:value-type="float">
            <text:p>078.7408</text:p>
          </table:table-cell>
          <table:table-cell office:value-type="float" office:value="81.5753" calcext:value-type="float">
            <text:p>081.5753</text:p>
          </table:table-cell>
          <table:table-cell office:value-type="float" office:value="72.6933" calcext:value-type="float">
            <text:p>072.6933</text:p>
          </table:table-cell>
          <table:table-cell table:formula="of:=AVERAGE([.B28:.G28])" office:value-type="float" office:value="78.4135666666667" calcext:value-type="float">
            <text:p>078.4136</text:p>
          </table:table-cell>
          <table:table-cell table:formula="of:=STDEV([.B28:.G28])/SQRT(5)" office:value-type="float" office:value="1.77274827376403" calcext:value-type="float">
            <text:p>001.7727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78.7339" calcext:value-type="float">
            <text:p>078.7339</text:p>
          </table:table-cell>
          <table:table-cell office:value-type="float" office:value="72.3329" calcext:value-type="float">
            <text:p>072.3329</text:p>
          </table:table-cell>
          <table:table-cell office:value-type="float" office:value="76.3446" calcext:value-type="float">
            <text:p>076.3446</text:p>
          </table:table-cell>
          <table:table-cell office:value-type="float" office:value="71.7178" calcext:value-type="float">
            <text:p>071.7178</text:p>
          </table:table-cell>
          <table:table-cell office:value-type="float" office:value="79.392" calcext:value-type="float">
            <text:p>079.3920</text:p>
          </table:table-cell>
          <table:table-cell office:value-type="float" office:value="76.5529" calcext:value-type="float">
            <text:p>076.5529</text:p>
          </table:table-cell>
          <table:table-cell table:formula="of:=AVERAGE([.B29:.G29])" office:value-type="float" office:value="75.8456833333333" calcext:value-type="float">
            <text:p>075.8457</text:p>
          </table:table-cell>
          <table:table-cell table:formula="of:=STDEV([.B29:.G29])/SQRT(5)" office:value-type="float" office:value="1.42893384351178" calcext:value-type="float">
            <text:p>001.4289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BFLOAT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office:value-type="float" office:value="122" calcext:value-type="float">
            <text:p>122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6.8558" calcext:value-type="float">
            <text:p>036.8558</text:p>
          </table:table-cell>
          <table:table-cell office:value-type="float" office:value="36.7477" calcext:value-type="float">
            <text:p>036.7477</text:p>
          </table:table-cell>
          <table:table-cell office:value-type="float" office:value="36.7915" calcext:value-type="float">
            <text:p>036.7915</text:p>
          </table:table-cell>
          <table:table-cell office:value-type="float" office:value="36.8143" calcext:value-type="float">
            <text:p>036.8143</text:p>
          </table:table-cell>
          <table:table-cell office:value-type="float" office:value="36.8101" calcext:value-type="float">
            <text:p>036.8101</text:p>
          </table:table-cell>
          <table:table-cell office:value-type="float" office:value="36.807" calcext:value-type="float">
            <text:p>036.8070</text:p>
          </table:table-cell>
          <table:table-cell table:formula="of:=AVERAGE([.B36:.G36])" office:value-type="float" office:value="36.8044" calcext:value-type="float">
            <text:p>036.8044</text:p>
          </table:table-cell>
          <table:table-cell table:formula="of:=STDEV([.B36:.G36])/SQRT(5)" office:value-type="float" office:value="0.0156977960236462" calcext:value-type="float">
            <text:p>000.0157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99.8005" calcext:value-type="float">
            <text:p>099.8005</text:p>
          </table:table-cell>
          <table:table-cell office:value-type="float" office:value="99.8204" calcext:value-type="float">
            <text:p>099.8204</text:p>
          </table:table-cell>
          <table:table-cell office:value-type="float" office:value="100.603" calcext:value-type="float">
            <text:p>100.6030</text:p>
          </table:table-cell>
          <table:table-cell office:value-type="float" office:value="99.6118" calcext:value-type="float">
            <text:p>099.6118</text:p>
          </table:table-cell>
          <table:table-cell office:value-type="float" office:value="100.445" calcext:value-type="float">
            <text:p>100.4450</text:p>
          </table:table-cell>
          <table:table-cell office:value-type="float" office:value="100.004" calcext:value-type="float">
            <text:p>100.0040</text:p>
          </table:table-cell>
          <table:table-cell table:formula="of:=AVERAGE([.B37:.G37])" office:value-type="float" office:value="100.04745" calcext:value-type="float">
            <text:p>100.0475</text:p>
          </table:table-cell>
          <table:table-cell table:formula="of:=STDEV([.B37:.G37])/SQRT(5)" office:value-type="float" office:value="0.175601439060161" calcext:value-type="float">
            <text:p>000.1756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44.906" calcext:value-type="float">
            <text:p>144.9060</text:p>
          </table:table-cell>
          <table:table-cell office:value-type="float" office:value="148.798" calcext:value-type="float">
            <text:p>148.7980</text:p>
          </table:table-cell>
          <table:table-cell office:value-type="float" office:value="151.977" calcext:value-type="float">
            <text:p>151.9770</text:p>
          </table:table-cell>
          <table:table-cell office:value-type="float" office:value="152.337" calcext:value-type="float">
            <text:p>152.3370</text:p>
          </table:table-cell>
          <table:table-cell office:value-type="float" office:value="148.851" calcext:value-type="float">
            <text:p>148.8510</text:p>
          </table:table-cell>
          <table:table-cell office:value-type="float" office:value="150.674" calcext:value-type="float">
            <text:p>150.6740</text:p>
          </table:table-cell>
          <table:table-cell table:formula="of:=AVERAGE([.B38:.G38])" office:value-type="float" office:value="149.5905" calcext:value-type="float">
            <text:p>149.5905</text:p>
          </table:table-cell>
          <table:table-cell table:formula="of:=STDEV([.B38:.G38])/SQRT(5)" office:value-type="float" office:value="1.22526851750953" calcext:value-type="float">
            <text:p>001.2253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41.948" calcext:value-type="float">
            <text:p>141.9480</text:p>
          </table:table-cell>
          <table:table-cell office:value-type="float" office:value="140.895" calcext:value-type="float">
            <text:p>140.8950</text:p>
          </table:table-cell>
          <table:table-cell office:value-type="float" office:value="145.171" calcext:value-type="float">
            <text:p>145.1710</text:p>
          </table:table-cell>
          <table:table-cell office:value-type="float" office:value="146.054" calcext:value-type="float">
            <text:p>146.0540</text:p>
          </table:table-cell>
          <table:table-cell office:value-type="float" office:value="143.26" calcext:value-type="float">
            <text:p>143.2600</text:p>
          </table:table-cell>
          <table:table-cell office:value-type="float" office:value="148.513" calcext:value-type="float">
            <text:p>148.5130</text:p>
          </table:table-cell>
          <table:table-cell table:formula="of:=AVERAGE([.B39:.G39])" office:value-type="float" office:value="144.306833333333" calcext:value-type="float">
            <text:p>144.3068</text:p>
          </table:table-cell>
          <table:table-cell table:formula="of:=STDEV([.B39:.G39])/SQRT(5)" office:value-type="float" office:value="1.26161443925366" calcext:value-type="float">
            <text:p>001.2616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48.335" calcext:value-type="float">
            <text:p>148.3350</text:p>
          </table:table-cell>
          <table:table-cell office:value-type="float" office:value="149.678" calcext:value-type="float">
            <text:p>149.6780</text:p>
          </table:table-cell>
          <table:table-cell office:value-type="float" office:value="151.027" calcext:value-type="float">
            <text:p>151.0270</text:p>
          </table:table-cell>
          <table:table-cell office:value-type="float" office:value="151.603" calcext:value-type="float">
            <text:p>151.6030</text:p>
          </table:table-cell>
          <table:table-cell office:value-type="float" office:value="144.228" calcext:value-type="float">
            <text:p>144.2280</text:p>
          </table:table-cell>
          <table:table-cell office:value-type="float" office:value="144.931" calcext:value-type="float">
            <text:p>144.9310</text:p>
          </table:table-cell>
          <table:table-cell table:formula="of:=AVERAGE([.B40:.G40])" office:value-type="float" office:value="148.300333333333" calcext:value-type="float">
            <text:p>148.3003</text:p>
          </table:table-cell>
          <table:table-cell table:formula="of:=STDEV([.B40:.G40])/SQRT(5)" office:value-type="float" office:value="1.38820447101042" calcext:value-type="float">
            <text:p>001.3882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33.551" calcext:value-type="float">
            <text:p>133.5510</text:p>
          </table:table-cell>
          <table:table-cell office:value-type="float" office:value="136.127" calcext:value-type="float">
            <text:p>136.1270</text:p>
          </table:table-cell>
          <table:table-cell office:value-type="float" office:value="137.132" calcext:value-type="float">
            <text:p>137.1320</text:p>
          </table:table-cell>
          <table:table-cell office:value-type="float" office:value="130.94" calcext:value-type="float">
            <text:p>130.9400</text:p>
          </table:table-cell>
          <table:table-cell office:value-type="float" office:value="134.349" calcext:value-type="float">
            <text:p>134.3490</text:p>
          </table:table-cell>
          <table:table-cell office:value-type="float" office:value="137.059" calcext:value-type="float">
            <text:p>137.0590</text:p>
          </table:table-cell>
          <table:table-cell table:formula="of:=AVERAGE([.B41:.G41])" office:value-type="float" office:value="134.859666666667" calcext:value-type="float">
            <text:p>134.8597</text:p>
          </table:table-cell>
          <table:table-cell table:formula="of:=STDEV([.B41:.G41])/SQRT(5)" office:value-type="float" office:value="1.07599024778728" calcext:value-type="float">
            <text:p>001.0760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ixed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30" calcext:value-type="float">
            <text:p>130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52.8299" calcext:value-type="float">
            <text:p>052.8299</text:p>
          </table:table-cell>
          <table:table-cell office:value-type="float" office:value="52.7922" calcext:value-type="float">
            <text:p>052.7922</text:p>
          </table:table-cell>
          <table:table-cell office:value-type="float" office:value="52.7641" calcext:value-type="float">
            <text:p>052.7641</text:p>
          </table:table-cell>
          <table:table-cell office:value-type="float" office:value="52.7529" calcext:value-type="float">
            <text:p>052.7529</text:p>
          </table:table-cell>
          <table:table-cell office:value-type="float" office:value="52.7639" calcext:value-type="float">
            <text:p>052.7639</text:p>
          </table:table-cell>
          <table:table-cell office:value-type="float" office:value="52.8096" calcext:value-type="float">
            <text:p>052.8096</text:p>
          </table:table-cell>
          <table:table-cell table:formula="of:=AVERAGE([.B48:.G48])" office:value-type="float" office:value="52.7854333333333" calcext:value-type="float">
            <text:p>052.7854</text:p>
          </table:table-cell>
          <table:table-cell table:formula="of:=STDEV([.B48:.G48])/SQRT(5)" office:value-type="float" office:value="0.0135415114862913" calcext:value-type="float">
            <text:p>000.0135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4.1917" calcext:value-type="float">
            <text:p>054.1917</text:p>
          </table:table-cell>
          <table:table-cell office:value-type="float" office:value="54.1629" calcext:value-type="float">
            <text:p>054.1629</text:p>
          </table:table-cell>
          <table:table-cell office:value-type="float" office:value="54.1943" calcext:value-type="float">
            <text:p>054.1943</text:p>
          </table:table-cell>
          <table:table-cell office:value-type="float" office:value="54.2364" calcext:value-type="float">
            <text:p>054.2364</text:p>
          </table:table-cell>
          <table:table-cell office:value-type="float" office:value="54.1388" calcext:value-type="float">
            <text:p>054.1388</text:p>
          </table:table-cell>
          <table:table-cell office:value-type="float" office:value="54.182" calcext:value-type="float">
            <text:p>054.1820</text:p>
          </table:table-cell>
          <table:table-cell table:formula="of:=AVERAGE([.B49:.G49])" office:value-type="float" office:value="54.18435" calcext:value-type="float">
            <text:p>054.1844</text:p>
          </table:table-cell>
          <table:table-cell table:formula="of:=STDEV([.B49:.G49])/SQRT(5)" office:value-type="float" office:value="0.0147005510100811" calcext:value-type="float">
            <text:p>000.0147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44.525" calcext:value-type="float">
            <text:p>144.5250</text:p>
          </table:table-cell>
          <table:table-cell office:value-type="float" office:value="137.236" calcext:value-type="float">
            <text:p>137.2360</text:p>
          </table:table-cell>
          <table:table-cell office:value-type="float" office:value="142.263" calcext:value-type="float">
            <text:p>142.2630</text:p>
          </table:table-cell>
          <table:table-cell office:value-type="float" office:value="138.1" calcext:value-type="float">
            <text:p>138.1000</text:p>
          </table:table-cell>
          <table:table-cell office:value-type="float" office:value="139.742" calcext:value-type="float">
            <text:p>139.7420</text:p>
          </table:table-cell>
          <table:table-cell office:value-type="float" office:value="135.42" calcext:value-type="float">
            <text:p>135.4200</text:p>
          </table:table-cell>
          <table:table-cell table:formula="of:=AVERAGE([.B50:.G50])" office:value-type="float" office:value="139.547666666667" calcext:value-type="float">
            <text:p>139.5477</text:p>
          </table:table-cell>
          <table:table-cell table:formula="of:=STDEV([.B50:.G50])/SQRT(5)" office:value-type="float" office:value="1.5054809375523" calcext:value-type="float">
            <text:p>001.5055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49.775" calcext:value-type="float">
            <text:p>149.7750</text:p>
          </table:table-cell>
          <table:table-cell office:value-type="float" office:value="148.998" calcext:value-type="float">
            <text:p>148.9980</text:p>
          </table:table-cell>
          <table:table-cell office:value-type="float" office:value="142.075" calcext:value-type="float">
            <text:p>142.0750</text:p>
          </table:table-cell>
          <table:table-cell office:value-type="float" office:value="138.967" calcext:value-type="float">
            <text:p>138.9670</text:p>
          </table:table-cell>
          <table:table-cell office:value-type="float" office:value="151.636" calcext:value-type="float">
            <text:p>151.6360</text:p>
          </table:table-cell>
          <table:table-cell office:value-type="float" office:value="144.541" calcext:value-type="float">
            <text:p>144.5410</text:p>
          </table:table-cell>
          <table:table-cell table:formula="of:=AVERAGE([.B51:.G51])" office:value-type="float" office:value="145.998666666667" calcext:value-type="float">
            <text:p>145.9987</text:p>
          </table:table-cell>
          <table:table-cell table:formula="of:=STDEV([.B51:.G51])/SQRT(5)" office:value-type="float" office:value="2.20907681471997" calcext:value-type="float">
            <text:p>002.2091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48.861" calcext:value-type="float">
            <text:p>148.8610</text:p>
          </table:table-cell>
          <table:table-cell office:value-type="float" office:value="146.205" calcext:value-type="float">
            <text:p>146.2050</text:p>
          </table:table-cell>
          <table:table-cell office:value-type="float" office:value="147.26" calcext:value-type="float">
            <text:p>147.2600</text:p>
          </table:table-cell>
          <table:table-cell office:value-type="float" office:value="145.831" calcext:value-type="float">
            <text:p>145.8310</text:p>
          </table:table-cell>
          <table:table-cell office:value-type="float" office:value="147.712" calcext:value-type="float">
            <text:p>147.7120</text:p>
          </table:table-cell>
          <table:table-cell office:value-type="float" office:value="148.26" calcext:value-type="float">
            <text:p>148.2600</text:p>
          </table:table-cell>
          <table:table-cell table:formula="of:=AVERAGE([.B52:.G52])" office:value-type="float" office:value="147.354833333333" calcext:value-type="float">
            <text:p>147.3548</text:p>
          </table:table-cell>
          <table:table-cell table:formula="of:=STDEV([.B52:.G52])/SQRT(5)" office:value-type="float" office:value="0.524160694189608" calcext:value-type="float">
            <text:p>000.5242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44.112" calcext:value-type="float">
            <text:p>144.1120</text:p>
          </table:table-cell>
          <table:table-cell office:value-type="float" office:value="147.36" calcext:value-type="float">
            <text:p>147.3600</text:p>
          </table:table-cell>
          <table:table-cell office:value-type="float" office:value="141.737" calcext:value-type="float">
            <text:p>141.7370</text:p>
          </table:table-cell>
          <table:table-cell office:value-type="float" office:value="145.876" calcext:value-type="float">
            <text:p>145.8760</text:p>
          </table:table-cell>
          <table:table-cell office:value-type="float" office:value="141.64" calcext:value-type="float">
            <text:p>141.6400</text:p>
          </table:table-cell>
          <table:table-cell office:value-type="float" office:value="144.681" calcext:value-type="float">
            <text:p>144.6810</text:p>
          </table:table-cell>
          <table:table-cell table:formula="of:=AVERAGE([.B53:.G53])" office:value-type="float" office:value="144.234333333333" calcext:value-type="float">
            <text:p>144.2343</text:p>
          </table:table-cell>
          <table:table-cell table:formula="of:=STDEV([.B53:.G53])/SQRT(5)" office:value-type="float" office:value="1.01284899828817" calcext:value-type="float">
            <text:p>001.0128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ixed8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8" calcext:value-type="float">
            <text:p>058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9.2231" calcext:value-type="float">
            <text:p>039.2231</text:p>
          </table:table-cell>
          <table:table-cell office:value-type="float" office:value="39.3187" calcext:value-type="float">
            <text:p>039.3187</text:p>
          </table:table-cell>
          <table:table-cell office:value-type="float" office:value="39.3278" calcext:value-type="float">
            <text:p>039.3278</text:p>
          </table:table-cell>
          <table:table-cell office:value-type="float" office:value="39.3335" calcext:value-type="float">
            <text:p>039.3335</text:p>
          </table:table-cell>
          <table:table-cell office:value-type="float" office:value="39.3122" calcext:value-type="float">
            <text:p>039.3122</text:p>
          </table:table-cell>
          <table:table-cell office:value-type="float" office:value="39.3607" calcext:value-type="float">
            <text:p>039.3607</text:p>
          </table:table-cell>
          <table:table-cell table:formula="of:=AVERAGE([.B60:.G60])" office:value-type="float" office:value="39.3126666666667" calcext:value-type="float">
            <text:p>039.3127</text:p>
          </table:table-cell>
          <table:table-cell table:formula="of:=STDEV([.B60:.G60])/SQRT(5)" office:value-type="float" office:value="0.0210038599627146" calcext:value-type="float">
            <text:p>000.0210</text:p>
          </table:table-cell>
          <table:table-cell/>
          <table:table-cell table:style-name="ce7" table:number-columns-repeated="13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1.5259" calcext:value-type="float">
            <text:p>051.5259</text:p>
          </table:table-cell>
          <table:table-cell office:value-type="float" office:value="51.5257" calcext:value-type="float">
            <text:p>051.5257</text:p>
          </table:table-cell>
          <table:table-cell office:value-type="float" office:value="51.5602" calcext:value-type="float">
            <text:p>051.5602</text:p>
          </table:table-cell>
          <table:table-cell office:value-type="float" office:value="51.4265" calcext:value-type="float">
            <text:p>051.4265</text:p>
          </table:table-cell>
          <table:table-cell office:value-type="float" office:value="51.5343" calcext:value-type="float">
            <text:p>051.5343</text:p>
          </table:table-cell>
          <table:table-cell office:value-type="float" office:value="51.5616" calcext:value-type="float">
            <text:p>051.5616</text:p>
          </table:table-cell>
          <table:table-cell table:formula="of:=AVERAGE([.B61:.G61])" office:value-type="float" office:value="51.5223666666667" calcext:value-type="float">
            <text:p>051.5224</text:p>
          </table:table-cell>
          <table:table-cell table:formula="of:=STDEV([.B61:.G61])/SQRT(5)" office:value-type="float" office:value="0.0222054347701944" calcext:value-type="float">
            <text:p>000.0222</text:p>
          </table:table-cell>
          <table:table-cell/>
          <table:table-cell table:style-name="ce7" table:number-columns-repeated="13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41.112" calcext:value-type="float">
            <text:p>141.1120</text:p>
          </table:table-cell>
          <table:table-cell office:value-type="float" office:value="140.977" calcext:value-type="float">
            <text:p>140.9770</text:p>
          </table:table-cell>
          <table:table-cell office:value-type="float" office:value="140.694" calcext:value-type="float">
            <text:p>140.6940</text:p>
          </table:table-cell>
          <table:table-cell office:value-type="float" office:value="140.912" calcext:value-type="float">
            <text:p>140.9120</text:p>
          </table:table-cell>
          <table:table-cell office:value-type="float" office:value="140.726" calcext:value-type="float">
            <text:p>140.7260</text:p>
          </table:table-cell>
          <table:table-cell office:value-type="float" office:value="140.66" calcext:value-type="float">
            <text:p>140.6600</text:p>
          </table:table-cell>
          <table:table-cell table:formula="of:=AVERAGE([.B62:.G62])" office:value-type="float" office:value="140.846833333333" calcext:value-type="float">
            <text:p>140.8468</text:p>
          </table:table-cell>
          <table:table-cell table:formula="of:=STDEV([.B62:.G62])/SQRT(5)" office:value-type="float" office:value="0.0810848526750434" calcext:value-type="float">
            <text:p>000.0811</text:p>
          </table:table-cell>
          <table:table-cell/>
          <table:table-cell table:style-name="ce7" table:number-columns-repeated="13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61.342" calcext:value-type="float">
            <text:p>161.3420</text:p>
          </table:table-cell>
          <table:table-cell office:value-type="float" office:value="161.29" calcext:value-type="float">
            <text:p>161.2900</text:p>
          </table:table-cell>
          <table:table-cell office:value-type="float" office:value="161.111" calcext:value-type="float">
            <text:p>161.1110</text:p>
          </table:table-cell>
          <table:table-cell office:value-type="float" office:value="161.235" calcext:value-type="float">
            <text:p>161.2350</text:p>
          </table:table-cell>
          <table:table-cell office:value-type="float" office:value="160.81" calcext:value-type="float">
            <text:p>160.8100</text:p>
          </table:table-cell>
          <table:table-cell office:value-type="float" office:value="161.033" calcext:value-type="float">
            <text:p>161.0330</text:p>
          </table:table-cell>
          <table:table-cell table:formula="of:=AVERAGE([.B63:.G63])" office:value-type="float" office:value="161.136833333333" calcext:value-type="float">
            <text:p>161.1368</text:p>
          </table:table-cell>
          <table:table-cell table:formula="of:=STDEV([.B63:.G63])/SQRT(5)" office:value-type="float" office:value="0.0879679108160108" calcext:value-type="float">
            <text:p>000.0880</text:p>
          </table:table-cell>
          <table:table-cell/>
          <table:table-cell table:style-name="ce7" table:number-columns-repeated="13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54.224" calcext:value-type="float">
            <text:p>154.2240</text:p>
          </table:table-cell>
          <table:table-cell office:value-type="float" office:value="153.132" calcext:value-type="float">
            <text:p>153.1320</text:p>
          </table:table-cell>
          <table:table-cell office:value-type="float" office:value="153.115" calcext:value-type="float">
            <text:p>153.1150</text:p>
          </table:table-cell>
          <table:table-cell office:value-type="float" office:value="153.452" calcext:value-type="float">
            <text:p>153.4520</text:p>
          </table:table-cell>
          <table:table-cell office:value-type="float" office:value="153.968" calcext:value-type="float">
            <text:p>153.9680</text:p>
          </table:table-cell>
          <table:table-cell office:value-type="float" office:value="153.215" calcext:value-type="float">
            <text:p>153.2150</text:p>
          </table:table-cell>
          <table:table-cell table:formula="of:=AVERAGE([.B64:.G64])" office:value-type="float" office:value="153.517666666667" calcext:value-type="float">
            <text:p>153.5177</text:p>
          </table:table-cell>
          <table:table-cell table:formula="of:=STDEV([.B64:.G64])/SQRT(5)" office:value-type="float" office:value="0.210571159785313" calcext:value-type="float">
            <text:p>000.2106</text:p>
          </table:table-cell>
          <table:table-cell/>
          <table:table-cell table:style-name="ce7" table:number-columns-repeated="13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59.656" calcext:value-type="float">
            <text:p>159.6560</text:p>
          </table:table-cell>
          <table:table-cell office:value-type="float" office:value="159.635" calcext:value-type="float">
            <text:p>159.6350</text:p>
          </table:table-cell>
          <table:table-cell office:value-type="float" office:value="159.564" calcext:value-type="float">
            <text:p>159.5640</text:p>
          </table:table-cell>
          <table:table-cell office:value-type="float" office:value="159.589" calcext:value-type="float">
            <text:p>159.5890</text:p>
          </table:table-cell>
          <table:table-cell office:value-type="float" office:value="159.56" calcext:value-type="float">
            <text:p>159.5600</text:p>
          </table:table-cell>
          <table:table-cell office:value-type="float" office:value="159.197" calcext:value-type="float">
            <text:p>159.1970</text:p>
          </table:table-cell>
          <table:table-cell table:formula="of:=AVERAGE([.B65:.G65])" office:value-type="float" office:value="159.5335" calcext:value-type="float">
            <text:p>159.5335</text:p>
          </table:table-cell>
          <table:table-cell table:formula="of:=STDEV([.B65:.G65])/SQRT(5)" office:value-type="float" office:value="0.0756976882077643" calcext:value-type="float">
            <text:p>000.0757</text:p>
          </table:table-cell>
          <table:table-cell/>
          <table:table-cell table:style-name="ce7" table:number-columns-repeated="13"/>
        </table:table-row>
        <table:table-row table:style-name="ro1" table:number-rows-repeated="4">
          <table:table-cell table:number-columns-repeated="7"/>
          <table:table-cell table:style-name="ce3" table:number-columns-repeated="2"/>
          <table:table-cell/>
          <table:table-cell table:style-name="ce7" table:number-columns-repeated="13"/>
        </table:table-row>
        <table:table-row table:style-name="ro1">
          <table:table-cell office:value-type="string" calcext:value-type="string">
            <text:p>#N=2048, 80 threads, 640 matrices, MKL reference</text:p>
          </table:table-cell>
          <table:table-cell table:number-columns-repeated="6"/>
          <table:table-cell table:style-name="ce3" table:number-columns-repeated="2"/>
          <table:table-cell/>
          <table:table-cell table:style-name="ce7" table:number-columns-repeated="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ce7" table:number-columns-repeated="13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  <table:table-cell/>
          <table:table-cell table:style-name="ce7" table:number-columns-repeated="13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table:style-name="ce7" table:number-columns-repeated="1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2.0486" calcext:value-type="float">
            <text:p>052.0486</text:p>
          </table:table-cell>
          <table:table-cell office:value-type="float" office:value="52.3844" calcext:value-type="float">
            <text:p>052.3844</text:p>
          </table:table-cell>
          <table:table-cell office:value-type="float" office:value="52.3535" calcext:value-type="float">
            <text:p>052.3535</text:p>
          </table:table-cell>
          <table:table-cell office:value-type="float" office:value="52.41" calcext:value-type="float">
            <text:p>052.4100</text:p>
          </table:table-cell>
          <table:table-cell office:value-type="float" office:value="52.3461" calcext:value-type="float">
            <text:p>052.3461</text:p>
          </table:table-cell>
          <table:table-cell office:value-type="float" office:value="52.1839" calcext:value-type="float">
            <text:p>052.1839</text:p>
          </table:table-cell>
          <table:table-cell table:formula="of:=AVERAGE([.B74:.G74])" office:value-type="float" office:value="52.28775" calcext:value-type="float">
            <text:p>052.2878</text:p>
          </table:table-cell>
          <table:table-cell table:formula="of:=STDEV([.B74:.G74])/SQRT(5)" office:value-type="float" office:value="0.0632429015779631" calcext:value-type="float">
            <text:p>000.0632</text:p>
          </table:table-cell>
          <table:table-cell/>
          <table:table-cell table:style-name="ce7" table:number-columns-repeated="13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/>
          <table:table-cell table:style-name="ce7" table:number-columns-repeated="13"/>
        </table:table-row>
        <table:table-row table:style-name="ro1">
          <table:table-cell office:value-type="string" calcext:value-type="string">
            <text:p>#N=2048, 80 threads, 640 matrices, FP64</text:p>
          </table:table-cell>
          <table:table-cell table:number-columns-repeated="6"/>
          <table:table-cell table:style-name="ce3" table:number-columns-repeated="2"/>
          <table:table-cell/>
          <table:table-cell table:style-name="ce7" office:value-type="string" calcext:value-type="string">
            <text:p>#N=2048, 80 threads, 640 matrices</text:p>
          </table:table-cell>
          <table:table-cell table:style-name="ce7" table:number-columns-repeated="1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ce7" office:value-type="string" calcext:value-type="string">
            <text:p>#</text:p>
          </table:table-cell>
          <table:table-cell table:style-name="ce7" table:number-columns-repeated="1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  <table:table-cell/>
          <table:table-cell table:style-name="ce7" office:value-type="string" calcext:value-type="string">
            <text:p>#</text:p>
          </table:table-cell>
          <table:table-cell table:style-name="ce7" table:number-columns-repeated="1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bs = 8</text:p>
          </table:table-cell>
          <table:table-cell table:style-name="ce7"/>
          <table:table-cell table:style-name="ce7" office:value-type="string" calcext:value-type="string">
            <text:p>bs = 16</text:p>
          </table:table-cell>
          <table:table-cell table:style-name="ce7"/>
          <table:table-cell table:style-name="ce7" office:value-type="string" calcext:value-type="string">
            <text:p>bs = 32</text:p>
          </table:table-cell>
          <table:table-cell table:style-name="ce7"/>
          <table:table-cell table:style-name="ce7" office:value-type="string" calcext:value-type="string">
            <text:p>bs = 64</text:p>
          </table:table-cell>
          <table:table-cell table:style-name="ce7"/>
          <table:table-cell table:style-name="ce7" office:value-type="string" calcext:value-type="string">
            <text:p>bs = 128</text:p>
          </table:table-cell>
          <table:table-cell table:style-name="ce7"/>
          <table:table-cell table:style-name="ce7" office:value-type="string" calcext:value-type="string">
            <text:p>bs = 256</text:p>
          </table:table-cell>
          <table:table-cell table:style-name="ce7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7.6159" calcext:value-type="float">
            <text:p>037.6159</text:p>
          </table:table-cell>
          <table:table-cell office:value-type="float" office:value="37.6002" calcext:value-type="float">
            <text:p>037.6002</text:p>
          </table:table-cell>
          <table:table-cell office:value-type="float" office:value="38.4141" calcext:value-type="float">
            <text:p>038.4141</text:p>
          </table:table-cell>
          <table:table-cell office:value-type="float" office:value="37.3584" calcext:value-type="float">
            <text:p>037.3584</text:p>
          </table:table-cell>
          <table:table-cell office:value-type="float" office:value="37.5597" calcext:value-type="float">
            <text:p>037.5597</text:p>
          </table:table-cell>
          <table:table-cell office:value-type="float" office:value="37.5986" calcext:value-type="float">
            <text:p>037.5986</text:p>
          </table:table-cell>
          <table:table-cell table:formula="of:=AVERAGE([.B81:.G81])" office:value-type="float" office:value="37.69115" calcext:value-type="float">
            <text:p>037.6912</text:p>
          </table:table-cell>
          <table:table-cell table:formula="of:=STDEV([.B81:.G81])/SQRT(5)" office:value-type="float" office:value="0.164092453817961" calcext:value-type="float">
            <text:p>000.1641</text:p>
          </table:table-cell>
          <table:table-cell/>
          <table:table-cell table:style-name="ce7" office:value-type="string" calcext:value-type="string">
            <text:p>64bit float</text:p>
          </table:table-cell>
          <table:table-cell table:style-name="ce7" table:formula="of:=[.H81]/[.$H$74]" office:value-type="float" office:value="0.720840923543277" calcext:value-type="float">
            <text:p>0.72084</text:p>
          </table:table-cell>
          <table:table-cell table:style-name="ce7" table:formula="of:=SQRT(([.I81]/[.$H$74])^2+([.H81]/[.$H$74]^2*[.$I$74]^2))" office:value-type="float" office:value="0.00806152548111763" calcext:value-type="float">
            <text:p>0.00806</text:p>
          </table:table-cell>
          <table:table-cell table:style-name="ce7" table:formula="of:=[.H82]/[.$H$74]" office:value-type="float" office:value="1.03352856707992" calcext:value-type="float">
            <text:p>1.03353</text:p>
          </table:table-cell>
          <table:table-cell table:style-name="ce7" table:formula="of:=SQRT(([.I82]/[.$H$74])^2+([.H82]/[.$H$74]^2*[.$I$74]^2))" office:value-type="float" office:value="0.00905376032828373" calcext:value-type="float">
            <text:p>0.00905</text:p>
          </table:table-cell>
          <table:table-cell table:style-name="ce7" table:formula="of:=[.H83]/[.$H$74]" office:value-type="float" office:value="1.0233601560595" calcext:value-type="float">
            <text:p>1.02336</text:p>
          </table:table-cell>
          <table:table-cell table:style-name="ce7" table:formula="of:=SQRT(([.I83]/[.$H$74])^2+([.H83]/[.$H$74]^2*[.$I$74]^2))" office:value-type="float" office:value="0.00901375837806376" calcext:value-type="float">
            <text:p>0.00901</text:p>
          </table:table-cell>
          <table:table-cell table:style-name="ce7" table:formula="of:=[.H84]/[.$H$74]" office:value-type="float" office:value="1.0161943603744" calcext:value-type="float">
            <text:p>1.01619</text:p>
          </table:table-cell>
          <table:table-cell table:style-name="ce7" table:formula="of:=SQRT(([.I84]/[.$H$74])^2+([.H84]/[.$H$74]^2*[.$I$74]^2))" office:value-type="float" office:value="0.00923851977434258" calcext:value-type="float">
            <text:p>0.00924</text:p>
          </table:table-cell>
          <table:table-cell table:style-name="ce7" table:formula="of:=[.H85]/[.$H$74]" office:value-type="float" office:value="1.01687903317061" calcext:value-type="float">
            <text:p>1.01688</text:p>
          </table:table-cell>
          <table:table-cell table:style-name="ce7" table:formula="of:=SQRT(([.I85]/[.$H$74])^2+([.H85]/[.$H$74]^2*[.$I$74]^2))" office:value-type="float" office:value="0.00946037707168445" calcext:value-type="float">
            <text:p>0.00946</text:p>
          </table:table-cell>
          <table:table-cell table:style-name="ce7" table:formula="of:=[.H86]/[.$H$74]" office:value-type="float" office:value="0.755474593316153" calcext:value-type="float">
            <text:p>0.75547</text:p>
          </table:table-cell>
          <table:table-cell table:style-name="ce7" table:formula="of:=SQRT(([.I86]/[.$H$74])^2+([.H86]/[.$H$74]^2*[.$I$74]^2))" office:value-type="float" office:value="0.00765155531128759" calcext:value-type="float">
            <text:p>0.00765</text:p>
          </table:table-cell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3.8486" calcext:value-type="float">
            <text:p>053.8486</text:p>
          </table:table-cell>
          <table:table-cell office:value-type="float" office:value="54.1821" calcext:value-type="float">
            <text:p>054.1821</text:p>
          </table:table-cell>
          <table:table-cell office:value-type="float" office:value="53.8167" calcext:value-type="float">
            <text:p>053.8167</text:p>
          </table:table-cell>
          <table:table-cell office:value-type="float" office:value="54.3242" calcext:value-type="float">
            <text:p>054.3242</text:p>
          </table:table-cell>
          <table:table-cell office:value-type="float" office:value="54.113" calcext:value-type="float">
            <text:p>054.1130</text:p>
          </table:table-cell>
          <table:table-cell office:value-type="float" office:value="53.9607" calcext:value-type="float">
            <text:p>053.9607</text:p>
          </table:table-cell>
          <table:table-cell table:formula="of:=AVERAGE([.B82:.G82])" office:value-type="float" office:value="54.0408833333333" calcext:value-type="float">
            <text:p>054.0409</text:p>
          </table:table-cell>
          <table:table-cell table:formula="of:=STDEV([.B82:.G82])/SQRT(5)" office:value-type="float" office:value="0.0892349053528569" calcext:value-type="float">
            <text:p>000.0892</text:p>
          </table:table-cell>
          <table:table-cell/>
          <table:table-cell table:style-name="ce7" office:value-type="string" calcext:value-type="string">
            <text:p>32bit float</text:p>
          </table:table-cell>
          <table:table-cell table:style-name="ce7" table:formula="of:=[.H93]/[.$H$74]" office:value-type="float" office:value="0.751246706924662" calcext:value-type="float">
            <text:p>0.75125</text:p>
          </table:table-cell>
          <table:table-cell table:style-name="ce7" table:formula="of:=SQRT(([.I93]/[.$H$74])^2+([.H93]/[.$H$74]^2*[.$I$74]^2))" office:value-type="float" office:value="0.00758949344669255" calcext:value-type="float">
            <text:p>0.00759</text:p>
          </table:table-cell>
          <table:table-cell table:style-name="ce7" table:formula="of:=[.H94]/[.$H$74]" office:value-type="float" office:value="1.82889427574655" calcext:value-type="float">
            <text:p>1.82889</text:p>
          </table:table-cell>
          <table:table-cell table:style-name="ce7" table:formula="of:=SQRT(([.I94]/[.$H$74])^2+([.H94]/[.$H$74]^2*[.$I$74]^2))" office:value-type="float" office:value="0.0122474222017593" calcext:value-type="float">
            <text:p>0.01225</text:p>
          </table:table-cell>
          <table:table-cell table:style-name="ce7" table:formula="of:=[.H95]/[.$H$74]" office:value-type="float" office:value="2.00774560006885" calcext:value-type="float">
            <text:p>2.00775</text:p>
          </table:table-cell>
          <table:table-cell table:style-name="ce7" table:formula="of:=SQRT(([.I95]/[.$H$74])^2+([.H95]/[.$H$74]^2*[.$I$74]^2))" office:value-type="float" office:value="0.0162081619161725" calcext:value-type="float">
            <text:p>0.01621</text:p>
          </table:table-cell>
          <table:table-cell table:style-name="ce7" table:formula="of:=[.H96]/[.$H$74]" office:value-type="float" office:value="1.96834185189966" calcext:value-type="float">
            <text:p>1.96834</text:p>
          </table:table-cell>
          <table:table-cell table:style-name="ce7" table:formula="of:=SQRT(([.I96]/[.$H$74])^2+([.H96]/[.$H$74]^2*[.$I$74]^2))" office:value-type="float" office:value="0.0135633052242331" calcext:value-type="float">
            <text:p>0.01356</text:p>
          </table:table-cell>
          <table:table-cell table:style-name="ce7" table:formula="of:=[.H97]/[.$H$74]" office:value-type="float" office:value="1.97855775651722" calcext:value-type="float">
            <text:p>1.97856</text:p>
          </table:table-cell>
          <table:table-cell table:style-name="ce7" table:formula="of:=SQRT(([.I97]/[.$H$74])^2+([.H97]/[.$H$74]^2*[.$I$74]^2))" office:value-type="float" office:value="0.0127342780133465" calcext:value-type="float">
            <text:p>0.01273</text:p>
          </table:table-cell>
          <table:table-cell table:style-name="ce7" table:formula="of:=[.H98]/[.$H$74]" office:value-type="float" office:value="1.21940639378567" calcext:value-type="float">
            <text:p>1.21941</text:p>
          </table:table-cell>
          <table:table-cell table:style-name="ce7" table:formula="of:=SQRT(([.I98]/[.$H$74])^2+([.H98]/[.$H$74]^2*[.$I$74]^2))" office:value-type="float" office:value="0.0105210189418133" calcext:value-type="float">
            <text:p>0.01052</text:p>
          </table:table-cell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53.5763" calcext:value-type="float">
            <text:p>053.5763</text:p>
          </table:table-cell>
          <table:table-cell office:value-type="float" office:value="53.5654" calcext:value-type="float">
            <text:p>053.5654</text:p>
          </table:table-cell>
          <table:table-cell office:value-type="float" office:value="53.6804" calcext:value-type="float">
            <text:p>053.6804</text:p>
          </table:table-cell>
          <table:table-cell office:value-type="float" office:value="53.5934" calcext:value-type="float">
            <text:p>053.5934</text:p>
          </table:table-cell>
          <table:table-cell office:value-type="float" office:value="53.1112" calcext:value-type="float">
            <text:p>053.1112</text:p>
          </table:table-cell>
          <table:table-cell office:value-type="float" office:value="53.5285" calcext:value-type="float">
            <text:p>053.5285</text:p>
          </table:table-cell>
          <table:table-cell table:formula="of:=AVERAGE([.B83:.G83])" office:value-type="float" office:value="53.5092" calcext:value-type="float">
            <text:p>053.5092</text:p>
          </table:table-cell>
          <table:table-cell table:formula="of:=STDEV([.B83:.G83])/SQRT(5)" office:value-type="float" office:value="0.0900747289754463" calcext:value-type="float">
            <text:p>000.0901</text:p>
          </table:table-cell>
          <table:table-cell/>
          <table:table-cell table:style-name="ce7" office:value-type="string" calcext:value-type="string">
            <text:p>16bit float</text:p>
          </table:table-cell>
          <table:table-cell table:style-name="ce7" table:formula="of:=[.H105]/[.$H$74]" office:value-type="float" office:value="0.735375876758897" calcext:value-type="float">
            <text:p>0.73538</text:p>
          </table:table-cell>
          <table:table-cell table:style-name="ce7" table:formula="of:=SQRT(([.I105]/[.$H$74])^2+([.H105]/[.$H$74]^2*[.$I$74]^2))" office:value-type="float" office:value="0.00750213088479056" calcext:value-type="float">
            <text:p>0.00750</text:p>
          </table:table-cell>
          <table:table-cell table:style-name="ce7" table:formula="of:=[.H106]/[.$H$74]" office:value-type="float" office:value="2.08827752835671" calcext:value-type="float">
            <text:p>2.08828</text:p>
          </table:table-cell>
          <table:table-cell table:style-name="ce7" table:formula="of:=SQRT(([.I106]/[.$H$74])^2+([.H106]/[.$H$74]^2*[.$I$74]^2))" office:value-type="float" office:value="0.0126747390048596" calcext:value-type="float">
            <text:p>0.01267</text:p>
          </table:table-cell>
          <table:table-cell table:style-name="ce7" table:formula="of:=[.H107]/[.$H$74]" office:value-type="float" office:value="3.43477519431734" calcext:value-type="float">
            <text:p>3.43478</text:p>
          </table:table-cell>
          <table:table-cell table:style-name="ce7" table:formula="of:=SQRT(([.I107]/[.$H$74])^2+([.H107]/[.$H$74]^2*[.$I$74]^2))" office:value-type="float" office:value="0.0228152913861962" calcext:value-type="float">
            <text:p>0.02282</text:p>
          </table:table-cell>
          <table:table-cell table:style-name="ce7" table:formula="of:=[.H108]/[.$H$74]" office:value-type="float" office:value="3.14453512852755" calcext:value-type="float">
            <text:p>3.14454</text:p>
          </table:table-cell>
          <table:table-cell table:style-name="ce7" table:formula="of:=SQRT(([.I108]/[.$H$74])^2+([.H108]/[.$H$74]^2*[.$I$74]^2))" office:value-type="float" office:value="0.0185789504953597" calcext:value-type="float">
            <text:p>0.01858</text:p>
          </table:table-cell>
          <table:table-cell table:style-name="ce7" table:formula="of:=[.H109]/[.$H$74]" office:value-type="float" office:value="3.35379382997611" calcext:value-type="float">
            <text:p>3.35379</text:p>
          </table:table-cell>
          <table:table-cell table:style-name="ce7" table:formula="of:=SQRT(([.I109]/[.$H$74])^2+([.H109]/[.$H$74]^2*[.$I$74]^2))" office:value-type="float" office:value="0.0219677085901947" calcext:value-type="float">
            <text:p>0.02197</text:p>
          </table:table-cell>
          <table:table-cell table:style-name="ce7" table:formula="of:=[.H110]/[.$H$74]" office:value-type="float" office:value="1.89061842082196" calcext:value-type="float">
            <text:p>1.89062</text:p>
          </table:table-cell>
          <table:table-cell table:style-name="ce7" table:formula="of:=SQRT(([.I110]/[.$H$74])^2+([.H110]/[.$H$74]^2*[.$I$74]^2))" office:value-type="float" office:value="0.014014581747994" calcext:value-type="float">
            <text:p>0.01401</text:p>
          </table:table-cell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53.2532" calcext:value-type="float">
            <text:p>053.2532</text:p>
          </table:table-cell>
          <table:table-cell office:value-type="float" office:value="52.8233" calcext:value-type="float">
            <text:p>052.8233</text:p>
          </table:table-cell>
          <table:table-cell office:value-type="float" office:value="53.594" calcext:value-type="float">
            <text:p>053.5940</text:p>
          </table:table-cell>
          <table:table-cell office:value-type="float" office:value="53.3646" calcext:value-type="float">
            <text:p>053.3646</text:p>
          </table:table-cell>
          <table:table-cell office:value-type="float" office:value="52.7807" calcext:value-type="float">
            <text:p>052.7807</text:p>
          </table:table-cell>
          <table:table-cell office:value-type="float" office:value="52.9913" calcext:value-type="float">
            <text:p>052.9913</text:p>
          </table:table-cell>
          <table:table-cell table:formula="of:=AVERAGE([.B84:.G84])" office:value-type="float" office:value="53.1345166666667" calcext:value-type="float">
            <text:p>053.1345</text:p>
          </table:table-cell>
          <table:table-cell table:formula="of:=STDEV([.B84:.G84])/SQRT(5)" office:value-type="float" office:value="0.144319377539308" calcext:value-type="float">
            <text:p>000.1443</text:p>
          </table:table-cell>
          <table:table-cell/>
          <table:table-cell table:style-name="ce7" office:value-type="string" calcext:value-type="string">
            <text:p>16bit fixed</text:p>
          </table:table-cell>
          <table:table-cell table:style-name="ce7" table:formula="of:=[.H117]/[.$H$74]" office:value-type="float" office:value="1.00812044886231" calcext:value-type="float">
            <text:p>1.00812</text:p>
          </table:table-cell>
          <table:table-cell table:style-name="ce7" table:formula="of:=SQRT(([.I117]/[.$H$74])^2+([.H117]/[.$H$74]^2*[.$I$74]^2))" office:value-type="float" office:value="0.0266689193382107" calcext:value-type="float">
            <text:p>0.02667</text:p>
          </table:table-cell>
          <table:table-cell table:style-name="ce7" table:formula="of:=[.H118]/[.$H$74]" office:value-type="float" office:value="1.09902733750576" calcext:value-type="float">
            <text:p>1.09903</text:p>
          </table:table-cell>
          <table:table-cell table:style-name="ce7" table:formula="of:=SQRT(([.I118]/[.$H$74])^2+([.H118]/[.$H$74]^2*[.$I$74]^2))" office:value-type="float" office:value="0.0107402423094616" calcext:value-type="float">
            <text:p>0.01074</text:p>
          </table:table-cell>
          <table:table-cell table:style-name="ce7" table:formula="of:=[.H119]/[.$H$74]" office:value-type="float" office:value="3.66161290168347" calcext:value-type="float">
            <text:p>3.66161</text:p>
          </table:table-cell>
          <table:table-cell table:style-name="ce7" table:formula="of:=SQRT(([.I119]/[.$H$74])^2+([.H119]/[.$H$74]^2*[.$I$74]^2))" office:value-type="float" office:value="0.02164585511991" calcext:value-type="float">
            <text:p>0.02165</text:p>
          </table:table-cell>
          <table:table-cell table:style-name="ce7" table:formula="of:=[.H120]/[.$H$74]" office:value-type="float" office:value="3.83931545470338" calcext:value-type="float">
            <text:p>3.83932</text:p>
          </table:table-cell>
          <table:table-cell table:style-name="ce7" table:formula="of:=SQRT(([.I120]/[.$H$74])^2+([.H120]/[.$H$74]^2*[.$I$74]^2))" office:value-type="float" office:value="0.0448395386525932" calcext:value-type="float">
            <text:p>0.04484</text:p>
          </table:table-cell>
          <table:table-cell table:style-name="ce7" table:formula="of:=[.H121]/[.$H$74]" office:value-type="float" office:value="3.79359410186898" calcext:value-type="float">
            <text:p>3.79359</text:p>
          </table:table-cell>
          <table:table-cell table:style-name="ce7" table:formula="of:=SQRT(([.I121]/[.$H$74])^2+([.H121]/[.$H$74]^2*[.$I$74]^2))" office:value-type="float" office:value="0.0390767953831617" calcext:value-type="float">
            <text:p>0.03908</text:p>
          </table:table-cell>
          <table:table-cell table:style-name="ce7" table:formula="of:=[.H122]/[.$H$74]" office:value-type="float" office:value="3.62492489477299" calcext:value-type="float">
            <text:p>3.62492</text:p>
          </table:table-cell>
          <table:table-cell table:style-name="ce7" table:formula="of:=SQRT(([.I122]/[.$H$74])^2+([.H122]/[.$H$74]^2*[.$I$74]^2))" office:value-type="float" office:value="0.0240523310658147" calcext:value-type="float">
            <text:p>0.02405</text:p>
          </table:table-cell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53.1645" calcext:value-type="float">
            <text:p>053.1645</text:p>
          </table:table-cell>
          <table:table-cell office:value-type="float" office:value="52.9297" calcext:value-type="float">
            <text:p>052.9297</text:p>
          </table:table-cell>
          <table:table-cell office:value-type="float" office:value="53.9616" calcext:value-type="float">
            <text:p>053.9616</text:p>
          </table:table-cell>
          <table:table-cell office:value-type="float" office:value="53.0942" calcext:value-type="float">
            <text:p>053.0942</text:p>
          </table:table-cell>
          <table:table-cell office:value-type="float" office:value="52.914" calcext:value-type="float">
            <text:p>052.9140</text:p>
          </table:table-cell>
          <table:table-cell office:value-type="float" office:value="52.9579" calcext:value-type="float">
            <text:p>052.9579</text:p>
          </table:table-cell>
          <table:table-cell table:formula="of:=AVERAGE([.B85:.G85])" office:value-type="float" office:value="53.1703166666667" calcext:value-type="float">
            <text:p>053.1703</text:p>
          </table:table-cell>
          <table:table-cell table:formula="of:=STDEV([.B85:.G85])/SQRT(5)" office:value-type="float" office:value="0.178960593241454" calcext:value-type="float">
            <text:p>000.1790</text:p>
          </table:table-cell>
          <table:table-cell/>
          <table:table-cell table:style-name="ce7" office:value-type="string" calcext:value-type="string">
            <text:p>8bit fixed</text:p>
          </table:table-cell>
          <table:table-cell table:style-name="ce7" table:formula="of:=[.H129]/[.$H$74]" office:value-type="float" office:value="0.889152494290409" calcext:value-type="float">
            <text:p>0.88915</text:p>
          </table:table-cell>
          <table:table-cell table:style-name="ce7" table:formula="of:=SQRT(([.I129]/[.$H$74])^2+([.H129]/[.$H$74]^2*[.$I$74]^2))" office:value-type="float" office:value="0.0082556828633478" calcext:value-type="float">
            <text:p>0.00826</text:p>
          </table:table-cell>
          <table:table-cell table:style-name="ce7" table:formula="of:=[.H130]/[.$H$74]" office:value-type="float" office:value="1.00058777310811" calcext:value-type="float">
            <text:p>1.00059</text:p>
          </table:table-cell>
          <table:table-cell table:style-name="ce7" table:formula="of:=SQRT(([.I130]/[.$H$74])^2+([.H130]/[.$H$74]^2*[.$I$74]^2))" office:value-type="float" office:value="0.00875055349503076" calcext:value-type="float">
            <text:p>0.00875</text:p>
          </table:table-cell>
          <table:table-cell table:style-name="ce7" table:formula="of:=[.H131]/[.$H$74]" office:value-type="float" office:value="3.82143682475022" calcext:value-type="float">
            <text:p>3.82144</text:p>
          </table:table-cell>
          <table:table-cell table:style-name="ce7" table:formula="of:=SQRT(([.I131]/[.$H$74])^2+([.H131]/[.$H$74]^2*[.$I$74]^2))" office:value-type="float" office:value="0.0172064694495428" calcext:value-type="float">
            <text:p>0.01721</text:p>
          </table:table-cell>
          <table:table-cell table:style-name="ce7" table:formula="of:=[.H132]/[.$H$74]" office:value-type="float" office:value="4.90179503484723" calcext:value-type="float">
            <text:p>4.90180</text:p>
          </table:table-cell>
          <table:table-cell table:style-name="ce7" table:formula="of:=SQRT(([.I132]/[.$H$74])^2+([.H132]/[.$H$74]^2*[.$I$74]^2))" office:value-type="float" office:value="0.0230574956736195" calcext:value-type="float">
            <text:p>0.02306</text:p>
          </table:table-cell>
          <table:table-cell table:style-name="ce7" table:formula="of:=[.H133]/[.$H$74]" office:value-type="float" office:value="4.89874779465554" calcext:value-type="float">
            <text:p>4.89875</text:p>
          </table:table-cell>
          <table:table-cell table:style-name="ce7" table:formula="of:=SQRT(([.I133]/[.$H$74])^2+([.H133]/[.$H$74]^2*[.$I$74]^2))" office:value-type="float" office:value="0.0229571477588828" calcext:value-type="float">
            <text:p>0.02296</text:p>
          </table:table-cell>
          <table:table-cell table:style-name="ce7" table:formula="of:=[.H134]/[.$H$74]" office:value-type="float" office:value="5.11206417054345" calcext:value-type="float">
            <text:p>5.11206</text:p>
          </table:table-cell>
          <table:table-cell table:style-name="ce7" table:formula="of:=SQRT(([.I134]/[.$H$74])^2+([.H134]/[.$H$74]^2*[.$I$74]^2))" office:value-type="float" office:value="0.0293920046737517" calcext:value-type="float">
            <text:p>0.02939</text:p>
          </table:table-cell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39.5625" calcext:value-type="float">
            <text:p>039.5625</text:p>
          </table:table-cell>
          <table:table-cell office:value-type="float" office:value="39.5251" calcext:value-type="float">
            <text:p>039.5251</text:p>
          </table:table-cell>
          <table:table-cell office:value-type="float" office:value="39.4884" calcext:value-type="float">
            <text:p>039.4884</text:p>
          </table:table-cell>
          <table:table-cell office:value-type="float" office:value="39.3052" calcext:value-type="float">
            <text:p>039.3052</text:p>
          </table:table-cell>
          <table:table-cell office:value-type="float" office:value="39.5486" calcext:value-type="float">
            <text:p>039.5486</text:p>
          </table:table-cell>
          <table:table-cell office:value-type="float" office:value="39.5826" calcext:value-type="float">
            <text:p>039.5826</text:p>
          </table:table-cell>
          <table:table-cell table:formula="of:=AVERAGE([.B86:.G86])" office:value-type="float" office:value="39.5020666666667" calcext:value-type="float">
            <text:p>039.5021</text:p>
          </table:table-cell>
          <table:table-cell table:formula="of:=STDEV([.B86:.G86])/SQRT(5)" office:value-type="float" office:value="0.0455090994564092" calcext:value-type="float">
            <text:p>000.0455</text:p>
          </table:table-cell>
          <table:table-cell/>
          <table:table-cell table:style-name="ce7" table:number-columns-repeated="13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FP32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122" calcext:value-type="float">
            <text:p>5122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9.3251" calcext:value-type="float">
            <text:p>039.3251</text:p>
          </table:table-cell>
          <table:table-cell office:value-type="float" office:value="39.2341" calcext:value-type="float">
            <text:p>039.2341</text:p>
          </table:table-cell>
          <table:table-cell office:value-type="float" office:value="39.2237" calcext:value-type="float">
            <text:p>039.2237</text:p>
          </table:table-cell>
          <table:table-cell office:value-type="float" office:value="39.3164" calcext:value-type="float">
            <text:p>039.3164</text:p>
          </table:table-cell>
          <table:table-cell office:value-type="float" office:value="39.3044" calcext:value-type="float">
            <text:p>039.3044</text:p>
          </table:table-cell>
          <table:table-cell office:value-type="float" office:value="39.2823" calcext:value-type="float">
            <text:p>039.2823</text:p>
          </table:table-cell>
          <table:table-cell table:formula="of:=AVERAGE([.B93:.G93])" office:value-type="float" office:value="39.281" calcext:value-type="float">
            <text:p>039.2810</text:p>
          </table:table-cell>
          <table:table-cell table:formula="of:=STDEV([.B93:.G93])/SQRT(5)" office:value-type="float" office:value="0.0192147027039194" calcext:value-type="float">
            <text:p>000.0192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96.0935" calcext:value-type="float">
            <text:p>096.0935</text:p>
          </table:table-cell>
          <table:table-cell office:value-type="float" office:value="95.8169" calcext:value-type="float">
            <text:p>095.8169</text:p>
          </table:table-cell>
          <table:table-cell office:value-type="float" office:value="95.5449" calcext:value-type="float">
            <text:p>095.5449</text:p>
          </table:table-cell>
          <table:table-cell office:value-type="float" office:value="95.2737" calcext:value-type="float">
            <text:p>095.2737</text:p>
          </table:table-cell>
          <table:table-cell office:value-type="float" office:value="95.1456" calcext:value-type="float">
            <text:p>095.1456</text:p>
          </table:table-cell>
          <table:table-cell office:value-type="float" office:value="95.898" calcext:value-type="float">
            <text:p>095.8980</text:p>
          </table:table-cell>
          <table:table-cell table:formula="of:=AVERAGE([.B94:.G94])" office:value-type="float" office:value="95.6287666666667" calcext:value-type="float">
            <text:p>095.6288</text:p>
          </table:table-cell>
          <table:table-cell table:formula="of:=STDEV([.B94:.G94])/SQRT(5)" office:value-type="float" office:value="0.166182284655535" calcext:value-type="float">
            <text:p>000.1662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03.513" calcext:value-type="float">
            <text:p>103.5130</text:p>
          </table:table-cell>
          <table:table-cell office:value-type="float" office:value="106.263" calcext:value-type="float">
            <text:p>106.2630</text:p>
          </table:table-cell>
          <table:table-cell office:value-type="float" office:value="106.538" calcext:value-type="float">
            <text:p>106.5380</text:p>
          </table:table-cell>
          <table:table-cell office:value-type="float" office:value="104.454" calcext:value-type="float">
            <text:p>104.4540</text:p>
          </table:table-cell>
          <table:table-cell office:value-type="float" office:value="105.105" calcext:value-type="float">
            <text:p>105.1050</text:p>
          </table:table-cell>
          <table:table-cell office:value-type="float" office:value="104.01" calcext:value-type="float">
            <text:p>104.0100</text:p>
          </table:table-cell>
          <table:table-cell table:formula="of:=AVERAGE([.B95:.G95])" office:value-type="float" office:value="104.9805" calcext:value-type="float">
            <text:p>104.9805</text:p>
          </table:table-cell>
          <table:table-cell table:formula="of:=STDEV([.B95:.G95])/SQRT(5)" office:value-type="float" office:value="0.546213932447717" calcext:value-type="float">
            <text:p>000.5462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03.163" calcext:value-type="float">
            <text:p>103.1630</text:p>
          </table:table-cell>
          <table:table-cell office:value-type="float" office:value="103.836" calcext:value-type="float">
            <text:p>103.8360</text:p>
          </table:table-cell>
          <table:table-cell office:value-type="float" office:value="102.454" calcext:value-type="float">
            <text:p>102.4540</text:p>
          </table:table-cell>
          <table:table-cell office:value-type="float" office:value="103.328" calcext:value-type="float">
            <text:p>103.3280</text:p>
          </table:table-cell>
          <table:table-cell office:value-type="float" office:value="102.815" calcext:value-type="float">
            <text:p>102.8150</text:p>
          </table:table-cell>
          <table:table-cell office:value-type="float" office:value="101.925" calcext:value-type="float">
            <text:p>101.9250</text:p>
          </table:table-cell>
          <table:table-cell table:formula="of:=AVERAGE([.B96:.G96])" office:value-type="float" office:value="102.920166666667" calcext:value-type="float">
            <text:p>102.9202</text:p>
          </table:table-cell>
          <table:table-cell table:formula="of:=STDEV([.B96:.G96])/SQRT(5)" office:value-type="float" office:value="0.302177089358763" calcext:value-type="float">
            <text:p>000.3022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03.589" calcext:value-type="float">
            <text:p>103.5890</text:p>
          </table:table-cell>
          <table:table-cell office:value-type="float" office:value="103.935" calcext:value-type="float">
            <text:p>103.9350</text:p>
          </table:table-cell>
          <table:table-cell office:value-type="float" office:value="103.587" calcext:value-type="float">
            <text:p>103.5870</text:p>
          </table:table-cell>
          <table:table-cell office:value-type="float" office:value="103.261" calcext:value-type="float">
            <text:p>103.2610</text:p>
          </table:table-cell>
          <table:table-cell office:value-type="float" office:value="103.552" calcext:value-type="float">
            <text:p>103.5520</text:p>
          </table:table-cell>
          <table:table-cell office:value-type="float" office:value="102.802" calcext:value-type="float">
            <text:p>102.8020</text:p>
          </table:table-cell>
          <table:table-cell table:formula="of:=AVERAGE([.B97:.G97])" office:value-type="float" office:value="103.454333333333" calcext:value-type="float">
            <text:p>103.4543</text:p>
          </table:table-cell>
          <table:table-cell table:formula="of:=STDEV([.B97:.G97])/SQRT(5)" office:value-type="float" office:value="0.171957126439509" calcext:value-type="float">
            <text:p>000.1720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64.1" calcext:value-type="float">
            <text:p>064.1000</text:p>
          </table:table-cell>
          <table:table-cell office:value-type="float" office:value="62.938" calcext:value-type="float">
            <text:p>062.9380</text:p>
          </table:table-cell>
          <table:table-cell office:value-type="float" office:value="63.6182" calcext:value-type="float">
            <text:p>063.6182</text:p>
          </table:table-cell>
          <table:table-cell office:value-type="float" office:value="63.5915" calcext:value-type="float">
            <text:p>063.5915</text:p>
          </table:table-cell>
          <table:table-cell office:value-type="float" office:value="64.0209" calcext:value-type="float">
            <text:p>064.0209</text:p>
          </table:table-cell>
          <table:table-cell office:value-type="float" office:value="64.2915" calcext:value-type="float">
            <text:p>064.2915</text:p>
          </table:table-cell>
          <table:table-cell table:formula="of:=AVERAGE([.B98:.G98])" office:value-type="float" office:value="63.7600166666667" calcext:value-type="float">
            <text:p>063.7600</text:p>
          </table:table-cell>
          <table:table-cell table:formula="of:=STDEV([.B98:.G98])/SQRT(5)" office:value-type="float" office:value="0.218205824700746" calcext:value-type="float">
            <text:p>000.2182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BFLOAT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561" calcext:value-type="float">
            <text:p>2561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8.432" calcext:value-type="float">
            <text:p>038.4320</text:p>
          </table:table-cell>
          <table:table-cell office:value-type="float" office:value="38.4293" calcext:value-type="float">
            <text:p>038.4293</text:p>
          </table:table-cell>
          <table:table-cell office:value-type="float" office:value="38.467" calcext:value-type="float">
            <text:p>038.4670</text:p>
          </table:table-cell>
          <table:table-cell office:value-type="float" office:value="38.4668" calcext:value-type="float">
            <text:p>038.4668</text:p>
          </table:table-cell>
          <table:table-cell office:value-type="float" office:value="38.4747" calcext:value-type="float">
            <text:p>038.4747</text:p>
          </table:table-cell>
          <table:table-cell office:value-type="float" office:value="38.4371" calcext:value-type="float">
            <text:p>038.4371</text:p>
          </table:table-cell>
          <table:table-cell table:formula="of:=AVERAGE([.B105:.G105])" office:value-type="float" office:value="38.45115" calcext:value-type="float">
            <text:p>038.4512</text:p>
          </table:table-cell>
          <table:table-cell table:formula="of:=STDEV([.B105:.G105])/SQRT(5)" office:value-type="float" office:value="0.0091483222505547" calcext:value-type="float">
            <text:p>000.0091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109.301" calcext:value-type="float">
            <text:p>109.3010</text:p>
          </table:table-cell>
          <table:table-cell office:value-type="float" office:value="109.357" calcext:value-type="float">
            <text:p>109.3570</text:p>
          </table:table-cell>
          <table:table-cell office:value-type="float" office:value="109.172" calcext:value-type="float">
            <text:p>109.1720</text:p>
          </table:table-cell>
          <table:table-cell office:value-type="float" office:value="109.088" calcext:value-type="float">
            <text:p>109.0880</text:p>
          </table:table-cell>
          <table:table-cell table:number-columns-repeated="2" office:value-type="float" office:value="109.115" calcext:value-type="float">
            <text:p>109.1150</text:p>
          </table:table-cell>
          <table:table-cell table:formula="of:=AVERAGE([.B106:.G106])" office:value-type="float" office:value="109.191333333333" calcext:value-type="float">
            <text:p>109.1913</text:p>
          </table:table-cell>
          <table:table-cell table:formula="of:=STDEV([.B106:.G106])/SQRT(5)" office:value-type="float" office:value="0.0498707663198938" calcext:value-type="float">
            <text:p>000.0499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79.334" calcext:value-type="float">
            <text:p>179.3340</text:p>
          </table:table-cell>
          <table:table-cell office:value-type="float" office:value="177.417" calcext:value-type="float">
            <text:p>177.4170</text:p>
          </table:table-cell>
          <table:table-cell office:value-type="float" office:value="177.573" calcext:value-type="float">
            <text:p>177.5730</text:p>
          </table:table-cell>
          <table:table-cell office:value-type="float" office:value="179.981" calcext:value-type="float">
            <text:p>179.9810</text:p>
          </table:table-cell>
          <table:table-cell office:value-type="float" office:value="181.3" calcext:value-type="float">
            <text:p>181.3000</text:p>
          </table:table-cell>
          <table:table-cell office:value-type="float" office:value="181.975" calcext:value-type="float">
            <text:p>181.9750</text:p>
          </table:table-cell>
          <table:table-cell table:formula="of:=AVERAGE([.B107:.G107])" office:value-type="float" office:value="179.596666666667" calcext:value-type="float">
            <text:p>179.5967</text:p>
          </table:table-cell>
          <table:table-cell table:formula="of:=STDEV([.B107:.G107])/SQRT(5)" office:value-type="float" office:value="0.839540191612845" calcext:value-type="float">
            <text:p>000.8395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62.263" calcext:value-type="float">
            <text:p>162.2630</text:p>
          </table:table-cell>
          <table:table-cell office:value-type="float" office:value="164.05" calcext:value-type="float">
            <text:p>164.0500</text:p>
          </table:table-cell>
          <table:table-cell office:value-type="float" office:value="165.609" calcext:value-type="float">
            <text:p>165.6090</text:p>
          </table:table-cell>
          <table:table-cell office:value-type="float" office:value="165.132" calcext:value-type="float">
            <text:p>165.1320</text:p>
          </table:table-cell>
          <table:table-cell office:value-type="float" office:value="165.084" calcext:value-type="float">
            <text:p>165.0840</text:p>
          </table:table-cell>
          <table:table-cell office:value-type="float" office:value="164.386" calcext:value-type="float">
            <text:p>164.3860</text:p>
          </table:table-cell>
          <table:table-cell table:formula="of:=AVERAGE([.B108:.G108])" office:value-type="float" office:value="164.420666666667" calcext:value-type="float">
            <text:p>164.4207</text:p>
          </table:table-cell>
          <table:table-cell table:formula="of:=STDEV([.B108:.G108])/SQRT(5)" office:value-type="float" office:value="0.534874315454886" calcext:value-type="float">
            <text:p>000.5349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75.791" calcext:value-type="float">
            <text:p>175.7910</text:p>
          </table:table-cell>
          <table:table-cell office:value-type="float" office:value="176.296" calcext:value-type="float">
            <text:p>176.2960</text:p>
          </table:table-cell>
          <table:table-cell office:value-type="float" office:value="174.265" calcext:value-type="float">
            <text:p>174.2650</text:p>
          </table:table-cell>
          <table:table-cell office:value-type="float" office:value="173.736" calcext:value-type="float">
            <text:p>173.7360</text:p>
          </table:table-cell>
          <table:table-cell office:value-type="float" office:value="173.85" calcext:value-type="float">
            <text:p>173.8500</text:p>
          </table:table-cell>
          <table:table-cell office:value-type="float" office:value="178.236" calcext:value-type="float">
            <text:p>178.2360</text:p>
          </table:table-cell>
          <table:table-cell table:formula="of:=AVERAGE([.B109:.G109])" office:value-type="float" office:value="175.362333333333" calcext:value-type="float">
            <text:p>175.3623</text:p>
          </table:table-cell>
          <table:table-cell table:formula="of:=STDEV([.B109:.G109])/SQRT(5)" office:value-type="float" office:value="0.786122161838307" calcext:value-type="float">
            <text:p>000.7861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97.7745" calcext:value-type="float">
            <text:p>097.7745</text:p>
          </table:table-cell>
          <table:table-cell office:value-type="float" office:value="100.109" calcext:value-type="float">
            <text:p>100.1090</text:p>
          </table:table-cell>
          <table:table-cell office:value-type="float" office:value="98.6199" calcext:value-type="float">
            <text:p>098.6199</text:p>
          </table:table-cell>
          <table:table-cell office:value-type="float" office:value="98.8546" calcext:value-type="float">
            <text:p>098.8546</text:p>
          </table:table-cell>
          <table:table-cell office:value-type="float" office:value="98.2804" calcext:value-type="float">
            <text:p>098.2804</text:p>
          </table:table-cell>
          <table:table-cell office:value-type="float" office:value="99.4987" calcext:value-type="float">
            <text:p>099.4987</text:p>
          </table:table-cell>
          <table:table-cell table:formula="of:=AVERAGE([.B110:.G110])" office:value-type="float" office:value="98.8561833333333" calcext:value-type="float">
            <text:p>098.8562</text:p>
          </table:table-cell>
          <table:table-cell table:formula="of:=STDEV([.B110:.G110])/SQRT(5)" office:value-type="float" office:value="0.376285788641203" calcext:value-type="float">
            <text:p>000.3763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Fixed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721" calcext:value-type="float">
            <text:p>2721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8.8909" calcext:value-type="float">
            <text:p>048.8909</text:p>
          </table:table-cell>
          <table:table-cell office:value-type="float" office:value="54.6425" calcext:value-type="float">
            <text:p>054.6425</text:p>
          </table:table-cell>
          <table:table-cell office:value-type="float" office:value="54.5971" calcext:value-type="float">
            <text:p>054.5971</text:p>
          </table:table-cell>
          <table:table-cell office:value-type="float" office:value="54.6225" calcext:value-type="float">
            <text:p>054.6225</text:p>
          </table:table-cell>
          <table:table-cell office:value-type="float" office:value="54.589" calcext:value-type="float">
            <text:p>054.5890</text:p>
          </table:table-cell>
          <table:table-cell office:value-type="float" office:value="48.9321" calcext:value-type="float">
            <text:p>048.9321</text:p>
          </table:table-cell>
          <table:table-cell table:formula="of:=AVERAGE([.B117:.G117])" office:value-type="float" office:value="52.71235" calcext:value-type="float">
            <text:p>052.7124</text:p>
          </table:table-cell>
          <table:table-cell table:formula="of:=STDEV([.B117:.G117])/SQRT(5)" office:value-type="float" office:value="1.31669313045979" calcext:value-type="float">
            <text:p>001.3167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7.3371" calcext:value-type="float">
            <text:p>057.3371</text:p>
          </table:table-cell>
          <table:table-cell office:value-type="float" office:value="56.2386" calcext:value-type="float">
            <text:p>056.2386</text:p>
          </table:table-cell>
          <table:table-cell office:value-type="float" office:value="57.4625" calcext:value-type="float">
            <text:p>057.4625</text:p>
          </table:table-cell>
          <table:table-cell office:value-type="float" office:value="57.9024" calcext:value-type="float">
            <text:p>057.9024</text:p>
          </table:table-cell>
          <table:table-cell office:value-type="float" office:value="57.9159" calcext:value-type="float">
            <text:p>057.9159</text:p>
          </table:table-cell>
          <table:table-cell office:value-type="float" office:value="57.9375" calcext:value-type="float">
            <text:p>057.9375</text:p>
          </table:table-cell>
          <table:table-cell table:formula="of:=AVERAGE([.B118:.G118])" office:value-type="float" office:value="57.4656666666667" calcext:value-type="float">
            <text:p>057.4657</text:p>
          </table:table-cell>
          <table:table-cell table:formula="of:=STDEV([.B118:.G118])/SQRT(5)" office:value-type="float" office:value="0.292458870498628" calcext:value-type="float">
            <text:p>000.2925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92.349" calcext:value-type="float">
            <text:p>192.3490</text:p>
          </table:table-cell>
          <table:table-cell office:value-type="float" office:value="191.44" calcext:value-type="float">
            <text:p>191.4400</text:p>
          </table:table-cell>
          <table:table-cell office:value-type="float" office:value="189.796" calcext:value-type="float">
            <text:p>189.7960</text:p>
          </table:table-cell>
          <table:table-cell office:value-type="float" office:value="193.812" calcext:value-type="float">
            <text:p>193.8120</text:p>
          </table:table-cell>
          <table:table-cell office:value-type="float" office:value="191.804" calcext:value-type="float">
            <text:p>191.8040</text:p>
          </table:table-cell>
          <table:table-cell office:value-type="float" office:value="189.544" calcext:value-type="float">
            <text:p>189.5440</text:p>
          </table:table-cell>
          <table:table-cell table:formula="of:=AVERAGE([.B119:.G119])" office:value-type="float" office:value="191.4575" calcext:value-type="float">
            <text:p>191.4575</text:p>
          </table:table-cell>
          <table:table-cell table:formula="of:=STDEV([.B119:.G119])/SQRT(5)" office:value-type="float" office:value="0.717798732236273" calcext:value-type="float">
            <text:p>000.7178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98.224" calcext:value-type="float">
            <text:p>198.2240</text:p>
          </table:table-cell>
          <table:table-cell office:value-type="float" office:value="203.243" calcext:value-type="float">
            <text:p>203.2430</text:p>
          </table:table-cell>
          <table:table-cell office:value-type="float" office:value="197.282" calcext:value-type="float">
            <text:p>197.2820</text:p>
          </table:table-cell>
          <table:table-cell office:value-type="float" office:value="194.228" calcext:value-type="float">
            <text:p>194.2280</text:p>
          </table:table-cell>
          <table:table-cell office:value-type="float" office:value="205.684" calcext:value-type="float">
            <text:p>205.6840</text:p>
          </table:table-cell>
          <table:table-cell office:value-type="float" office:value="205.834" calcext:value-type="float">
            <text:p>205.8340</text:p>
          </table:table-cell>
          <table:table-cell table:formula="of:=AVERAGE([.B120:.G120])" office:value-type="float" office:value="200.749166666667" calcext:value-type="float">
            <text:p>200.7492</text:p>
          </table:table-cell>
          <table:table-cell table:formula="of:=STDEV([.B120:.G120])/SQRT(5)" office:value-type="float" office:value="2.16657001579301" calcext:value-type="float">
            <text:p>002.1666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203.383" calcext:value-type="float">
            <text:p>203.3830</text:p>
          </table:table-cell>
          <table:table-cell office:value-type="float" office:value="195.314" calcext:value-type="float">
            <text:p>195.3140</text:p>
          </table:table-cell>
          <table:table-cell office:value-type="float" office:value="196.771" calcext:value-type="float">
            <text:p>196.7710</text:p>
          </table:table-cell>
          <table:table-cell office:value-type="float" office:value="201.348" calcext:value-type="float">
            <text:p>201.3480</text:p>
          </table:table-cell>
          <table:table-cell office:value-type="float" office:value="192.615" calcext:value-type="float">
            <text:p>192.6150</text:p>
          </table:table-cell>
          <table:table-cell office:value-type="float" office:value="200.72" calcext:value-type="float">
            <text:p>200.7200</text:p>
          </table:table-cell>
          <table:table-cell table:formula="of:=AVERAGE([.B121:.G121])" office:value-type="float" office:value="198.3585" calcext:value-type="float">
            <text:p>198.3585</text:p>
          </table:table-cell>
          <table:table-cell table:formula="of:=STDEV([.B121:.G121])/SQRT(5)" office:value-type="float" office:value="1.83887271446395" calcext:value-type="float">
            <text:p>001.8389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91.935" calcext:value-type="float">
            <text:p>191.9350</text:p>
          </table:table-cell>
          <table:table-cell office:value-type="float" office:value="190.59" calcext:value-type="float">
            <text:p>190.5900</text:p>
          </table:table-cell>
          <table:table-cell office:value-type="float" office:value="187.178" calcext:value-type="float">
            <text:p>187.1780</text:p>
          </table:table-cell>
          <table:table-cell office:value-type="float" office:value="190.905" calcext:value-type="float">
            <text:p>190.9050</text:p>
          </table:table-cell>
          <table:table-cell office:value-type="float" office:value="187.029" calcext:value-type="float">
            <text:p>187.0290</text:p>
          </table:table-cell>
          <table:table-cell office:value-type="float" office:value="189.598" calcext:value-type="float">
            <text:p>189.5980</text:p>
          </table:table-cell>
          <table:table-cell table:formula="of:=AVERAGE([.B122:.G122])" office:value-type="float" office:value="189.539166666667" calcext:value-type="float">
            <text:p>189.5392</text:p>
          </table:table-cell>
          <table:table-cell table:formula="of:=STDEV([.B122:.G122])/SQRT(5)" office:value-type="float" office:value="0.907508123012315" calcext:value-type="float">
            <text:p>000.9075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Fixed8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441" calcext:value-type="float">
            <text:p>1441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6.4983" calcext:value-type="float">
            <text:p>046.4983</text:p>
          </table:table-cell>
          <table:table-cell office:value-type="float" office:value="46.5171" calcext:value-type="float">
            <text:p>046.5171</text:p>
          </table:table-cell>
          <table:table-cell office:value-type="float" office:value="46.4039" calcext:value-type="float">
            <text:p>046.4039</text:p>
          </table:table-cell>
          <table:table-cell office:value-type="float" office:value="46.5219" calcext:value-type="float">
            <text:p>046.5219</text:p>
          </table:table-cell>
          <table:table-cell office:value-type="float" office:value="46.4993" calcext:value-type="float">
            <text:p>046.4993</text:p>
          </table:table-cell>
          <table:table-cell office:value-type="float" office:value="46.5102" calcext:value-type="float">
            <text:p>046.5102</text:p>
          </table:table-cell>
          <table:table-cell table:formula="of:=AVERAGE([.B129:.G129])" office:value-type="float" office:value="46.4917833333333" calcext:value-type="float">
            <text:p>046.4918</text:p>
          </table:table-cell>
          <table:table-cell table:formula="of:=STDEV([.B129:.G129])/SQRT(5)" office:value-type="float" office:value="0.0197074283795053" calcext:value-type="float">
            <text:p>000.0197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2.3123" calcext:value-type="float">
            <text:p>052.3123</text:p>
          </table:table-cell>
          <table:table-cell office:value-type="float" office:value="52.3299" calcext:value-type="float">
            <text:p>052.3299</text:p>
          </table:table-cell>
          <table:table-cell office:value-type="float" office:value="52.2824" calcext:value-type="float">
            <text:p>052.2824</text:p>
          </table:table-cell>
          <table:table-cell office:value-type="float" office:value="52.3107" calcext:value-type="float">
            <text:p>052.3107</text:p>
          </table:table-cell>
          <table:table-cell office:value-type="float" office:value="52.3334" calcext:value-type="float">
            <text:p>052.3334</text:p>
          </table:table-cell>
          <table:table-cell office:value-type="float" office:value="52.3422" calcext:value-type="float">
            <text:p>052.3422</text:p>
          </table:table-cell>
          <table:table-cell table:formula="of:=AVERAGE([.B130:.G130])" office:value-type="float" office:value="52.3184833333333" calcext:value-type="float">
            <text:p>052.3185</text:p>
          </table:table-cell>
          <table:table-cell table:formula="of:=STDEV([.B130:.G130])/SQRT(5)" office:value-type="float" office:value="0.00962527575362508" calcext:value-type="float">
            <text:p>000.0096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99.762" calcext:value-type="float">
            <text:p>199.7620</text:p>
          </table:table-cell>
          <table:table-cell office:value-type="float" office:value="199.524" calcext:value-type="float">
            <text:p>199.5240</text:p>
          </table:table-cell>
          <table:table-cell office:value-type="float" office:value="199.577" calcext:value-type="float">
            <text:p>199.5770</text:p>
          </table:table-cell>
          <table:table-cell office:value-type="float" office:value="199.988" calcext:value-type="float">
            <text:p>199.9880</text:p>
          </table:table-cell>
          <table:table-cell office:value-type="float" office:value="200.01" calcext:value-type="float">
            <text:p>200.0100</text:p>
          </table:table-cell>
          <table:table-cell office:value-type="float" office:value="200.025" calcext:value-type="float">
            <text:p>200.0250</text:p>
          </table:table-cell>
          <table:table-cell table:formula="of:=AVERAGE([.B131:.G131])" office:value-type="float" office:value="199.814333333333" calcext:value-type="float">
            <text:p>199.8143</text:p>
          </table:table-cell>
          <table:table-cell table:formula="of:=STDEV([.B131:.G131])/SQRT(5)" office:value-type="float" office:value="0.10122950821442" calcext:value-type="float">
            <text:p>000.1012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255.64" calcext:value-type="float">
            <text:p>255.6400</text:p>
          </table:table-cell>
          <table:table-cell office:value-type="float" office:value="257.706" calcext:value-type="float">
            <text:p>257.7060</text:p>
          </table:table-cell>
          <table:table-cell office:value-type="float" office:value="256.683" calcext:value-type="float">
            <text:p>256.6830</text:p>
          </table:table-cell>
          <table:table-cell office:value-type="float" office:value="257.339" calcext:value-type="float">
            <text:p>257.3390</text:p>
          </table:table-cell>
          <table:table-cell office:value-type="float" office:value="256.772" calcext:value-type="float">
            <text:p>256.7720</text:p>
          </table:table-cell>
          <table:table-cell office:value-type="float" office:value="253.683" calcext:value-type="float">
            <text:p>253.6830</text:p>
          </table:table-cell>
          <table:table-cell table:formula="of:=AVERAGE([.B132:.G132])" office:value-type="float" office:value="256.303833333333" calcext:value-type="float">
            <text:p>256.3038</text:p>
          </table:table-cell>
          <table:table-cell table:formula="of:=STDEV([.B132:.G132])/SQRT(5)" office:value-type="float" office:value="0.654523669039812" calcext:value-type="float">
            <text:p>000.6545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257.292" calcext:value-type="float">
            <text:p>257.2920</text:p>
          </table:table-cell>
          <table:table-cell office:value-type="float" office:value="257.064" calcext:value-type="float">
            <text:p>257.0640</text:p>
          </table:table-cell>
          <table:table-cell office:value-type="float" office:value="253.995" calcext:value-type="float">
            <text:p>253.9950</text:p>
          </table:table-cell>
          <table:table-cell office:value-type="float" office:value="254.637" calcext:value-type="float">
            <text:p>254.6370</text:p>
          </table:table-cell>
          <table:table-cell office:value-type="float" office:value="256.726" calcext:value-type="float">
            <text:p>256.7260</text:p>
          </table:table-cell>
          <table:table-cell office:value-type="float" office:value="257.153" calcext:value-type="float">
            <text:p>257.1530</text:p>
          </table:table-cell>
          <table:table-cell table:formula="of:=AVERAGE([.B133:.G133])" office:value-type="float" office:value="256.1445" calcext:value-type="float">
            <text:p>256.1445</text:p>
          </table:table-cell>
          <table:table-cell table:formula="of:=STDEV([.B133:.G133])/SQRT(5)" office:value-type="float" office:value="0.645301712379566" calcext:value-type="float">
            <text:p>000.6453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264.482" calcext:value-type="float">
            <text:p>264.4820</text:p>
          </table:table-cell>
          <table:table-cell office:value-type="float" office:value="270.334" calcext:value-type="float">
            <text:p>270.3340</text:p>
          </table:table-cell>
          <table:table-cell office:value-type="float" office:value="264.673" calcext:value-type="float">
            <text:p>264.6730</text:p>
          </table:table-cell>
          <table:table-cell office:value-type="float" office:value="268.663" calcext:value-type="float">
            <text:p>268.6630</text:p>
          </table:table-cell>
          <table:table-cell office:value-type="float" office:value="266.105" calcext:value-type="float">
            <text:p>266.1050</text:p>
          </table:table-cell>
          <table:table-cell office:value-type="float" office:value="269.533" calcext:value-type="float">
            <text:p>269.5330</text:p>
          </table:table-cell>
          <table:table-cell table:formula="of:=AVERAGE([.B134:.G134])" office:value-type="float" office:value="267.298333333333" calcext:value-type="float">
            <text:p>267.2983</text:p>
          </table:table-cell>
          <table:table-cell table:formula="of:=STDEV([.B134:.G134])/SQRT(5)" office:value-type="float" office:value="1.13700440339223" calcext:value-type="float">
            <text:p>001.1370</text:p>
          </table:table-cell>
          <table:table-cell table:number-columns-repeated="14"/>
        </table:table-row>
        <table:table-row table:style-name="ro1">
          <table:table-cell table:style-name="Default"/>
          <table:table-cell table:style-name="ce2" table:number-columns-repeated="8"/>
          <table:table-cell table:number-columns-repeated="14"/>
        </table:table-row>
        <table:table-row table:style-name="ro1">
          <table:table-cell table:style-name="Default"/>
          <table:table-cell table:style-name="ce2" table:number-columns-repeated="8"/>
          <table:table-cell table:number-columns-repeated="14"/>
        </table:table-row>
      </table:table>
      <table:table table:name="symmetric_triangular_matrix-vector" table:style-name="ta1">
        <table:table-column table:style-name="co5" table:default-cell-style-name="ce3"/>
        <table:table-column table:style-name="co2" table:number-columns-repeated="6" table:default-cell-style-name="ce3"/>
        <table:table-column table:style-name="co2" table:number-columns-repeated="2" table:default-cell-style-name="ce4"/>
        <table:table-column table:style-name="co2" table:default-cell-style-name="Default"/>
        <table:table-column table:style-name="co2" table:number-columns-repeated="30" table:default-cell-style-name="ce7"/>
        <table:table-row table:style-name="ro1">
          <table:table-cell office:value-type="string" calcext:value-type="string">
            <text:p>#N=447, 80 threads, 6400 matrices, MKL reference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30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  <table:table-cell/>
          <table:table-cell table:style-name="Default" table:number-columns-repeated="30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table:style-name="Default"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83.4463" calcext:value-type="float">
            <text:p>083.4463</text:p>
          </table:table-cell>
          <table:table-cell office:value-type="float" office:value="83.1785" calcext:value-type="float">
            <text:p>083.1785</text:p>
          </table:table-cell>
          <table:table-cell office:value-type="float" office:value="79.8922" calcext:value-type="float">
            <text:p>079.8922</text:p>
          </table:table-cell>
          <table:table-cell office:value-type="float" office:value="80.9215" calcext:value-type="float">
            <text:p>080.9215</text:p>
          </table:table-cell>
          <table:table-cell office:value-type="float" office:value="84.1013" calcext:value-type="float">
            <text:p>084.1013</text:p>
          </table:table-cell>
          <table:table-cell office:value-type="float" office:value="82.4857" calcext:value-type="float">
            <text:p>082.4857</text:p>
          </table:table-cell>
          <table:table-cell table:formula="of:=AVERAGE([.B5:.G5])" office:value-type="float" office:value="82.3375833333333" calcext:value-type="float">
            <text:p>082.3376</text:p>
          </table:table-cell>
          <table:table-cell table:formula="of:=STDEV([.B5:.G5])/SQRT(5)" office:value-type="float" office:value="0.722612487252561" calcext:value-type="float">
            <text:p>000.7226</text:p>
          </table:table-cell>
          <table:table-cell/>
          <table:table-cell table:style-name="Default" table:number-columns-repeated="30"/>
        </table:table-row>
        <table:table-row table:style-name="ro1">
          <table:table-cell table:number-columns-repeated="7"/>
          <table:table-cell table:style-name="ce3" table:number-columns-repeated="2"/>
          <table:table-cell/>
          <table:table-cell table:style-name="Default" office:value-type="string" calcext:value-type="string">
            <text:p>GAINS</text:p>
          </table:table-cell>
          <table:table-cell table:style-name="Default" table:number-columns-repeated="29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447, 80 threads, 6400 matrices, FP64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N=447, 80 threads, 6400 matrice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s = 8</text:p>
          </table:table-cell>
          <table:table-cell/>
          <table:table-cell office:value-type="string" calcext:value-type="string">
            <text:p>bs = 16</text:p>
          </table:table-cell>
          <table:table-cell/>
          <table:table-cell office:value-type="string" calcext:value-type="string">
            <text:p>bs = 32</text:p>
          </table:table-cell>
          <table:table-cell/>
          <table:table-cell office:value-type="string" calcext:value-type="string">
            <text:p>bs = 64</text:p>
          </table:table-cell>
          <table:table-cell/>
          <table:table-cell office:value-type="string" calcext:value-type="string">
            <text:p>bs = 128</text:p>
          </table:table-cell>
          <table:table-cell/>
          <table:table-cell office:value-type="string" calcext:value-type="string">
            <text:p>bs = 25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1.1072" calcext:value-type="float">
            <text:p>041.1072</text:p>
          </table:table-cell>
          <table:table-cell office:value-type="float" office:value="41.1526" calcext:value-type="float">
            <text:p>041.1526</text:p>
          </table:table-cell>
          <table:table-cell office:value-type="float" office:value="41.1193" calcext:value-type="float">
            <text:p>041.1193</text:p>
          </table:table-cell>
          <table:table-cell office:value-type="float" office:value="41.0898" calcext:value-type="float">
            <text:p>041.0898</text:p>
          </table:table-cell>
          <table:table-cell office:value-type="float" office:value="41.0654" calcext:value-type="float">
            <text:p>041.0654</text:p>
          </table:table-cell>
          <table:table-cell office:value-type="float" office:value="41.1153" calcext:value-type="float">
            <text:p>041.1153</text:p>
          </table:table-cell>
          <table:table-cell table:formula="of:=AVERAGE([.B12:.G12])" office:value-type="float" office:value="41.1082666666667" calcext:value-type="float">
            <text:p>041.1083</text:p>
          </table:table-cell>
          <table:table-cell table:formula="of:=STDEV([.B12:.G12])/SQRT(5)" office:value-type="float" office:value="0.0131397919821186" calcext:value-type="float">
            <text:p>000.0131</text:p>
          </table:table-cell>
          <table:table-cell/>
          <table:table-cell office:value-type="string" calcext:value-type="string">
            <text:p>64bit float</text:p>
          </table:table-cell>
          <table:table-cell table:formula="of:=[.H12]/[.$H$5]" office:value-type="float" office:value="0.499264916487104" calcext:value-type="float">
            <text:p>0.49926</text:p>
          </table:table-cell>
          <table:table-cell table:formula="of:=SQRT(([.I12]/[.$H$5])^2+([.H12]/[.$H$5]^2*[.$I$5]^2))" office:value-type="float" office:value="0.05626958023179" calcext:value-type="float">
            <text:p>0.05627</text:p>
          </table:table-cell>
          <table:table-cell table:formula="of:=[.H13]/[.$H$5]" office:value-type="float" office:value="0.952751021961417" calcext:value-type="float">
            <text:p>0.95275</text:p>
          </table:table-cell>
          <table:table-cell table:formula="of:=SQRT(([.I13]/[.$H$5])^2+([.H13]/[.$H$5]^2*[.$I$5]^2))" office:value-type="float" office:value="0.0780695513346084" calcext:value-type="float">
            <text:p>0.07807</text:p>
          </table:table-cell>
          <table:table-cell table:formula="of:=[.H14]/[.$H$5]" office:value-type="float" office:value="0.968730156641712" calcext:value-type="float">
            <text:p>0.96873</text:p>
          </table:table-cell>
          <table:table-cell table:formula="of:=SQRT(([.I14]/[.$H$5])^2+([.H14]/[.$H$5]^2*[.$I$5]^2))" office:value-type="float" office:value="0.0785186412242705" calcext:value-type="float">
            <text:p>0.07852</text:p>
          </table:table-cell>
          <table:table-cell table:formula="of:=[.H15]/[.$H$5]" office:value-type="float" office:value="0.973153612515953" calcext:value-type="float">
            <text:p>0.97315</text:p>
          </table:table-cell>
          <table:table-cell table:formula="of:=SQRT(([.I15]/[.$H$5])^2+([.H15]/[.$H$5]^2*[.$I$5]^2))" office:value-type="float" office:value="0.0786890340466511" calcext:value-type="float">
            <text:p>0.07869</text:p>
          </table:table-cell>
          <table:table-cell table:formula="of:=[.H16]/[.$H$5]" office:value-type="float" office:value="0.961258679966925" calcext:value-type="float">
            <text:p>0.96126</text:p>
          </table:table-cell>
          <table:table-cell table:formula="of:=SQRT(([.I16]/[.$H$5])^2+([.H16]/[.$H$5]^2*[.$I$5]^2))" office:value-type="float" office:value="0.0783085577171492" calcext:value-type="float">
            <text:p>0.07831</text:p>
          </table:table-cell>
          <table:table-cell table:formula="of:=[.H17]/[.$H$5]" office:value-type="float" office:value="0.91494791260775" calcext:value-type="float">
            <text:p>0.91495</text:p>
          </table:table-cell>
          <table:table-cell table:formula="of:=SQRT(([.I17]/[.$H$5])^2+([.H17]/[.$H$5]^2*[.$I$5]^2))" office:value-type="float" office:value="0.0763324847130952" calcext:value-type="float">
            <text:p>0.07633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80.5305" calcext:value-type="float">
            <text:p>080.5305</text:p>
          </table:table-cell>
          <table:table-cell office:value-type="float" office:value="79.4297" calcext:value-type="float">
            <text:p>079.4297</text:p>
          </table:table-cell>
          <table:table-cell office:value-type="float" office:value="78.3363" calcext:value-type="float">
            <text:p>078.3363</text:p>
          </table:table-cell>
          <table:table-cell office:value-type="float" office:value="77.4703" calcext:value-type="float">
            <text:p>077.4703</text:p>
          </table:table-cell>
          <table:table-cell office:value-type="float" office:value="78.0511" calcext:value-type="float">
            <text:p>078.0511</text:p>
          </table:table-cell>
          <table:table-cell office:value-type="float" office:value="76.8654" calcext:value-type="float">
            <text:p>076.8654</text:p>
          </table:table-cell>
          <table:table-cell table:formula="of:=AVERAGE([.B13:.G13])" office:value-type="float" office:value="78.4472166666667" calcext:value-type="float">
            <text:p>078.4472</text:p>
          </table:table-cell>
          <table:table-cell table:formula="of:=STDEV([.B13:.G13])/SQRT(5)" office:value-type="float" office:value="0.597697716520094" calcext:value-type="float">
            <text:p>000.5977</text:p>
          </table:table-cell>
          <table:table-cell/>
          <table:table-cell office:value-type="string" calcext:value-type="string">
            <text:p>32bit float</text:p>
          </table:table-cell>
          <table:table-cell table:formula="of:=[.H24]/[.$H$5]" office:value-type="float" office:value="0.504497439909478" calcext:value-type="float">
            <text:p>0.50450</text:p>
          </table:table-cell>
          <table:table-cell table:formula="of:=SQRT(([.I24]/[.$H$5])^2+([.H24]/[.$H$5]^2*[.$I$5]^2))" office:value-type="float" office:value="0.0565638151277513" calcext:value-type="float">
            <text:p>0.05656</text:p>
          </table:table-cell>
          <table:table-cell table:formula="of:=[.H25]/[.$H$5]" office:value-type="float" office:value="1.43180463356649" calcext:value-type="float">
            <text:p>1.43180</text:p>
          </table:table-cell>
          <table:table-cell table:formula="of:=SQRT(([.I25]/[.$H$5])^2+([.H25]/[.$H$5]^2*[.$I$5]^2))" office:value-type="float" office:value="0.0953714873033587" calcext:value-type="float">
            <text:p>0.09537</text:p>
          </table:table-cell>
          <table:table-cell table:formula="of:=[.H26]/[.$H$5]" office:value-type="float" office:value="1.93883311691401" calcext:value-type="float">
            <text:p>1.93883</text:p>
          </table:table-cell>
          <table:table-cell table:formula="of:=SQRT(([.I26]/[.$H$5])^2+([.H26]/[.$H$5]^2*[.$I$5]^2))" office:value-type="float" office:value="0.115589200782514" calcext:value-type="float">
            <text:p>0.11559</text:p>
          </table:table-cell>
          <table:table-cell table:formula="of:=[.H27]/[.$H$5]" office:value-type="float" office:value="1.87657317284229" calcext:value-type="float">
            <text:p>1.87657</text:p>
          </table:table-cell>
          <table:table-cell table:formula="of:=SQRT(([.I27]/[.$H$5])^2+([.H27]/[.$H$5]^2*[.$I$5]^2))" office:value-type="float" office:value="0.11077865292409" calcext:value-type="float">
            <text:p>0.11078</text:p>
          </table:table-cell>
          <table:table-cell table:formula="of:=[.H28]/[.$H$5]" office:value-type="float" office:value="1.91052081319689" calcext:value-type="float">
            <text:p>1.91052</text:p>
          </table:table-cell>
          <table:table-cell table:formula="of:=SQRT(([.I28]/[.$H$5])^2+([.H28]/[.$H$5]^2*[.$I$5]^2))" office:value-type="float" office:value="0.115302659091088" calcext:value-type="float">
            <text:p>0.11530</text:p>
          </table:table-cell>
          <table:table-cell table:formula="of:=[.H29]/[.$H$5]" office:value-type="float" office:value="1.78911007630173" calcext:value-type="float">
            <text:p>1.78911</text:p>
          </table:table-cell>
          <table:table-cell table:formula="of:=SQRT(([.I29]/[.$H$5])^2+([.H29]/[.$H$5]^2*[.$I$5]^2))" office:value-type="float" office:value="0.10684946492979" calcext:value-type="float">
            <text:p>0.10685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78.8275" calcext:value-type="float">
            <text:p>078.8275</text:p>
          </table:table-cell>
          <table:table-cell office:value-type="float" office:value="79.6239" calcext:value-type="float">
            <text:p>079.6239</text:p>
          </table:table-cell>
          <table:table-cell office:value-type="float" office:value="80.0411" calcext:value-type="float">
            <text:p>080.0411</text:p>
          </table:table-cell>
          <table:table-cell office:value-type="float" office:value="81.2311" calcext:value-type="float">
            <text:p>081.2311</text:p>
          </table:table-cell>
          <table:table-cell office:value-type="float" office:value="79.8278" calcext:value-type="float">
            <text:p>079.8278</text:p>
          </table:table-cell>
          <table:table-cell office:value-type="float" office:value="79.026" calcext:value-type="float">
            <text:p>079.0260</text:p>
          </table:table-cell>
          <table:table-cell table:formula="of:=AVERAGE([.B14:.G14])" office:value-type="float" office:value="79.7629" calcext:value-type="float">
            <text:p>079.7629</text:p>
          </table:table-cell>
          <table:table-cell table:formula="of:=STDEV([.B14:.G14])/SQRT(5)" office:value-type="float" office:value="0.383381494597744" calcext:value-type="float">
            <text:p>000.3834</text:p>
          </table:table-cell>
          <table:table-cell/>
          <table:table-cell office:value-type="string" calcext:value-type="string">
            <text:p>16bit float</text:p>
          </table:table-cell>
          <table:table-cell table:formula="of:=[.H36]/[.$H$5]" office:value-type="float" office:value="0.503577042075763" calcext:value-type="float">
            <text:p>0.50358</text:p>
          </table:table-cell>
          <table:table-cell table:formula="of:=SQRT(([.I36]/[.$H$5])^2+([.H36]/[.$H$5]^2*[.$I$5]^2))" office:value-type="float" office:value="0.0565118993156652" calcext:value-type="float">
            <text:p>0.05651</text:p>
          </table:table-cell>
          <table:table-cell table:formula="of:=[.H37]/[.$H$5]" office:value-type="float" office:value="1.4922873414429" calcext:value-type="float">
            <text:p>1.49229</text:p>
          </table:table-cell>
          <table:table-cell table:formula="of:=SQRT(([.I37]/[.$H$5])^2+([.H37]/[.$H$5]^2*[.$I$5]^2))" office:value-type="float" office:value="0.0972834361188886" calcext:value-type="float">
            <text:p>0.09728</text:p>
          </table:table-cell>
          <table:table-cell table:formula="of:=[.H38]/[.$H$5]" office:value-type="float" office:value="2.92869700045848" calcext:value-type="float">
            <text:p>2.92870</text:p>
          </table:table-cell>
          <table:table-cell table:formula="of:=SQRT(([.I38]/[.$H$5])^2+([.H38]/[.$H$5]^2*[.$I$5]^2))" office:value-type="float" office:value="0.137342852966991" calcext:value-type="float">
            <text:p>0.13734</text:p>
          </table:table-cell>
          <table:table-cell table:formula="of:=[.H39]/[.$H$5]" office:value-type="float" office:value="2.90991659337423" calcext:value-type="float">
            <text:p>2.90992</text:p>
          </table:table-cell>
          <table:table-cell table:formula="of:=SQRT(([.I39]/[.$H$5])^2+([.H39]/[.$H$5]^2*[.$I$5]^2))" office:value-type="float" office:value="0.13663949059253" calcext:value-type="float">
            <text:p>0.13664</text:p>
          </table:table-cell>
          <table:table-cell table:formula="of:=[.H40]/[.$H$5]" office:value-type="float" office:value="3.07873176587039" calcext:value-type="float">
            <text:p>3.07873</text:p>
          </table:table-cell>
          <table:table-cell table:formula="of:=SQRT(([.I40]/[.$H$5])^2+([.H40]/[.$H$5]^2*[.$I$5]^2))" office:value-type="float" office:value="0.140207578340989" calcext:value-type="float">
            <text:p>0.14021</text:p>
          </table:table-cell>
          <table:table-cell table:formula="of:=[.H41]/[.$H$5]" office:value-type="float" office:value="2.90810292181274" calcext:value-type="float">
            <text:p>2.90810</text:p>
          </table:table-cell>
          <table:table-cell table:formula="of:=SQRT(([.I41]/[.$H$5])^2+([.H41]/[.$H$5]^2*[.$I$5]^2))" office:value-type="float" office:value="0.136518872972119" calcext:value-type="float">
            <text:p>0.13652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80.6402" calcext:value-type="float">
            <text:p>080.6402</text:p>
          </table:table-cell>
          <table:table-cell office:value-type="float" office:value="80.3745" calcext:value-type="float">
            <text:p>080.3745</text:p>
          </table:table-cell>
          <table:table-cell office:value-type="float" office:value="80.4251" calcext:value-type="float">
            <text:p>080.4251</text:p>
          </table:table-cell>
          <table:table-cell office:value-type="float" office:value="80.2066" calcext:value-type="float">
            <text:p>080.2066</text:p>
          </table:table-cell>
          <table:table-cell office:value-type="float" office:value="80.652" calcext:value-type="float">
            <text:p>080.6520</text:p>
          </table:table-cell>
          <table:table-cell office:value-type="float" office:value="78.4643" calcext:value-type="float">
            <text:p>078.4643</text:p>
          </table:table-cell>
          <table:table-cell table:formula="of:=AVERAGE([.B15:.G15])" office:value-type="float" office:value="80.1271166666666" calcext:value-type="float">
            <text:p>080.1271</text:p>
          </table:table-cell>
          <table:table-cell table:formula="of:=STDEV([.B15:.G15])/SQRT(5)" office:value-type="float" office:value="0.37202292769846" calcext:value-type="float">
            <text:p>000.3720</text:p>
          </table:table-cell>
          <table:table-cell/>
          <table:table-cell office:value-type="string" calcext:value-type="string">
            <text:p>16bit fixed</text:p>
          </table:table-cell>
          <table:table-cell table:formula="of:=[.H48]/[.$H$5]" office:value-type="float" office:value="0.982133108513629" calcext:value-type="float">
            <text:p>0.98213</text:p>
          </table:table-cell>
          <table:table-cell table:formula="of:=SQRT(([.I48]/[.$H$5])^2+([.H48]/[.$H$5]^2*[.$I$5]^2))" office:value-type="float" office:value="0.0789210809851853" calcext:value-type="float">
            <text:p>0.07892</text:p>
          </table:table-cell>
          <table:table-cell table:formula="of:=[.H49]/[.$H$5]" office:value-type="float" office:value="1.04145798141999" calcext:value-type="float">
            <text:p>1.04146</text:p>
          </table:table-cell>
          <table:table-cell table:formula="of:=SQRT(([.I49]/[.$H$5])^2+([.H49]/[.$H$5]^2*[.$I$5]^2))" office:value-type="float" office:value="0.0812766647871609" calcext:value-type="float">
            <text:p>0.08128</text:p>
          </table:table-cell>
          <table:table-cell table:formula="of:=[.H50]/[.$H$5]" office:value-type="float" office:value="2.8958808806428" calcext:value-type="float">
            <text:p>2.89588</text:p>
          </table:table-cell>
          <table:table-cell table:formula="of:=SQRT(([.I50]/[.$H$5])^2+([.H50]/[.$H$5]^2*[.$I$5]^2))" office:value-type="float" office:value="0.135962404503671" calcext:value-type="float">
            <text:p>0.13596</text:p>
          </table:table-cell>
          <table:table-cell table:formula="of:=[.H51]/[.$H$5]" office:value-type="float" office:value="3.25418627176128" calcext:value-type="float">
            <text:p>3.25419</text:p>
          </table:table-cell>
          <table:table-cell table:formula="of:=SQRT(([.I51]/[.$H$5])^2+([.H51]/[.$H$5]^2*[.$I$5]^2))" office:value-type="float" office:value="0.144681632511204" calcext:value-type="float">
            <text:p>0.14468</text:p>
          </table:table-cell>
          <table:table-cell table:formula="of:=[.H52]/[.$H$5]" office:value-type="float" office:value="3.23627221671756" calcext:value-type="float">
            <text:p>3.23627</text:p>
          </table:table-cell>
          <table:table-cell table:formula="of:=SQRT(([.I52]/[.$H$5])^2+([.H52]/[.$H$5]^2*[.$I$5]^2))" office:value-type="float" office:value="0.145175549903816" calcext:value-type="float">
            <text:p>0.14518</text:p>
          </table:table-cell>
          <table:table-cell table:formula="of:=[.H53]/[.$H$5]" office:value-type="float" office:value="3.23847655637209" calcext:value-type="float">
            <text:p>3.23848</text:p>
          </table:table-cell>
          <table:table-cell table:formula="of:=SQRT(([.I53]/[.$H$5])^2+([.H53]/[.$H$5]^2*[.$I$5]^2))" office:value-type="float" office:value="0.143718459191797" calcext:value-type="float">
            <text:p>0.14372</text:p>
          </table:table-cell>
          <table:table-cell table:number-columns-repeated="17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78.5737" calcext:value-type="float">
            <text:p>078.5737</text:p>
          </table:table-cell>
          <table:table-cell office:value-type="float" office:value="79.3679" calcext:value-type="float">
            <text:p>079.3679</text:p>
          </table:table-cell>
          <table:table-cell office:value-type="float" office:value="77.1857" calcext:value-type="float">
            <text:p>077.1857</text:p>
          </table:table-cell>
          <table:table-cell office:value-type="float" office:value="79.9316" calcext:value-type="float">
            <text:p>079.9316</text:p>
          </table:table-cell>
          <table:table-cell office:value-type="float" office:value="80.1437" calcext:value-type="float">
            <text:p>080.1437</text:p>
          </table:table-cell>
          <table:table-cell office:value-type="float" office:value="79.6837" calcext:value-type="float">
            <text:p>079.6837</text:p>
          </table:table-cell>
          <table:table-cell table:formula="of:=AVERAGE([.B16:.G16])" office:value-type="float" office:value="79.1477166666667" calcext:value-type="float">
            <text:p>079.1477</text:p>
          </table:table-cell>
          <table:table-cell table:formula="of:=STDEV([.B16:.G16])/SQRT(5)" office:value-type="float" office:value="0.494821957812438" calcext:value-type="float">
            <text:p>000.4948</text:p>
          </table:table-cell>
          <table:table-cell/>
          <table:table-cell office:value-type="string" calcext:value-type="string">
            <text:p>8bit fixed</text:p>
          </table:table-cell>
          <table:table-cell table:formula="of:=[.H60]/[.$H$5]" office:value-type="float" office:value="0.813712450065837" calcext:value-type="float">
            <text:p>0.81371</text:p>
          </table:table-cell>
          <table:table-cell table:formula="of:=SQRT(([.I60]/[.$H$5])^2+([.H60]/[.$H$5]^2*[.$I$5]^2))" office:value-type="float" office:value="0.0718380698484997" calcext:value-type="float">
            <text:p>0.07184</text:p>
          </table:table-cell>
          <table:table-cell table:formula="of:=[.H61]/[.$H$5]" office:value-type="float" office:value="0.93233102339859" calcext:value-type="float">
            <text:p>0.93233</text:p>
          </table:table-cell>
          <table:table-cell table:formula="of:=SQRT(([.I61]/[.$H$5])^2+([.H61]/[.$H$5]^2*[.$I$5]^2))" office:value-type="float" office:value="0.0769009590251353" calcext:value-type="float">
            <text:p>0.07690</text:p>
          </table:table-cell>
          <table:table-cell table:formula="of:=[.H62]/[.$H$5]" office:value-type="float" office:value="2.80904933044954" calcext:value-type="float">
            <text:p>2.80905</text:p>
          </table:table-cell>
          <table:table-cell table:formula="of:=SQRT(([.I62]/[.$H$5])^2+([.H62]/[.$H$5]^2*[.$I$5]^2))" office:value-type="float" office:value="0.133474080094878" calcext:value-type="float">
            <text:p>0.13347</text:p>
          </table:table-cell>
          <table:table-cell table:formula="of:=[.H63]/[.$H$5]" office:value-type="float" office:value="3.25445953700771" calcext:value-type="float">
            <text:p>3.25446</text:p>
          </table:table-cell>
          <table:table-cell table:formula="of:=SQRT(([.I63]/[.$H$5])^2+([.H63]/[.$H$5]^2*[.$I$5]^2))" office:value-type="float" office:value="0.143665950049936" calcext:value-type="float">
            <text:p>0.14367</text:p>
          </table:table-cell>
          <table:table-cell table:formula="of:=[.H64]/[.$H$5]" office:value-type="float" office:value="3.22572012983136" calcext:value-type="float">
            <text:p>3.22572</text:p>
          </table:table-cell>
          <table:table-cell table:formula="of:=SQRT(([.I64]/[.$H$5])^2+([.H64]/[.$H$5]^2*[.$I$5]^2))" office:value-type="float" office:value="0.143038852869609" calcext:value-type="float">
            <text:p>0.14304</text:p>
          </table:table-cell>
          <table:table-cell table:formula="of:=[.H65]/[.$H$5]" office:value-type="float" office:value="3.2961092089376" calcext:value-type="float">
            <text:p>3.29611</text:p>
          </table:table-cell>
          <table:table-cell table:formula="of:=SQRT(([.I65]/[.$H$5])^2+([.H65]/[.$H$5]^2*[.$I$5]^2))" office:value-type="float" office:value="0.144604788938064" calcext:value-type="float">
            <text:p>0.14460</text:p>
          </table:table-cell>
          <table:table-cell table:number-columns-repeated="17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74.9403" calcext:value-type="float">
            <text:p>074.9403</text:p>
          </table:table-cell>
          <table:table-cell office:value-type="float" office:value="76.1444" calcext:value-type="float">
            <text:p>076.1444</text:p>
          </table:table-cell>
          <table:table-cell office:value-type="float" office:value="74.6068" calcext:value-type="float">
            <text:p>074.6068</text:p>
          </table:table-cell>
          <table:table-cell office:value-type="float" office:value="74.1119" calcext:value-type="float">
            <text:p>074.1119</text:p>
          </table:table-cell>
          <table:table-cell office:value-type="float" office:value="75.8873" calcext:value-type="float">
            <text:p>075.8873</text:p>
          </table:table-cell>
          <table:table-cell office:value-type="float" office:value="76.3169" calcext:value-type="float">
            <text:p>076.3169</text:p>
          </table:table-cell>
          <table:table-cell table:formula="of:=AVERAGE([.B17:.G17])" office:value-type="float" office:value="75.3346" calcext:value-type="float">
            <text:p>075.3346</text:p>
          </table:table-cell>
          <table:table-cell table:formula="of:=STDEV([.B17:.G17])/SQRT(5)" office:value-type="float" office:value="0.405281494272807" calcext:value-type="float">
            <text:p>000.4053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447, 80 threads, 6400 matrices, FP32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44" calcext:value-type="float">
            <text:p>244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1.5524" calcext:value-type="float">
            <text:p>041.5524</text:p>
          </table:table-cell>
          <table:table-cell office:value-type="float" office:value="41.5618" calcext:value-type="float">
            <text:p>041.5618</text:p>
          </table:table-cell>
          <table:table-cell office:value-type="float" office:value="41.5606" calcext:value-type="float">
            <text:p>041.5606</text:p>
          </table:table-cell>
          <table:table-cell office:value-type="float" office:value="41.5637" calcext:value-type="float">
            <text:p>041.5637</text:p>
          </table:table-cell>
          <table:table-cell office:value-type="float" office:value="41.5287" calcext:value-type="float">
            <text:p>041.5287</text:p>
          </table:table-cell>
          <table:table-cell office:value-type="float" office:value="41.4674" calcext:value-type="float">
            <text:p>041.4674</text:p>
          </table:table-cell>
          <table:table-cell table:formula="of:=AVERAGE([.B24:.G24])" office:value-type="float" office:value="41.5391" calcext:value-type="float">
            <text:p>041.5391</text:p>
          </table:table-cell>
          <table:table-cell table:formula="of:=STDEV([.B24:.G24])/SQRT(5)" office:value-type="float" office:value="0.0167435241212835" calcext:value-type="float">
            <text:p>000.0167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117.283" calcext:value-type="float">
            <text:p>117.2830</text:p>
          </table:table-cell>
          <table:table-cell office:value-type="float" office:value="117.442" calcext:value-type="float">
            <text:p>117.4420</text:p>
          </table:table-cell>
          <table:table-cell office:value-type="float" office:value="118.558" calcext:value-type="float">
            <text:p>118.5580</text:p>
          </table:table-cell>
          <table:table-cell office:value-type="float" office:value="117.444" calcext:value-type="float">
            <text:p>117.4440</text:p>
          </table:table-cell>
          <table:table-cell office:value-type="float" office:value="119.038" calcext:value-type="float">
            <text:p>119.0380</text:p>
          </table:table-cell>
          <table:table-cell office:value-type="float" office:value="117.583" calcext:value-type="float">
            <text:p>117.5830</text:p>
          </table:table-cell>
          <table:table-cell table:formula="of:=AVERAGE([.B25:.G25])" office:value-type="float" office:value="117.891333333333" calcext:value-type="float">
            <text:p>117.8913</text:p>
          </table:table-cell>
          <table:table-cell table:formula="of:=STDEV([.B25:.G25])/SQRT(5)" office:value-type="float" office:value="0.324125613510154" calcext:value-type="float">
            <text:p>000.3241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49.576" calcext:value-type="float">
            <text:p>149.5760</text:p>
          </table:table-cell>
          <table:table-cell office:value-type="float" office:value="163.12" calcext:value-type="float">
            <text:p>163.1200</text:p>
          </table:table-cell>
          <table:table-cell office:value-type="float" office:value="157.679" calcext:value-type="float">
            <text:p>157.6790</text:p>
          </table:table-cell>
          <table:table-cell office:value-type="float" office:value="162.074" calcext:value-type="float">
            <text:p>162.0740</text:p>
          </table:table-cell>
          <table:table-cell office:value-type="float" office:value="167.093" calcext:value-type="float">
            <text:p>167.0930</text:p>
          </table:table-cell>
          <table:table-cell office:value-type="float" office:value="158.291" calcext:value-type="float">
            <text:p>158.2910</text:p>
          </table:table-cell>
          <table:table-cell table:formula="of:=AVERAGE([.B26:.G26])" office:value-type="float" office:value="159.638833333333" calcext:value-type="float">
            <text:p>159.6388</text:p>
          </table:table-cell>
          <table:table-cell table:formula="of:=STDEV([.B26:.G26])/SQRT(5)" office:value-type="float" office:value="2.68723928843959" calcext:value-type="float">
            <text:p>002.6872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53.884" calcext:value-type="float">
            <text:p>153.8840</text:p>
          </table:table-cell>
          <table:table-cell office:value-type="float" office:value="154.108" calcext:value-type="float">
            <text:p>154.1080</text:p>
          </table:table-cell>
          <table:table-cell office:value-type="float" office:value="159.834" calcext:value-type="float">
            <text:p>159.8340</text:p>
          </table:table-cell>
          <table:table-cell office:value-type="float" office:value="156.412" calcext:value-type="float">
            <text:p>156.4120</text:p>
          </table:table-cell>
          <table:table-cell office:value-type="float" office:value="149.046" calcext:value-type="float">
            <text:p>149.0460</text:p>
          </table:table-cell>
          <table:table-cell office:value-type="float" office:value="153.791" calcext:value-type="float">
            <text:p>153.7910</text:p>
          </table:table-cell>
          <table:table-cell table:formula="of:=AVERAGE([.B27:.G27])" office:value-type="float" office:value="154.5125" calcext:value-type="float">
            <text:p>154.5125</text:p>
          </table:table-cell>
          <table:table-cell table:formula="of:=STDEV([.B27:.G27])/SQRT(5)" office:value-type="float" office:value="1.5860426160731" calcext:value-type="float">
            <text:p>001.5860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57.909" calcext:value-type="float">
            <text:p>157.9090</text:p>
          </table:table-cell>
          <table:table-cell office:value-type="float" office:value="147.68" calcext:value-type="float">
            <text:p>147.6800</text:p>
          </table:table-cell>
          <table:table-cell office:value-type="float" office:value="167.421" calcext:value-type="float">
            <text:p>167.4210</text:p>
          </table:table-cell>
          <table:table-cell office:value-type="float" office:value="157.838" calcext:value-type="float">
            <text:p>157.8380</text:p>
          </table:table-cell>
          <table:table-cell office:value-type="float" office:value="157.688" calcext:value-type="float">
            <text:p>157.6880</text:p>
          </table:table-cell>
          <table:table-cell office:value-type="float" office:value="155.31" calcext:value-type="float">
            <text:p>155.3100</text:p>
          </table:table-cell>
          <table:table-cell table:formula="of:=AVERAGE([.B28:.G28])" office:value-type="float" office:value="157.307666666667" calcext:value-type="float">
            <text:p>157.3077</text:p>
          </table:table-cell>
          <table:table-cell table:formula="of:=STDEV([.B28:.G28])/SQRT(5)" office:value-type="float" office:value="2.82665638048443" calcext:value-type="float">
            <text:p>002.8267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48.164" calcext:value-type="float">
            <text:p>148.1640</text:p>
          </table:table-cell>
          <table:table-cell office:value-type="float" office:value="146.766" calcext:value-type="float">
            <text:p>146.7660</text:p>
          </table:table-cell>
          <table:table-cell office:value-type="float" office:value="145.682" calcext:value-type="float">
            <text:p>145.6820</text:p>
          </table:table-cell>
          <table:table-cell office:value-type="float" office:value="148.936" calcext:value-type="float">
            <text:p>148.9360</text:p>
          </table:table-cell>
          <table:table-cell office:value-type="float" office:value="145.485" calcext:value-type="float">
            <text:p>145.4850</text:p>
          </table:table-cell>
          <table:table-cell office:value-type="float" office:value="148.833" calcext:value-type="float">
            <text:p>148.8330</text:p>
          </table:table-cell>
          <table:table-cell table:formula="of:=AVERAGE([.B29:.G29])" office:value-type="float" office:value="147.311" calcext:value-type="float">
            <text:p>147.3110</text:p>
          </table:table-cell>
          <table:table-cell table:formula="of:=STDEV([.B29:.G29])/SQRT(5)" office:value-type="float" office:value="0.691943928364141" calcext:value-type="float">
            <text:p>000.6919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447, 80 threads, 6400 matrices, BFLOAT16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22" calcext:value-type="float">
            <text:p>122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1.4695" calcext:value-type="float">
            <text:p>041.4695</text:p>
          </table:table-cell>
          <table:table-cell office:value-type="float" office:value="41.4655" calcext:value-type="float">
            <text:p>041.4655</text:p>
          </table:table-cell>
          <table:table-cell office:value-type="float" office:value="41.4821" calcext:value-type="float">
            <text:p>041.4821</text:p>
          </table:table-cell>
          <table:table-cell office:value-type="float" office:value="41.4338" calcext:value-type="float">
            <text:p>041.4338</text:p>
          </table:table-cell>
          <table:table-cell office:value-type="float" office:value="41.4585" calcext:value-type="float">
            <text:p>041.4585</text:p>
          </table:table-cell>
          <table:table-cell office:value-type="float" office:value="41.4705" calcext:value-type="float">
            <text:p>041.4705</text:p>
          </table:table-cell>
          <table:table-cell table:formula="of:=AVERAGE([.B36:.G36])" office:value-type="float" office:value="41.4633166666667" calcext:value-type="float">
            <text:p>041.4633</text:p>
          </table:table-cell>
          <table:table-cell table:formula="of:=STDEV([.B36:.G36])/SQRT(5)" office:value-type="float" office:value="0.00732624960899781" calcext:value-type="float">
            <text:p>000.0073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122.934" calcext:value-type="float">
            <text:p>122.9340</text:p>
          </table:table-cell>
          <table:table-cell office:value-type="float" office:value="122.998" calcext:value-type="float">
            <text:p>122.9980</text:p>
          </table:table-cell>
          <table:table-cell office:value-type="float" office:value="122.735" calcext:value-type="float">
            <text:p>122.7350</text:p>
          </table:table-cell>
          <table:table-cell office:value-type="float" office:value="122.831" calcext:value-type="float">
            <text:p>122.8310</text:p>
          </table:table-cell>
          <table:table-cell office:value-type="float" office:value="122.92" calcext:value-type="float">
            <text:p>122.9200</text:p>
          </table:table-cell>
          <table:table-cell office:value-type="float" office:value="122.81" calcext:value-type="float">
            <text:p>122.8100</text:p>
          </table:table-cell>
          <table:table-cell table:formula="of:=AVERAGE([.B37:.G37])" office:value-type="float" office:value="122.871333333333" calcext:value-type="float">
            <text:p>122.8713</text:p>
          </table:table-cell>
          <table:table-cell table:formula="of:=STDEV([.B37:.G37])/SQRT(5)" office:value-type="float" office:value="0.0430419949971346" calcext:value-type="float">
            <text:p>000.0430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238.745" calcext:value-type="float">
            <text:p>238.7450</text:p>
          </table:table-cell>
          <table:table-cell office:value-type="float" office:value="244.91" calcext:value-type="float">
            <text:p>244.9100</text:p>
          </table:table-cell>
          <table:table-cell office:value-type="float" office:value="236.72" calcext:value-type="float">
            <text:p>236.7200</text:p>
          </table:table-cell>
          <table:table-cell office:value-type="float" office:value="243.213" calcext:value-type="float">
            <text:p>243.2130</text:p>
          </table:table-cell>
          <table:table-cell office:value-type="float" office:value="240.073" calcext:value-type="float">
            <text:p>240.0730</text:p>
          </table:table-cell>
          <table:table-cell office:value-type="float" office:value="243.19" calcext:value-type="float">
            <text:p>243.1900</text:p>
          </table:table-cell>
          <table:table-cell table:formula="of:=AVERAGE([.B38:.G38])" office:value-type="float" office:value="241.141833333333" calcext:value-type="float">
            <text:p>241.1418</text:p>
          </table:table-cell>
          <table:table-cell table:formula="of:=STDEV([.B38:.G38])/SQRT(5)" office:value-type="float" office:value="1.40176492798662" calcext:value-type="float">
            <text:p>001.4018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242.961" calcext:value-type="float">
            <text:p>242.9610</text:p>
          </table:table-cell>
          <table:table-cell office:value-type="float" office:value="240.242" calcext:value-type="float">
            <text:p>240.2420</text:p>
          </table:table-cell>
          <table:table-cell office:value-type="float" office:value="236.243" calcext:value-type="float">
            <text:p>236.2430</text:p>
          </table:table-cell>
          <table:table-cell office:value-type="float" office:value="242.2" calcext:value-type="float">
            <text:p>242.2000</text:p>
          </table:table-cell>
          <table:table-cell office:value-type="float" office:value="238.845" calcext:value-type="float">
            <text:p>238.8450</text:p>
          </table:table-cell>
          <table:table-cell office:value-type="float" office:value="237.082" calcext:value-type="float">
            <text:p>237.0820</text:p>
          </table:table-cell>
          <table:table-cell table:formula="of:=AVERAGE([.B39:.G39])" office:value-type="float" office:value="239.5955" calcext:value-type="float">
            <text:p>239.5955</text:p>
          </table:table-cell>
          <table:table-cell table:formula="of:=STDEV([.B39:.G39])/SQRT(5)" office:value-type="float" office:value="1.21075450030136" calcext:value-type="float">
            <text:p>001.2108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251.945" calcext:value-type="float">
            <text:p>251.9450</text:p>
          </table:table-cell>
          <table:table-cell office:value-type="float" office:value="256.042" calcext:value-type="float">
            <text:p>256.0420</text:p>
          </table:table-cell>
          <table:table-cell office:value-type="float" office:value="251.968" calcext:value-type="float">
            <text:p>251.9680</text:p>
          </table:table-cell>
          <table:table-cell office:value-type="float" office:value="253.939" calcext:value-type="float">
            <text:p>253.9390</text:p>
          </table:table-cell>
          <table:table-cell office:value-type="float" office:value="251.173" calcext:value-type="float">
            <text:p>251.1730</text:p>
          </table:table-cell>
          <table:table-cell office:value-type="float" office:value="255.905" calcext:value-type="float">
            <text:p>255.9050</text:p>
          </table:table-cell>
          <table:table-cell table:formula="of:=AVERAGE([.B40:.G40])" office:value-type="float" office:value="253.495333333333" calcext:value-type="float">
            <text:p>253.4953</text:p>
          </table:table-cell>
          <table:table-cell table:formula="of:=STDEV([.B40:.G40])/SQRT(5)" office:value-type="float" office:value="0.951175216946557" calcext:value-type="float">
            <text:p>000.9512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239.604" calcext:value-type="float">
            <text:p>239.6040</text:p>
          </table:table-cell>
          <table:table-cell office:value-type="float" office:value="242.95" calcext:value-type="float">
            <text:p>242.9500</text:p>
          </table:table-cell>
          <table:table-cell office:value-type="float" office:value="239.594" calcext:value-type="float">
            <text:p>239.5940</text:p>
          </table:table-cell>
          <table:table-cell office:value-type="float" office:value="237.135" calcext:value-type="float">
            <text:p>237.1350</text:p>
          </table:table-cell>
          <table:table-cell office:value-type="float" office:value="236.03" calcext:value-type="float">
            <text:p>236.0300</text:p>
          </table:table-cell>
          <table:table-cell office:value-type="float" office:value="241.364" calcext:value-type="float">
            <text:p>241.3640</text:p>
          </table:table-cell>
          <table:table-cell table:formula="of:=AVERAGE([.B41:.G41])" office:value-type="float" office:value="239.446166666667" calcext:value-type="float">
            <text:p>239.4462</text:p>
          </table:table-cell>
          <table:table-cell table:formula="of:=STDEV([.B41:.G41])/SQRT(5)" office:value-type="float" office:value="1.14914550572733" calcext:value-type="float">
            <text:p>001.1491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447, 80 threads, 6400 matrices, Fixed16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30" calcext:value-type="float">
            <text:p>130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80.8547" calcext:value-type="float">
            <text:p>080.8547</text:p>
          </table:table-cell>
          <table:table-cell office:value-type="float" office:value="80.8168" calcext:value-type="float">
            <text:p>080.8168</text:p>
          </table:table-cell>
          <table:table-cell office:value-type="float" office:value="80.8433" calcext:value-type="float">
            <text:p>080.8433</text:p>
          </table:table-cell>
          <table:table-cell office:value-type="float" office:value="80.8668" calcext:value-type="float">
            <text:p>080.8668</text:p>
          </table:table-cell>
          <table:table-cell office:value-type="float" office:value="80.8957" calcext:value-type="float">
            <text:p>080.8957</text:p>
          </table:table-cell>
          <table:table-cell office:value-type="float" office:value="80.9215" calcext:value-type="float">
            <text:p>080.9215</text:p>
          </table:table-cell>
          <table:table-cell table:formula="of:=AVERAGE([.B48:.G48])" office:value-type="float" office:value="80.8664666666667" calcext:value-type="float">
            <text:p>080.8665</text:p>
          </table:table-cell>
          <table:table-cell table:formula="of:=STDEV([.B48:.G48])/SQRT(5)" office:value-type="float" office:value="0.0167634045865786" calcext:value-type="float">
            <text:p>000.0168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85.7428" calcext:value-type="float">
            <text:p>085.7428</text:p>
          </table:table-cell>
          <table:table-cell office:value-type="float" office:value="85.7437" calcext:value-type="float">
            <text:p>085.7437</text:p>
          </table:table-cell>
          <table:table-cell office:value-type="float" office:value="85.7624" calcext:value-type="float">
            <text:p>085.7624</text:p>
          </table:table-cell>
          <table:table-cell office:value-type="float" office:value="85.9391" calcext:value-type="float">
            <text:p>085.9391</text:p>
          </table:table-cell>
          <table:table-cell office:value-type="float" office:value="85.3887" calcext:value-type="float">
            <text:p>085.3887</text:p>
          </table:table-cell>
          <table:table-cell office:value-type="float" office:value="85.9301" calcext:value-type="float">
            <text:p>085.9301</text:p>
          </table:table-cell>
          <table:table-cell table:formula="of:=AVERAGE([.B49:.G49])" office:value-type="float" office:value="85.7511333333333" calcext:value-type="float">
            <text:p>085.7511</text:p>
          </table:table-cell>
          <table:table-cell table:formula="of:=STDEV([.B49:.G49])/SQRT(5)" office:value-type="float" office:value="0.0892121277256249" calcext:value-type="float">
            <text:p>000.0892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237.238" calcext:value-type="float">
            <text:p>237.2380</text:p>
          </table:table-cell>
          <table:table-cell office:value-type="float" office:value="238.757" calcext:value-type="float">
            <text:p>238.7570</text:p>
          </table:table-cell>
          <table:table-cell office:value-type="float" office:value="241.566" calcext:value-type="float">
            <text:p>241.5660</text:p>
          </table:table-cell>
          <table:table-cell office:value-type="float" office:value="238.006" calcext:value-type="float">
            <text:p>238.0060</text:p>
          </table:table-cell>
          <table:table-cell office:value-type="float" office:value="239.448" calcext:value-type="float">
            <text:p>239.4480</text:p>
          </table:table-cell>
          <table:table-cell office:value-type="float" office:value="235.624" calcext:value-type="float">
            <text:p>235.6240</text:p>
          </table:table-cell>
          <table:table-cell table:formula="of:=AVERAGE([.B50:.G50])" office:value-type="float" office:value="238.439833333333" calcext:value-type="float">
            <text:p>238.4398</text:p>
          </table:table-cell>
          <table:table-cell table:formula="of:=STDEV([.B50:.G50])/SQRT(5)" office:value-type="float" office:value="0.904465473820497" calcext:value-type="float">
            <text:p>000.9045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268.126" calcext:value-type="float">
            <text:p>268.1260</text:p>
          </table:table-cell>
          <table:table-cell office:value-type="float" office:value="272.819" calcext:value-type="float">
            <text:p>272.8190</text:p>
          </table:table-cell>
          <table:table-cell office:value-type="float" office:value="266.157" calcext:value-type="float">
            <text:p>266.1570</text:p>
          </table:table-cell>
          <table:table-cell office:value-type="float" office:value="266.442" calcext:value-type="float">
            <text:p>266.4420</text:p>
          </table:table-cell>
          <table:table-cell office:value-type="float" office:value="263.953" calcext:value-type="float">
            <text:p>263.9530</text:p>
          </table:table-cell>
          <table:table-cell office:value-type="float" office:value="270.154" calcext:value-type="float">
            <text:p>270.1540</text:p>
          </table:table-cell>
          <table:table-cell table:formula="of:=AVERAGE([.B51:.G51])" office:value-type="float" office:value="267.941833333333" calcext:value-type="float">
            <text:p>267.9418</text:p>
          </table:table-cell>
          <table:table-cell table:formula="of:=STDEV([.B51:.G51])/SQRT(5)" office:value-type="float" office:value="1.4150657204997" calcext:value-type="float">
            <text:p>001.4151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267.655" calcext:value-type="float">
            <text:p>267.6550</text:p>
          </table:table-cell>
          <table:table-cell office:value-type="float" office:value="271.272" calcext:value-type="float">
            <text:p>271.2720</text:p>
          </table:table-cell>
          <table:table-cell office:value-type="float" office:value="269.492" calcext:value-type="float">
            <text:p>269.4920</text:p>
          </table:table-cell>
          <table:table-cell office:value-type="float" office:value="259.03" calcext:value-type="float">
            <text:p>259.0300</text:p>
          </table:table-cell>
          <table:table-cell office:value-type="float" office:value="266.974" calcext:value-type="float">
            <text:p>266.9740</text:p>
          </table:table-cell>
          <table:table-cell office:value-type="float" office:value="264.378" calcext:value-type="float">
            <text:p>264.3780</text:p>
          </table:table-cell>
          <table:table-cell table:formula="of:=AVERAGE([.B52:.G52])" office:value-type="float" office:value="266.466833333333" calcext:value-type="float">
            <text:p>266.4668</text:p>
          </table:table-cell>
          <table:table-cell table:formula="of:=STDEV([.B52:.G52])/SQRT(5)" office:value-type="float" office:value="1.93473442966557" calcext:value-type="float">
            <text:p>001.9347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268.065" calcext:value-type="float">
            <text:p>268.0650</text:p>
          </table:table-cell>
          <table:table-cell office:value-type="float" office:value="263.468" calcext:value-type="float">
            <text:p>263.4680</text:p>
          </table:table-cell>
          <table:table-cell office:value-type="float" office:value="266.283" calcext:value-type="float">
            <text:p>266.2830</text:p>
          </table:table-cell>
          <table:table-cell office:value-type="float" office:value="265.572" calcext:value-type="float">
            <text:p>265.5720</text:p>
          </table:table-cell>
          <table:table-cell office:value-type="float" office:value="269.062" calcext:value-type="float">
            <text:p>269.0620</text:p>
          </table:table-cell>
          <table:table-cell office:value-type="float" office:value="267.44" calcext:value-type="float">
            <text:p>267.4400</text:p>
          </table:table-cell>
          <table:table-cell table:formula="of:=AVERAGE([.B53:.G53])" office:value-type="float" office:value="266.648333333333" calcext:value-type="float">
            <text:p>266.6483</text:p>
          </table:table-cell>
          <table:table-cell table:formula="of:=STDEV([.B53:.G53])/SQRT(5)" office:value-type="float" office:value="0.891424687415224" calcext:value-type="float">
            <text:p>000.8914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447, 80 threads, 6400 matrices, Fixed8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68" calcext:value-type="float">
            <text:p>068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66.9555" calcext:value-type="float">
            <text:p>066.9555</text:p>
          </table:table-cell>
          <table:table-cell office:value-type="float" office:value="66.8779" calcext:value-type="float">
            <text:p>066.8779</text:p>
          </table:table-cell>
          <table:table-cell office:value-type="float" office:value="66.9776" calcext:value-type="float">
            <text:p>066.9776</text:p>
          </table:table-cell>
          <table:table-cell office:value-type="float" office:value="67.0911" calcext:value-type="float">
            <text:p>067.0911</text:p>
          </table:table-cell>
          <table:table-cell office:value-type="float" office:value="67.1499" calcext:value-type="float">
            <text:p>067.1499</text:p>
          </table:table-cell>
          <table:table-cell office:value-type="float" office:value="66.9427" calcext:value-type="float">
            <text:p>066.9427</text:p>
          </table:table-cell>
          <table:table-cell table:formula="of:=AVERAGE([.B60:.G60])" office:value-type="float" office:value="66.9991166666667" calcext:value-type="float">
            <text:p>066.9991</text:p>
          </table:table-cell>
          <table:table-cell table:formula="of:=STDEV([.B60:.G60])/SQRT(5)" office:value-type="float" office:value="0.0453600036743095" calcext:value-type="float">
            <text:p>000.0454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76.3938" calcext:value-type="float">
            <text:p>076.3938</text:p>
          </table:table-cell>
          <table:table-cell office:value-type="float" office:value="76.9155" calcext:value-type="float">
            <text:p>076.9155</text:p>
          </table:table-cell>
          <table:table-cell office:value-type="float" office:value="76.7405" calcext:value-type="float">
            <text:p>076.7405</text:p>
          </table:table-cell>
          <table:table-cell office:value-type="float" office:value="76.8026" calcext:value-type="float">
            <text:p>076.8026</text:p>
          </table:table-cell>
          <table:table-cell office:value-type="float" office:value="76.8513" calcext:value-type="float">
            <text:p>076.8513</text:p>
          </table:table-cell>
          <table:table-cell office:value-type="float" office:value="76.8916" calcext:value-type="float">
            <text:p>076.8916</text:p>
          </table:table-cell>
          <table:table-cell table:formula="of:=AVERAGE([.B61:.G61])" office:value-type="float" office:value="76.7658833333333" calcext:value-type="float">
            <text:p>076.7659</text:p>
          </table:table-cell>
          <table:table-cell table:formula="of:=STDEV([.B61:.G61])/SQRT(5)" office:value-type="float" office:value="0.0862378729638738" calcext:value-type="float">
            <text:p>000.0862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231.075" calcext:value-type="float">
            <text:p>231.0750</text:p>
          </table:table-cell>
          <table:table-cell office:value-type="float" office:value="231.104" calcext:value-type="float">
            <text:p>231.1040</text:p>
          </table:table-cell>
          <table:table-cell office:value-type="float" office:value="231.286" calcext:value-type="float">
            <text:p>231.2860</text:p>
          </table:table-cell>
          <table:table-cell office:value-type="float" office:value="231.377" calcext:value-type="float">
            <text:p>231.3770</text:p>
          </table:table-cell>
          <table:table-cell office:value-type="float" office:value="231.525" calcext:value-type="float">
            <text:p>231.5250</text:p>
          </table:table-cell>
          <table:table-cell office:value-type="float" office:value="231.375" calcext:value-type="float">
            <text:p>231.3750</text:p>
          </table:table-cell>
          <table:table-cell table:formula="of:=AVERAGE([.B62:.G62])" office:value-type="float" office:value="231.290333333333" calcext:value-type="float">
            <text:p>231.2903</text:p>
          </table:table-cell>
          <table:table-cell table:formula="of:=STDEV([.B62:.G62])/SQRT(5)" office:value-type="float" office:value="0.0776801991071953" calcext:value-type="float">
            <text:p>000.0777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268.168" calcext:value-type="float">
            <text:p>268.1680</text:p>
          </table:table-cell>
          <table:table-cell office:value-type="float" office:value="267.9" calcext:value-type="float">
            <text:p>267.9000</text:p>
          </table:table-cell>
          <table:table-cell office:value-type="float" office:value="267.819" calcext:value-type="float">
            <text:p>267.8190</text:p>
          </table:table-cell>
          <table:table-cell office:value-type="float" office:value="268.014" calcext:value-type="float">
            <text:p>268.0140</text:p>
          </table:table-cell>
          <table:table-cell office:value-type="float" office:value="268.114" calcext:value-type="float">
            <text:p>268.1140</text:p>
          </table:table-cell>
          <table:table-cell office:value-type="float" office:value="267.771" calcext:value-type="float">
            <text:p>267.7710</text:p>
          </table:table-cell>
          <table:table-cell table:formula="of:=AVERAGE([.B63:.G63])" office:value-type="float" office:value="267.964333333333" calcext:value-type="float">
            <text:p>267.9643</text:p>
          </table:table-cell>
          <table:table-cell table:formula="of:=STDEV([.B63:.G63])/SQRT(5)" office:value-type="float" office:value="0.071829056330519" calcext:value-type="float">
            <text:p>000.0718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265.805" calcext:value-type="float">
            <text:p>265.8050</text:p>
          </table:table-cell>
          <table:table-cell office:value-type="float" office:value="265.884" calcext:value-type="float">
            <text:p>265.8840</text:p>
          </table:table-cell>
          <table:table-cell office:value-type="float" office:value="265.927" calcext:value-type="float">
            <text:p>265.9270</text:p>
          </table:table-cell>
          <table:table-cell office:value-type="float" office:value="265.509" calcext:value-type="float">
            <text:p>265.5090</text:p>
          </table:table-cell>
          <table:table-cell office:value-type="float" office:value="265.369" calcext:value-type="float">
            <text:p>265.3690</text:p>
          </table:table-cell>
          <table:table-cell office:value-type="float" office:value="265.094" calcext:value-type="float">
            <text:p>265.0940</text:p>
          </table:table-cell>
          <table:table-cell table:formula="of:=AVERAGE([.B64:.G64])" office:value-type="float" office:value="265.598" calcext:value-type="float">
            <text:p>265.5980</text:p>
          </table:table-cell>
          <table:table-cell table:formula="of:=STDEV([.B64:.G64])/SQRT(5)" office:value-type="float" office:value="0.147954587627422" calcext:value-type="float">
            <text:p>000.1480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272.167" calcext:value-type="float">
            <text:p>272.1670</text:p>
          </table:table-cell>
          <table:table-cell office:value-type="float" office:value="271.358" calcext:value-type="float">
            <text:p>271.3580</text:p>
          </table:table-cell>
          <table:table-cell office:value-type="float" office:value="270.709" calcext:value-type="float">
            <text:p>270.7090</text:p>
          </table:table-cell>
          <table:table-cell office:value-type="float" office:value="271.366" calcext:value-type="float">
            <text:p>271.3660</text:p>
          </table:table-cell>
          <table:table-cell office:value-type="float" office:value="271.096" calcext:value-type="float">
            <text:p>271.0960</text:p>
          </table:table-cell>
          <table:table-cell office:value-type="float" office:value="271.666" calcext:value-type="float">
            <text:p>271.6660</text:p>
          </table:table-cell>
          <table:table-cell table:formula="of:=AVERAGE([.B65:.G65])" office:value-type="float" office:value="271.393666666667" calcext:value-type="float">
            <text:p>271.3937</text:p>
          </table:table-cell>
          <table:table-cell table:formula="of:=STDEV([.B65:.G65])/SQRT(5)" office:value-type="float" office:value="0.221956872687762" calcext:value-type="float">
            <text:p>000.2220</text:p>
          </table:table-cell>
          <table:table-cell table:number-columns-repeated="31"/>
        </table:table-row>
        <table:table-row table:style-name="ro1" table:number-rows-repeated="4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2048, 80 threads, 640 matrices, MKL reference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06.82" calcext:value-type="float">
            <text:p>106.8200</text:p>
          </table:table-cell>
          <table:table-cell office:value-type="float" office:value="106.799" calcext:value-type="float">
            <text:p>106.7990</text:p>
          </table:table-cell>
          <table:table-cell office:value-type="float" office:value="107.007" calcext:value-type="float">
            <text:p>107.0070</text:p>
          </table:table-cell>
          <table:table-cell office:value-type="float" office:value="106.883" calcext:value-type="float">
            <text:p>106.8830</text:p>
          </table:table-cell>
          <table:table-cell office:value-type="float" office:value="106.456" calcext:value-type="float">
            <text:p>106.4560</text:p>
          </table:table-cell>
          <table:table-cell office:value-type="float" office:value="106.724" calcext:value-type="float">
            <text:p>106.7240</text:p>
          </table:table-cell>
          <table:table-cell table:formula="of:=AVERAGE([.B74:.G74])" office:value-type="float" office:value="106.7815" calcext:value-type="float">
            <text:p>106.7815</text:p>
          </table:table-cell>
          <table:table-cell table:formula="of:=STDEV([.B74:.G74])/SQRT(5)" office:value-type="float" office:value="0.0829933732294329" calcext:value-type="float">
            <text:p>000.0830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2048, 80 threads, 640 matrices, FP64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N=2048, 80 threads, 640 matrice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s = 8</text:p>
          </table:table-cell>
          <table:table-cell/>
          <table:table-cell office:value-type="string" calcext:value-type="string">
            <text:p>bs = 16</text:p>
          </table:table-cell>
          <table:table-cell/>
          <table:table-cell office:value-type="string" calcext:value-type="string">
            <text:p>bs = 32</text:p>
          </table:table-cell>
          <table:table-cell/>
          <table:table-cell office:value-type="string" calcext:value-type="string">
            <text:p>bs = 64</text:p>
          </table:table-cell>
          <table:table-cell/>
          <table:table-cell office:value-type="string" calcext:value-type="string">
            <text:p>bs = 128</text:p>
          </table:table-cell>
          <table:table-cell/>
          <table:table-cell office:value-type="string" calcext:value-type="string">
            <text:p>bs = 25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1.7739" calcext:value-type="float">
            <text:p>041.7739</text:p>
          </table:table-cell>
          <table:table-cell office:value-type="float" office:value="41.8386" calcext:value-type="float">
            <text:p>041.8386</text:p>
          </table:table-cell>
          <table:table-cell office:value-type="float" office:value="41.7797" calcext:value-type="float">
            <text:p>041.7797</text:p>
          </table:table-cell>
          <table:table-cell office:value-type="float" office:value="41.7966" calcext:value-type="float">
            <text:p>041.7966</text:p>
          </table:table-cell>
          <table:table-cell office:value-type="float" office:value="41.7947" calcext:value-type="float">
            <text:p>041.7947</text:p>
          </table:table-cell>
          <table:table-cell office:value-type="float" office:value="41.7929" calcext:value-type="float">
            <text:p>041.7929</text:p>
          </table:table-cell>
          <table:table-cell table:formula="of:=AVERAGE([.B81:.G81])" office:value-type="float" office:value="41.7960666666667" calcext:value-type="float">
            <text:p>041.7961</text:p>
          </table:table-cell>
          <table:table-cell table:formula="of:=STDEV([.B81:.G81])/SQRT(5)" office:value-type="float" office:value="0.0101597112819872" calcext:value-type="float">
            <text:p>000.0102</text:p>
          </table:table-cell>
          <table:table-cell/>
          <table:table-cell office:value-type="string" calcext:value-type="string">
            <text:p>64bit float</text:p>
          </table:table-cell>
          <table:table-cell table:formula="of:=[.H81]/[.$H$74]" office:value-type="float" office:value="0.391416740415397" calcext:value-type="float">
            <text:p>0.39142</text:p>
          </table:table-cell>
          <table:table-cell table:formula="of:=SQRT(([.I81]/[.$H$74])^2+([.H81]/[.$H$74]^2*[.$I$74]^2))" office:value-type="float" office:value="0.00502565820087936" calcext:value-type="float">
            <text:p>0.00503</text:p>
          </table:table-cell>
          <table:table-cell table:formula="of:=[.H82]/[.$H$74]" office:value-type="float" office:value="0.937361965009544" calcext:value-type="float">
            <text:p>0.93736</text:p>
          </table:table-cell>
          <table:table-cell table:formula="of:=SQRT(([.I82]/[.$H$74])^2+([.H82]/[.$H$74]^2*[.$I$74]^2))" office:value-type="float" office:value="0.00793544157959462" calcext:value-type="float">
            <text:p>0.00794</text:p>
          </table:table-cell>
          <table:table-cell table:formula="of:=[.H83]/[.$H$74]" office:value-type="float" office:value="1.00051975295346" calcext:value-type="float">
            <text:p>1.00052</text:p>
          </table:table-cell>
          <table:table-cell table:formula="of:=SQRT(([.I83]/[.$H$74])^2+([.H83]/[.$H$74]^2*[.$I$74]^2))" office:value-type="float" office:value="0.00834774368978269" calcext:value-type="float">
            <text:p>0.00835</text:p>
          </table:table-cell>
          <table:table-cell table:formula="of:=[.H84]/[.$H$74]" office:value-type="float" office:value="0.992439389469774" calcext:value-type="float">
            <text:p>0.99244</text:p>
          </table:table-cell>
          <table:table-cell table:formula="of:=SQRT(([.I84]/[.$H$74])^2+([.H84]/[.$H$74]^2*[.$I$74]^2))" office:value-type="float" office:value="0.00836895638818499" calcext:value-type="float">
            <text:p>0.00837</text:p>
          </table:table-cell>
          <table:table-cell table:formula="of:=[.H85]/[.$H$74]" office:value-type="float" office:value="0.994421630463454" calcext:value-type="float">
            <text:p>0.99442</text:p>
          </table:table-cell>
          <table:table-cell table:formula="of:=SQRT(([.I85]/[.$H$74])^2+([.H85]/[.$H$74]^2*[.$I$74]^2))" office:value-type="float" office:value="0.00825878015225987" calcext:value-type="float">
            <text:p>0.00826</text:p>
          </table:table-cell>
          <table:table-cell table:formula="of:=[.H86]/[.$H$74]" office:value-type="float" office:value="0.674522428198393" calcext:value-type="float">
            <text:p>0.67452</text:p>
          </table:table-cell>
          <table:table-cell table:formula="of:=SQRT(([.I86]/[.$H$74])^2+([.H86]/[.$H$74]^2*[.$I$74]^2))" office:value-type="float" office:value="0.00692483500371409" calcext:value-type="float">
            <text:p>0.00692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99.5174" calcext:value-type="float">
            <text:p>099.5174</text:p>
          </table:table-cell>
          <table:table-cell office:value-type="float" office:value="100.25" calcext:value-type="float">
            <text:p>100.2500</text:p>
          </table:table-cell>
          <table:table-cell office:value-type="float" office:value="100.31" calcext:value-type="float">
            <text:p>100.3100</text:p>
          </table:table-cell>
          <table:table-cell office:value-type="float" office:value="100.259" calcext:value-type="float">
            <text:p>100.2590</text:p>
          </table:table-cell>
          <table:table-cell office:value-type="float" office:value="99.7341" calcext:value-type="float">
            <text:p>099.7341</text:p>
          </table:table-cell>
          <table:table-cell office:value-type="float" office:value="100.487" calcext:value-type="float">
            <text:p>100.4870</text:p>
          </table:table-cell>
          <table:table-cell table:formula="of:=AVERAGE([.B82:.G82])" office:value-type="float" office:value="100.092916666667" calcext:value-type="float">
            <text:p>100.0929</text:p>
          </table:table-cell>
          <table:table-cell table:formula="of:=STDEV([.B82:.G82])/SQRT(5)" office:value-type="float" office:value="0.169074483980681" calcext:value-type="float">
            <text:p>000.1691</text:p>
          </table:table-cell>
          <table:table-cell/>
          <table:table-cell office:value-type="string" calcext:value-type="string">
            <text:p>32bit float</text:p>
          </table:table-cell>
          <table:table-cell table:formula="of:=[.H93]/[.$H$74]" office:value-type="float" office:value="0.395367018943668" calcext:value-type="float">
            <text:p>0.39537</text:p>
          </table:table-cell>
          <table:table-cell table:formula="of:=SQRT(([.I93]/[.$H$74])^2+([.H93]/[.$H$74]^2*[.$I$74]^2))" office:value-type="float" office:value="0.00505030214929852" calcext:value-type="float">
            <text:p>0.00505</text:p>
          </table:table-cell>
          <table:table-cell table:formula="of:=[.H94]/[.$H$74]" office:value-type="float" office:value="1.16024779573241" calcext:value-type="float">
            <text:p>1.16025</text:p>
          </table:table-cell>
          <table:table-cell table:formula="of:=SQRT(([.I94]/[.$H$74])^2+([.H94]/[.$H$74]^2*[.$I$74]^2))" office:value-type="float" office:value="0.0125116983471669" calcext:value-type="float">
            <text:p>0.01251</text:p>
          </table:table-cell>
          <table:table-cell table:formula="of:=[.H95]/[.$H$74]" office:value-type="float" office:value="1.91943048811514" calcext:value-type="float">
            <text:p>1.91943</text:p>
          </table:table-cell>
          <table:table-cell table:formula="of:=SQRT(([.I95]/[.$H$74])^2+([.H95]/[.$H$74]^2*[.$I$74]^2))" office:value-type="float" office:value="0.013245923872335" calcext:value-type="float">
            <text:p>0.01325</text:p>
          </table:table-cell>
          <table:table-cell table:formula="of:=[.H96]/[.$H$74]" office:value-type="float" office:value="1.8502034528453" calcext:value-type="float">
            <text:p>1.85020</text:p>
          </table:table-cell>
          <table:table-cell table:formula="of:=SQRT(([.I96]/[.$H$74])^2+([.H96]/[.$H$74]^2*[.$I$74]^2))" office:value-type="float" office:value="0.0115514932594302" calcext:value-type="float">
            <text:p>0.01155</text:p>
          </table:table-cell>
          <table:table-cell table:formula="of:=[.H97]/[.$H$74]" office:value-type="float" office:value="1.8937550043781" calcext:value-type="float">
            <text:p>1.89376</text:p>
          </table:table-cell>
          <table:table-cell table:formula="of:=SQRT(([.I97]/[.$H$74])^2+([.H97]/[.$H$74]^2*[.$I$74]^2))" office:value-type="float" office:value="0.0123194118842242" calcext:value-type="float">
            <text:p>0.01232</text:p>
          </table:table-cell>
          <table:table-cell table:formula="of:=[.H98]/[.$H$74]" office:value-type="float" office:value="1.08807081126725" calcext:value-type="float">
            <text:p>1.08807</text:p>
          </table:table-cell>
          <table:table-cell table:formula="of:=SQRT(([.I98]/[.$H$74])^2+([.H98]/[.$H$74]^2*[.$I$74]^2))" office:value-type="float" office:value="0.0104866940756026" calcext:value-type="float">
            <text:p>0.01049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06.855" calcext:value-type="float">
            <text:p>106.8550</text:p>
          </table:table-cell>
          <table:table-cell office:value-type="float" office:value="107.302" calcext:value-type="float">
            <text:p>107.3020</text:p>
          </table:table-cell>
          <table:table-cell office:value-type="float" office:value="106.285" calcext:value-type="float">
            <text:p>106.2850</text:p>
          </table:table-cell>
          <table:table-cell office:value-type="float" office:value="106.423" calcext:value-type="float">
            <text:p>106.4230</text:p>
          </table:table-cell>
          <table:table-cell office:value-type="float" office:value="106.505" calcext:value-type="float">
            <text:p>106.5050</text:p>
          </table:table-cell>
          <table:table-cell office:value-type="float" office:value="107.652" calcext:value-type="float">
            <text:p>107.6520</text:p>
          </table:table-cell>
          <table:table-cell table:formula="of:=AVERAGE([.B83:.G83])" office:value-type="float" office:value="106.837" calcext:value-type="float">
            <text:p>106.8370</text:p>
          </table:table-cell>
          <table:table-cell table:formula="of:=STDEV([.B83:.G83])/SQRT(5)" office:value-type="float" office:value="0.242247641887389" calcext:value-type="float">
            <text:p>000.2422</text:p>
          </table:table-cell>
          <table:table-cell/>
          <table:table-cell office:value-type="string" calcext:value-type="string">
            <text:p>16bit float</text:p>
          </table:table-cell>
          <table:table-cell table:formula="of:=[.H105]/[.$H$74]" office:value-type="float" office:value="0.39442818590611" calcext:value-type="float">
            <text:p>0.39443</text:p>
          </table:table-cell>
          <table:table-cell table:formula="of:=SQRT(([.I105]/[.$H$74])^2+([.H105]/[.$H$74]^2*[.$I$74]^2))" office:value-type="float" office:value="0.00504425611178574" calcext:value-type="float">
            <text:p>0.00504</text:p>
          </table:table-cell>
          <table:table-cell table:formula="of:=[.H106]/[.$H$74]" office:value-type="float" office:value="1.19172952867928" calcext:value-type="float">
            <text:p>1.19173</text:p>
          </table:table-cell>
          <table:table-cell table:formula="of:=SQRT(([.I106]/[.$H$74])^2+([.H106]/[.$H$74]^2*[.$I$74]^2))" office:value-type="float" office:value="0.00877412779848508" calcext:value-type="float">
            <text:p>0.00877</text:p>
          </table:table-cell>
          <table:table-cell table:formula="of:=[.H107]/[.$H$74]" office:value-type="float" office:value="2.52714499546582" calcext:value-type="float">
            <text:p>2.52714</text:p>
          </table:table-cell>
          <table:table-cell table:formula="of:=SQRT(([.I107]/[.$H$74])^2+([.H107]/[.$H$74]^2*[.$I$74]^2))" office:value-type="float" office:value="0.013675367243654" calcext:value-type="float">
            <text:p>0.01368</text:p>
          </table:table-cell>
          <table:table-cell table:formula="of:=[.H108]/[.$H$74]" office:value-type="float" office:value="2.50213598173217" calcext:value-type="float">
            <text:p>2.50214</text:p>
          </table:table-cell>
          <table:table-cell table:formula="of:=SQRT(([.I108]/[.$H$74])^2+([.H108]/[.$H$74]^2*[.$I$74]^2))" office:value-type="float" office:value="0.0142295875221064" calcext:value-type="float">
            <text:p>0.01423</text:p>
          </table:table-cell>
          <table:table-cell table:formula="of:=[.H109]/[.$H$74]" office:value-type="float" office:value="2.72030111333268" calcext:value-type="float">
            <text:p>2.72030</text:p>
          </table:table-cell>
          <table:table-cell table:formula="of:=SQRT(([.I109]/[.$H$74])^2+([.H109]/[.$H$74]^2*[.$I$74]^2))" office:value-type="float" office:value="0.0149219138340329" calcext:value-type="float">
            <text:p>0.01492</text:p>
          </table:table-cell>
          <table:table-cell table:formula="of:=[.H110]/[.$H$74]" office:value-type="float" office:value="1.61423717279366" calcext:value-type="float">
            <text:p>1.61424</text:p>
          </table:table-cell>
          <table:table-cell table:formula="of:=SQRT(([.I110]/[.$H$74])^2+([.H110]/[.$H$74]^2*[.$I$74]^2))" office:value-type="float" office:value="0.0286313045583737" calcext:value-type="float">
            <text:p>0.02863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05.363" calcext:value-type="float">
            <text:p>105.3630</text:p>
          </table:table-cell>
          <table:table-cell office:value-type="float" office:value="106.961" calcext:value-type="float">
            <text:p>106.9610</text:p>
          </table:table-cell>
          <table:table-cell office:value-type="float" office:value="105.605" calcext:value-type="float">
            <text:p>105.6050</text:p>
          </table:table-cell>
          <table:table-cell office:value-type="float" office:value="106.158" calcext:value-type="float">
            <text:p>106.1580</text:p>
          </table:table-cell>
          <table:table-cell office:value-type="float" office:value="105.578" calcext:value-type="float">
            <text:p>105.5780</text:p>
          </table:table-cell>
          <table:table-cell office:value-type="float" office:value="106.18" calcext:value-type="float">
            <text:p>106.1800</text:p>
          </table:table-cell>
          <table:table-cell table:formula="of:=AVERAGE([.B84:.G84])" office:value-type="float" office:value="105.974166666667" calcext:value-type="float">
            <text:p>105.9742</text:p>
          </table:table-cell>
          <table:table-cell table:formula="of:=STDEV([.B84:.G84])/SQRT(5)" office:value-type="float" office:value="0.262050287794792" calcext:value-type="float">
            <text:p>000.2621</text:p>
          </table:table-cell>
          <table:table-cell/>
          <table:table-cell office:value-type="string" calcext:value-type="string">
            <text:p>16bit fixed</text:p>
          </table:table-cell>
          <table:table-cell table:formula="of:=[.H117]/[.$H$74]" office:value-type="float" office:value="0.77385486562123" calcext:value-type="float">
            <text:p>0.77385</text:p>
          </table:table-cell>
          <table:table-cell table:formula="of:=SQRT(([.I117]/[.$H$74])^2+([.H117]/[.$H$74]^2*[.$I$74]^2))" office:value-type="float" office:value="0.00706715484391193" calcext:value-type="float">
            <text:p>0.00707</text:p>
          </table:table-cell>
          <table:table-cell table:formula="of:=[.H118]/[.$H$74]" office:value-type="float" office:value="0.937043245630875" calcext:value-type="float">
            <text:p>0.93704</text:p>
          </table:table-cell>
          <table:table-cell table:formula="of:=SQRT(([.I118]/[.$H$74])^2+([.H118]/[.$H$74]^2*[.$I$74]^2))" office:value-type="float" office:value="0.00777987748348553" calcext:value-type="float">
            <text:p>0.00778</text:p>
          </table:table-cell>
          <table:table-cell table:formula="of:=[.H119]/[.$H$74]" office:value-type="float" office:value="3.19760601477472" calcext:value-type="float">
            <text:p>3.19761</text:p>
          </table:table-cell>
          <table:table-cell table:formula="of:=SQRT(([.I119]/[.$H$74])^2+([.H119]/[.$H$74]^2*[.$I$74]^2))" office:value-type="float" office:value="0.0163512794412134" calcext:value-type="float">
            <text:p>0.01635</text:p>
          </table:table-cell>
          <table:table-cell table:formula="of:=[.H120]/[.$H$74]" office:value-type="float" office:value="3.63336970043188" calcext:value-type="float">
            <text:p>3.63337</text:p>
          </table:table-cell>
          <table:table-cell table:formula="of:=SQRT(([.I120]/[.$H$74])^2+([.H120]/[.$H$74]^2*[.$I$74]^2))" office:value-type="float" office:value="0.0329559314840246" calcext:value-type="float">
            <text:p>0.03296</text:p>
          </table:table-cell>
          <table:table-cell table:formula="of:=[.H121]/[.$H$74]" office:value-type="float" office:value="3.60693253669097" calcext:value-type="float">
            <text:p>3.60693</text:p>
          </table:table-cell>
          <table:table-cell table:formula="of:=SQRT(([.I121]/[.$H$74])^2+([.H121]/[.$H$74]^2*[.$I$74]^2))" office:value-type="float" office:value="0.0302402198279864" calcext:value-type="float">
            <text:p>0.03024</text:p>
          </table:table-cell>
          <table:table-cell table:formula="of:=[.H122]/[.$H$74]" office:value-type="float" office:value="3.41565876735827" calcext:value-type="float">
            <text:p>3.41566</text:p>
          </table:table-cell>
          <table:table-cell table:formula="of:=SQRT(([.I122]/[.$H$74])^2+([.H122]/[.$H$74]^2*[.$I$74]^2))" office:value-type="float" office:value="0.0287296701979884" calcext:value-type="float">
            <text:p>0.02873</text:p>
          </table:table-cell>
          <table:table-cell table:number-columns-repeated="17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05.844" calcext:value-type="float">
            <text:p>105.8440</text:p>
          </table:table-cell>
          <table:table-cell office:value-type="float" office:value="106.452" calcext:value-type="float">
            <text:p>106.4520</text:p>
          </table:table-cell>
          <table:table-cell office:value-type="float" office:value="106.923" calcext:value-type="float">
            <text:p>106.9230</text:p>
          </table:table-cell>
          <table:table-cell office:value-type="float" office:value="106.35" calcext:value-type="float">
            <text:p>106.3500</text:p>
          </table:table-cell>
          <table:table-cell office:value-type="float" office:value="105.945" calcext:value-type="float">
            <text:p>105.9450</text:p>
          </table:table-cell>
          <table:table-cell office:value-type="float" office:value="105.601" calcext:value-type="float">
            <text:p>105.6010</text:p>
          </table:table-cell>
          <table:table-cell table:formula="of:=AVERAGE([.B85:.G85])" office:value-type="float" office:value="106.185833333333" calcext:value-type="float">
            <text:p>106.1858</text:p>
          </table:table-cell>
          <table:table-cell table:formula="of:=STDEV([.B85:.G85])/SQRT(5)" office:value-type="float" office:value="0.215229257614604" calcext:value-type="float">
            <text:p>000.2152</text:p>
          </table:table-cell>
          <table:table-cell/>
          <table:table-cell office:value-type="string" calcext:value-type="string">
            <text:p>8bit fixed</text:p>
          </table:table-cell>
          <table:table-cell table:formula="of:=[.H129]/[.$H$74]" office:value-type="float" office:value="0.702422860389362" calcext:value-type="float">
            <text:p>0.70242</text:p>
          </table:table-cell>
          <table:table-cell table:formula="of:=SQRT(([.I129]/[.$H$74])^2+([.H129]/[.$H$74]^2*[.$I$74]^2))" office:value-type="float" office:value="0.00673254834617199" calcext:value-type="float">
            <text:p>0.00673</text:p>
          </table:table-cell>
          <table:table-cell table:formula="of:=[.H130]/[.$H$74]" office:value-type="float" office:value="0.731056877829961" calcext:value-type="float">
            <text:p>0.73106</text:p>
          </table:table-cell>
          <table:table-cell table:formula="of:=SQRT(([.I130]/[.$H$74])^2+([.H130]/[.$H$74]^2*[.$I$74]^2))" office:value-type="float" office:value="0.00687058486958878" calcext:value-type="float">
            <text:p>0.00687</text:p>
          </table:table-cell>
          <table:table-cell table:formula="of:=[.H131]/[.$H$74]" office:value-type="float" office:value="3.24706058633752" calcext:value-type="float">
            <text:p>3.24706</text:p>
          </table:table-cell>
          <table:table-cell table:formula="of:=SQRT(([.I131]/[.$H$74])^2+([.H131]/[.$H$74]^2*[.$I$74]^2))" office:value-type="float" office:value="0.0144973537299966" calcext:value-type="float">
            <text:p>0.01450</text:p>
          </table:table-cell>
          <table:table-cell table:formula="of:=[.H132]/[.$H$74]" office:value-type="float" office:value="4.13012865836623" calcext:value-type="float">
            <text:p>4.13013</text:p>
          </table:table-cell>
          <table:table-cell table:formula="of:=SQRT(([.I132]/[.$H$74])^2+([.H132]/[.$H$74]^2*[.$I$74]^2))" office:value-type="float" office:value="0.0164718287713714" calcext:value-type="float">
            <text:p>0.01647</text:p>
          </table:table-cell>
          <table:table-cell table:formula="of:=[.H133]/[.$H$74]" office:value-type="float" office:value="4.3750556042011" calcext:value-type="float">
            <text:p>4.37506</text:p>
          </table:table-cell>
          <table:table-cell table:formula="of:=SQRT(([.I133]/[.$H$74])^2+([.H133]/[.$H$74]^2*[.$I$74]^2))" office:value-type="float" office:value="0.0180138104711322" calcext:value-type="float">
            <text:p>0.01801</text:p>
          </table:table-cell>
          <table:table-cell table:formula="of:=[.H134]/[.$H$74]" office:value-type="float" office:value="4.38467805752869" calcext:value-type="float">
            <text:p>4.38468</text:p>
          </table:table-cell>
          <table:table-cell table:formula="of:=SQRT(([.I134]/[.$H$74])^2+([.H134]/[.$H$74]^2*[.$I$74]^2))" office:value-type="float" office:value="0.0177209762689839" calcext:value-type="float">
            <text:p>0.01772</text:p>
          </table:table-cell>
          <table:table-cell table:number-columns-repeated="17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72.15" calcext:value-type="float">
            <text:p>072.1500</text:p>
          </table:table-cell>
          <table:table-cell office:value-type="float" office:value="72.5456" calcext:value-type="float">
            <text:p>072.5456</text:p>
          </table:table-cell>
          <table:table-cell office:value-type="float" office:value="72.3966" calcext:value-type="float">
            <text:p>072.3966</text:p>
          </table:table-cell>
          <table:table-cell office:value-type="float" office:value="72.1766" calcext:value-type="float">
            <text:p>072.1766</text:p>
          </table:table-cell>
          <table:table-cell office:value-type="float" office:value="71.7158" calcext:value-type="float">
            <text:p>071.7158</text:p>
          </table:table-cell>
          <table:table-cell office:value-type="float" office:value="71.1745" calcext:value-type="float">
            <text:p>071.1745</text:p>
          </table:table-cell>
          <table:table-cell table:formula="of:=AVERAGE([.B86:.G86])" office:value-type="float" office:value="72.0265166666667" calcext:value-type="float">
            <text:p>072.0265</text:p>
          </table:table-cell>
          <table:table-cell table:formula="of:=STDEV([.B86:.G86])/SQRT(5)" office:value-type="float" office:value="0.225091942844104" calcext:value-type="float">
            <text:p>000.2251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2048, 80 threads, 640 matrices, FP32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122" calcext:value-type="float">
            <text:p>5122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2.2302" calcext:value-type="float">
            <text:p>042.2302</text:p>
          </table:table-cell>
          <table:table-cell office:value-type="float" office:value="42.2113" calcext:value-type="float">
            <text:p>042.2113</text:p>
          </table:table-cell>
          <table:table-cell office:value-type="float" office:value="42.2355" calcext:value-type="float">
            <text:p>042.2355</text:p>
          </table:table-cell>
          <table:table-cell office:value-type="float" office:value="42.2145" calcext:value-type="float">
            <text:p>042.2145</text:p>
          </table:table-cell>
          <table:table-cell office:value-type="float" office:value="42.2055" calcext:value-type="float">
            <text:p>042.2055</text:p>
          </table:table-cell>
          <table:table-cell office:value-type="float" office:value="42.2103" calcext:value-type="float">
            <text:p>042.2103</text:p>
          </table:table-cell>
          <table:table-cell table:formula="of:=AVERAGE([.B93:.G93])" office:value-type="float" office:value="42.2178833333333" calcext:value-type="float">
            <text:p>042.2179</text:p>
          </table:table-cell>
          <table:table-cell table:formula="of:=STDEV([.B93:.G93])/SQRT(5)" office:value-type="float" office:value="0.00539513978811854" calcext:value-type="float">
            <text:p>000.0054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124.973" calcext:value-type="float">
            <text:p>124.9730</text:p>
          </table:table-cell>
          <table:table-cell office:value-type="float" office:value="124.728" calcext:value-type="float">
            <text:p>124.7280</text:p>
          </table:table-cell>
          <table:table-cell office:value-type="float" office:value="124.792" calcext:value-type="float">
            <text:p>124.7920</text:p>
          </table:table-cell>
          <table:table-cell office:value-type="float" office:value="124.684" calcext:value-type="float">
            <text:p>124.6840</text:p>
          </table:table-cell>
          <table:table-cell office:value-type="float" office:value="119.493" calcext:value-type="float">
            <text:p>119.4930</text:p>
          </table:table-cell>
          <table:table-cell office:value-type="float" office:value="124.688" calcext:value-type="float">
            <text:p>124.6880</text:p>
          </table:table-cell>
          <table:table-cell table:formula="of:=AVERAGE([.B94:.G94])" office:value-type="float" office:value="123.893" calcext:value-type="float">
            <text:p>123.8930</text:p>
          </table:table-cell>
          <table:table-cell table:formula="of:=STDEV([.B94:.G94])/SQRT(5)" office:value-type="float" office:value="0.965184583382889" calcext:value-type="float">
            <text:p>000.9652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203.239" calcext:value-type="float">
            <text:p>203.2390</text:p>
          </table:table-cell>
          <table:table-cell office:value-type="float" office:value="205.472" calcext:value-type="float">
            <text:p>205.4720</text:p>
          </table:table-cell>
          <table:table-cell office:value-type="float" office:value="206.146" calcext:value-type="float">
            <text:p>206.1460</text:p>
          </table:table-cell>
          <table:table-cell office:value-type="float" office:value="205.601" calcext:value-type="float">
            <text:p>205.6010</text:p>
          </table:table-cell>
          <table:table-cell office:value-type="float" office:value="202.472" calcext:value-type="float">
            <text:p>202.4720</text:p>
          </table:table-cell>
          <table:table-cell office:value-type="float" office:value="206.828" calcext:value-type="float">
            <text:p>206.8280</text:p>
          </table:table-cell>
          <table:table-cell table:formula="of:=AVERAGE([.B95:.G95])" office:value-type="float" office:value="204.959666666667" calcext:value-type="float">
            <text:p>204.9597</text:p>
          </table:table-cell>
          <table:table-cell table:formula="of:=STDEV([.B95:.G95])/SQRT(5)" office:value-type="float" office:value="0.767359872115639" calcext:value-type="float">
            <text:p>000.7674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98.301" calcext:value-type="float">
            <text:p>198.3010</text:p>
          </table:table-cell>
          <table:table-cell office:value-type="float" office:value="197.801" calcext:value-type="float">
            <text:p>197.8010</text:p>
          </table:table-cell>
          <table:table-cell office:value-type="float" office:value="196.49" calcext:value-type="float">
            <text:p>196.4900</text:p>
          </table:table-cell>
          <table:table-cell office:value-type="float" office:value="198.577" calcext:value-type="float">
            <text:p>198.5770</text:p>
          </table:table-cell>
          <table:table-cell office:value-type="float" office:value="197.766" calcext:value-type="float">
            <text:p>197.7660</text:p>
          </table:table-cell>
          <table:table-cell office:value-type="float" office:value="196.47" calcext:value-type="float">
            <text:p>196.4700</text:p>
          </table:table-cell>
          <table:table-cell table:formula="of:=AVERAGE([.B96:.G96])" office:value-type="float" office:value="197.5675" calcext:value-type="float">
            <text:p>197.5675</text:p>
          </table:table-cell>
          <table:table-cell table:formula="of:=STDEV([.B96:.G96])/SQRT(5)" office:value-type="float" office:value="0.400826620872414" calcext:value-type="float">
            <text:p>000.4008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201.983" calcext:value-type="float">
            <text:p>201.9830</text:p>
          </table:table-cell>
          <table:table-cell office:value-type="float" office:value="203.539" calcext:value-type="float">
            <text:p>203.5390</text:p>
          </table:table-cell>
          <table:table-cell office:value-type="float" office:value="201.972" calcext:value-type="float">
            <text:p>201.9720</text:p>
          </table:table-cell>
          <table:table-cell office:value-type="float" office:value="202.919" calcext:value-type="float">
            <text:p>202.9190</text:p>
          </table:table-cell>
          <table:table-cell office:value-type="float" office:value="199.882" calcext:value-type="float">
            <text:p>199.8820</text:p>
          </table:table-cell>
          <table:table-cell office:value-type="float" office:value="203.013" calcext:value-type="float">
            <text:p>203.0130</text:p>
          </table:table-cell>
          <table:table-cell table:formula="of:=AVERAGE([.B97:.G97])" office:value-type="float" office:value="202.218" calcext:value-type="float">
            <text:p>202.2180</text:p>
          </table:table-cell>
          <table:table-cell table:formula="of:=STDEV([.B97:.G97])/SQRT(5)" office:value-type="float" office:value="0.581071561857916" calcext:value-type="float">
            <text:p>000.5811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15.279" calcext:value-type="float">
            <text:p>115.2790</text:p>
          </table:table-cell>
          <table:table-cell office:value-type="float" office:value="116.275" calcext:value-type="float">
            <text:p>116.2750</text:p>
          </table:table-cell>
          <table:table-cell office:value-type="float" office:value="117.845" calcext:value-type="float">
            <text:p>117.8450</text:p>
          </table:table-cell>
          <table:table-cell office:value-type="float" office:value="118.134" calcext:value-type="float">
            <text:p>118.1340</text:p>
          </table:table-cell>
          <table:table-cell office:value-type="float" office:value="114.98" calcext:value-type="float">
            <text:p>114.9800</text:p>
          </table:table-cell>
          <table:table-cell office:value-type="float" office:value="114.602" calcext:value-type="float">
            <text:p>114.6020</text:p>
          </table:table-cell>
          <table:table-cell table:formula="of:=AVERAGE([.B98:.G98])" office:value-type="float" office:value="116.185833333333" calcext:value-type="float">
            <text:p>116.1858</text:p>
          </table:table-cell>
          <table:table-cell table:formula="of:=STDEV([.B98:.G98])/SQRT(5)" office:value-type="float" office:value="0.673529415343779" calcext:value-type="float">
            <text:p>000.6735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2048, 80 threads, 640 matrices, BFLOAT16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561" calcext:value-type="float">
            <text:p>2561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2.1201" calcext:value-type="float">
            <text:p>042.1201</text:p>
          </table:table-cell>
          <table:table-cell office:value-type="float" office:value="42.1109" calcext:value-type="float">
            <text:p>042.1109</text:p>
          </table:table-cell>
          <table:table-cell office:value-type="float" office:value="42.1387" calcext:value-type="float">
            <text:p>042.1387</text:p>
          </table:table-cell>
          <table:table-cell office:value-type="float" office:value="42.1129" calcext:value-type="float">
            <text:p>042.1129</text:p>
          </table:table-cell>
          <table:table-cell office:value-type="float" office:value="42.1127" calcext:value-type="float">
            <text:p>042.1127</text:p>
          </table:table-cell>
          <table:table-cell office:value-type="float" office:value="42.1105" calcext:value-type="float">
            <text:p>042.1105</text:p>
          </table:table-cell>
          <table:table-cell table:formula="of:=AVERAGE([.B105:.G105])" office:value-type="float" office:value="42.1176333333333" calcext:value-type="float">
            <text:p>042.1176</text:p>
          </table:table-cell>
          <table:table-cell table:formula="of:=STDEV([.B105:.G105])/SQRT(5)" office:value-type="float" office:value="0.00486971593969629" calcext:value-type="float">
            <text:p>000.0049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127.106" calcext:value-type="float">
            <text:p>127.1060</text:p>
          </table:table-cell>
          <table:table-cell office:value-type="float" office:value="127.223" calcext:value-type="float">
            <text:p>127.2230</text:p>
          </table:table-cell>
          <table:table-cell office:value-type="float" office:value="127.299" calcext:value-type="float">
            <text:p>127.2990</text:p>
          </table:table-cell>
          <table:table-cell office:value-type="float" office:value="127.325" calcext:value-type="float">
            <text:p>127.3250</text:p>
          </table:table-cell>
          <table:table-cell office:value-type="float" office:value="127.295" calcext:value-type="float">
            <text:p>127.2950</text:p>
          </table:table-cell>
          <table:table-cell office:value-type="float" office:value="127.28" calcext:value-type="float">
            <text:p>127.2800</text:p>
          </table:table-cell>
          <table:table-cell table:formula="of:=AVERAGE([.B106:.G106])" office:value-type="float" office:value="127.254666666667" calcext:value-type="float">
            <text:p>127.2547</text:p>
          </table:table-cell>
          <table:table-cell table:formula="of:=STDEV([.B106:.G106])/SQRT(5)" office:value-type="float" office:value="0.0359362398329799" calcext:value-type="float">
            <text:p>000.0359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268.493" calcext:value-type="float">
            <text:p>268.4930</text:p>
          </table:table-cell>
          <table:table-cell office:value-type="float" office:value="268.372" calcext:value-type="float">
            <text:p>268.3720</text:p>
          </table:table-cell>
          <table:table-cell office:value-type="float" office:value="270.618" calcext:value-type="float">
            <text:p>270.6180</text:p>
          </table:table-cell>
          <table:table-cell office:value-type="float" office:value="269.964" calcext:value-type="float">
            <text:p>269.9640</text:p>
          </table:table-cell>
          <table:table-cell office:value-type="float" office:value="271.207" calcext:value-type="float">
            <text:p>271.2070</text:p>
          </table:table-cell>
          <table:table-cell office:value-type="float" office:value="270.46" calcext:value-type="float">
            <text:p>270.4600</text:p>
          </table:table-cell>
          <table:table-cell table:formula="of:=AVERAGE([.B107:.G107])" office:value-type="float" office:value="269.852333333333" calcext:value-type="float">
            <text:p>269.8523</text:p>
          </table:table-cell>
          <table:table-cell table:formula="of:=STDEV([.B107:.G107])/SQRT(5)" office:value-type="float" office:value="0.523154636157733" calcext:value-type="float">
            <text:p>000.5232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269.115" calcext:value-type="float">
            <text:p>269.1150</text:p>
          </table:table-cell>
          <table:table-cell office:value-type="float" office:value="267.617" calcext:value-type="float">
            <text:p>267.6170</text:p>
          </table:table-cell>
          <table:table-cell office:value-type="float" office:value="266.968" calcext:value-type="float">
            <text:p>266.9680</text:p>
          </table:table-cell>
          <table:table-cell office:value-type="float" office:value="267.127" calcext:value-type="float">
            <text:p>267.1270</text:p>
          </table:table-cell>
          <table:table-cell office:value-type="float" office:value="267.795" calcext:value-type="float">
            <text:p>267.7950</text:p>
          </table:table-cell>
          <table:table-cell office:value-type="float" office:value="264.469" calcext:value-type="float">
            <text:p>264.4690</text:p>
          </table:table-cell>
          <table:table-cell table:formula="of:=AVERAGE([.B108:.G108])" office:value-type="float" office:value="267.181833333333" calcext:value-type="float">
            <text:p>267.1818</text:p>
          </table:table-cell>
          <table:table-cell table:formula="of:=STDEV([.B108:.G108])/SQRT(5)" office:value-type="float" office:value="0.684417207069882" calcext:value-type="float">
            <text:p>000.6844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290.163" calcext:value-type="float">
            <text:p>290.1630</text:p>
          </table:table-cell>
          <table:table-cell office:value-type="float" office:value="289.443" calcext:value-type="float">
            <text:p>289.4430</text:p>
          </table:table-cell>
          <table:table-cell office:value-type="float" office:value="290.314" calcext:value-type="float">
            <text:p>290.3140</text:p>
          </table:table-cell>
          <table:table-cell office:value-type="float" office:value="293.337" calcext:value-type="float">
            <text:p>293.3370</text:p>
          </table:table-cell>
          <table:table-cell office:value-type="float" office:value="288.545" calcext:value-type="float">
            <text:p>288.5450</text:p>
          </table:table-cell>
          <table:table-cell office:value-type="float" office:value="291.065" calcext:value-type="float">
            <text:p>291.0650</text:p>
          </table:table-cell>
          <table:table-cell table:formula="of:=AVERAGE([.B109:.G109])" office:value-type="float" office:value="290.477833333333" calcext:value-type="float">
            <text:p>290.4778</text:p>
          </table:table-cell>
          <table:table-cell table:formula="of:=STDEV([.B109:.G109])/SQRT(5)" office:value-type="float" office:value="0.733547130955693" calcext:value-type="float">
            <text:p>000.7335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71.311" calcext:value-type="float">
            <text:p>171.3110</text:p>
          </table:table-cell>
          <table:table-cell office:value-type="float" office:value="160.034" calcext:value-type="float">
            <text:p>160.0340</text:p>
          </table:table-cell>
          <table:table-cell office:value-type="float" office:value="175.679" calcext:value-type="float">
            <text:p>175.6790</text:p>
          </table:table-cell>
          <table:table-cell office:value-type="float" office:value="175.667" calcext:value-type="float">
            <text:p>175.6670</text:p>
          </table:table-cell>
          <table:table-cell office:value-type="float" office:value="174.063" calcext:value-type="float">
            <text:p>174.0630</text:p>
          </table:table-cell>
          <table:table-cell office:value-type="float" office:value="177.47" calcext:value-type="float">
            <text:p>177.4700</text:p>
          </table:table-cell>
          <table:table-cell table:formula="of:=AVERAGE([.B110:.G110])" office:value-type="float" office:value="172.370666666667" calcext:value-type="float">
            <text:p>172.3707</text:p>
          </table:table-cell>
          <table:table-cell table:formula="of:=STDEV([.B110:.G110])/SQRT(5)" office:value-type="float" office:value="2.85653155650928" calcext:value-type="float">
            <text:p>002.8565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2048, 80 threads, 640 matrices, Fixed16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721" calcext:value-type="float">
            <text:p>2721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82.6334" calcext:value-type="float">
            <text:p>082.6334</text:p>
          </table:table-cell>
          <table:table-cell office:value-type="float" office:value="82.6704" calcext:value-type="float">
            <text:p>082.6704</text:p>
          </table:table-cell>
          <table:table-cell office:value-type="float" office:value="82.5932" calcext:value-type="float">
            <text:p>082.5932</text:p>
          </table:table-cell>
          <table:table-cell office:value-type="float" office:value="82.6722" calcext:value-type="float">
            <text:p>082.6722</text:p>
          </table:table-cell>
          <table:table-cell office:value-type="float" office:value="82.5788" calcext:value-type="float">
            <text:p>082.5788</text:p>
          </table:table-cell>
          <table:table-cell office:value-type="float" office:value="82.6523" calcext:value-type="float">
            <text:p>082.6523</text:p>
          </table:table-cell>
          <table:table-cell table:formula="of:=AVERAGE([.B117:.G117])" office:value-type="float" office:value="82.6333833333333" calcext:value-type="float">
            <text:p>082.6334</text:p>
          </table:table-cell>
          <table:table-cell table:formula="of:=STDEV([.B117:.G117])/SQRT(5)" office:value-type="float" office:value="0.0176961558914175" calcext:value-type="float">
            <text:p>000.0177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100.069" calcext:value-type="float">
            <text:p>100.0690</text:p>
          </table:table-cell>
          <table:table-cell office:value-type="float" office:value="100.14" calcext:value-type="float">
            <text:p>100.1400</text:p>
          </table:table-cell>
          <table:table-cell office:value-type="float" office:value="100.103" calcext:value-type="float">
            <text:p>100.1030</text:p>
          </table:table-cell>
          <table:table-cell office:value-type="float" office:value="99.9977" calcext:value-type="float">
            <text:p>099.9977</text:p>
          </table:table-cell>
          <table:table-cell office:value-type="float" office:value="100.087" calcext:value-type="float">
            <text:p>100.0870</text:p>
          </table:table-cell>
          <table:table-cell office:value-type="float" office:value="99.9566" calcext:value-type="float">
            <text:p>099.9566</text:p>
          </table:table-cell>
          <table:table-cell table:formula="of:=AVERAGE([.B118:.G118])" office:value-type="float" office:value="100.058883333333" calcext:value-type="float">
            <text:p>100.0589</text:p>
          </table:table-cell>
          <table:table-cell table:formula="of:=STDEV([.B118:.G118])/SQRT(5)" office:value-type="float" office:value="0.0307404413327687" calcext:value-type="float">
            <text:p>000.0307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343.413" calcext:value-type="float">
            <text:p>343.4130</text:p>
          </table:table-cell>
          <table:table-cell office:value-type="float" office:value="338.684" calcext:value-type="float">
            <text:p>338.6840</text:p>
          </table:table-cell>
          <table:table-cell office:value-type="float" office:value="340.922" calcext:value-type="float">
            <text:p>340.9220</text:p>
          </table:table-cell>
          <table:table-cell office:value-type="float" office:value="342.307" calcext:value-type="float">
            <text:p>342.3070</text:p>
          </table:table-cell>
          <table:table-cell office:value-type="float" office:value="343.222" calcext:value-type="float">
            <text:p>343.2220</text:p>
          </table:table-cell>
          <table:table-cell office:value-type="float" office:value="340.123" calcext:value-type="float">
            <text:p>340.1230</text:p>
          </table:table-cell>
          <table:table-cell table:formula="of:=AVERAGE([.B119:.G119])" office:value-type="float" office:value="341.445166666667" calcext:value-type="float">
            <text:p>341.4452</text:p>
          </table:table-cell>
          <table:table-cell table:formula="of:=STDEV([.B119:.G119])/SQRT(5)" office:value-type="float" office:value="0.834700684876517" calcext:value-type="float">
            <text:p>000.8347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381.814" calcext:value-type="float">
            <text:p>381.8140</text:p>
          </table:table-cell>
          <table:table-cell office:value-type="float" office:value="398.632" calcext:value-type="float">
            <text:p>398.6320</text:p>
          </table:table-cell>
          <table:table-cell office:value-type="float" office:value="383.434" calcext:value-type="float">
            <text:p>383.4340</text:p>
          </table:table-cell>
          <table:table-cell office:value-type="float" office:value="394.432" calcext:value-type="float">
            <text:p>394.4320</text:p>
          </table:table-cell>
          <table:table-cell office:value-type="float" office:value="386.83" calcext:value-type="float">
            <text:p>386.8300</text:p>
          </table:table-cell>
          <table:table-cell office:value-type="float" office:value="382.718" calcext:value-type="float">
            <text:p>382.7180</text:p>
          </table:table-cell>
          <table:table-cell table:formula="of:=AVERAGE([.B120:.G120])" office:value-type="float" office:value="387.976666666667" calcext:value-type="float">
            <text:p>387.9767</text:p>
          </table:table-cell>
          <table:table-cell table:formula="of:=STDEV([.B120:.G120])/SQRT(5)" office:value-type="float" office:value="3.11634502154901" calcext:value-type="float">
            <text:p>003.1163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393.521" calcext:value-type="float">
            <text:p>393.5210</text:p>
          </table:table-cell>
          <table:table-cell office:value-type="float" office:value="392.338" calcext:value-type="float">
            <text:p>392.3380</text:p>
          </table:table-cell>
          <table:table-cell office:value-type="float" office:value="378.368" calcext:value-type="float">
            <text:p>378.3680</text:p>
          </table:table-cell>
          <table:table-cell office:value-type="float" office:value="383.073" calcext:value-type="float">
            <text:p>383.0730</text:p>
          </table:table-cell>
          <table:table-cell office:value-type="float" office:value="381.757" calcext:value-type="float">
            <text:p>381.7570</text:p>
          </table:table-cell>
          <table:table-cell office:value-type="float" office:value="381.865" calcext:value-type="float">
            <text:p>381.8650</text:p>
          </table:table-cell>
          <table:table-cell table:formula="of:=AVERAGE([.B121:.G121])" office:value-type="float" office:value="385.153666666667" calcext:value-type="float">
            <text:p>385.1537</text:p>
          </table:table-cell>
          <table:table-cell table:formula="of:=STDEV([.B121:.G121])/SQRT(5)" office:value-type="float" office:value="2.7882182937018" calcext:value-type="float">
            <text:p>002.7882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359.297" calcext:value-type="float">
            <text:p>359.2970</text:p>
          </table:table-cell>
          <table:table-cell office:value-type="float" office:value="375.297" calcext:value-type="float">
            <text:p>375.2970</text:p>
          </table:table-cell>
          <table:table-cell office:value-type="float" office:value="363.708" calcext:value-type="float">
            <text:p>363.7080</text:p>
          </table:table-cell>
          <table:table-cell office:value-type="float" office:value="360.497" calcext:value-type="float">
            <text:p>360.4970</text:p>
          </table:table-cell>
          <table:table-cell office:value-type="float" office:value="367.271" calcext:value-type="float">
            <text:p>367.2710</text:p>
          </table:table-cell>
          <table:table-cell office:value-type="float" office:value="362.305" calcext:value-type="float">
            <text:p>362.3050</text:p>
          </table:table-cell>
          <table:table-cell table:formula="of:=AVERAGE([.B122:.G122])" office:value-type="float" office:value="364.729166666667" calcext:value-type="float">
            <text:p>364.7292</text:p>
          </table:table-cell>
          <table:table-cell table:formula="of:=STDEV([.B122:.G122])/SQRT(5)" office:value-type="float" office:value="2.62662561346937" calcext:value-type="float">
            <text:p>002.6266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2048, 80 threads, 640 matrices, Fixed8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441" calcext:value-type="float">
            <text:p>1441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74.9977" calcext:value-type="float">
            <text:p>074.9977</text:p>
          </table:table-cell>
          <table:table-cell office:value-type="float" office:value="75.0313" calcext:value-type="float">
            <text:p>075.0313</text:p>
          </table:table-cell>
          <table:table-cell office:value-type="float" office:value="75.0513" calcext:value-type="float">
            <text:p>075.0513</text:p>
          </table:table-cell>
          <table:table-cell office:value-type="float" office:value="74.9848" calcext:value-type="float">
            <text:p>074.9848</text:p>
          </table:table-cell>
          <table:table-cell office:value-type="float" office:value="75.0063" calcext:value-type="float">
            <text:p>075.0063</text:p>
          </table:table-cell>
          <table:table-cell office:value-type="float" office:value="74.9632" calcext:value-type="float">
            <text:p>074.9632</text:p>
          </table:table-cell>
          <table:table-cell table:formula="of:=AVERAGE([.B129:.G129])" office:value-type="float" office:value="75.0057666666667" calcext:value-type="float">
            <text:p>075.0058</text:p>
          </table:table-cell>
          <table:table-cell table:formula="of:=STDEV([.B129:.G129])/SQRT(5)" office:value-type="float" office:value="0.0142015679885468" calcext:value-type="float">
            <text:p>000.0142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78.0322" calcext:value-type="float">
            <text:p>078.0322</text:p>
          </table:table-cell>
          <table:table-cell office:value-type="float" office:value="78.0819" calcext:value-type="float">
            <text:p>078.0819</text:p>
          </table:table-cell>
          <table:table-cell office:value-type="float" office:value="78.0794" calcext:value-type="float">
            <text:p>078.0794</text:p>
          </table:table-cell>
          <table:table-cell office:value-type="float" office:value="78.0949" calcext:value-type="float">
            <text:p>078.0949</text:p>
          </table:table-cell>
          <table:table-cell office:value-type="float" office:value="77.973" calcext:value-type="float">
            <text:p>077.9730</text:p>
          </table:table-cell>
          <table:table-cell office:value-type="float" office:value="78.1187" calcext:value-type="float">
            <text:p>078.1187</text:p>
          </table:table-cell>
          <table:table-cell table:formula="of:=AVERAGE([.B130:.G130])" office:value-type="float" office:value="78.06335" calcext:value-type="float">
            <text:p>078.0634</text:p>
          </table:table-cell>
          <table:table-cell table:formula="of:=STDEV([.B130:.G130])/SQRT(5)" office:value-type="float" office:value="0.023489721156285" calcext:value-type="float">
            <text:p>000.0235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346.966" calcext:value-type="float">
            <text:p>346.9660</text:p>
          </table:table-cell>
          <table:table-cell office:value-type="float" office:value="346.719" calcext:value-type="float">
            <text:p>346.7190</text:p>
          </table:table-cell>
          <table:table-cell office:value-type="float" office:value="346.772" calcext:value-type="float">
            <text:p>346.7720</text:p>
          </table:table-cell>
          <table:table-cell office:value-type="float" office:value="346.469" calcext:value-type="float">
            <text:p>346.4690</text:p>
          </table:table-cell>
          <table:table-cell office:value-type="float" office:value="346.515" calcext:value-type="float">
            <text:p>346.5150</text:p>
          </table:table-cell>
          <table:table-cell office:value-type="float" office:value="346.915" calcext:value-type="float">
            <text:p>346.9150</text:p>
          </table:table-cell>
          <table:table-cell table:formula="of:=AVERAGE([.B131:.G131])" office:value-type="float" office:value="346.726" calcext:value-type="float">
            <text:p>346.7260</text:p>
          </table:table-cell>
          <table:table-cell table:formula="of:=STDEV([.B131:.G131])/SQRT(5)" office:value-type="float" office:value="0.0907867831790553" calcext:value-type="float">
            <text:p>000.0908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440.955" calcext:value-type="float">
            <text:p>440.9550</text:p>
          </table:table-cell>
          <table:table-cell office:value-type="float" office:value="440.41" calcext:value-type="float">
            <text:p>440.4100</text:p>
          </table:table-cell>
          <table:table-cell office:value-type="float" office:value="441.061" calcext:value-type="float">
            <text:p>441.0610</text:p>
          </table:table-cell>
          <table:table-cell office:value-type="float" office:value="441.142" calcext:value-type="float">
            <text:p>441.1420</text:p>
          </table:table-cell>
          <table:table-cell office:value-type="float" office:value="440.62" calcext:value-type="float">
            <text:p>440.6200</text:p>
          </table:table-cell>
          <table:table-cell office:value-type="float" office:value="441.94" calcext:value-type="float">
            <text:p>441.9400</text:p>
          </table:table-cell>
          <table:table-cell table:formula="of:=AVERAGE([.B132:.G132])" office:value-type="float" office:value="441.021333333333" calcext:value-type="float">
            <text:p>441.0213</text:p>
          </table:table-cell>
          <table:table-cell table:formula="of:=STDEV([.B132:.G132])/SQRT(5)" office:value-type="float" office:value="0.236582276033797" calcext:value-type="float">
            <text:p>000.2366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465.975" calcext:value-type="float">
            <text:p>465.9750</text:p>
          </table:table-cell>
          <table:table-cell office:value-type="float" office:value="468.432" calcext:value-type="float">
            <text:p>468.4320</text:p>
          </table:table-cell>
          <table:table-cell office:value-type="float" office:value="468.563" calcext:value-type="float">
            <text:p>468.5630</text:p>
          </table:table-cell>
          <table:table-cell office:value-type="float" office:value="468.755" calcext:value-type="float">
            <text:p>468.7550</text:p>
          </table:table-cell>
          <table:table-cell office:value-type="float" office:value="465.796" calcext:value-type="float">
            <text:p>465.7960</text:p>
          </table:table-cell>
          <table:table-cell office:value-type="float" office:value="465.529" calcext:value-type="float">
            <text:p>465.5290</text:p>
          </table:table-cell>
          <table:table-cell table:formula="of:=AVERAGE([.B133:.G133])" office:value-type="float" office:value="467.175" calcext:value-type="float">
            <text:p>467.1750</text:p>
          </table:table-cell>
          <table:table-cell table:formula="of:=STDEV([.B133:.G133])/SQRT(5)" office:value-type="float" office:value="0.694375978847194" calcext:value-type="float">
            <text:p>000.6944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468.8" calcext:value-type="float">
            <text:p>468.8000</text:p>
          </table:table-cell>
          <table:table-cell office:value-type="float" office:value="466.443" calcext:value-type="float">
            <text:p>466.4430</text:p>
          </table:table-cell>
          <table:table-cell office:value-type="float" office:value="467.619" calcext:value-type="float">
            <text:p>467.6190</text:p>
          </table:table-cell>
          <table:table-cell office:value-type="float" office:value="467.136" calcext:value-type="float">
            <text:p>467.1360</text:p>
          </table:table-cell>
          <table:table-cell office:value-type="float" office:value="469.678" calcext:value-type="float">
            <text:p>469.6780</text:p>
          </table:table-cell>
          <table:table-cell office:value-type="float" office:value="469.539" calcext:value-type="float">
            <text:p>469.5390</text:p>
          </table:table-cell>
          <table:table-cell table:formula="of:=AVERAGE([.B134:.G134])" office:value-type="float" office:value="468.2025" calcext:value-type="float">
            <text:p>468.2025</text:p>
          </table:table-cell>
          <table:table-cell table:formula="of:=STDEV([.B134:.G134])/SQRT(5)" office:value-type="float" office:value="0.596458665793362" calcext:value-type="float">
            <text:p>000.5965</text:p>
          </table:table-cell>
          <table:table-cell/>
          <table:table-cell table:style-name="Default" table:number-columns-repeated="30"/>
        </table:table-row>
        <table:table-row table:style-name="ro1" table:number-rows-repeated="19">
          <table:table-cell table:style-name="Default"/>
          <table:table-cell table:style-name="ce2" table:number-columns-repeated="8"/>
          <table:table-cell/>
          <table:table-cell table:style-name="Default" table:number-columns-repeated="30"/>
        </table:table-row>
        <table:table-row table:style-name="ro1">
          <table:table-cell table:style-name="Default"/>
          <table:table-cell table:style-name="ce2" table:number-columns-repeated="8"/>
          <table:table-cell/>
          <table:table-cell table:style-name="Default" table:number-columns-repeated="30"/>
        </table:table-row>
      </table:table>
      <table:table table:name="triangular_solve" table:style-name="ta1">
        <table:table-column table:style-name="co6" table:default-cell-style-name="ce3"/>
        <table:table-column table:style-name="co2" table:number-columns-repeated="6" table:default-cell-style-name="ce3"/>
        <table:table-column table:style-name="co2" table:number-columns-repeated="2" table:default-cell-style-name="ce4"/>
        <table:table-column table:style-name="co2" table:default-cell-style-name="Default"/>
        <table:table-column table:style-name="co2" table:number-columns-repeated="13" table:default-cell-style-name="ce7"/>
        <table:table-row table:style-name="ro1">
          <table:table-cell office:value-type="string" calcext:value-type="string">
            <text:p>#N=447, 80 threads, 6400 matrices, MKL reference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0.9826" calcext:value-type="float">
            <text:p>040.9826</text:p>
          </table:table-cell>
          <table:table-cell office:value-type="float" office:value="42.3102" calcext:value-type="float">
            <text:p>042.3102</text:p>
          </table:table-cell>
          <table:table-cell office:value-type="float" office:value="40.6145" calcext:value-type="float">
            <text:p>040.6145</text:p>
          </table:table-cell>
          <table:table-cell office:value-type="float" office:value="40.9536" calcext:value-type="float">
            <text:p>040.9536</text:p>
          </table:table-cell>
          <table:table-cell office:value-type="float" office:value="40.7987" calcext:value-type="float">
            <text:p>040.7987</text:p>
          </table:table-cell>
          <table:table-cell office:value-type="float" office:value="41.7854" calcext:value-type="float">
            <text:p>041.7854</text:p>
          </table:table-cell>
          <table:table-cell table:formula="of:=AVERAGE([.B5:.G5])" office:value-type="float" office:value="41.2408333333333" calcext:value-type="float">
            <text:p>041.2408</text:p>
          </table:table-cell>
          <table:table-cell table:formula="of:=STDEV([.B5:.G5])/SQRT(5)" office:value-type="float" office:value="0.295097319088693" calcext:value-type="float">
            <text:p>000.2951</text:p>
          </table:table-cell>
          <table:table-cell/>
          <table:table-cell table:style-name="Default" table:number-columns-repeated="13"/>
        </table:table-row>
        <table:table-row table:style-name="ro1">
          <table:table-cell table:number-columns-repeated="7"/>
          <table:table-cell table:style-name="ce3" table:number-columns-repeated="2"/>
          <table:table-cell/>
          <table:table-cell table:style-name="Default" office:value-type="string" calcext:value-type="string">
            <text:p>GAINS</text:p>
          </table:table-cell>
          <table:table-cell table:style-name="Default" table:number-columns-repeated="12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P64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N=447, 80 threads, 6400 matric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s = 8</text:p>
          </table:table-cell>
          <table:table-cell/>
          <table:table-cell office:value-type="string" calcext:value-type="string">
            <text:p>bs = 16</text:p>
          </table:table-cell>
          <table:table-cell/>
          <table:table-cell office:value-type="string" calcext:value-type="string">
            <text:p>bs = 32</text:p>
          </table:table-cell>
          <table:table-cell/>
          <table:table-cell office:value-type="string" calcext:value-type="string">
            <text:p>bs = 64</text:p>
          </table:table-cell>
          <table:table-cell/>
          <table:table-cell office:value-type="string" calcext:value-type="string">
            <text:p>bs = 128</text:p>
          </table:table-cell>
          <table:table-cell/>
          <table:table-cell office:value-type="string" calcext:value-type="string">
            <text:p>bs = 256</text:p>
          </table:table-cell>
          <table:table-cell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24.7464" calcext:value-type="float">
            <text:p>024.7464</text:p>
          </table:table-cell>
          <table:table-cell office:value-type="float" office:value="24.6253" calcext:value-type="float">
            <text:p>024.6253</text:p>
          </table:table-cell>
          <table:table-cell office:value-type="float" office:value="24.4453" calcext:value-type="float">
            <text:p>024.4453</text:p>
          </table:table-cell>
          <table:table-cell office:value-type="float" office:value="24.5541" calcext:value-type="float">
            <text:p>024.5541</text:p>
          </table:table-cell>
          <table:table-cell office:value-type="float" office:value="24.67" calcext:value-type="float">
            <text:p>024.6700</text:p>
          </table:table-cell>
          <table:table-cell office:value-type="float" office:value="24.5516" calcext:value-type="float">
            <text:p>024.5516</text:p>
          </table:table-cell>
          <table:table-cell table:formula="of:=AVERAGE([.B12:.G12])" office:value-type="float" office:value="24.5987833333333" calcext:value-type="float">
            <text:p>024.5988</text:p>
          </table:table-cell>
          <table:table-cell table:formula="of:=STDEV([.B12:.G12])/SQRT(5)" office:value-type="float" office:value="0.0470513032054731" calcext:value-type="float">
            <text:p>000.0471</text:p>
          </table:table-cell>
          <table:table-cell/>
          <table:table-cell office:value-type="string" calcext:value-type="string">
            <text:p>64bit float</text:p>
          </table:table-cell>
          <table:table-cell table:formula="of:=[.H12]/[.$H$5]" office:value-type="float" office:value="0.596466689567378" calcext:value-type="float">
            <text:p>0.59647</text:p>
          </table:table-cell>
          <table:table-cell table:formula="of:=SQRT(([.I12]/[.$H$5])^2+([.H12]/[.$H$5]^2*[.$I$5]^2))" office:value-type="float" office:value="0.0355074059432791" calcext:value-type="float">
            <text:p>0.03551</text:p>
          </table:table-cell>
          <table:table-cell table:formula="of:=[.H13]/[.$H$5]" office:value-type="float" office:value="0.946161369193154" calcext:value-type="float">
            <text:p>0.94616</text:p>
          </table:table-cell>
          <table:table-cell table:formula="of:=SQRT(([.I13]/[.$H$5])^2+([.H13]/[.$H$5]^2*[.$I$5]^2))" office:value-type="float" office:value="0.0448862993715258" calcext:value-type="float">
            <text:p>0.04489</text:p>
          </table:table-cell>
          <table:table-cell table:formula="of:=[.H14]/[.$H$5]" office:value-type="float" office:value="0.967782335468488" calcext:value-type="float">
            <text:p>0.96778</text:p>
          </table:table-cell>
          <table:table-cell table:formula="of:=SQRT(([.I14]/[.$H$5])^2+([.H14]/[.$H$5]^2*[.$I$5]^2))" office:value-type="float" office:value="0.0457058849419882" calcext:value-type="float">
            <text:p>0.04571</text:p>
          </table:table-cell>
          <table:table-cell table:formula="of:=[.H15]/[.$H$5]" office:value-type="float" office:value="0.964976459415224" calcext:value-type="float">
            <text:p>0.96498</text:p>
          </table:table-cell>
          <table:table-cell table:formula="of:=SQRT(([.I15]/[.$H$5])^2+([.H15]/[.$H$5]^2*[.$I$5]^2))" office:value-type="float" office:value="0.0452406209360809" calcext:value-type="float">
            <text:p>0.04524</text:p>
          </table:table-cell>
          <table:table-cell table:formula="of:=[.H16]/[.$H$5]" office:value-type="float" office:value="0.969246499222049" calcext:value-type="float">
            <text:p>0.96925</text:p>
          </table:table-cell>
          <table:table-cell table:formula="of:=SQRT(([.I16]/[.$H$5])^2+([.H16]/[.$H$5]^2*[.$I$5]^2))" office:value-type="float" office:value="0.0459658997324434" calcext:value-type="float">
            <text:p>0.04597</text:p>
          </table:table-cell>
          <table:table-cell table:formula="of:=[.H17]/[.$H$5]" office:value-type="float" office:value="0.911677746569945" calcext:value-type="float">
            <text:p>0.91168</text:p>
          </table:table-cell>
          <table:table-cell table:formula="of:=SQRT(([.I17]/[.$H$5])^2+([.H17]/[.$H$5]^2*[.$I$5]^2))" office:value-type="float" office:value="0.0440093424607225" calcext:value-type="float">
            <text:p>0.04401</text:p>
          </table:table-cell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38.6182" calcext:value-type="float">
            <text:p>038.6182</text:p>
          </table:table-cell>
          <table:table-cell office:value-type="float" office:value="38.8092" calcext:value-type="float">
            <text:p>038.8092</text:p>
          </table:table-cell>
          <table:table-cell office:value-type="float" office:value="39.162" calcext:value-type="float">
            <text:p>039.1620</text:p>
          </table:table-cell>
          <table:table-cell office:value-type="float" office:value="38.8809" calcext:value-type="float">
            <text:p>038.8809</text:p>
          </table:table-cell>
          <table:table-cell office:value-type="float" office:value="39.7043" calcext:value-type="float">
            <text:p>039.7043</text:p>
          </table:table-cell>
          <table:table-cell office:value-type="float" office:value="38.9483" calcext:value-type="float">
            <text:p>038.9483</text:p>
          </table:table-cell>
          <table:table-cell table:formula="of:=AVERAGE([.B13:.G13])" office:value-type="float" office:value="39.0204833333333" calcext:value-type="float">
            <text:p>039.0205</text:p>
          </table:table-cell>
          <table:table-cell table:formula="of:=STDEV([.B13:.G13])/SQRT(5)" office:value-type="float" office:value="0.169563990084374" calcext:value-type="float">
            <text:p>000.1696</text:p>
          </table:table-cell>
          <table:table-cell/>
          <table:table-cell office:value-type="string" calcext:value-type="string">
            <text:p>32bit float</text:p>
          </table:table-cell>
          <table:table-cell table:formula="of:=[.H24]/[.$H$5]" office:value-type="float" office:value="0.648513407019742" calcext:value-type="float">
            <text:p>0.64851</text:p>
          </table:table-cell>
          <table:table-cell table:formula="of:=SQRT(([.I24]/[.$H$5])^2+([.H24]/[.$H$5]^2*[.$I$5]^2))" office:value-type="float" office:value="0.0370347408753216" calcext:value-type="float">
            <text:p>0.03703</text:p>
          </table:table-cell>
          <table:table-cell table:formula="of:=[.H25]/[.$H$5]" office:value-type="float" office:value="1.46740124067975" calcext:value-type="float">
            <text:p>1.46740</text:p>
          </table:table-cell>
          <table:table-cell table:formula="of:=SQRT(([.I25]/[.$H$5])^2+([.H25]/[.$H$5]^2*[.$I$5]^2))" office:value-type="float" office:value="0.0558216569604187" calcext:value-type="float">
            <text:p>0.05582</text:p>
          </table:table-cell>
          <table:table-cell table:formula="of:=[.H26]/[.$H$5]" office:value-type="float" office:value="1.9478017337186" calcext:value-type="float">
            <text:p>1.94780</text:p>
          </table:table-cell>
          <table:table-cell table:formula="of:=SQRT(([.I26]/[.$H$5])^2+([.H26]/[.$H$5]^2*[.$I$5]^2))" office:value-type="float" office:value="0.0653007859368381" calcext:value-type="float">
            <text:p>0.06530</text:p>
          </table:table-cell>
          <table:table-cell table:formula="of:=[.H27]/[.$H$5]" office:value-type="float" office:value="1.93132130372406" calcext:value-type="float">
            <text:p>1.93132</text:p>
          </table:table-cell>
          <table:table-cell table:formula="of:=SQRT(([.I27]/[.$H$5])^2+([.H27]/[.$H$5]^2*[.$I$5]^2))" office:value-type="float" office:value="0.0695924982695616" calcext:value-type="float">
            <text:p>0.06959</text:p>
          </table:table-cell>
          <table:table-cell table:formula="of:=[.H28]/[.$H$5]" office:value-type="float" office:value="1.94292145729354" calcext:value-type="float">
            <text:p>1.94292</text:p>
          </table:table-cell>
          <table:table-cell table:formula="of:=SQRT(([.I28]/[.$H$5])^2+([.H28]/[.$H$5]^2*[.$I$5]^2))" office:value-type="float" office:value="0.0674209109675249" calcext:value-type="float">
            <text:p>0.06742</text:p>
          </table:table-cell>
          <table:table-cell table:formula="of:=[.H29]/[.$H$5]" office:value-type="float" office:value="1.80361090343309" calcext:value-type="float">
            <text:p>1.80361</text:p>
          </table:table-cell>
          <table:table-cell table:formula="of:=SQRT(([.I29]/[.$H$5])^2+([.H29]/[.$H$5]^2*[.$I$5]^2))" office:value-type="float" office:value="0.0705050303466163" calcext:value-type="float">
            <text:p>0.07051</text:p>
          </table:table-cell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40.495" calcext:value-type="float">
            <text:p>040.4950</text:p>
          </table:table-cell>
          <table:table-cell office:value-type="float" office:value="39.6049" calcext:value-type="float">
            <text:p>039.6049</text:p>
          </table:table-cell>
          <table:table-cell office:value-type="float" office:value="40.8596" calcext:value-type="float">
            <text:p>040.8596</text:p>
          </table:table-cell>
          <table:table-cell office:value-type="float" office:value="39.6873" calcext:value-type="float">
            <text:p>039.6873</text:p>
          </table:table-cell>
          <table:table-cell office:value-type="float" office:value="39.5775" calcext:value-type="float">
            <text:p>039.5775</text:p>
          </table:table-cell>
          <table:table-cell office:value-type="float" office:value="39.2486" calcext:value-type="float">
            <text:p>039.2486</text:p>
          </table:table-cell>
          <table:table-cell table:formula="of:=AVERAGE([.B14:.G14])" office:value-type="float" office:value="39.91215" calcext:value-type="float">
            <text:p>039.9122</text:p>
          </table:table-cell>
          <table:table-cell table:formula="of:=STDEV([.B14:.G14])/SQRT(5)" office:value-type="float" office:value="0.278181590692123" calcext:value-type="float">
            <text:p>000.2782</text:p>
          </table:table-cell>
          <table:table-cell/>
          <table:table-cell office:value-type="string" calcext:value-type="string">
            <text:p>16bit float</text:p>
          </table:table-cell>
          <table:table-cell table:formula="of:=[.H36]/[.$H$5]" office:value-type="float" office:value="0.659381680777546" calcext:value-type="float">
            <text:p>0.65938</text:p>
          </table:table-cell>
          <table:table-cell table:formula="of:=SQRT(([.I36]/[.$H$5])^2+([.H36]/[.$H$5]^2*[.$I$5]^2))" office:value-type="float" office:value="0.0373412839177924" calcext:value-type="float">
            <text:p>0.03734</text:p>
          </table:table-cell>
          <table:table-cell table:formula="of:=[.H37]/[.$H$5]" office:value-type="float" office:value="1.77391299076562" calcext:value-type="float">
            <text:p>1.77391</text:p>
          </table:table-cell>
          <table:table-cell table:formula="of:=SQRT(([.I37]/[.$H$5])^2+([.H37]/[.$H$5]^2*[.$I$5]^2))" office:value-type="float" office:value="0.0612825150037422" calcext:value-type="float">
            <text:p>0.06128</text:p>
          </table:table-cell>
          <table:table-cell table:formula="of:=[.H38]/[.$H$5]" office:value-type="float" office:value="2.94073430459294" calcext:value-type="float">
            <text:p>2.94073</text:p>
          </table:table-cell>
          <table:table-cell table:formula="of:=SQRT(([.I38]/[.$H$5])^2+([.H38]/[.$H$5]^2*[.$I$5]^2))" office:value-type="float" office:value="0.0790610722874888" calcext:value-type="float">
            <text:p>0.07906</text:p>
          </table:table-cell>
          <table:table-cell table:formula="of:=[.H39]/[.$H$5]" office:value-type="float" office:value="3.35756228656873" calcext:value-type="float">
            <text:p>3.35756</text:p>
          </table:table-cell>
          <table:table-cell table:formula="of:=SQRT(([.I39]/[.$H$5])^2+([.H39]/[.$H$5]^2*[.$I$5]^2))" office:value-type="float" office:value="0.0885789970537937" calcext:value-type="float">
            <text:p>0.08858</text:p>
          </table:table-cell>
          <table:table-cell table:formula="of:=[.H40]/[.$H$5]" office:value-type="float" office:value="3.4983127563701" calcext:value-type="float">
            <text:p>3.49831</text:p>
          </table:table-cell>
          <table:table-cell table:formula="of:=SQRT(([.I40]/[.$H$5])^2+([.H40]/[.$H$5]^2*[.$I$5]^2))" office:value-type="float" office:value="0.0988804158863027" calcext:value-type="float">
            <text:p>0.09888</text:p>
          </table:table-cell>
          <table:table-cell table:formula="of:=[.H41]/[.$H$5]" office:value-type="float" office:value="3.24991412233021" calcext:value-type="float">
            <text:p>3.24991</text:p>
          </table:table-cell>
          <table:table-cell table:formula="of:=SQRT(([.I41]/[.$H$5])^2+([.H41]/[.$H$5]^2*[.$I$5]^2))" office:value-type="float" office:value="0.085847013877843" calcext:value-type="float">
            <text:p>0.08585</text:p>
          </table:table-cell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39.6201" calcext:value-type="float">
            <text:p>039.6201</text:p>
          </table:table-cell>
          <table:table-cell office:value-type="float" office:value="40.1752" calcext:value-type="float">
            <text:p>040.1752</text:p>
          </table:table-cell>
          <table:table-cell office:value-type="float" office:value="39.7264" calcext:value-type="float">
            <text:p>039.7264</text:p>
          </table:table-cell>
          <table:table-cell office:value-type="float" office:value="39.8211" calcext:value-type="float">
            <text:p>039.8211</text:p>
          </table:table-cell>
          <table:table-cell office:value-type="float" office:value="39.4057" calcext:value-type="float">
            <text:p>039.4057</text:p>
          </table:table-cell>
          <table:table-cell office:value-type="float" office:value="40.0301" calcext:value-type="float">
            <text:p>040.0301</text:p>
          </table:table-cell>
          <table:table-cell table:formula="of:=AVERAGE([.B15:.G15])" office:value-type="float" office:value="39.7964333333333" calcext:value-type="float">
            <text:p>039.7964</text:p>
          </table:table-cell>
          <table:table-cell table:formula="of:=STDEV([.B15:.G15])/SQRT(5)" office:value-type="float" office:value="0.124473835537165" calcext:value-type="float">
            <text:p>000.1245</text:p>
          </table:table-cell>
          <table:table-cell/>
          <table:table-cell office:value-type="string" calcext:value-type="string">
            <text:p>16bit fixed</text:p>
          </table:table-cell>
          <table:table-cell table:formula="of:=[.H48]/[.$H$5]" office:value-type="float" office:value="0.793059063630302" calcext:value-type="float">
            <text:p>0.79306</text:p>
          </table:table-cell>
          <table:table-cell table:formula="of:=SQRT(([.I48]/[.$H$5])^2+([.H48]/[.$H$5]^2*[.$I$5]^2))" office:value-type="float" office:value="0.0409722078573546" calcext:value-type="float">
            <text:p>0.04097</text:p>
          </table:table-cell>
          <table:table-cell table:formula="of:=[.H49]/[.$H$5]" office:value-type="float" office:value="1.30823940673685" calcext:value-type="float">
            <text:p>1.30824</text:p>
          </table:table-cell>
          <table:table-cell table:formula="of:=SQRT(([.I49]/[.$H$5])^2+([.H49]/[.$H$5]^2*[.$I$5]^2))" office:value-type="float" office:value="0.0525657213504789" calcext:value-type="float">
            <text:p>0.05257</text:p>
          </table:table-cell>
          <table:table-cell table:formula="of:=[.H50]/[.$H$5]" office:value-type="float" office:value="2.71669259835519" calcext:value-type="float">
            <text:p>2.71669</text:p>
          </table:table-cell>
          <table:table-cell table:formula="of:=SQRT(([.I50]/[.$H$5])^2+([.H50]/[.$H$5]^2*[.$I$5]^2))" office:value-type="float" office:value="0.0768197417551917" calcext:value-type="float">
            <text:p>0.07682</text:p>
          </table:table-cell>
          <table:table-cell table:formula="of:=[.H51]/[.$H$5]" office:value-type="float" office:value="3.39087069853907" calcext:value-type="float">
            <text:p>3.39087</text:p>
          </table:table-cell>
          <table:table-cell table:formula="of:=SQRT(([.I51]/[.$H$5])^2+([.H51]/[.$H$5]^2*[.$I$5]^2))" office:value-type="float" office:value="0.0852287349365591" calcext:value-type="float">
            <text:p>0.08523</text:p>
          </table:table-cell>
          <table:table-cell table:formula="of:=[.H52]/[.$H$5]" office:value-type="float" office:value="3.4873244559397" calcext:value-type="float">
            <text:p>3.48732</text:p>
          </table:table-cell>
          <table:table-cell table:formula="of:=SQRT(([.I52]/[.$H$5])^2+([.H52]/[.$H$5]^2*[.$I$5]^2))" office:value-type="float" office:value="0.092385797779771" calcext:value-type="float">
            <text:p>0.09239</text:p>
          </table:table-cell>
          <table:table-cell table:formula="of:=[.H53]/[.$H$5]" office:value-type="float" office:value="3.50102042878215" calcext:value-type="float">
            <text:p>3.50102</text:p>
          </table:table-cell>
          <table:table-cell table:formula="of:=SQRT(([.I53]/[.$H$5])^2+([.H53]/[.$H$5]^2*[.$I$5]^2))" office:value-type="float" office:value="0.0884491676260449" calcext:value-type="float">
            <text:p>0.08845</text:p>
          </table:table-cell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39.5714" calcext:value-type="float">
            <text:p>039.5714</text:p>
          </table:table-cell>
          <table:table-cell office:value-type="float" office:value="39.7015" calcext:value-type="float">
            <text:p>039.7015</text:p>
          </table:table-cell>
          <table:table-cell office:value-type="float" office:value="39.1934" calcext:value-type="float">
            <text:p>039.1934</text:p>
          </table:table-cell>
          <table:table-cell office:value-type="float" office:value="40.6217" calcext:value-type="float">
            <text:p>040.6217</text:p>
          </table:table-cell>
          <table:table-cell office:value-type="float" office:value="41.1585" calcext:value-type="float">
            <text:p>041.1585</text:p>
          </table:table-cell>
          <table:table-cell office:value-type="float" office:value="39.5887" calcext:value-type="float">
            <text:p>039.5887</text:p>
          </table:table-cell>
          <table:table-cell table:formula="of:=AVERAGE([.B16:.G16])" office:value-type="float" office:value="39.9725333333333" calcext:value-type="float">
            <text:p>039.9725</text:p>
          </table:table-cell>
          <table:table-cell table:formula="of:=STDEV([.B16:.G16])/SQRT(5)" office:value-type="float" office:value="0.335659237521229" calcext:value-type="float">
            <text:p>000.3357</text:p>
          </table:table-cell>
          <table:table-cell/>
          <table:table-cell office:value-type="string" calcext:value-type="string">
            <text:p>8bit fixed</text:p>
          </table:table-cell>
          <table:table-cell table:formula="of:=[.H60]/[.$H$5]" office:value-type="float" office:value="0.765147002364162" calcext:value-type="float">
            <text:p>0.76515</text:p>
          </table:table-cell>
          <table:table-cell table:formula="of:=SQRT(([.I60]/[.$H$5])^2+([.H60]/[.$H$5]^2*[.$I$5]^2))" office:value-type="float" office:value="0.0413836994939086" calcext:value-type="float">
            <text:p>0.04138</text:p>
          </table:table-cell>
          <table:table-cell table:formula="of:=[.H61]/[.$H$5]" office:value-type="float" office:value="1.14971044070399" calcext:value-type="float">
            <text:p>1.14971</text:p>
          </table:table-cell>
          <table:table-cell table:formula="of:=SQRT(([.I61]/[.$H$5])^2+([.H61]/[.$H$5]^2*[.$I$5]^2))" office:value-type="float" office:value="0.0492731989512836" calcext:value-type="float">
            <text:p>0.04927</text:p>
          </table:table-cell>
          <table:table-cell table:formula="of:=[.H62]/[.$H$5]" office:value-type="float" office:value="2.97575218735477" calcext:value-type="float">
            <text:p>2.97575</text:p>
          </table:table-cell>
          <table:table-cell table:formula="of:=SQRT(([.I62]/[.$H$5])^2+([.H62]/[.$H$5]^2*[.$I$5]^2))" office:value-type="float" office:value="0.079497143681795" calcext:value-type="float">
            <text:p>0.07950</text:p>
          </table:table-cell>
          <table:table-cell table:formula="of:=[.H63]/[.$H$5]" office:value-type="float" office:value="3.58600092949948" calcext:value-type="float">
            <text:p>3.58600</text:p>
          </table:table-cell>
          <table:table-cell table:formula="of:=SQRT(([.I63]/[.$H$5])^2+([.H63]/[.$H$5]^2*[.$I$5]^2))" office:value-type="float" office:value="0.0870266665661087" calcext:value-type="float">
            <text:p>0.08703</text:p>
          </table:table-cell>
          <table:table-cell table:formula="of:=[.H64]/[.$H$5]" office:value-type="float" office:value="3.63681626219968" calcext:value-type="float">
            <text:p>3.63682</text:p>
          </table:table-cell>
          <table:table-cell table:formula="of:=SQRT(([.I64]/[.$H$5])^2+([.H64]/[.$H$5]^2*[.$I$5]^2))" office:value-type="float" office:value="0.0877087555398123" calcext:value-type="float">
            <text:p>0.08771</text:p>
          </table:table-cell>
          <table:table-cell table:formula="of:=[.H65]/[.$H$5]" office:value-type="float" office:value="3.70676311907697" calcext:value-type="float">
            <text:p>3.70676</text:p>
          </table:table-cell>
          <table:table-cell table:formula="of:=SQRT(([.I65]/[.$H$5])^2+([.H65]/[.$H$5]^2*[.$I$5]^2))" office:value-type="float" office:value="0.0885042196257649" calcext:value-type="float">
            <text:p>0.08850</text:p>
          </table:table-cell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37.6866" calcext:value-type="float">
            <text:p>037.6866</text:p>
          </table:table-cell>
          <table:table-cell office:value-type="float" office:value="38.1474" calcext:value-type="float">
            <text:p>038.1474</text:p>
          </table:table-cell>
          <table:table-cell office:value-type="float" office:value="37.5063" calcext:value-type="float">
            <text:p>037.5063</text:p>
          </table:table-cell>
          <table:table-cell office:value-type="float" office:value="37.2199" calcext:value-type="float">
            <text:p>037.2199</text:p>
          </table:table-cell>
          <table:table-cell office:value-type="float" office:value="37.6273" calcext:value-type="float">
            <text:p>037.6273</text:p>
          </table:table-cell>
          <table:table-cell office:value-type="float" office:value="37.4026" calcext:value-type="float">
            <text:p>037.4026</text:p>
          </table:table-cell>
          <table:table-cell table:formula="of:=AVERAGE([.B17:.G17])" office:value-type="float" office:value="37.59835" calcext:value-type="float">
            <text:p>037.5984</text:p>
          </table:table-cell>
          <table:table-cell table:formula="of:=STDEV([.B17:.G17])/SQRT(5)" office:value-type="float" office:value="0.141435177378189" calcext:value-type="float">
            <text:p>000.1414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P32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44" calcext:value-type="float">
            <text:p>244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26.8829" calcext:value-type="float">
            <text:p>026.8829</text:p>
          </table:table-cell>
          <table:table-cell office:value-type="float" office:value="26.8193" calcext:value-type="float">
            <text:p>026.8193</text:p>
          </table:table-cell>
          <table:table-cell office:value-type="float" office:value="26.6054" calcext:value-type="float">
            <text:p>026.6054</text:p>
          </table:table-cell>
          <table:table-cell office:value-type="float" office:value="26.7843" calcext:value-type="float">
            <text:p>026.7843</text:p>
          </table:table-cell>
          <table:table-cell office:value-type="float" office:value="26.8343" calcext:value-type="float">
            <text:p>026.8343</text:p>
          </table:table-cell>
          <table:table-cell office:value-type="float" office:value="26.5452" calcext:value-type="float">
            <text:p>026.5452</text:p>
          </table:table-cell>
          <table:table-cell table:formula="of:=AVERAGE([.B24:.G24])" office:value-type="float" office:value="26.7452333333333" calcext:value-type="float">
            <text:p>026.7452</text:p>
          </table:table-cell>
          <table:table-cell table:formula="of:=STDEV([.B24:.G24])/SQRT(5)" office:value-type="float" office:value="0.0611436843290728" calcext:value-type="float">
            <text:p>000.0611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60.1912" calcext:value-type="float">
            <text:p>060.1912</text:p>
          </table:table-cell>
          <table:table-cell office:value-type="float" office:value="60.2559" calcext:value-type="float">
            <text:p>060.2559</text:p>
          </table:table-cell>
          <table:table-cell office:value-type="float" office:value="60.2689" calcext:value-type="float">
            <text:p>060.2689</text:p>
          </table:table-cell>
          <table:table-cell office:value-type="float" office:value="60.4078" calcext:value-type="float">
            <text:p>060.4078</text:p>
          </table:table-cell>
          <table:table-cell office:value-type="float" office:value="60.8248" calcext:value-type="float">
            <text:p>060.8248</text:p>
          </table:table-cell>
          <table:table-cell office:value-type="float" office:value="61.1525" calcext:value-type="float">
            <text:p>061.1525</text:p>
          </table:table-cell>
          <table:table-cell table:formula="of:=AVERAGE([.B25:.G25])" office:value-type="float" office:value="60.51685" calcext:value-type="float">
            <text:p>060.5169</text:p>
          </table:table-cell>
          <table:table-cell table:formula="of:=STDEV([.B25:.G25])/SQRT(5)" office:value-type="float" office:value="0.172788663401278" calcext:value-type="float">
            <text:p>000.1728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81.0998" calcext:value-type="float">
            <text:p>081.0998</text:p>
          </table:table-cell>
          <table:table-cell office:value-type="float" office:value="78.7134" calcext:value-type="float">
            <text:p>078.7134</text:p>
          </table:table-cell>
          <table:table-cell office:value-type="float" office:value="79.7129" calcext:value-type="float">
            <text:p>079.7129</text:p>
          </table:table-cell>
          <table:table-cell office:value-type="float" office:value="80.3743" calcext:value-type="float">
            <text:p>080.3743</text:p>
          </table:table-cell>
          <table:table-cell office:value-type="float" office:value="80.0761" calcext:value-type="float">
            <text:p>080.0761</text:p>
          </table:table-cell>
          <table:table-cell office:value-type="float" office:value="81.9973" calcext:value-type="float">
            <text:p>081.9973</text:p>
          </table:table-cell>
          <table:table-cell table:formula="of:=AVERAGE([.B26:.G26])" office:value-type="float" office:value="80.3289666666667" calcext:value-type="float">
            <text:p>080.3290</text:p>
          </table:table-cell>
          <table:table-cell table:formula="of:=STDEV([.B26:.G26])/SQRT(5)" office:value-type="float" office:value="0.507271548318385" calcext:value-type="float">
            <text:p>000.5073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81.4699" calcext:value-type="float">
            <text:p>081.4699</text:p>
          </table:table-cell>
          <table:table-cell office:value-type="float" office:value="80.8737" calcext:value-type="float">
            <text:p>080.8737</text:p>
          </table:table-cell>
          <table:table-cell office:value-type="float" office:value="82.854" calcext:value-type="float">
            <text:p>082.8540</text:p>
          </table:table-cell>
          <table:table-cell office:value-type="float" office:value="79.2088" calcext:value-type="float">
            <text:p>079.2088</text:p>
          </table:table-cell>
          <table:table-cell office:value-type="float" office:value="77.1791" calcext:value-type="float">
            <text:p>077.1791</text:p>
          </table:table-cell>
          <table:table-cell office:value-type="float" office:value="76.3103" calcext:value-type="float">
            <text:p>076.3103</text:p>
          </table:table-cell>
          <table:table-cell table:formula="of:=AVERAGE([.B27:.G27])" office:value-type="float" office:value="79.6493" calcext:value-type="float">
            <text:p>079.6493</text:p>
          </table:table-cell>
          <table:table-cell table:formula="of:=STDEV([.B27:.G27])/SQRT(5)" office:value-type="float" office:value="1.14067858926167" calcext:value-type="float">
            <text:p>001.1407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80.0221" calcext:value-type="float">
            <text:p>080.0221</text:p>
          </table:table-cell>
          <table:table-cell office:value-type="float" office:value="78.5105" calcext:value-type="float">
            <text:p>078.5105</text:p>
          </table:table-cell>
          <table:table-cell office:value-type="float" office:value="82.126" calcext:value-type="float">
            <text:p>082.1260</text:p>
          </table:table-cell>
          <table:table-cell office:value-type="float" office:value="81.9269" calcext:value-type="float">
            <text:p>081.9269</text:p>
          </table:table-cell>
          <table:table-cell office:value-type="float" office:value="80.9379" calcext:value-type="float">
            <text:p>080.9379</text:p>
          </table:table-cell>
          <table:table-cell office:value-type="float" office:value="77.2428" calcext:value-type="float">
            <text:p>077.2428</text:p>
          </table:table-cell>
          <table:table-cell table:formula="of:=AVERAGE([.B28:.G28])" office:value-type="float" office:value="80.1277" calcext:value-type="float">
            <text:p>080.1277</text:p>
          </table:table-cell>
          <table:table-cell table:formula="of:=STDEV([.B28:.G28])/SQRT(5)" office:value-type="float" office:value="0.868006515643749" calcext:value-type="float">
            <text:p>000.8680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78.7474" calcext:value-type="float">
            <text:p>078.7474</text:p>
          </table:table-cell>
          <table:table-cell office:value-type="float" office:value="74.1534" calcext:value-type="float">
            <text:p>074.1534</text:p>
          </table:table-cell>
          <table:table-cell office:value-type="float" office:value="72.1123" calcext:value-type="float">
            <text:p>072.1123</text:p>
          </table:table-cell>
          <table:table-cell office:value-type="float" office:value="77.6708" calcext:value-type="float">
            <text:p>077.6708</text:p>
          </table:table-cell>
          <table:table-cell office:value-type="float" office:value="71.072" calcext:value-type="float">
            <text:p>071.0720</text:p>
          </table:table-cell>
          <table:table-cell office:value-type="float" office:value="72.5386" calcext:value-type="float">
            <text:p>072.5386</text:p>
          </table:table-cell>
          <table:table-cell table:formula="of:=AVERAGE([.B29:.G29])" office:value-type="float" office:value="74.3824166666667" calcext:value-type="float">
            <text:p>074.3824</text:p>
          </table:table-cell>
          <table:table-cell table:formula="of:=STDEV([.B29:.G29])/SQRT(5)" office:value-type="float" office:value="1.40614282586561" calcext:value-type="float">
            <text:p>001.4061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BFLOAT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22" calcext:value-type="float">
            <text:p>122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27.2636" calcext:value-type="float">
            <text:p>027.2636</text:p>
          </table:table-cell>
          <table:table-cell office:value-type="float" office:value="27.1239" calcext:value-type="float">
            <text:p>027.1239</text:p>
          </table:table-cell>
          <table:table-cell office:value-type="float" office:value="26.9644" calcext:value-type="float">
            <text:p>026.9644</text:p>
          </table:table-cell>
          <table:table-cell office:value-type="float" office:value="27.2805" calcext:value-type="float">
            <text:p>027.2805</text:p>
          </table:table-cell>
          <table:table-cell office:value-type="float" office:value="27.2037" calcext:value-type="float">
            <text:p>027.2037</text:p>
          </table:table-cell>
          <table:table-cell office:value-type="float" office:value="27.3246" calcext:value-type="float">
            <text:p>027.3246</text:p>
          </table:table-cell>
          <table:table-cell table:formula="of:=AVERAGE([.B36:.G36])" office:value-type="float" office:value="27.19345" calcext:value-type="float">
            <text:p>027.1935</text:p>
          </table:table-cell>
          <table:table-cell table:formula="of:=STDEV([.B36:.G36])/SQRT(5)" office:value-type="float" office:value="0.0590271852623856" calcext:value-type="float">
            <text:p>000.0590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73.0231" calcext:value-type="float">
            <text:p>073.0231</text:p>
          </table:table-cell>
          <table:table-cell office:value-type="float" office:value="73.3009" calcext:value-type="float">
            <text:p>073.3009</text:p>
          </table:table-cell>
          <table:table-cell office:value-type="float" office:value="73.4764" calcext:value-type="float">
            <text:p>073.4764</text:p>
          </table:table-cell>
          <table:table-cell office:value-type="float" office:value="73.3601" calcext:value-type="float">
            <text:p>073.3601</text:p>
          </table:table-cell>
          <table:table-cell office:value-type="float" office:value="73.112" calcext:value-type="float">
            <text:p>073.1120</text:p>
          </table:table-cell>
          <table:table-cell office:value-type="float" office:value="72.6734" calcext:value-type="float">
            <text:p>072.6734</text:p>
          </table:table-cell>
          <table:table-cell table:formula="of:=AVERAGE([.B37:.G37])" office:value-type="float" office:value="73.15765" calcext:value-type="float">
            <text:p>073.1577</text:p>
          </table:table-cell>
          <table:table-cell table:formula="of:=STDEV([.B37:.G37])/SQRT(5)" office:value-type="float" office:value="0.129273944010384" calcext:value-type="float">
            <text:p>000.1293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20.974" calcext:value-type="float">
            <text:p>120.9740</text:p>
          </table:table-cell>
          <table:table-cell office:value-type="float" office:value="121.866" calcext:value-type="float">
            <text:p>121.8660</text:p>
          </table:table-cell>
          <table:table-cell office:value-type="float" office:value="121.33" calcext:value-type="float">
            <text:p>121.3300</text:p>
          </table:table-cell>
          <table:table-cell office:value-type="float" office:value="120.307" calcext:value-type="float">
            <text:p>120.3070</text:p>
          </table:table-cell>
          <table:table-cell office:value-type="float" office:value="121.881" calcext:value-type="float">
            <text:p>121.8810</text:p>
          </table:table-cell>
          <table:table-cell office:value-type="float" office:value="121.312" calcext:value-type="float">
            <text:p>121.3120</text:p>
          </table:table-cell>
          <table:table-cell table:formula="of:=AVERAGE([.B38:.G38])" office:value-type="float" office:value="121.278333333333" calcext:value-type="float">
            <text:p>121.2783</text:p>
          </table:table-cell>
          <table:table-cell table:formula="of:=STDEV([.B38:.G38])/SQRT(5)" office:value-type="float" office:value="0.264459398270005" calcext:value-type="float">
            <text:p>000.2645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37.722" calcext:value-type="float">
            <text:p>137.7220</text:p>
          </table:table-cell>
          <table:table-cell office:value-type="float" office:value="137.013" calcext:value-type="float">
            <text:p>137.0130</text:p>
          </table:table-cell>
          <table:table-cell office:value-type="float" office:value="140.86" calcext:value-type="float">
            <text:p>140.8600</text:p>
          </table:table-cell>
          <table:table-cell office:value-type="float" office:value="135.281" calcext:value-type="float">
            <text:p>135.2810</text:p>
          </table:table-cell>
          <table:table-cell office:value-type="float" office:value="137.833" calcext:value-type="float">
            <text:p>137.8330</text:p>
          </table:table-cell>
          <table:table-cell office:value-type="float" office:value="142.103" calcext:value-type="float">
            <text:p>142.1030</text:p>
          </table:table-cell>
          <table:table-cell table:formula="of:=AVERAGE([.B39:.G39])" office:value-type="float" office:value="138.468666666667" calcext:value-type="float">
            <text:p>138.4687</text:p>
          </table:table-cell>
          <table:table-cell table:formula="of:=STDEV([.B39:.G39])/SQRT(5)" office:value-type="float" office:value="1.13434776560512" calcext:value-type="float">
            <text:p>001.1343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48.281" calcext:value-type="float">
            <text:p>148.2810</text:p>
          </table:table-cell>
          <table:table-cell office:value-type="float" office:value="140.489" calcext:value-type="float">
            <text:p>140.4890</text:p>
          </table:table-cell>
          <table:table-cell office:value-type="float" office:value="148.362" calcext:value-type="float">
            <text:p>148.3620</text:p>
          </table:table-cell>
          <table:table-cell office:value-type="float" office:value="145.836" calcext:value-type="float">
            <text:p>145.8360</text:p>
          </table:table-cell>
          <table:table-cell office:value-type="float" office:value="137.162" calcext:value-type="float">
            <text:p>137.1620</text:p>
          </table:table-cell>
          <table:table-cell office:value-type="float" office:value="145.51" calcext:value-type="float">
            <text:p>145.5100</text:p>
          </table:table-cell>
          <table:table-cell table:formula="of:=AVERAGE([.B40:.G40])" office:value-type="float" office:value="144.273333333333" calcext:value-type="float">
            <text:p>144.2733</text:p>
          </table:table-cell>
          <table:table-cell table:formula="of:=STDEV([.B40:.G40])/SQRT(5)" office:value-type="float" office:value="2.0163541289499" calcext:value-type="float">
            <text:p>002.0164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33.83" calcext:value-type="float">
            <text:p>133.8300</text:p>
          </table:table-cell>
          <table:table-cell office:value-type="float" office:value="130.48" calcext:value-type="float">
            <text:p>130.4800</text:p>
          </table:table-cell>
          <table:table-cell office:value-type="float" office:value="133.646" calcext:value-type="float">
            <text:p>133.6460</text:p>
          </table:table-cell>
          <table:table-cell office:value-type="float" office:value="136.84" calcext:value-type="float">
            <text:p>136.8400</text:p>
          </table:table-cell>
          <table:table-cell office:value-type="float" office:value="134.601" calcext:value-type="float">
            <text:p>134.6010</text:p>
          </table:table-cell>
          <table:table-cell office:value-type="float" office:value="134.778" calcext:value-type="float">
            <text:p>134.7780</text:p>
          </table:table-cell>
          <table:table-cell table:formula="of:=AVERAGE([.B41:.G41])" office:value-type="float" office:value="134.029166666667" calcext:value-type="float">
            <text:p>134.0292</text:p>
          </table:table-cell>
          <table:table-cell table:formula="of:=STDEV([.B41:.G41])/SQRT(5)" office:value-type="float" office:value="0.928904663210028" calcext:value-type="float">
            <text:p>000.9289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ixed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30" calcext:value-type="float">
            <text:p>130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2.6886" calcext:value-type="float">
            <text:p>032.6886</text:p>
          </table:table-cell>
          <table:table-cell office:value-type="float" office:value="32.9916" calcext:value-type="float">
            <text:p>032.9916</text:p>
          </table:table-cell>
          <table:table-cell office:value-type="float" office:value="32.7864" calcext:value-type="float">
            <text:p>032.7864</text:p>
          </table:table-cell>
          <table:table-cell office:value-type="float" office:value="32.7562" calcext:value-type="float">
            <text:p>032.7562</text:p>
          </table:table-cell>
          <table:table-cell office:value-type="float" office:value="32.5639" calcext:value-type="float">
            <text:p>032.5639</text:p>
          </table:table-cell>
          <table:table-cell office:value-type="float" office:value="32.4518" calcext:value-type="float">
            <text:p>032.4518</text:p>
          </table:table-cell>
          <table:table-cell table:formula="of:=AVERAGE([.B48:.G48])" office:value-type="float" office:value="32.7064166666667" calcext:value-type="float">
            <text:p>032.7064</text:p>
          </table:table-cell>
          <table:table-cell table:formula="of:=STDEV([.B48:.G48])/SQRT(5)" office:value-type="float" office:value="0.0838244184789454" calcext:value-type="float">
            <text:p>000.0838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4.0821" calcext:value-type="float">
            <text:p>054.0821</text:p>
          </table:table-cell>
          <table:table-cell office:value-type="float" office:value="53.8604" calcext:value-type="float">
            <text:p>053.8604</text:p>
          </table:table-cell>
          <table:table-cell office:value-type="float" office:value="53.9476" calcext:value-type="float">
            <text:p>053.9476</text:p>
          </table:table-cell>
          <table:table-cell office:value-type="float" office:value="53.9794" calcext:value-type="float">
            <text:p>053.9794</text:p>
          </table:table-cell>
          <table:table-cell office:value-type="float" office:value="53.9653" calcext:value-type="float">
            <text:p>053.9653</text:p>
          </table:table-cell>
          <table:table-cell office:value-type="float" office:value="53.8825" calcext:value-type="float">
            <text:p>053.8825</text:p>
          </table:table-cell>
          <table:table-cell table:formula="of:=AVERAGE([.B49:.G49])" office:value-type="float" office:value="53.9528833333333" calcext:value-type="float">
            <text:p>053.9529</text:p>
          </table:table-cell>
          <table:table-cell table:formula="of:=STDEV([.B49:.G49])/SQRT(5)" office:value-type="float" office:value="0.0352642302245959" calcext:value-type="float">
            <text:p>000.0353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12.584" calcext:value-type="float">
            <text:p>112.5840</text:p>
          </table:table-cell>
          <table:table-cell office:value-type="float" office:value="112.531" calcext:value-type="float">
            <text:p>112.5310</text:p>
          </table:table-cell>
          <table:table-cell office:value-type="float" office:value="113.109" calcext:value-type="float">
            <text:p>113.1090</text:p>
          </table:table-cell>
          <table:table-cell office:value-type="float" office:value="112.849" calcext:value-type="float">
            <text:p>112.8490</text:p>
          </table:table-cell>
          <table:table-cell office:value-type="float" office:value="110.128" calcext:value-type="float">
            <text:p>110.1280</text:p>
          </table:table-cell>
          <table:table-cell office:value-type="float" office:value="111.031" calcext:value-type="float">
            <text:p>111.0310</text:p>
          </table:table-cell>
          <table:table-cell table:formula="of:=AVERAGE([.B50:.G50])" office:value-type="float" office:value="112.038666666667" calcext:value-type="float">
            <text:p>112.0387</text:p>
          </table:table-cell>
          <table:table-cell table:formula="of:=STDEV([.B50:.G50])/SQRT(5)" office:value-type="float" office:value="0.529455317598504" calcext:value-type="float">
            <text:p>000.5295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38.805" calcext:value-type="float">
            <text:p>138.8050</text:p>
          </table:table-cell>
          <table:table-cell office:value-type="float" office:value="140.555" calcext:value-type="float">
            <text:p>140.5550</text:p>
          </table:table-cell>
          <table:table-cell office:value-type="float" office:value="140.979" calcext:value-type="float">
            <text:p>140.9790</text:p>
          </table:table-cell>
          <table:table-cell office:value-type="float" office:value="138.854" calcext:value-type="float">
            <text:p>138.8540</text:p>
          </table:table-cell>
          <table:table-cell office:value-type="float" office:value="140.455" calcext:value-type="float">
            <text:p>140.4550</text:p>
          </table:table-cell>
          <table:table-cell office:value-type="float" office:value="139.406" calcext:value-type="float">
            <text:p>139.4060</text:p>
          </table:table-cell>
          <table:table-cell table:formula="of:=AVERAGE([.B51:.G51])" office:value-type="float" office:value="139.842333333333" calcext:value-type="float">
            <text:p>139.8423</text:p>
          </table:table-cell>
          <table:table-cell table:formula="of:=STDEV([.B51:.G51])/SQRT(5)" office:value-type="float" office:value="0.420405296509611" calcext:value-type="float">
            <text:p>000.4204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48.853" calcext:value-type="float">
            <text:p>148.8530</text:p>
          </table:table-cell>
          <table:table-cell office:value-type="float" office:value="140.731" calcext:value-type="float">
            <text:p>140.7310</text:p>
          </table:table-cell>
          <table:table-cell office:value-type="float" office:value="146.25" calcext:value-type="float">
            <text:p>146.2500</text:p>
          </table:table-cell>
          <table:table-cell office:value-type="float" office:value="141.032" calcext:value-type="float">
            <text:p>141.0320</text:p>
          </table:table-cell>
          <table:table-cell office:value-type="float" office:value="143.067" calcext:value-type="float">
            <text:p>143.0670</text:p>
          </table:table-cell>
          <table:table-cell office:value-type="float" office:value="142.988" calcext:value-type="float">
            <text:p>142.9880</text:p>
          </table:table-cell>
          <table:table-cell table:formula="of:=AVERAGE([.B52:.G52])" office:value-type="float" office:value="143.820166666667" calcext:value-type="float">
            <text:p>143.8202</text:p>
          </table:table-cell>
          <table:table-cell table:formula="of:=STDEV([.B52:.G52])/SQRT(5)" office:value-type="float" office:value="1.41152522943564" calcext:value-type="float">
            <text:p>001.4115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43.888" calcext:value-type="float">
            <text:p>143.8880</text:p>
          </table:table-cell>
          <table:table-cell office:value-type="float" office:value="142.91" calcext:value-type="float">
            <text:p>142.9100</text:p>
          </table:table-cell>
          <table:table-cell office:value-type="float" office:value="142.719" calcext:value-type="float">
            <text:p>142.7190</text:p>
          </table:table-cell>
          <table:table-cell office:value-type="float" office:value="145.025" calcext:value-type="float">
            <text:p>145.0250</text:p>
          </table:table-cell>
          <table:table-cell office:value-type="float" office:value="143.858" calcext:value-type="float">
            <text:p>143.8580</text:p>
          </table:table-cell>
          <table:table-cell office:value-type="float" office:value="147.91" calcext:value-type="float">
            <text:p>147.9100</text:p>
          </table:table-cell>
          <table:table-cell table:formula="of:=AVERAGE([.B53:.G53])" office:value-type="float" office:value="144.385" calcext:value-type="float">
            <text:p>144.3850</text:p>
          </table:table-cell>
          <table:table-cell table:formula="of:=STDEV([.B53:.G53])/SQRT(5)" office:value-type="float" office:value="0.855830450498228" calcext:value-type="float">
            <text:p>000.8558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ixed8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68" calcext:value-type="float">
            <text:p>068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1.9808" calcext:value-type="float">
            <text:p>031.9808</text:p>
          </table:table-cell>
          <table:table-cell office:value-type="float" office:value="31.9358" calcext:value-type="float">
            <text:p>031.9358</text:p>
          </table:table-cell>
          <table:table-cell office:value-type="float" office:value="31.87" calcext:value-type="float">
            <text:p>031.8700</text:p>
          </table:table-cell>
          <table:table-cell office:value-type="float" office:value="31.8809" calcext:value-type="float">
            <text:p>031.8809</text:p>
          </table:table-cell>
          <table:table-cell office:value-type="float" office:value="31.9604" calcext:value-type="float">
            <text:p>031.9604</text:p>
          </table:table-cell>
          <table:table-cell office:value-type="float" office:value="29.7039" calcext:value-type="float">
            <text:p>029.7039</text:p>
          </table:table-cell>
          <table:table-cell table:formula="of:=AVERAGE([.B60:.G60])" office:value-type="float" office:value="31.5553" calcext:value-type="float">
            <text:p>031.5553</text:p>
          </table:table-cell>
          <table:table-cell table:formula="of:=STDEV([.B60:.G60])/SQRT(5)" office:value-type="float" office:value="0.406087178817554" calcext:value-type="float">
            <text:p>000.4061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47.4188" calcext:value-type="float">
            <text:p>047.4188</text:p>
          </table:table-cell>
          <table:table-cell office:value-type="float" office:value="47.4707" calcext:value-type="float">
            <text:p>047.4707</text:p>
          </table:table-cell>
          <table:table-cell office:value-type="float" office:value="47.4485" calcext:value-type="float">
            <text:p>047.4485</text:p>
          </table:table-cell>
          <table:table-cell office:value-type="float" office:value="47.3849" calcext:value-type="float">
            <text:p>047.3849</text:p>
          </table:table-cell>
          <table:table-cell office:value-type="float" office:value="47.3843" calcext:value-type="float">
            <text:p>047.3843</text:p>
          </table:table-cell>
          <table:table-cell office:value-type="float" office:value="47.3829" calcext:value-type="float">
            <text:p>047.3829</text:p>
          </table:table-cell>
          <table:table-cell table:formula="of:=AVERAGE([.B61:.G61])" office:value-type="float" office:value="47.4150166666667" calcext:value-type="float">
            <text:p>047.4150</text:p>
          </table:table-cell>
          <table:table-cell table:formula="of:=STDEV([.B61:.G61])/SQRT(5)" office:value-type="float" office:value="0.0168737527934166" calcext:value-type="float">
            <text:p>000.0169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23.404" calcext:value-type="float">
            <text:p>123.4040</text:p>
          </table:table-cell>
          <table:table-cell office:value-type="float" office:value="122.053" calcext:value-type="float">
            <text:p>122.0530</text:p>
          </table:table-cell>
          <table:table-cell office:value-type="float" office:value="122.6" calcext:value-type="float">
            <text:p>122.6000</text:p>
          </table:table-cell>
          <table:table-cell office:value-type="float" office:value="122.188" calcext:value-type="float">
            <text:p>122.1880</text:p>
          </table:table-cell>
          <table:table-cell office:value-type="float" office:value="122.797" calcext:value-type="float">
            <text:p>122.7970</text:p>
          </table:table-cell>
          <table:table-cell office:value-type="float" office:value="123.293" calcext:value-type="float">
            <text:p>123.2930</text:p>
          </table:table-cell>
          <table:table-cell table:formula="of:=AVERAGE([.B62:.G62])" office:value-type="float" office:value="122.7225" calcext:value-type="float">
            <text:p>122.7225</text:p>
          </table:table-cell>
          <table:table-cell table:formula="of:=STDEV([.B62:.G62])/SQRT(5)" office:value-type="float" office:value="0.248546937217098" calcext:value-type="float">
            <text:p>000.2485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47.955" calcext:value-type="float">
            <text:p>147.9550</text:p>
          </table:table-cell>
          <table:table-cell office:value-type="float" office:value="147.929" calcext:value-type="float">
            <text:p>147.9290</text:p>
          </table:table-cell>
          <table:table-cell office:value-type="float" office:value="147.986" calcext:value-type="float">
            <text:p>147.9860</text:p>
          </table:table-cell>
          <table:table-cell office:value-type="float" office:value="147.97" calcext:value-type="float">
            <text:p>147.9700</text:p>
          </table:table-cell>
          <table:table-cell office:value-type="float" office:value="147.692" calcext:value-type="float">
            <text:p>147.6920</text:p>
          </table:table-cell>
          <table:table-cell office:value-type="float" office:value="147.806" calcext:value-type="float">
            <text:p>147.8060</text:p>
          </table:table-cell>
          <table:table-cell table:formula="of:=AVERAGE([.B63:.G63])" office:value-type="float" office:value="147.889666666667" calcext:value-type="float">
            <text:p>147.8897</text:p>
          </table:table-cell>
          <table:table-cell table:formula="of:=STDEV([.B63:.G63])/SQRT(5)" office:value-type="float" office:value="0.0520082044809579" calcext:value-type="float">
            <text:p>000.0520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49.835" calcext:value-type="float">
            <text:p>149.8350</text:p>
          </table:table-cell>
          <table:table-cell office:value-type="float" office:value="149.563" calcext:value-type="float">
            <text:p>149.5630</text:p>
          </table:table-cell>
          <table:table-cell office:value-type="float" office:value="150.265" calcext:value-type="float">
            <text:p>150.2650</text:p>
          </table:table-cell>
          <table:table-cell office:value-type="float" office:value="149.904" calcext:value-type="float">
            <text:p>149.9040</text:p>
          </table:table-cell>
          <table:table-cell office:value-type="float" office:value="150.502" calcext:value-type="float">
            <text:p>150.5020</text:p>
          </table:table-cell>
          <table:table-cell office:value-type="float" office:value="149.843" calcext:value-type="float">
            <text:p>149.8430</text:p>
          </table:table-cell>
          <table:table-cell table:formula="of:=AVERAGE([.B64:.G64])" office:value-type="float" office:value="149.985333333333" calcext:value-type="float">
            <text:p>149.9853</text:p>
          </table:table-cell>
          <table:table-cell table:formula="of:=STDEV([.B64:.G64])/SQRT(5)" office:value-type="float" office:value="0.151393174659011" calcext:value-type="float">
            <text:p>000.1514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53.208" calcext:value-type="float">
            <text:p>153.2080</text:p>
          </table:table-cell>
          <table:table-cell office:value-type="float" office:value="152.654" calcext:value-type="float">
            <text:p>152.6540</text:p>
          </table:table-cell>
          <table:table-cell office:value-type="float" office:value="152.772" calcext:value-type="float">
            <text:p>152.7720</text:p>
          </table:table-cell>
          <table:table-cell office:value-type="float" office:value="152.95" calcext:value-type="float">
            <text:p>152.9500</text:p>
          </table:table-cell>
          <table:table-cell office:value-type="float" office:value="153.006" calcext:value-type="float">
            <text:p>153.0060</text:p>
          </table:table-cell>
          <table:table-cell office:value-type="float" office:value="152.63" calcext:value-type="float">
            <text:p>152.6300</text:p>
          </table:table-cell>
          <table:table-cell table:formula="of:=AVERAGE([.B65:.G65])" office:value-type="float" office:value="152.87" calcext:value-type="float">
            <text:p>152.8700</text:p>
          </table:table-cell>
          <table:table-cell table:formula="of:=STDEV([.B65:.G65])/SQRT(5)" office:value-type="float" office:value="0.100598210719675" calcext:value-type="float">
            <text:p>000.1006</text:p>
          </table:table-cell>
          <table:table-cell table:number-columns-repeated="14"/>
        </table:table-row>
        <table:table-row table:style-name="ro1" table:number-rows-repeated="4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MKL reference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2.1864" calcext:value-type="float">
            <text:p>052.1864</text:p>
          </table:table-cell>
          <table:table-cell office:value-type="float" office:value="52.2602" calcext:value-type="float">
            <text:p>052.2602</text:p>
          </table:table-cell>
          <table:table-cell office:value-type="float" office:value="51.7871" calcext:value-type="float">
            <text:p>051.7871</text:p>
          </table:table-cell>
          <table:table-cell office:value-type="float" office:value="51.9932" calcext:value-type="float">
            <text:p>051.9932</text:p>
          </table:table-cell>
          <table:table-cell office:value-type="float" office:value="51.7527" calcext:value-type="float">
            <text:p>051.7527</text:p>
          </table:table-cell>
          <table:table-cell office:value-type="float" office:value="51.9045" calcext:value-type="float">
            <text:p>051.9045</text:p>
          </table:table-cell>
          <table:table-cell table:formula="of:=AVERAGE([.B74:.G74])" office:value-type="float" office:value="51.9806833333333" calcext:value-type="float">
            <text:p>051.9807</text:p>
          </table:table-cell>
          <table:table-cell table:formula="of:=STDEV([.B74:.G74])/SQRT(5)" office:value-type="float" office:value="0.0929215558056003" calcext:value-type="float">
            <text:p>000.0929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FP64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N=2048, 80 threads, 640 matric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s = 8</text:p>
          </table:table-cell>
          <table:table-cell/>
          <table:table-cell office:value-type="string" calcext:value-type="string">
            <text:p>bs = 16</text:p>
          </table:table-cell>
          <table:table-cell/>
          <table:table-cell office:value-type="string" calcext:value-type="string">
            <text:p>bs = 32</text:p>
          </table:table-cell>
          <table:table-cell/>
          <table:table-cell office:value-type="string" calcext:value-type="string">
            <text:p>bs = 64</text:p>
          </table:table-cell>
          <table:table-cell/>
          <table:table-cell office:value-type="string" calcext:value-type="string">
            <text:p>bs = 128</text:p>
          </table:table-cell>
          <table:table-cell/>
          <table:table-cell office:value-type="string" calcext:value-type="string">
            <text:p>bs = 256</text:p>
          </table:table-cell>
          <table:table-cell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27.2573" calcext:value-type="float">
            <text:p>027.2573</text:p>
          </table:table-cell>
          <table:table-cell office:value-type="float" office:value="27.1525" calcext:value-type="float">
            <text:p>027.1525</text:p>
          </table:table-cell>
          <table:table-cell office:value-type="float" office:value="27.1712" calcext:value-type="float">
            <text:p>027.1712</text:p>
          </table:table-cell>
          <table:table-cell office:value-type="float" office:value="27.2318" calcext:value-type="float">
            <text:p>027.2318</text:p>
          </table:table-cell>
          <table:table-cell office:value-type="float" office:value="27.2882" calcext:value-type="float">
            <text:p>027.2882</text:p>
          </table:table-cell>
          <table:table-cell office:value-type="float" office:value="27.4551" calcext:value-type="float">
            <text:p>027.4551</text:p>
          </table:table-cell>
          <table:table-cell table:formula="of:=AVERAGE([.B81:.G81])" office:value-type="float" office:value="27.25935" calcext:value-type="float">
            <text:p>027.2594</text:p>
          </table:table-cell>
          <table:table-cell table:formula="of:=STDEV([.B81:.G81])/SQRT(5)" office:value-type="float" office:value="0.0486213677306597" calcext:value-type="float">
            <text:p>000.0486</text:p>
          </table:table-cell>
          <table:table-cell/>
          <table:table-cell office:value-type="string" calcext:value-type="string">
            <text:p>64bit float</text:p>
          </table:table-cell>
          <table:table-cell table:formula="of:=[.H81]/[.$H$74]" office:value-type="float" office:value="0.524413075241732" calcext:value-type="float">
            <text:p>0.52441</text:p>
          </table:table-cell>
          <table:table-cell table:formula="of:=SQRT(([.I81]/[.$H$74])^2+([.H81]/[.$H$74]^2*[.$I$74]^2))" office:value-type="float" office:value="0.00937999007350523" calcext:value-type="float">
            <text:p>0.00938</text:p>
          </table:table-cell>
          <table:table-cell table:formula="of:=[.H82]/[.$H$74]" office:value-type="float" office:value="0.937694483303253" calcext:value-type="float">
            <text:p>0.93769</text:p>
          </table:table-cell>
          <table:table-cell table:formula="of:=SQRT(([.I82]/[.$H$74])^2+([.H82]/[.$H$74]^2*[.$I$74]^2))" office:value-type="float" office:value="0.0124949427278833" calcext:value-type="float">
            <text:p>0.01249</text:p>
          </table:table-cell>
          <table:table-cell table:formula="of:=[.H83]/[.$H$74]" office:value-type="float" office:value="0.960743109379414" calcext:value-type="float">
            <text:p>0.96074</text:p>
          </table:table-cell>
          <table:table-cell table:formula="of:=SQRT(([.I83]/[.$H$74])^2+([.H83]/[.$H$74]^2*[.$I$74]^2))" office:value-type="float" office:value="0.012650732309792" calcext:value-type="float">
            <text:p>0.01265</text:p>
          </table:table-cell>
          <table:table-cell table:formula="of:=[.H84]/[.$H$74]" office:value-type="float" office:value="1.00610547315493" calcext:value-type="float">
            <text:p>1.00611</text:p>
          </table:table-cell>
          <table:table-cell table:formula="of:=SQRT(([.I84]/[.$H$74])^2+([.H84]/[.$H$74]^2*[.$I$74]^2))" office:value-type="float" office:value="0.0130229976685584" calcext:value-type="float">
            <text:p>0.01302</text:p>
          </table:table-cell>
          <table:table-cell table:formula="of:=[.H85]/[.$H$74]" office:value-type="float" office:value="1.02091289681007" calcext:value-type="float">
            <text:p>1.02091</text:p>
          </table:table-cell>
          <table:table-cell table:formula="of:=SQRT(([.I85]/[.$H$74])^2+([.H85]/[.$H$74]^2*[.$I$74]^2))" office:value-type="float" office:value="0.0131804414661778" calcext:value-type="float">
            <text:p>0.01318</text:p>
          </table:table-cell>
          <table:table-cell table:formula="of:=[.H86]/[.$H$74]" office:value-type="float" office:value="0.75820857812245" calcext:value-type="float">
            <text:p>0.75821</text:p>
          </table:table-cell>
          <table:table-cell table:formula="of:=SQRT(([.I86]/[.$H$74])^2+([.H86]/[.$H$74]^2*[.$I$74]^2))" office:value-type="float" office:value="0.0113590100338529" calcext:value-type="float">
            <text:p>0.01136</text:p>
          </table:table-cell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48.7992" calcext:value-type="float">
            <text:p>048.7992</text:p>
          </table:table-cell>
          <table:table-cell office:value-type="float" office:value="48.6425" calcext:value-type="float">
            <text:p>048.6425</text:p>
          </table:table-cell>
          <table:table-cell office:value-type="float" office:value="48.69" calcext:value-type="float">
            <text:p>048.6900</text:p>
          </table:table-cell>
          <table:table-cell office:value-type="float" office:value="48.7146" calcext:value-type="float">
            <text:p>048.7146</text:p>
          </table:table-cell>
          <table:table-cell office:value-type="float" office:value="48.7853" calcext:value-type="float">
            <text:p>048.7853</text:p>
          </table:table-cell>
          <table:table-cell office:value-type="float" office:value="48.8204" calcext:value-type="float">
            <text:p>048.8204</text:p>
          </table:table-cell>
          <table:table-cell table:formula="of:=AVERAGE([.B82:.G82])" office:value-type="float" office:value="48.742" calcext:value-type="float">
            <text:p>048.7420</text:p>
          </table:table-cell>
          <table:table-cell table:formula="of:=STDEV([.B82:.G82])/SQRT(5)" office:value-type="float" office:value="0.0313995541369622" calcext:value-type="float">
            <text:p>000.0314</text:p>
          </table:table-cell>
          <table:table-cell/>
          <table:table-cell office:value-type="string" calcext:value-type="string">
            <text:p>32bit float</text:p>
          </table:table-cell>
          <table:table-cell table:formula="of:=[.H93]/[.$H$74]" office:value-type="float" office:value="0.556170064456636" calcext:value-type="float">
            <text:p>0.55617</text:p>
          </table:table-cell>
          <table:table-cell table:formula="of:=SQRT(([.I93]/[.$H$74])^2+([.H93]/[.$H$74]^2*[.$I$74]^2))" office:value-type="float" office:value="0.00962351726566774" calcext:value-type="float">
            <text:p>0.00962</text:p>
          </table:table-cell>
          <table:table-cell table:formula="of:=[.H94]/[.$H$74]" office:value-type="float" office:value="1.26754714331381" calcext:value-type="float">
            <text:p>1.26755</text:p>
          </table:table-cell>
          <table:table-cell table:formula="of:=SQRT(([.I94]/[.$H$74])^2+([.H94]/[.$H$74]^2*[.$I$74]^2))" office:value-type="float" office:value="0.0151373520997984" calcext:value-type="float">
            <text:p>0.01514</text:p>
          </table:table-cell>
          <table:table-cell table:formula="of:=[.H95]/[.$H$74]" office:value-type="float" office:value="1.87695557420208" calcext:value-type="float">
            <text:p>1.87696</text:p>
          </table:table-cell>
          <table:table-cell table:formula="of:=SQRT(([.I95]/[.$H$74])^2+([.H95]/[.$H$74]^2*[.$I$74]^2))" office:value-type="float" office:value="0.0198539131037394" calcext:value-type="float">
            <text:p>0.01985</text:p>
          </table:table-cell>
          <table:table-cell table:formula="of:=[.H96]/[.$H$74]" office:value-type="float" office:value="1.91107241440009" calcext:value-type="float">
            <text:p>1.91107</text:p>
          </table:table-cell>
          <table:table-cell table:formula="of:=SQRT(([.I96]/[.$H$74])^2+([.H96]/[.$H$74]^2*[.$I$74]^2))" office:value-type="float" office:value="0.0182291050847547" calcext:value-type="float">
            <text:p>0.01823</text:p>
          </table:table-cell>
          <table:table-cell table:formula="of:=[.H97]/[.$H$74]" office:value-type="float" office:value="1.95891358360365" calcext:value-type="float">
            <text:p>1.95891</text:p>
          </table:table-cell>
          <table:table-cell table:formula="of:=SQRT(([.I97]/[.$H$74])^2+([.H97]/[.$H$74]^2*[.$I$74]^2))" office:value-type="float" office:value="0.0185935000014901" calcext:value-type="float">
            <text:p>0.01859</text:p>
          </table:table-cell>
          <table:table-cell table:formula="of:=[.H98]/[.$H$74]" office:value-type="float" office:value="1.22953494583405" calcext:value-type="float">
            <text:p>1.22953</text:p>
          </table:table-cell>
          <table:table-cell table:formula="of:=SQRT(([.I98]/[.$H$74])^2+([.H98]/[.$H$74]^2*[.$I$74]^2))" office:value-type="float" office:value="0.0149934080121682" calcext:value-type="float">
            <text:p>0.01499</text:p>
          </table:table-cell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50.0792" calcext:value-type="float">
            <text:p>050.0792</text:p>
          </table:table-cell>
          <table:table-cell office:value-type="float" office:value="49.8689" calcext:value-type="float">
            <text:p>049.8689</text:p>
          </table:table-cell>
          <table:table-cell office:value-type="float" office:value="49.9372" calcext:value-type="float">
            <text:p>049.9372</text:p>
          </table:table-cell>
          <table:table-cell office:value-type="float" office:value="49.8622" calcext:value-type="float">
            <text:p>049.8622</text:p>
          </table:table-cell>
          <table:table-cell office:value-type="float" office:value="49.9404" calcext:value-type="float">
            <text:p>049.9404</text:p>
          </table:table-cell>
          <table:table-cell office:value-type="float" office:value="49.9526" calcext:value-type="float">
            <text:p>049.9526</text:p>
          </table:table-cell>
          <table:table-cell table:formula="of:=AVERAGE([.B83:.G83])" office:value-type="float" office:value="49.9400833333333" calcext:value-type="float">
            <text:p>049.9401</text:p>
          </table:table-cell>
          <table:table-cell table:formula="of:=STDEV([.B83:.G83])/SQRT(5)" office:value-type="float" office:value="0.0350150872244143" calcext:value-type="float">
            <text:p>000.0350</text:p>
          </table:table-cell>
          <table:table-cell/>
          <table:table-cell office:value-type="string" calcext:value-type="string">
            <text:p>16bit float</text:p>
          </table:table-cell>
          <table:table-cell table:formula="of:=[.H105]/[.$H$74]" office:value-type="float" office:value="0.552779381828057" calcext:value-type="float">
            <text:p>0.55278</text:p>
          </table:table-cell>
          <table:table-cell table:formula="of:=SQRT(([.I105]/[.$H$74])^2+([.H105]/[.$H$74]^2*[.$I$74]^2))" office:value-type="float" office:value="0.00993205788702445" calcext:value-type="float">
            <text:p>0.00993</text:p>
          </table:table-cell>
          <table:table-cell table:formula="of:=[.H106]/[.$H$74]" office:value-type="float" office:value="1.17233741636717" calcext:value-type="float">
            <text:p>1.17234</text:p>
          </table:table-cell>
          <table:table-cell table:formula="of:=SQRT(([.I106]/[.$H$74])^2+([.H106]/[.$H$74]^2*[.$I$74]^2))" office:value-type="float" office:value="0.0141319762139554" calcext:value-type="float">
            <text:p>0.01413</text:p>
          </table:table-cell>
          <table:table-cell table:formula="of:=[.H107]/[.$H$74]" office:value-type="float" office:value="2.61409927598105" calcext:value-type="float">
            <text:p>2.61410</text:p>
          </table:table-cell>
          <table:table-cell table:formula="of:=SQRT(([.I107]/[.$H$74])^2+([.H107]/[.$H$74]^2*[.$I$74]^2))" office:value-type="float" office:value="0.0221042309469993" calcext:value-type="float">
            <text:p>0.02210</text:p>
          </table:table-cell>
          <table:table-cell table:formula="of:=[.H108]/[.$H$74]" office:value-type="float" office:value="2.9649315242425" calcext:value-type="float">
            <text:p>2.96493</text:p>
          </table:table-cell>
          <table:table-cell table:formula="of:=SQRT(([.I108]/[.$H$74])^2+([.H108]/[.$H$74]^2*[.$I$74]^2))" office:value-type="float" office:value="0.0229652093793202" calcext:value-type="float">
            <text:p>0.02297</text:p>
          </table:table-cell>
          <table:table-cell table:formula="of:=[.H109]/[.$H$74]" office:value-type="float" office:value="3.27939769933767" calcext:value-type="float">
            <text:p>3.27940</text:p>
          </table:table-cell>
          <table:table-cell table:formula="of:=SQRT(([.I109]/[.$H$74])^2+([.H109]/[.$H$74]^2*[.$I$74]^2))" office:value-type="float" office:value="0.0284584296154719" calcext:value-type="float">
            <text:p>0.02846</text:p>
          </table:table-cell>
          <table:table-cell table:formula="of:=[.H110]/[.$H$74]" office:value-type="float" office:value="1.92734063711488" calcext:value-type="float">
            <text:p>1.92734</text:p>
          </table:table-cell>
          <table:table-cell table:formula="of:=SQRT(([.I110]/[.$H$74])^2+([.H110]/[.$H$74]^2*[.$I$74]^2))" office:value-type="float" office:value="0.0191970597583233" calcext:value-type="float">
            <text:p>0.01920</text:p>
          </table:table-cell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52.577" calcext:value-type="float">
            <text:p>052.5770</text:p>
          </table:table-cell>
          <table:table-cell office:value-type="float" office:value="52.1687" calcext:value-type="float">
            <text:p>052.1687</text:p>
          </table:table-cell>
          <table:table-cell office:value-type="float" office:value="52.0752" calcext:value-type="float">
            <text:p>052.0752</text:p>
          </table:table-cell>
          <table:table-cell office:value-type="float" office:value="52.2329" calcext:value-type="float">
            <text:p>052.2329</text:p>
          </table:table-cell>
          <table:table-cell office:value-type="float" office:value="52.4352" calcext:value-type="float">
            <text:p>052.4352</text:p>
          </table:table-cell>
          <table:table-cell office:value-type="float" office:value="52.2993" calcext:value-type="float">
            <text:p>052.2993</text:p>
          </table:table-cell>
          <table:table-cell table:formula="of:=AVERAGE([.B84:.G84])" office:value-type="float" office:value="52.29805" calcext:value-type="float">
            <text:p>052.2981</text:p>
          </table:table-cell>
          <table:table-cell table:formula="of:=STDEV([.B84:.G84])/SQRT(5)" office:value-type="float" office:value="0.0817955634493701" calcext:value-type="float">
            <text:p>000.0818</text:p>
          </table:table-cell>
          <table:table-cell/>
          <table:table-cell office:value-type="string" calcext:value-type="string">
            <text:p>16bit fixed</text:p>
          </table:table-cell>
          <table:table-cell table:formula="of:=[.H117]/[.$H$74]" office:value-type="float" office:value="0.717082082735221" calcext:value-type="float">
            <text:p>0.71708</text:p>
          </table:table-cell>
          <table:table-cell table:formula="of:=SQRT(([.I117]/[.$H$74])^2+([.H117]/[.$H$74]^2*[.$I$74]^2))" office:value-type="float" office:value="0.0112972554902724" calcext:value-type="float">
            <text:p>0.01130</text:p>
          </table:table-cell>
          <table:table-cell table:formula="of:=[.H118]/[.$H$74]" office:value-type="float" office:value="1.06851840154724" calcext:value-type="float">
            <text:p>1.06852</text:p>
          </table:table-cell>
          <table:table-cell table:formula="of:=SQRT(([.I118]/[.$H$74])^2+([.H118]/[.$H$74]^2*[.$I$74]^2))" office:value-type="float" office:value="0.0141019879911906" calcext:value-type="float">
            <text:p>0.01410</text:p>
          </table:table-cell>
          <table:table-cell table:formula="of:=[.H119]/[.$H$74]" office:value-type="float" office:value="2.81265380312751" calcext:value-type="float">
            <text:p>2.81265</text:p>
          </table:table-cell>
          <table:table-cell table:formula="of:=SQRT(([.I119]/[.$H$74])^2+([.H119]/[.$H$74]^2*[.$I$74]^2))" office:value-type="float" office:value="0.0252118789414404" calcext:value-type="float">
            <text:p>0.02521</text:p>
          </table:table-cell>
          <table:table-cell table:formula="of:=[.H120]/[.$H$74]" office:value-type="float" office:value="3.6285466299821" calcext:value-type="float">
            <text:p>3.62855</text:p>
          </table:table-cell>
          <table:table-cell table:formula="of:=SQRT(([.I120]/[.$H$74])^2+([.H120]/[.$H$74]^2*[.$I$74]^2))" office:value-type="float" office:value="0.0297113305060298" calcext:value-type="float">
            <text:p>0.02971</text:p>
          </table:table-cell>
          <table:table-cell table:formula="of:=[.H121]/[.$H$74]" office:value-type="float" office:value="3.76741873022703" calcext:value-type="float">
            <text:p>3.76742</text:p>
          </table:table-cell>
          <table:table-cell table:formula="of:=SQRT(([.I121]/[.$H$74])^2+([.H121]/[.$H$74]^2*[.$I$74]^2))" office:value-type="float" office:value="0.0398333079251558" calcext:value-type="float">
            <text:p>0.03983</text:p>
          </table:table-cell>
          <table:table-cell table:formula="of:=[.H122]/[.$H$74]" office:value-type="float" office:value="3.5861783271414" calcext:value-type="float">
            <text:p>3.58618</text:p>
          </table:table-cell>
          <table:table-cell table:formula="of:=SQRT(([.I122]/[.$H$74])^2+([.H122]/[.$H$74]^2*[.$I$74]^2))" office:value-type="float" office:value="0.0320685776994867" calcext:value-type="float">
            <text:p>0.03207</text:p>
          </table:table-cell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53.4022" calcext:value-type="float">
            <text:p>053.4022</text:p>
          </table:table-cell>
          <table:table-cell office:value-type="float" office:value="53.0695" calcext:value-type="float">
            <text:p>053.0695</text:p>
          </table:table-cell>
          <table:table-cell office:value-type="float" office:value="52.9671" calcext:value-type="float">
            <text:p>052.9671</text:p>
          </table:table-cell>
          <table:table-cell office:value-type="float" office:value="52.9133" calcext:value-type="float">
            <text:p>052.9133</text:p>
          </table:table-cell>
          <table:table-cell office:value-type="float" office:value="53.2828" calcext:value-type="float">
            <text:p>053.2828</text:p>
          </table:table-cell>
          <table:table-cell office:value-type="float" office:value="52.7716" calcext:value-type="float">
            <text:p>052.7716</text:p>
          </table:table-cell>
          <table:table-cell table:formula="of:=AVERAGE([.B85:.G85])" office:value-type="float" office:value="53.06775" calcext:value-type="float">
            <text:p>053.0678</text:p>
          </table:table-cell>
          <table:table-cell table:formula="of:=STDEV([.B85:.G85])/SQRT(5)" office:value-type="float" office:value="0.105791571497922" calcext:value-type="float">
            <text:p>000.1058</text:p>
          </table:table-cell>
          <table:table-cell/>
          <table:table-cell office:value-type="string" calcext:value-type="string">
            <text:p>8bit fixed</text:p>
          </table:table-cell>
          <table:table-cell table:formula="of:=[.H129]/[.$H$74]" office:value-type="float" office:value="0.613304108801956" calcext:value-type="float">
            <text:p>0.61330</text:p>
          </table:table-cell>
          <table:table-cell table:formula="of:=SQRT(([.I129]/[.$H$74])^2+([.H129]/[.$H$74]^2*[.$I$74]^2))" office:value-type="float" office:value="0.0122753076727426" calcext:value-type="float">
            <text:p>0.01228</text:p>
          </table:table-cell>
          <table:table-cell table:formula="of:=[.H130]/[.$H$74]" office:value-type="float" office:value="0.845147283878851" calcext:value-type="float">
            <text:p>0.84515</text:p>
          </table:table-cell>
          <table:table-cell table:formula="of:=SQRT(([.I130]/[.$H$74])^2+([.H130]/[.$H$74]^2*[.$I$74]^2))" office:value-type="float" office:value="0.0123661170347864" calcext:value-type="float">
            <text:p>0.01237</text:p>
          </table:table-cell>
          <table:table-cell table:formula="of:=[.H131]/[.$H$74]" office:value-type="float" office:value="3.00876511498983" calcext:value-type="float">
            <text:p>3.00877</text:p>
          </table:table-cell>
          <table:table-cell table:formula="of:=SQRT(([.I131]/[.$H$74])^2+([.H131]/[.$H$74]^2*[.$I$74]^2))" office:value-type="float" office:value="0.0280719402135229" calcext:value-type="float">
            <text:p>0.02807</text:p>
          </table:table-cell>
          <table:table-cell table:formula="of:=[.H132]/[.$H$74]" office:value-type="float" office:value="4.2610187566471" calcext:value-type="float">
            <text:p>4.26102</text:p>
          </table:table-cell>
          <table:table-cell table:formula="of:=SQRT(([.I132]/[.$H$74])^2+([.H132]/[.$H$74]^2*[.$I$74]^2))" office:value-type="float" office:value="0.0307949320522895" calcext:value-type="float">
            <text:p>0.03079</text:p>
          </table:table-cell>
          <table:table-cell table:formula="of:=[.H133]/[.$H$74]" office:value-type="float" office:value="4.81637569853673" calcext:value-type="float">
            <text:p>4.81638</text:p>
          </table:table-cell>
          <table:table-cell table:formula="of:=SQRT(([.I133]/[.$H$74])^2+([.H133]/[.$H$74]^2*[.$I$74]^2))" office:value-type="float" office:value="0.0292275037888991" calcext:value-type="float">
            <text:p>0.02923</text:p>
          </table:table-cell>
          <table:table-cell table:formula="of:=[.H134]/[.$H$74]" office:value-type="float" office:value="4.9862561124469" calcext:value-type="float">
            <text:p>4.98626</text:p>
          </table:table-cell>
          <table:table-cell table:formula="of:=SQRT(([.I134]/[.$H$74])^2+([.H134]/[.$H$74]^2*[.$I$74]^2))" office:value-type="float" office:value="0.0345600856958439" calcext:value-type="float">
            <text:p>0.03456</text:p>
          </table:table-cell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39.2565" calcext:value-type="float">
            <text:p>039.2565</text:p>
          </table:table-cell>
          <table:table-cell office:value-type="float" office:value="39.7484" calcext:value-type="float">
            <text:p>039.7484</text:p>
          </table:table-cell>
          <table:table-cell office:value-type="float" office:value="39.1966" calcext:value-type="float">
            <text:p>039.1966</text:p>
          </table:table-cell>
          <table:table-cell office:value-type="float" office:value="39.3631" calcext:value-type="float">
            <text:p>039.3631</text:p>
          </table:table-cell>
          <table:table-cell office:value-type="float" office:value="39.5505" calcext:value-type="float">
            <text:p>039.5505</text:p>
          </table:table-cell>
          <table:table-cell office:value-type="float" office:value="39.3581" calcext:value-type="float">
            <text:p>039.3581</text:p>
          </table:table-cell>
          <table:table-cell table:formula="of:=AVERAGE([.B86:.G86])" office:value-type="float" office:value="39.4122" calcext:value-type="float">
            <text:p>039.4122</text:p>
          </table:table-cell>
          <table:table-cell table:formula="of:=STDEV([.B86:.G86])/SQRT(5)" office:value-type="float" office:value="0.0912624347691859" calcext:value-type="float">
            <text:p>000.0913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FP32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122" calcext:value-type="float">
            <text:p>5122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28.8609" calcext:value-type="float">
            <text:p>028.8609</text:p>
          </table:table-cell>
          <table:table-cell office:value-type="float" office:value="28.9412" calcext:value-type="float">
            <text:p>028.9412</text:p>
          </table:table-cell>
          <table:table-cell office:value-type="float" office:value="28.8304" calcext:value-type="float">
            <text:p>028.8304</text:p>
          </table:table-cell>
          <table:table-cell office:value-type="float" office:value="28.9541" calcext:value-type="float">
            <text:p>028.9541</text:p>
          </table:table-cell>
          <table:table-cell office:value-type="float" office:value="28.9034" calcext:value-type="float">
            <text:p>028.9034</text:p>
          </table:table-cell>
          <table:table-cell office:value-type="float" office:value="28.9706" calcext:value-type="float">
            <text:p>028.9706</text:p>
          </table:table-cell>
          <table:table-cell table:formula="of:=AVERAGE([.B93:.G93])" office:value-type="float" office:value="28.9101" calcext:value-type="float">
            <text:p>028.9101</text:p>
          </table:table-cell>
          <table:table-cell table:formula="of:=STDEV([.B93:.G93])/SQRT(5)" office:value-type="float" office:value="0.0248040964358711" calcext:value-type="float">
            <text:p>000.0248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66.0184" calcext:value-type="float">
            <text:p>066.0184</text:p>
          </table:table-cell>
          <table:table-cell office:value-type="float" office:value="65.367" calcext:value-type="float">
            <text:p>065.3670</text:p>
          </table:table-cell>
          <table:table-cell office:value-type="float" office:value="66.5405" calcext:value-type="float">
            <text:p>066.5405</text:p>
          </table:table-cell>
          <table:table-cell office:value-type="float" office:value="66.3722" calcext:value-type="float">
            <text:p>066.3722</text:p>
          </table:table-cell>
          <table:table-cell office:value-type="float" office:value="65.6344" calcext:value-type="float">
            <text:p>065.6344</text:p>
          </table:table-cell>
          <table:table-cell office:value-type="float" office:value="65.3953" calcext:value-type="float">
            <text:p>065.3953</text:p>
          </table:table-cell>
          <table:table-cell table:formula="of:=AVERAGE([.B94:.G94])" office:value-type="float" office:value="65.8879666666667" calcext:value-type="float">
            <text:p>065.8880</text:p>
          </table:table-cell>
          <table:table-cell table:formula="of:=STDEV([.B94:.G94])/SQRT(5)" office:value-type="float" office:value="0.224117584614266" calcext:value-type="float">
            <text:p>000.2241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98.199" calcext:value-type="float">
            <text:p>098.1990</text:p>
          </table:table-cell>
          <table:table-cell office:value-type="float" office:value="98.2165" calcext:value-type="float">
            <text:p>098.2165</text:p>
          </table:table-cell>
          <table:table-cell office:value-type="float" office:value="98.9703" calcext:value-type="float">
            <text:p>098.9703</text:p>
          </table:table-cell>
          <table:table-cell office:value-type="float" office:value="96.9928" calcext:value-type="float">
            <text:p>096.9928</text:p>
          </table:table-cell>
          <table:table-cell office:value-type="float" office:value="96.8222" calcext:value-type="float">
            <text:p>096.8222</text:p>
          </table:table-cell>
          <table:table-cell office:value-type="float" office:value="96.1918" calcext:value-type="float">
            <text:p>096.1918</text:p>
          </table:table-cell>
          <table:table-cell table:formula="of:=AVERAGE([.B95:.G95])" office:value-type="float" office:value="97.5654333333333" calcext:value-type="float">
            <text:p>097.5654</text:p>
          </table:table-cell>
          <table:table-cell table:formula="of:=STDEV([.B95:.G95])/SQRT(5)" office:value-type="float" office:value="0.471852440211273" calcext:value-type="float">
            <text:p>000.4719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99.9146" calcext:value-type="float">
            <text:p>099.9146</text:p>
          </table:table-cell>
          <table:table-cell office:value-type="float" office:value="99.2834" calcext:value-type="float">
            <text:p>099.2834</text:p>
          </table:table-cell>
          <table:table-cell office:value-type="float" office:value="99.8371" calcext:value-type="float">
            <text:p>099.8371</text:p>
          </table:table-cell>
          <table:table-cell office:value-type="float" office:value="99.0708" calcext:value-type="float">
            <text:p>099.0708</text:p>
          </table:table-cell>
          <table:table-cell office:value-type="float" office:value="98.7803" calcext:value-type="float">
            <text:p>098.7803</text:p>
          </table:table-cell>
          <table:table-cell office:value-type="float" office:value="99.1469" calcext:value-type="float">
            <text:p>099.1469</text:p>
          </table:table-cell>
          <table:table-cell table:formula="of:=AVERAGE([.B96:.G96])" office:value-type="float" office:value="99.33885" calcext:value-type="float">
            <text:p>099.3389</text:p>
          </table:table-cell>
          <table:table-cell table:formula="of:=STDEV([.B96:.G96])/SQRT(5)" office:value-type="float" office:value="0.200348649608627" calcext:value-type="float">
            <text:p>000.2003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02.332" calcext:value-type="float">
            <text:p>102.3320</text:p>
          </table:table-cell>
          <table:table-cell office:value-type="float" office:value="101.469" calcext:value-type="float">
            <text:p>101.4690</text:p>
          </table:table-cell>
          <table:table-cell office:value-type="float" office:value="102.304" calcext:value-type="float">
            <text:p>102.3040</text:p>
          </table:table-cell>
          <table:table-cell office:value-type="float" office:value="102.113" calcext:value-type="float">
            <text:p>102.1130</text:p>
          </table:table-cell>
          <table:table-cell office:value-type="float" office:value="101.728" calcext:value-type="float">
            <text:p>101.7280</text:p>
          </table:table-cell>
          <table:table-cell office:value-type="float" office:value="101.008" calcext:value-type="float">
            <text:p>101.0080</text:p>
          </table:table-cell>
          <table:table-cell table:formula="of:=AVERAGE([.B97:.G97])" office:value-type="float" office:value="101.825666666667" calcext:value-type="float">
            <text:p>101.8257</text:p>
          </table:table-cell>
          <table:table-cell table:formula="of:=STDEV([.B97:.G97])/SQRT(5)" office:value-type="float" office:value="0.234355740986505" calcext:value-type="float">
            <text:p>000.2344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64.6913" calcext:value-type="float">
            <text:p>064.6913</text:p>
          </table:table-cell>
          <table:table-cell office:value-type="float" office:value="63.1726" calcext:value-type="float">
            <text:p>063.1726</text:p>
          </table:table-cell>
          <table:table-cell office:value-type="float" office:value="63.5316" calcext:value-type="float">
            <text:p>063.5316</text:p>
          </table:table-cell>
          <table:table-cell office:value-type="float" office:value="63.8423" calcext:value-type="float">
            <text:p>063.8423</text:p>
          </table:table-cell>
          <table:table-cell office:value-type="float" office:value="64.091" calcext:value-type="float">
            <text:p>064.0910</text:p>
          </table:table-cell>
          <table:table-cell office:value-type="float" office:value="64.1436" calcext:value-type="float">
            <text:p>064.1436</text:p>
          </table:table-cell>
          <table:table-cell table:formula="of:=AVERAGE([.B98:.G98])" office:value-type="float" office:value="63.9120666666667" calcext:value-type="float">
            <text:p>063.9121</text:p>
          </table:table-cell>
          <table:table-cell table:formula="of:=STDEV([.B98:.G98])/SQRT(5)" office:value-type="float" office:value="0.235733971530056" calcext:value-type="float">
            <text:p>000.2357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BFLOAT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561" calcext:value-type="float">
            <text:p>2561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29.1537" calcext:value-type="float">
            <text:p>029.1537</text:p>
          </table:table-cell>
          <table:table-cell office:value-type="float" office:value="28.8906" calcext:value-type="float">
            <text:p>028.8906</text:p>
          </table:table-cell>
          <table:table-cell office:value-type="float" office:value="28.8866" calcext:value-type="float">
            <text:p>028.8866</text:p>
          </table:table-cell>
          <table:table-cell office:value-type="float" office:value="28.3161" calcext:value-type="float">
            <text:p>028.3161</text:p>
          </table:table-cell>
          <table:table-cell office:value-type="float" office:value="28.4951" calcext:value-type="float">
            <text:p>028.4951</text:p>
          </table:table-cell>
          <table:table-cell office:value-type="float" office:value="28.661" calcext:value-type="float">
            <text:p>028.6610</text:p>
          </table:table-cell>
          <table:table-cell table:formula="of:=AVERAGE([.B105:.G105])" office:value-type="float" office:value="28.73385" calcext:value-type="float">
            <text:p>028.7339</text:p>
          </table:table-cell>
          <table:table-cell table:formula="of:=STDEV([.B105:.G105])/SQRT(5)" office:value-type="float" office:value="0.135794093391429" calcext:value-type="float">
            <text:p>000.1358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61.0851" calcext:value-type="float">
            <text:p>061.0851</text:p>
          </table:table-cell>
          <table:table-cell office:value-type="float" office:value="61.0807" calcext:value-type="float">
            <text:p>061.0807</text:p>
          </table:table-cell>
          <table:table-cell office:value-type="float" office:value="60.6775" calcext:value-type="float">
            <text:p>060.6775</text:p>
          </table:table-cell>
          <table:table-cell office:value-type="float" office:value="60.8706" calcext:value-type="float">
            <text:p>060.8706</text:p>
          </table:table-cell>
          <table:table-cell office:value-type="float" office:value="60.6274" calcext:value-type="float">
            <text:p>060.6274</text:p>
          </table:table-cell>
          <table:table-cell office:value-type="float" office:value="61.2921" calcext:value-type="float">
            <text:p>061.2921</text:p>
          </table:table-cell>
          <table:table-cell table:formula="of:=AVERAGE([.B106:.G106])" office:value-type="float" office:value="60.9389" calcext:value-type="float">
            <text:p>060.9389</text:p>
          </table:table-cell>
          <table:table-cell table:formula="of:=STDEV([.B106:.G106])/SQRT(5)" office:value-type="float" office:value="0.115975690556253" calcext:value-type="float">
            <text:p>000.1160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36.686" calcext:value-type="float">
            <text:p>136.6860</text:p>
          </table:table-cell>
          <table:table-cell office:value-type="float" office:value="135.603" calcext:value-type="float">
            <text:p>135.6030</text:p>
          </table:table-cell>
          <table:table-cell office:value-type="float" office:value="135.588" calcext:value-type="float">
            <text:p>135.5880</text:p>
          </table:table-cell>
          <table:table-cell office:value-type="float" office:value="134.452" calcext:value-type="float">
            <text:p>134.4520</text:p>
          </table:table-cell>
          <table:table-cell office:value-type="float" office:value="136.7" calcext:value-type="float">
            <text:p>136.7000</text:p>
          </table:table-cell>
          <table:table-cell office:value-type="float" office:value="136.267" calcext:value-type="float">
            <text:p>136.2670</text:p>
          </table:table-cell>
          <table:table-cell table:formula="of:=AVERAGE([.B107:.G107])" office:value-type="float" office:value="135.882666666667" calcext:value-type="float">
            <text:p>135.8827</text:p>
          </table:table-cell>
          <table:table-cell table:formula="of:=STDEV([.B107:.G107])/SQRT(5)" office:value-type="float" office:value="0.383298282455496" calcext:value-type="float">
            <text:p>000.3833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53.068" calcext:value-type="float">
            <text:p>153.0680</text:p>
          </table:table-cell>
          <table:table-cell office:value-type="float" office:value="153.549" calcext:value-type="float">
            <text:p>153.5490</text:p>
          </table:table-cell>
          <table:table-cell office:value-type="float" office:value="154.779" calcext:value-type="float">
            <text:p>154.7790</text:p>
          </table:table-cell>
          <table:table-cell office:value-type="float" office:value="154.758" calcext:value-type="float">
            <text:p>154.7580</text:p>
          </table:table-cell>
          <table:table-cell office:value-type="float" office:value="154.407" calcext:value-type="float">
            <text:p>154.4070</text:p>
          </table:table-cell>
          <table:table-cell office:value-type="float" office:value="154.154" calcext:value-type="float">
            <text:p>154.1540</text:p>
          </table:table-cell>
          <table:table-cell table:formula="of:=AVERAGE([.B108:.G108])" office:value-type="float" office:value="154.119166666667" calcext:value-type="float">
            <text:p>154.1192</text:p>
          </table:table-cell>
          <table:table-cell table:formula="of:=STDEV([.B108:.G108])/SQRT(5)" office:value-type="float" office:value="0.307088966479313" calcext:value-type="float">
            <text:p>000.3071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72.715" calcext:value-type="float">
            <text:p>172.7150</text:p>
          </table:table-cell>
          <table:table-cell office:value-type="float" office:value="170.163" calcext:value-type="float">
            <text:p>170.1630</text:p>
          </table:table-cell>
          <table:table-cell office:value-type="float" office:value="168.396" calcext:value-type="float">
            <text:p>168.3960</text:p>
          </table:table-cell>
          <table:table-cell office:value-type="float" office:value="172.796" calcext:value-type="float">
            <text:p>172.7960</text:p>
          </table:table-cell>
          <table:table-cell office:value-type="float" office:value="168.811" calcext:value-type="float">
            <text:p>168.8110</text:p>
          </table:table-cell>
          <table:table-cell office:value-type="float" office:value="169.911" calcext:value-type="float">
            <text:p>169.9110</text:p>
          </table:table-cell>
          <table:table-cell table:formula="of:=AVERAGE([.B109:.G109])" office:value-type="float" office:value="170.465333333333" calcext:value-type="float">
            <text:p>170.4653</text:p>
          </table:table-cell>
          <table:table-cell table:formula="of:=STDEV([.B109:.G109])/SQRT(5)" office:value-type="float" office:value="0.846419691012286" calcext:value-type="float">
            <text:p>000.8464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99.6857" calcext:value-type="float">
            <text:p>099.6857</text:p>
          </table:table-cell>
          <table:table-cell office:value-type="float" office:value="100.884" calcext:value-type="float">
            <text:p>100.8840</text:p>
          </table:table-cell>
          <table:table-cell office:value-type="float" office:value="99.1918" calcext:value-type="float">
            <text:p>099.1918</text:p>
          </table:table-cell>
          <table:table-cell office:value-type="float" office:value="100.723" calcext:value-type="float">
            <text:p>100.7230</text:p>
          </table:table-cell>
          <table:table-cell office:value-type="float" office:value="99.5294" calcext:value-type="float">
            <text:p>099.5294</text:p>
          </table:table-cell>
          <table:table-cell office:value-type="float" office:value="101.093" calcext:value-type="float">
            <text:p>101.0930</text:p>
          </table:table-cell>
          <table:table-cell table:formula="of:=AVERAGE([.B110:.G110])" office:value-type="float" office:value="100.184483333333" calcext:value-type="float">
            <text:p>100.1845</text:p>
          </table:table-cell>
          <table:table-cell table:formula="of:=STDEV([.B110:.G110])/SQRT(5)" office:value-type="float" office:value="0.361555831834219" calcext:value-type="float">
            <text:p>000.3616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Fixed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721" calcext:value-type="float">
            <text:p>2721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7.7864" calcext:value-type="float">
            <text:p>037.7864</text:p>
          </table:table-cell>
          <table:table-cell office:value-type="float" office:value="37.1276" calcext:value-type="float">
            <text:p>037.1276</text:p>
          </table:table-cell>
          <table:table-cell office:value-type="float" office:value="37.6119" calcext:value-type="float">
            <text:p>037.6119</text:p>
          </table:table-cell>
          <table:table-cell office:value-type="float" office:value="36.9507" calcext:value-type="float">
            <text:p>036.9507</text:p>
          </table:table-cell>
          <table:table-cell office:value-type="float" office:value="37.1074" calcext:value-type="float">
            <text:p>037.1074</text:p>
          </table:table-cell>
          <table:table-cell office:value-type="float" office:value="37.0625" calcext:value-type="float">
            <text:p>037.0625</text:p>
          </table:table-cell>
          <table:table-cell table:formula="of:=AVERAGE([.B117:.G117])" office:value-type="float" office:value="37.2744166666667" calcext:value-type="float">
            <text:p>037.2744</text:p>
          </table:table-cell>
          <table:table-cell table:formula="of:=STDEV([.B117:.G117])/SQRT(5)" office:value-type="float" office:value="0.151680293820039" calcext:value-type="float">
            <text:p>000.1517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4.9663" calcext:value-type="float">
            <text:p>054.9663</text:p>
          </table:table-cell>
          <table:table-cell office:value-type="float" office:value="55.4991" calcext:value-type="float">
            <text:p>055.4991</text:p>
          </table:table-cell>
          <table:table-cell office:value-type="float" office:value="55.7944" calcext:value-type="float">
            <text:p>055.7944</text:p>
          </table:table-cell>
          <table:table-cell office:value-type="float" office:value="56.2799" calcext:value-type="float">
            <text:p>056.2799</text:p>
          </table:table-cell>
          <table:table-cell office:value-type="float" office:value="54.8912" calcext:value-type="float">
            <text:p>054.8912</text:p>
          </table:table-cell>
          <table:table-cell office:value-type="float" office:value="55.823" calcext:value-type="float">
            <text:p>055.8230</text:p>
          </table:table-cell>
          <table:table-cell table:formula="of:=AVERAGE([.B118:.G118])" office:value-type="float" office:value="55.5423166666667" calcext:value-type="float">
            <text:p>055.5423</text:p>
          </table:table-cell>
          <table:table-cell table:formula="of:=STDEV([.B118:.G118])/SQRT(5)" office:value-type="float" office:value="0.240330947514742" calcext:value-type="float">
            <text:p>000.2403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44.659" calcext:value-type="float">
            <text:p>144.6590</text:p>
          </table:table-cell>
          <table:table-cell office:value-type="float" office:value="147.709" calcext:value-type="float">
            <text:p>147.7090</text:p>
          </table:table-cell>
          <table:table-cell office:value-type="float" office:value="144.702" calcext:value-type="float">
            <text:p>144.7020</text:p>
          </table:table-cell>
          <table:table-cell office:value-type="float" office:value="145.243" calcext:value-type="float">
            <text:p>145.2430</text:p>
          </table:table-cell>
          <table:table-cell office:value-type="float" office:value="147.912" calcext:value-type="float">
            <text:p>147.9120</text:p>
          </table:table-cell>
          <table:table-cell office:value-type="float" office:value="146.997" calcext:value-type="float">
            <text:p>146.9970</text:p>
          </table:table-cell>
          <table:table-cell table:formula="of:=AVERAGE([.B119:.G119])" office:value-type="float" office:value="146.203666666667" calcext:value-type="float">
            <text:p>146.2037</text:p>
          </table:table-cell>
          <table:table-cell table:formula="of:=STDEV([.B119:.G119])/SQRT(5)" office:value-type="float" office:value="0.674616552815996" calcext:value-type="float">
            <text:p>000.6746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88.043" calcext:value-type="float">
            <text:p>188.0430</text:p>
          </table:table-cell>
          <table:table-cell office:value-type="float" office:value="190.473" calcext:value-type="float">
            <text:p>190.4730</text:p>
          </table:table-cell>
          <table:table-cell office:value-type="float" office:value="186.855" calcext:value-type="float">
            <text:p>186.8550</text:p>
          </table:table-cell>
          <table:table-cell office:value-type="float" office:value="190.724" calcext:value-type="float">
            <text:p>190.7240</text:p>
          </table:table-cell>
          <table:table-cell office:value-type="float" office:value="186.028" calcext:value-type="float">
            <text:p>186.0280</text:p>
          </table:table-cell>
          <table:table-cell office:value-type="float" office:value="189.563" calcext:value-type="float">
            <text:p>189.5630</text:p>
          </table:table-cell>
          <table:table-cell table:formula="of:=AVERAGE([.B120:.G120])" office:value-type="float" office:value="188.614333333333" calcext:value-type="float">
            <text:p>188.6143</text:p>
          </table:table-cell>
          <table:table-cell table:formula="of:=STDEV([.B120:.G120])/SQRT(5)" office:value-type="float" office:value="0.869852845792514" calcext:value-type="float">
            <text:p>000.8699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99.603" calcext:value-type="float">
            <text:p>199.6030</text:p>
          </table:table-cell>
          <table:table-cell office:value-type="float" office:value="194.804" calcext:value-type="float">
            <text:p>194.8040</text:p>
          </table:table-cell>
          <table:table-cell office:value-type="float" office:value="189.183" calcext:value-type="float">
            <text:p>189.1830</text:p>
          </table:table-cell>
          <table:table-cell office:value-type="float" office:value="196.979" calcext:value-type="float">
            <text:p>196.9790</text:p>
          </table:table-cell>
          <table:table-cell office:value-type="float" office:value="196.838" calcext:value-type="float">
            <text:p>196.8380</text:p>
          </table:table-cell>
          <table:table-cell office:value-type="float" office:value="197.591" calcext:value-type="float">
            <text:p>197.5910</text:p>
          </table:table-cell>
          <table:table-cell table:formula="of:=AVERAGE([.B121:.G121])" office:value-type="float" office:value="195.833" calcext:value-type="float">
            <text:p>195.8330</text:p>
          </table:table-cell>
          <table:table-cell table:formula="of:=STDEV([.B121:.G121])/SQRT(5)" office:value-type="float" office:value="1.61131183822375" calcext:value-type="float">
            <text:p>001.6113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86.912" calcext:value-type="float">
            <text:p>186.9120</text:p>
          </table:table-cell>
          <table:table-cell office:value-type="float" office:value="186.974" calcext:value-type="float">
            <text:p>186.9740</text:p>
          </table:table-cell>
          <table:table-cell office:value-type="float" office:value="185.09" calcext:value-type="float">
            <text:p>185.0900</text:p>
          </table:table-cell>
          <table:table-cell office:value-type="float" office:value="190.455" calcext:value-type="float">
            <text:p>190.4550</text:p>
          </table:table-cell>
          <table:table-cell office:value-type="float" office:value="185.827" calcext:value-type="float">
            <text:p>185.8270</text:p>
          </table:table-cell>
          <table:table-cell office:value-type="float" office:value="183.214" calcext:value-type="float">
            <text:p>183.2140</text:p>
          </table:table-cell>
          <table:table-cell table:formula="of:=AVERAGE([.B122:.G122])" office:value-type="float" office:value="186.412" calcext:value-type="float">
            <text:p>186.4120</text:p>
          </table:table-cell>
          <table:table-cell table:formula="of:=STDEV([.B122:.G122])/SQRT(5)" office:value-type="float" office:value="1.08127343442813" calcext:value-type="float">
            <text:p>001.0813</text:p>
          </table:table-cell>
          <table:table-cell table:number-columns-repeated="14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table:number-columns-repeated="7"/>
          <table:table-cell table:style-name="ce3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#N=2048, 80 threads, 640 matrices, Fixed8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441" calcext:value-type="float">
            <text:p>1441.0000</text:p>
          </table:table-cell>
          <table:table-cell table:number-columns-repeated="5"/>
          <table:table-cell table:style-name="ce3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2.2658" calcext:value-type="float">
            <text:p>032.2658</text:p>
          </table:table-cell>
          <table:table-cell office:value-type="float" office:value="32.1876" calcext:value-type="float">
            <text:p>032.1876</text:p>
          </table:table-cell>
          <table:table-cell office:value-type="float" office:value="31.4253" calcext:value-type="float">
            <text:p>031.4253</text:p>
          </table:table-cell>
          <table:table-cell office:value-type="float" office:value="30.4331" calcext:value-type="float">
            <text:p>030.4331</text:p>
          </table:table-cell>
          <table:table-cell office:value-type="float" office:value="32.3753" calcext:value-type="float">
            <text:p>032.3753</text:p>
          </table:table-cell>
          <table:table-cell office:value-type="float" office:value="32.5927" calcext:value-type="float">
            <text:p>032.5927</text:p>
          </table:table-cell>
          <table:table-cell table:formula="of:=AVERAGE([.B129:.G129])" office:value-type="float" office:value="31.8799666666667" calcext:value-type="float">
            <text:p>031.8800</text:p>
          </table:table-cell>
          <table:table-cell table:formula="of:=STDEV([.B129:.G129])/SQRT(5)" office:value-type="float" office:value="0.363152556005508" calcext:value-type="float">
            <text:p>000.3632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44.1511" calcext:value-type="float">
            <text:p>044.1511</text:p>
          </table:table-cell>
          <table:table-cell office:value-type="float" office:value="43.2848" calcext:value-type="float">
            <text:p>043.2848</text:p>
          </table:table-cell>
          <table:table-cell office:value-type="float" office:value="44.1311" calcext:value-type="float">
            <text:p>044.1311</text:p>
          </table:table-cell>
          <table:table-cell office:value-type="float" office:value="44.3134" calcext:value-type="float">
            <text:p>044.3134</text:p>
          </table:table-cell>
          <table:table-cell office:value-type="float" office:value="43.5517" calcext:value-type="float">
            <text:p>043.5517</text:p>
          </table:table-cell>
          <table:table-cell office:value-type="float" office:value="44.1559" calcext:value-type="float">
            <text:p>044.1559</text:p>
          </table:table-cell>
          <table:table-cell table:formula="of:=AVERAGE([.B130:.G130])" office:value-type="float" office:value="43.9313333333333" calcext:value-type="float">
            <text:p>043.9313</text:p>
          </table:table-cell>
          <table:table-cell table:formula="of:=STDEV([.B130:.G130])/SQRT(5)" office:value-type="float" office:value="0.184036523911244" calcext:value-type="float">
            <text:p>000.1840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57.493" calcext:value-type="float">
            <text:p>157.4930</text:p>
          </table:table-cell>
          <table:table-cell office:value-type="float" office:value="154.736" calcext:value-type="float">
            <text:p>154.7360</text:p>
          </table:table-cell>
          <table:table-cell office:value-type="float" office:value="158.649" calcext:value-type="float">
            <text:p>158.6490</text:p>
          </table:table-cell>
          <table:table-cell office:value-type="float" office:value="158.343" calcext:value-type="float">
            <text:p>158.3430</text:p>
          </table:table-cell>
          <table:table-cell office:value-type="float" office:value="154.398" calcext:value-type="float">
            <text:p>154.3980</text:p>
          </table:table-cell>
          <table:table-cell office:value-type="float" office:value="154.767" calcext:value-type="float">
            <text:p>154.7670</text:p>
          </table:table-cell>
          <table:table-cell table:formula="of:=AVERAGE([.B131:.G131])" office:value-type="float" office:value="156.397666666667" calcext:value-type="float">
            <text:p>156.3977</text:p>
          </table:table-cell>
          <table:table-cell table:formula="of:=STDEV([.B131:.G131])/SQRT(5)" office:value-type="float" office:value="0.882529440490987" calcext:value-type="float">
            <text:p>000.8825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221.377" calcext:value-type="float">
            <text:p>221.3770</text:p>
          </table:table-cell>
          <table:table-cell office:value-type="float" office:value="222.067" calcext:value-type="float">
            <text:p>222.0670</text:p>
          </table:table-cell>
          <table:table-cell office:value-type="float" office:value="218.922" calcext:value-type="float">
            <text:p>218.9220</text:p>
          </table:table-cell>
          <table:table-cell office:value-type="float" office:value="223.709" calcext:value-type="float">
            <text:p>223.7090</text:p>
          </table:table-cell>
          <table:table-cell office:value-type="float" office:value="219.955" calcext:value-type="float">
            <text:p>219.9550</text:p>
          </table:table-cell>
          <table:table-cell office:value-type="float" office:value="222.914" calcext:value-type="float">
            <text:p>222.9140</text:p>
          </table:table-cell>
          <table:table-cell table:formula="of:=AVERAGE([.B132:.G132])" office:value-type="float" office:value="221.490666666667" calcext:value-type="float">
            <text:p>221.4907</text:p>
          </table:table-cell>
          <table:table-cell table:formula="of:=STDEV([.B132:.G132])/SQRT(5)" office:value-type="float" office:value="0.806183138829715" calcext:value-type="float">
            <text:p>000.8062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250.931" calcext:value-type="float">
            <text:p>250.9310</text:p>
          </table:table-cell>
          <table:table-cell office:value-type="float" office:value="249.738" calcext:value-type="float">
            <text:p>249.7380</text:p>
          </table:table-cell>
          <table:table-cell office:value-type="float" office:value="251.837" calcext:value-type="float">
            <text:p>251.8370</text:p>
          </table:table-cell>
          <table:table-cell office:value-type="float" office:value="249.651" calcext:value-type="float">
            <text:p>249.6510</text:p>
          </table:table-cell>
          <table:table-cell office:value-type="float" office:value="250.02" calcext:value-type="float">
            <text:p>250.0200</text:p>
          </table:table-cell>
          <table:table-cell office:value-type="float" office:value="249.974" calcext:value-type="float">
            <text:p>249.9740</text:p>
          </table:table-cell>
          <table:table-cell table:formula="of:=AVERAGE([.B133:.G133])" office:value-type="float" office:value="250.3585" calcext:value-type="float">
            <text:p>250.3585</text:p>
          </table:table-cell>
          <table:table-cell table:formula="of:=STDEV([.B133:.G133])/SQRT(5)" office:value-type="float" office:value="0.382712294027771" calcext:value-type="float">
            <text:p>000.3827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257.691" calcext:value-type="float">
            <text:p>257.6910</text:p>
          </table:table-cell>
          <table:table-cell office:value-type="float" office:value="258.037" calcext:value-type="float">
            <text:p>258.0370</text:p>
          </table:table-cell>
          <table:table-cell office:value-type="float" office:value="257.087" calcext:value-type="float">
            <text:p>257.0870</text:p>
          </table:table-cell>
          <table:table-cell office:value-type="float" office:value="258.474" calcext:value-type="float">
            <text:p>258.4740</text:p>
          </table:table-cell>
          <table:table-cell office:value-type="float" office:value="261.12" calcext:value-type="float">
            <text:p>261.1200</text:p>
          </table:table-cell>
          <table:table-cell office:value-type="float" office:value="262.725" calcext:value-type="float">
            <text:p>262.7250</text:p>
          </table:table-cell>
          <table:table-cell table:formula="of:=AVERAGE([.B134:.G134])" office:value-type="float" office:value="259.189" calcext:value-type="float">
            <text:p>259.1890</text:p>
          </table:table-cell>
          <table:table-cell table:formula="of:=STDEV([.B134:.G134])/SQRT(5)" office:value-type="float" office:value="0.994641523364078" calcext:value-type="float">
            <text:p>000.9946</text:p>
          </table:table-cell>
          <table:table-cell/>
          <table:table-cell table:style-name="Default" table:number-columns-repeated="13"/>
        </table:table-row>
        <table:table-row table:style-name="ro1" table:number-rows-repeated="4">
          <table:table-cell table:style-name="Default"/>
          <table:table-cell table:style-name="ce2" table:number-columns-repeated="8"/>
          <table:table-cell/>
          <table:table-cell table:style-name="Default" table:number-columns-repeated="13"/>
        </table:table-row>
        <table:table-row table:style-name="ro1">
          <table:table-cell table:style-name="Default"/>
          <table:table-cell table:style-name="ce2" table:number-columns-repeated="8"/>
          <table:table-cell/>
          <table:table-cell table:style-name="Default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0" loext:min-decimal-places="0" number:min-integer-digits="3"/>
    </number:number-style>
    <number:number-style style:name="N123">
      <number:number number:decimal-places="4" loext:min-decimal-places="4" number:min-integer-digits="3"/>
    </number:number-style>
    <number:number-style style:name="N124">
      <number:number number:decimal-places="5" loext:min-decimal-places="5" number:min-integer-digits="3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3" loext:min-decimal-places="3" number:min-integer-digits="3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09:44:46.7288131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21:44:21.980278526</meta:creation-date>
    <dc:date>2019-01-14T10:12:43.834730541</dc:date>
    <meta:editing-duration>P7DT16H29M9S</meta:editing-duration>
    <meta:editing-cycles>280</meta:editing-cycles>
    <meta:generator>LibreOffice/6.1.3.2$Linux_X86_64 LibreOffice_project/10$Build-2</meta:generator>
    <meta:document-statistic meta:table-count="4" meta:cell-count="3460" meta:object-count="0"/>
  </office:meta>
</office:document-meta>
</file>